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543in"/>
    </style:style>
    <style:style style:name="co9" style:family="table-column">
      <style:table-column-properties fo:break-before="auto" style:column-width="0.7425in"/>
    </style:style>
    <style:style style:name="co10" style:family="table-column">
      <style:table-column-properties fo:break-before="auto" style:column-width="0.8846in"/>
    </style:style>
    <style:style style:name="co11" style:family="table-column">
      <style:table-column-properties fo:break-before="auto" style:column-width="1.0701in"/>
    </style:style>
    <style:style style:name="co6" style:family="table-column">
      <style:table-column-properties fo:break-before="auto" style:column-width="0.2839in"/>
    </style:style>
    <style:style style:name="co7" style:family="table-column">
      <style:table-column-properties fo:break-before="auto" style:column-width="0.7862in"/>
    </style:style>
    <style:style style:name="co8" style:family="table-column">
      <style:table-column-properties fo:break-before="auto" style:column-width="0.95in"/>
    </style:style>
    <style:style style:name="co12" style:family="table-column">
      <style:table-column-properties fo:break-before="auto" style:column-width="1.2563in"/>
    </style:style>
    <style:style style:name="co13" style:family="table-column">
      <style:table-column-properties fo:break-before="auto" style:column-width="1.2665in"/>
    </style:style>
    <style:style style:name="co14" style:family="table-column">
      <style:table-column-properties fo:break-before="auto" style:column-width="0.961in"/>
    </style:style>
    <style:style style:name="co15" style:family="table-column">
      <style:table-column-properties fo:break-before="auto" style:column-width="1.365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color="#cc3300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ext-properties fo:color="#cc3300" fo:font-weight="bold" style:font-weight-asian="bold" style:font-weight-complex="bold"/>
    </style:style>
    <style:style style:name="ce8" style:family="table-cell" style:parent-style-name="Default">
      <style:table-cell-properties fo:background-color="#666666"/>
      <style:text-properties fo:color="#ffff00" fo:font-weight="bold" style:font-weight-asian="bold" style:font-weight-complex="bold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10" style:family="table-cell" style:parent-style-name="Default">
      <style:table-cell-properties fo:background-color="#000000"/>
      <style:text-properties fo:color="#ffff66" style:font-name="Droid Sans Mono" fo:font-weight="bold" style:font-weight-asian="bold" style:font-weight-complex="bold"/>
    </style:style>
    <style:style style:name="ce11" style:family="table-cell" style:parent-style-name="Default">
      <style:text-properties style:font-name="Droid Sans Mono" fo:font-weight="bold" style:font-weight-asian="bold" style:font-weight-complex="bold"/>
    </style:style>
    <style:style style:name="ce12" style:family="table-cell" style:parent-style-name="Default">
      <style:text-properties fo:color="#ff3333" style:font-name="Droid Sans Mono" fo:font-weight="bold" style:font-weight-asian="bold" style:font-weight-complex="bold"/>
    </style:style>
    <style:style style:name="ce13" style:family="table-cell" style:parent-style-name="Default">
      <style:text-properties fo:color="#ff3333" style:font-name="Droid Sans Mono"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ext-properties fo:color="#cc0000" style:font-name="Droid Sans Mono" fo:font-weight="bold" style:font-weight-asian="bold" style:font-weight-complex="bold"/>
    </style:style>
    <style:style style:name="ce15" style:family="table-cell" style:parent-style-name="Default">
      <style:text-properties fo:color="#ff0000" style:font-name="Droid Sans Mono" fo:font-weight="bold" style:font-weight-asian="bold" style:font-weight-complex="bold"/>
    </style:style>
    <style:style style:name="ce16" style:family="table-cell" style:parent-style-name="Default">
      <style:table-cell-properties fo:background-color="#000000"/>
      <style:text-properties fo:color="#ffff66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color="#ffff66" style:font-name="Arial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3333" style:font-name="Arial"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3333" style:font-name="Arial" fo:font-size="10pt" fo:font-style="italic" style:font-size-asian="10pt" style:font-style-asian="italic" style:font-size-complex="10pt" style:font-style-complex="italic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fo:color="#cc0000" style:font-name="Arial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 style:font-name="Arial" fo:font-size="10pt" style:font-size-asian="10pt" style:font-size-complex="10pt"/>
    </style:style>
    <style:style style:name="ce26" style:family="table-cell" style:parent-style-name="Default">
      <style:table-cell-properties fo:background-color="#000000"/>
      <style:text-properties fo:color="#ffff66" style:font-name="Arial" fo:font-weight="bold" style:font-weight-asian="bold" style:font-weight-complex="bold"/>
    </style:style>
    <style:style style:name="ce27" style:family="table-cell" style:parent-style-name="Default">
      <style:text-properties style:font-name="Arial"/>
    </style:style>
    <style:style style:name="ce29" style:family="table-cell" style:parent-style-name="Default" style:data-style-name="N99">
      <style:table-cell-properties style:text-align-source="fix" style:repeat-content="false"/>
      <style:paragraph-properties fo:text-align="start" fo:margin-left="0in"/>
      <style:text-properties style:font-name="Arial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fo:color="#ff3333" style:font-name="Arial"/>
    </style:style>
    <style:style style:name="ce35" style:family="table-cell" style:parent-style-name="Default">
      <style:text-properties fo:color="#ff6666" style:font-name="Arial"/>
    </style:style>
    <style:style style:name="ce36" style:family="table-cell" style:parent-style-name="Default">
      <style:text-properties fo:color="#ff0000" style:font-name="Arial"/>
    </style:style>
    <style:style style:name="ce37" style:family="table-cell" style:parent-style-name="Default">
      <style:text-properties fo:color="#ff6600" style:font-name="Arial"/>
    </style:style>
    <style:style style:name="ce38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ext-properties fo:color="#006600" style:font-name="Arial" fo:font-weight="bold" style:font-weight-asian="bold" style:font-weight-complex="bold"/>
    </style:style>
    <style:style style:name="ce40" style:family="table-cell" style:parent-style-name="Default">
      <style:table-cell-properties fo:wrap-option="wrap"/>
      <style:text-properties fo:color="#0066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000000"/>
      <style:text-properties fo:color="#7e0021" fo:font-weight="bold" style:font-weight-asian="bold" style:font-weight-complex="bold"/>
    </style:style>
    <style:style style:name="ce42" style:family="table-cell" style:parent-style-name="Default">
      <style:text-properties fo:color="#7e0021" fo:font-weight="bold" style:font-weight-asian="bold" style:font-weight-complex="bold"/>
    </style:style>
    <style:style style:name="ce43" style:family="table-cell" style:parent-style-name="Default">
      <style:text-properties fo:color="#cc33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ext-properties fo:color="#0000ff" fo:font-weight="bold" style:font-weight-asian="bold" style:font-weight-complex="bold"/>
    </style:style>
    <style:style style:name="ce45" style:family="table-cell" style:parent-style-name="Default">
      <style:table-cell-properties fo:background-color="#000000"/>
      <style:text-properties fo:color="#ffff66"/>
    </style:style>
  </office:automatic-styles>
  <office:body>
    <office:spreadsheet>
      <table:table table:name="pronoun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>
            <text:p>maj</text:p>
          </table:table-cell>
          <table:table-cell office:value-type="string">
            <text:p>English</text:p>
          </table:table-cell>
          <table:table-cell office:value-type="string">
            <text:p>Spanish</text:p>
          </table:table-cell>
          <table:table-cell office:value-type="string">
            <text:p>Romanian</text:p>
          </table:table-cell>
          <table:table-cell office:value-type="string">
            <text:p>latin</text:p>
          </table:table-cell>
          <table:table-cell table:style-name="ce2" office:value-type="string">
            <text:p>Italian</text:p>
          </table:table-cell>
          <table:table-cell office:value-type="string">
            <text:p>Franch</text:p>
          </table:table-cell>
          <table:table-cell office:value-type="string">
            <text:p>Polish</text:p>
          </table:table-cell>
          <table:table-cell office:value-type="string">
            <text:p>German</text:p>
          </table:table-cell>
        </table:table-row>
        <table:table-row table:style-name="ro1">
          <table:table-cell office:value-type="string">
            <text:p>yo</text:p>
          </table:table-cell>
          <table:table-cell office:value-type="string">
            <text:p>I</text:p>
          </table:table-cell>
          <table:table-cell office:value-type="string">
            <text:p>yo</text:p>
          </table:table-cell>
          <table:table-cell office:value-type="string">
            <text:p>eu</text:p>
          </table:table-cell>
          <table:table-cell office:value-type="string">
            <text:p>ego</text:p>
          </table:table-cell>
          <table:table-cell table:style-name="ce3" office:value-type="string">
            <text:p>io</text:p>
          </table:table-cell>
          <table:table-cell office:value-type="string">
            <text:p>Je</text:p>
          </table:table-cell>
          <table:table-cell office:value-type="string">
            <text:p>ja</text:p>
          </table:table-cell>
          <table:table-cell office:value-type="string">
            <text:p>ich</text:p>
          </table:table-cell>
        </table:table-row>
        <table:table-row table:style-name="ro1">
          <table:table-cell office:value-type="string">
            <text:p>tu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tu</text:p>
          </table:table-cell>
          <table:table-cell office:value-type="string">
            <text:p>vos</text:p>
          </table:table-cell>
          <table:table-cell table:style-name="ce3"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</table:table-row>
        <table:table-row table:style-name="ro1">
          <table:table-cell office:value-type="string">
            <text:p>zy</text:p>
          </table:table-cell>
          <table:table-cell office:value-type="string">
            <text:p>he</text:p>
          </table:table-cell>
          <table:table-cell office:value-type="string">
            <text:p>lo</text:p>
          </table:table-cell>
          <table:table-cell office:value-type="string">
            <text:p>el</text:p>
          </table:table-cell>
          <table:table-cell office:value-type="string">
            <text:p>quod</text:p>
          </table:table-cell>
          <table:table-cell table:style-name="ce3" office:value-type="string">
            <text:p>esso</text:p>
          </table:table-cell>
          <table:table-cell office:value-type="string">
            <text:p>elle</text:p>
          </table:table-cell>
          <table:table-cell office:value-type="string">
            <text:p>to</text:p>
          </table:table-cell>
          <table:table-cell office:value-type="string">
            <text:p>es</text:p>
          </table:table-cell>
        </table:table-row>
        <table:table-row table:style-name="ro1">
          <table:table-cell office:value-type="string">
            <text:p>yt</text:p>
          </table:table-cell>
          <table:table-cell office:value-type="string">
            <text:p>it</text:p>
          </table:table-cell>
          <table:table-cell office:value-type="string">
            <text:p>eso</text:p>
          </table:table-cell>
          <table:table-cell office:value-type="string">
            <text:p>el</text:p>
          </table:table-cell>
          <table:table-cell office:value-type="string">
            <text:p>illud</text:p>
          </table:table-cell>
          <table:table-cell office:value-type="string">
            <text:p>esso</text:p>
          </table:table-cell>
          <table:table-cell office:value-type="string">
            <text:p>il</text:p>
          </table:table-cell>
          <table:table-cell office:value-type="string">
            <text:p>ono</text:p>
          </table:table-cell>
          <table:table-cell office:value-type="string">
            <text:p>es</text:p>
          </table:table-cell>
        </table:table-row>
        <table:table-row table:style-name="ro1">
          <table:table-cell office:value-type="string">
            <text:p>ne</text:p>
          </table:table-cell>
          <table:table-cell office:value-type="string">
            <text:p>we</text:p>
          </table:table-cell>
          <table:table-cell office:value-type="string">
            <text:p>nosotro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table:style-name="ce3"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</table:table-row>
        <table:table-row table:style-name="ro1">
          <table:table-cell office:value-type="string">
            <text:p>ve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voi</text:p>
          </table:table-cell>
          <table:table-cell office:value-type="string">
            <text:p>vos</text:p>
          </table:table-cell>
          <table:table-cell table:style-name="ce3"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</table:table-row>
        <table:table-row table:style-name="ro1">
          <table:table-cell office:value-type="string">
            <text:p>se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ei</text:p>
          </table:table-cell>
          <table:table-cell office:value-type="string">
            <text:p>quod</text:p>
          </table:table-cell>
          <table:table-cell table:style-name="ce3" office:value-type="string">
            <text:p>essi</text:p>
          </table:table-cell>
          <table:table-cell office:value-type="string">
            <text:p>ils</text:p>
          </table:table-cell>
          <table:table-cell office:value-type="string">
            <text:p>oni</text:p>
          </table:table-cell>
          <table:table-cell office:value-type="string">
            <text:p>sie</text:p>
          </table:table-cell>
        </table:table-row>
        <table:table-row table:style-name="ro1">
          <table:table-cell table:style-name="ce1" office:value-type="string">
            <text:p>Posesive</text:p>
          </table:table-cell>
          <table:table-cell table:number-columns-repeated="4"/>
          <table:table-cell table:style-name="ce3"/>
          <table:table-cell table:number-columns-repeated="3"/>
        </table:table-row>
        <table:table-row table:style-name="ro1">
          <table:table-cell office:value-type="string">
            <text:p>mya</text:p>
          </table:table-cell>
          <table:table-cell office:value-type="string">
            <text:p>mine</text:p>
          </table:table-cell>
          <table:table-cell office:value-type="string">
            <text:p>la mia</text:p>
          </table:table-cell>
          <table:table-cell office:value-type="string">
            <text:p>a mea</text:p>
          </table:table-cell>
          <table:table-cell office:value-type="string">
            <text:p>mea</text:p>
          </table:table-cell>
          <table:table-cell office:value-type="string">
            <text:p>miniera</text:p>
          </table:table-cell>
          <table:table-cell office:value-type="string">
            <text:p>le mien</text:p>
          </table:table-cell>
          <table:table-cell office:value-type="string">
            <text:p>mój</text:p>
          </table:table-cell>
          <table:table-cell office:value-type="string">
            <text:p>meins</text:p>
          </table:table-cell>
        </table:table-row>
        <table:table-row table:style-name="ro1">
          <table:table-cell office:value-type="string">
            <text:p>tya</text:p>
          </table:table-cell>
          <table:table-cell office:value-type="string">
            <text:p>yours</text:p>
          </table:table-cell>
          <table:table-cell office:value-type="string">
            <text:p>a ti</text:p>
          </table:table-cell>
          <table:table-cell office:value-type="string">
            <text:p>a ta</text:p>
          </table:table-cell>
          <table:table-cell office:value-type="string">
            <text:p>tua</text:p>
          </table:table-cell>
          <table:table-cell office:value-type="string">
            <text:p>a te</text:p>
          </table:table-cell>
          <table:table-cell office:value-type="string">
            <text:p>à toi</text:p>
          </table:table-cell>
          <table:table-cell office:value-type="string">
            <text:p>do ciebie</text:p>
          </table:table-cell>
          <table:table-cell office:value-type="string">
            <text:p>zu dir</text:p>
          </table:table-cell>
        </table:table-row>
        <table:table-row table:style-name="ro1">
          <table:table-cell office:value-type="string">
            <text:p>zea</text:p>
          </table:table-cell>
          <table:table-cell office:value-type="string">
            <text:p>his</text:p>
          </table:table-cell>
          <table:table-cell office:value-type="string">
            <text:p>la suya</text:p>
          </table:table-cell>
          <table:table-cell office:value-type="string">
            <text:p>a lui</text:p>
          </table:table-cell>
          <table:table-cell office:value-type="string">
            <text:p>autem</text:p>
          </table:table-cell>
          <table:table-cell office:value-type="string">
            <text:p>loro</text:p>
          </table:table-cell>
          <table:table-cell office:value-type="string">
            <text:p>leur</text:p>
          </table:table-cell>
          <table:table-cell office:value-type="string">
            <text:p>ich</text:p>
          </table:table-cell>
          <table:table-cell office:value-type="string">
            <text:p>ihre</text:p>
          </table:table-cell>
        </table:table-row>
        <table:table-row table:style-name="ro1">
          <table:table-cell office:value-type="string">
            <text:p>nos</text:p>
          </table:table-cell>
          <table:table-cell office:value-type="string">
            <text:p>ours</text:p>
          </table:table-cell>
          <table:table-cell office:value-type="string">
            <text:p>la nuestra</text:p>
          </table:table-cell>
          <table:table-cell office:value-type="string">
            <text:p>a nostru</text:p>
          </table:table-cell>
          <table:table-cell office:value-type="string">
            <text:p>nostrorum</text:p>
          </table:table-cell>
          <table:table-cell office:value-type="string">
            <text:p>del nostro</text:p>
          </table:table-cell>
          <table:table-cell office:value-type="string">
            <text:p>la nôtre</text:p>
          </table:table-cell>
          <table:table-cell office:value-type="string">
            <text:p>nasz</text:p>
          </table:table-cell>
          <table:table-cell office:value-type="string">
            <text:p>unsere</text:p>
          </table:table-cell>
        </table:table-row>
        <table:table-row table:style-name="ro1">
          <table:table-cell office:value-type="string">
            <text:p>vos</text:p>
          </table:table-cell>
          <table:table-cell office:value-type="string">
            <text:p>yours</text:p>
          </table:table-cell>
          <table:table-cell office:value-type="string">
            <text:p>el tuyo</text:p>
          </table:table-cell>
          <table:table-cell office:value-type="string">
            <text:p>a vostru</text:p>
          </table:table-cell>
          <table:table-cell office:value-type="string">
            <text:p>tuorum</text:p>
          </table:table-cell>
          <table:table-cell office:value-type="string">
            <text:p>del</text:p>
          </table:table-cell>
          <table:table-cell office:value-type="string">
            <text:p>le vôtre</text:p>
          </table:table-cell>
          <table:table-cell office:value-type="string">
            <text:p>twoje</text:p>
          </table:table-cell>
          <table:table-cell office:value-type="string">
            <text:p>deins</text:p>
          </table:table-cell>
        </table:table-row>
        <table:table-row table:style-name="ro1">
          <table:table-cell office:value-type="string">
            <text:p>zos</text:p>
          </table:table-cell>
          <table:table-cell office:value-type="string">
            <text:p>theirs</text:p>
          </table:table-cell>
          <table:table-cell office:value-type="string">
            <text:p>a el</text:p>
          </table:table-cell>
          <table:table-cell office:value-type="string">
            <text:p>a lor</text:p>
          </table:table-cell>
          <table:table-cell office:value-type="string">
            <text:p>Istorum</text:p>
          </table:table-cell>
          <table:table-cell office:value-type="string">
            <text:p>loro</text:p>
          </table:table-cell>
          <table:table-cell office:value-type="string">
            <text:p>leur</text:p>
          </table:table-cell>
          <table:table-cell office:value-type="string">
            <text:p>ich</text:p>
          </table:table-cell>
          <table:table-cell office:value-type="string">
            <text:p>ihre</text:p>
          </table:table-cell>
        </table:table-row>
        <table:table-row table:style-name="ro1">
          <table:table-cell table:style-name="ce1" office:value-type="string">
            <text:p>Reflexiv</text:p>
          </table:table-cell>
          <table:table-cell table:number-columns-repeated="8"/>
        </table:table-row>
        <table:table-row table:style-name="ro1">
          <table:table-cell office:value-type="string">
            <text:p>my'go</text:p>
          </table:table-cell>
          <table:table-cell office:value-type="string">
            <text:p>myself</text:p>
          </table:table-cell>
          <table:table-cell office:value-type="string">
            <text:p>yo mismo</text:p>
          </table:table-cell>
          <table:table-cell office:value-type="string">
            <text:p>eu insumi</text:p>
          </table:table-cell>
          <table:table-cell office:value-type="string">
            <text:p>ego ipse</text:p>
          </table:table-cell>
          <table:table-cell office:value-type="string">
            <text:p>me stessa</text:p>
          </table:table-cell>
          <table:table-cell office:value-type="string">
            <text:p>moi même</text:p>
          </table:table-cell>
          <table:table-cell office:value-type="string">
            <text:p>ja</text:p>
          </table:table-cell>
          <table:table-cell office:value-type="string">
            <text:p>mich</text:p>
          </table:table-cell>
        </table:table-row>
        <table:table-row table:style-name="ro1">
          <table:table-cell office:value-type="string">
            <text:p>ty'go</text:p>
          </table:table-cell>
          <table:table-cell office:value-type="string">
            <text:p>yourself</text:p>
          </table:table-cell>
          <table:table-cell office:value-type="string">
            <text:p>tu mismo</text:p>
          </table:table-cell>
          <table:table-cell office:value-type="string">
            <text:p>tu insuti</text:p>
          </table:table-cell>
          <table:table-cell office:value-type="string">
            <text:p>te ipsum</text:p>
          </table:table-cell>
          <table:table-cell office:value-type="string">
            <text:p>te stesso</text:p>
          </table:table-cell>
          <table:table-cell office:value-type="string">
            <text:p>toi même</text:p>
          </table:table-cell>
          <table:table-cell office:value-type="string">
            <text:p>siebie</text:p>
          </table:table-cell>
          <table:table-cell office:value-type="string">
            <text:p>sich</text:p>
          </table:table-cell>
        </table:table-row>
        <table:table-row table:style-name="ro1">
          <table:table-cell office:value-type="string">
            <text:p>zy'go</text:p>
          </table:table-cell>
          <table:table-cell office:value-type="string">
            <text:p>himself</text:p>
          </table:table-cell>
          <table:table-cell office:value-type="string">
            <text:p>el mismo</text:p>
          </table:table-cell>
          <table:table-cell office:value-type="string">
            <text:p>el insesi</text:p>
          </table:table-cell>
          <table:table-cell office:value-type="string">
            <text:p>se</text:p>
          </table:table-cell>
          <table:table-cell office:value-type="string">
            <text:p>lui stesso</text:p>
          </table:table-cell>
          <table:table-cell office:value-type="string">
            <text:p>lui-même</text:p>
          </table:table-cell>
          <table:table-cell office:value-type="string">
            <text:p>sobie</text:p>
          </table:table-cell>
          <table:table-cell office:value-type="string">
            <text:p>sich selbst</text:p>
          </table:table-cell>
        </table:table-row>
        <table:table-row table:style-name="ro1">
          <table:table-cell office:value-type="string">
            <text:p>us'go</text:p>
          </table:table-cell>
          <table:table-cell office:value-type="string">
            <text:p>ourselves</text:p>
          </table:table-cell>
          <table:table-cell office:value-type="string">
            <text:p>nosotros mismos</text:p>
          </table:table-cell>
          <table:table-cell office:value-type="string">
            <text:p>noi insine</text:p>
          </table:table-cell>
          <table:table-cell/>
          <table:table-cell office:value-type="string">
            <text:p>noi stessi</text:p>
          </table:table-cell>
          <table:table-cell office:value-type="string">
            <text:p>nous-mêmes</text:p>
          </table:table-cell>
          <table:table-cell office:value-type="string">
            <text:p>my sami</text:p>
          </table:table-cell>
          <table:table-cell office:value-type="string">
            <text:p>uns selbst</text:p>
          </table:table-cell>
        </table:table-row>
      </table:table>
      <table:table table:name="dict" table:style-name="ta1" table:print="false">
        <table:table-column table:style-name="co1" table:default-cell-style-name="ce8"/>
        <table:table-column table:style-name="co6" table:default-cell-style-name="ce9"/>
        <table:table-column table:style-name="co1" table:default-cell-style-name="ce11"/>
        <table:table-column table:style-name="co1" table:default-cell-style-name="Default"/>
        <table:table-column table:style-name="co7" table:default-cell-style-name="ce20"/>
        <table:table-column table:style-name="co8" table:default-cell-style-name="ce27"/>
        <table:table-column table:style-name="co1" table:default-cell-style-name="ce39"/>
        <table:table-column table:style-name="co12" table:default-cell-style-name="ce42"/>
        <table:table-column table:style-name="co1" table:default-cell-style-name="Default"/>
        <table:table-column table:style-name="co13" table:default-cell-style-name="ce28"/>
        <table:table-column table:style-name="co14" table:default-cell-style-name="Default"/>
        <table:table-column table:style-name="co15" table:default-cell-style-name="ce44"/>
        <table:table-column table:style-name="co1" table:default-cell-style-name="ce8"/>
        <table:table-column table:style-name="co1" table:number-columns-repeated="1009" table:default-cell-style-name="Default"/>
        <table:table-row table:style-name="ro1">
          <table:table-cell office:value-type="string">
            <text:p>original</text:p>
          </table:table-cell>
          <table:table-cell office:value-type="string">
            <text:p>CD</text:p>
          </table:table-cell>
          <table:table-cell table:style-name="ce10" office:value-type="string">
            <text:p>New Maj</text:p>
          </table:table-cell>
          <table:table-cell table:style-name="ce16" office:value-type="string">
            <text:p>noun</text:p>
          </table:table-cell>
          <table:table-cell table:style-name="ce18" office:value-type="string">
            <text:p>Onld Maj</text:p>
          </table:table-cell>
          <table:table-cell table:style-name="ce26" office:value-type="string">
            <text:p>English</text:p>
          </table:table-cell>
          <table:table-cell table:style-name="ce26" office:value-type="string">
            <text:p>Spanish</text:p>
          </table:table-cell>
          <table:table-cell table:style-name="ce41" office:value-type="string">
            <text:p>Franch</text:p>
          </table:table-cell>
          <table:table-cell table:style-name="ce16" office:value-type="string">
            <text:p>Italian</text:p>
          </table:table-cell>
          <table:table-cell table:style-name="ce16" office:value-type="string">
            <text:p>Latin</text:p>
          </table:table-cell>
          <table:table-cell table:style-name="ce16" office:value-type="string">
            <text:p>Romanian</text:p>
          </table:table-cell>
          <table:table-cell table:style-name="ce16" office:value-type="string">
            <text:p>German</text:p>
          </table:table-cell>
          <table:table-cell office:value-type="string">
            <text:p>Priority</text:p>
          </table:table-cell>
          <table:table-cell table:style-name="ce45" table:number-columns-repeated="1009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apabo</text:p>
          </table:table-cell>
          <table:table-cell office:value-type="string">
            <text:p>adjective</text:p>
          </table:table-cell>
          <table:table-cell table:style-name="ce19" office:value-type="string">
            <text:p>apabo</text:p>
          </table:table-cell>
          <table:table-cell office:value-type="string">
            <text:p>able </text:p>
          </table:table-cell>
          <table:table-cell office:value-type="string">
            <text:p>poder</text:p>
          </table:table-cell>
          <table:table-cell office:value-type="string">
            <text:p>capable</text:p>
          </table:table-cell>
          <table:table-cell office:value-type="string">
            <text:p>capace</text:p>
          </table:table-cell>
          <table:table-cell office:value-type="string">
            <text:p>potes</text:p>
          </table:table-cell>
          <table:table-cell office:value-type="string">
            <text:p>capabil</text:p>
          </table:table-cell>
          <table:table-cell office:value-type="string">
            <text:p>imstand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fergo</text:p>
          </table:table-cell>
          <table:table-cell office:value-type="string">
            <text:p>adjective</text:p>
          </table:table-cell>
          <table:table-cell table:style-name="ce19" office:value-type="string">
            <text:p>fergo</text:p>
          </table:table-cell>
          <table:table-cell office:value-type="string">
            <text:p>available</text:p>
          </table:table-cell>
          <table:table-cell table:number-columns-repeated="2" office:value-type="string">
            <text:p>disponible</text:p>
          </table:table-cell>
          <table:table-cell office:value-type="string">
            <text:p>a disposizione</text:p>
          </table:table-cell>
          <table:table-cell office:value-type="string">
            <text:p>praesto</text:p>
          </table:table-cell>
          <table:table-cell office:value-type="string">
            <text:p>disponibil</text:p>
          </table:table-cell>
          <table:table-cell office:value-type="string">
            <text:p>verfügba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veg</text:p>
          </table:table-cell>
          <table:table-cell office:value-type="string">
            <text:p>adverb</text:p>
          </table:table-cell>
          <table:table-cell/>
          <table:table-cell office:value-type="string">
            <text:p>away</text:p>
          </table:table-cell>
          <table:table-cell office:value-type="string">
            <text:p>lejos</text:p>
          </table:table-cell>
          <table:table-cell office:value-type="string">
            <text:p>un moyen</text:p>
          </table:table-cell>
          <table:table-cell office:value-type="string">
            <text:p>lontano</text:p>
          </table:table-cell>
          <table:table-cell office:value-type="string">
            <text:p>auferetur</text:p>
          </table:table-cell>
          <table:table-cell office:value-type="string">
            <text:p>departe</text:p>
          </table:table-cell>
          <table:table-cell office:value-type="string">
            <text:p>Weg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malo</text:p>
          </table:table-cell>
          <table:table-cell office:value-type="string">
            <text:p>adjective</text:p>
          </table:table-cell>
          <table:table-cell table:style-name="ce19" office:value-type="string">
            <text:p>maluo</text:p>
          </table:table-cell>
          <table:table-cell office:value-type="string">
            <text:p>bad</text:p>
          </table:table-cell>
          <table:table-cell office:value-type="string">
            <text:p>malo</text:p>
          </table:table-cell>
          <table:table-cell office:value-type="string">
            <text:p>mauvais</text:p>
          </table:table-cell>
          <table:table-cell office:value-type="string">
            <text:p>male</text:p>
          </table:table-cell>
          <table:table-cell office:value-type="string">
            <text:p>malus</text:p>
          </table:table-cell>
          <table:table-cell office:value-type="string">
            <text:p>rău</text:p>
          </table:table-cell>
          <table:table-cell office:value-type="string">
            <text:p>Schlech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otimo</text:p>
          </table:table-cell>
          <table:table-cell office:value-type="string">
            <text:p>adjective</text:p>
          </table:table-cell>
          <table:table-cell table:style-name="ce19" office:value-type="string">
            <text:p>otimo</text:p>
          </table:table-cell>
          <table:table-cell office:value-type="string">
            <text:p>best </text:p>
          </table:table-cell>
          <table:table-cell office:value-type="string">
            <text:p>mejor</text:p>
          </table:table-cell>
          <table:table-cell office:value-type="string">
            <text:p>meilleur</text:p>
          </table:table-cell>
          <table:table-cell office:value-type="string">
            <text:p>migliore</text:p>
          </table:table-cell>
          <table:table-cell office:value-type="string">
            <text:p>optimum</text:p>
          </table:table-cell>
          <table:table-cell office:value-type="string">
            <text:p>cel mai bun</text:p>
          </table:table-cell>
          <table:table-cell office:value-type="string">
            <text:p>Beste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mioro</text:p>
          </table:table-cell>
          <table:table-cell office:value-type="string">
            <text:p>adjective</text:p>
          </table:table-cell>
          <table:table-cell table:style-name="ce19" office:value-type="string">
            <text:p>mioro</text:p>
          </table:table-cell>
          <table:table-cell office:value-type="string">
            <text:p>better </text:p>
          </table:table-cell>
          <table:table-cell office:value-type="string">
            <text:p>mejor</text:p>
          </table:table-cell>
          <table:table-cell office:value-type="string">
            <text:p>mieux</text:p>
          </table:table-cell>
          <table:table-cell office:value-type="string">
            <text:p>meglio</text:p>
          </table:table-cell>
          <table:table-cell office:value-type="string">
            <text:p>melior</text:p>
          </table:table-cell>
          <table:table-cell office:value-type="string">
            <text:p>mai bine</text:p>
          </table:table-cell>
          <table:table-cell office:value-type="string">
            <text:p>bess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magno</text:p>
          </table:table-cell>
          <table:table-cell table:style-name="ce17" office:value-type="string">
            <text:p>adjective</text:p>
          </table:table-cell>
          <table:table-cell office:value-type="string">
            <text:p>magno</text:p>
          </table:table-cell>
          <table:table-cell office:value-type="string">
            <text:p>big</text:p>
          </table:table-cell>
          <table:table-cell office:value-type="string">
            <text:p>grande</text:p>
          </table:table-cell>
          <table:table-cell office:value-type="string">
            <text:p>gros</text:p>
          </table:table-cell>
          <table:table-cell office:value-type="string">
            <text:p>grande</text:p>
          </table:table-cell>
          <table:table-cell office:value-type="string">
            <text:p>magnum</text:p>
          </table:table-cell>
          <table:table-cell office:value-type="string">
            <text:p>mare</text:p>
          </table:table-cell>
          <table:table-cell office:value-type="string">
            <text:p>groß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negro</text:p>
          </table:table-cell>
          <table:table-cell office:value-type="string">
            <text:p>adjective</text:p>
          </table:table-cell>
          <table:table-cell table:style-name="ce19" office:value-type="string">
            <text:p>negro</text:p>
          </table:table-cell>
          <table:table-cell office:value-type="string">
            <text:p>black</text:p>
          </table:table-cell>
          <table:table-cell office:value-type="string">
            <text:p>negro</text:p>
          </table:table-cell>
          <table:table-cell office:value-type="string">
            <text:p>noir</text:p>
          </table:table-cell>
          <table:table-cell office:value-type="string">
            <text:p>nero</text:p>
          </table:table-cell>
          <table:table-cell office:value-type="string">
            <text:p>nigreos</text:p>
          </table:table-cell>
          <table:table-cell office:value-type="string">
            <text:p>negru</text:p>
          </table:table-cell>
          <table:table-cell office:value-type="string">
            <text:p>schwarz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zulo</text:p>
          </table:table-cell>
          <table:table-cell office:value-type="string">
            <text:p>adjective</text:p>
          </table:table-cell>
          <table:table-cell table:style-name="ce19" office:value-type="string">
            <text:p>bluzo</text:p>
          </table:table-cell>
          <table:table-cell office:value-type="string">
            <text:p>blue </text:p>
          </table:table-cell>
          <table:table-cell office:value-type="string">
            <text:p>azul</text:p>
          </table:table-cell>
          <table:table-cell office:value-type="string">
            <text:p>bleu</text:p>
          </table:table-cell>
          <table:table-cell office:value-type="string">
            <text:p>blu</text:p>
          </table:table-cell>
          <table:table-cell office:value-type="string">
            <text:p>caeruleum</text:p>
          </table:table-cell>
          <table:table-cell office:value-type="string">
            <text:p>albastru</text:p>
          </table:table-cell>
          <table:table-cell office:value-type="string">
            <text:p>Blau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maro</text:p>
          </table:table-cell>
          <table:table-cell office:value-type="string">
            <text:p>adjective</text:p>
          </table:table-cell>
          <table:table-cell/>
          <table:table-cell office:value-type="string">
            <text:p>brown</text:p>
          </table:table-cell>
          <table:table-cell office:value-type="string">
            <text:p>marrón</text:p>
          </table:table-cell>
          <table:table-cell office:value-type="string">
            <text:p>marron</text:p>
          </table:table-cell>
          <table:table-cell office:value-type="string">
            <text:p>Marrone</text:p>
          </table:table-cell>
          <table:table-cell office:value-type="string">
            <text:p>brunneis</text:p>
          </table:table-cell>
          <table:table-cell office:value-type="string">
            <text:p>maro</text:p>
          </table:table-cell>
          <table:table-cell office:value-type="string">
            <text:p>brau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entro</text:p>
          </table:table-cell>
          <table:table-cell office:value-type="string">
            <text:p>adjective</text:p>
          </table:table-cell>
          <table:table-cell table:style-name="ce19" office:value-type="string">
            <text:p>cento</text:p>
          </table:table-cell>
          <table:table-cell table:number-columns-repeated="3" office:value-type="string">
            <text:p>central</text:p>
          </table:table-cell>
          <table:table-cell office:value-type="string">
            <text:p>centrale</text:p>
          </table:table-cell>
          <table:table-cell office:value-type="string">
            <text:p>centralis</text:p>
          </table:table-cell>
          <table:table-cell office:value-type="string">
            <text:p>central</text:p>
          </table:table-cell>
          <table:table-cell office:value-type="string">
            <text:p>zentra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certo</text:p>
          </table:table-cell>
          <table:table-cell office:value-type="string">
            <text:p>adjective</text:p>
          </table:table-cell>
          <table:table-cell table:style-name="ce19" office:value-type="string">
            <text:p>certo</text:p>
          </table:table-cell>
          <table:table-cell office:value-type="string">
            <text:p>certain</text:p>
          </table:table-cell>
          <table:table-cell office:value-type="string">
            <text:p>cierto</text:p>
          </table:table-cell>
          <table:table-cell office:value-type="string">
            <text:p>certain</text:p>
          </table:table-cell>
          <table:table-cell office:value-type="string">
            <text:p>certo</text:p>
          </table:table-cell>
          <table:table-cell office:value-type="string">
            <text:p>quaedam</text:p>
          </table:table-cell>
          <table:table-cell office:value-type="string">
            <text:p>anumit</text:p>
          </table:table-cell>
          <table:table-cell office:value-type="string">
            <text:p>sich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laro</text:p>
          </table:table-cell>
          <table:table-cell office:value-type="string">
            <text:p>adjective</text:p>
          </table:table-cell>
          <table:table-cell table:style-name="ce19" office:value-type="string">
            <text:p>claro</text:p>
          </table:table-cell>
          <table:table-cell office:value-type="string">
            <text:p>clear</text:p>
          </table:table-cell>
          <table:table-cell office:value-type="string">
            <text:p>claro</text:p>
          </table:table-cell>
          <table:table-cell office:value-type="string">
            <text:p>clair</text:p>
          </table:table-cell>
          <table:table-cell office:value-type="string">
            <text:p>chiaro</text:p>
          </table:table-cell>
          <table:table-cell office:value-type="string">
            <text:p>liquet</text:p>
          </table:table-cell>
          <table:table-cell office:value-type="string">
            <text:p>clar</text:p>
          </table:table-cell>
          <table:table-cell office:value-type="string">
            <text:p>kla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pocho</text:p>
          </table:table-cell>
          <table:table-cell office:value-type="string">
            <text:p>adjective</text:p>
          </table:table-cell>
          <table:table-cell table:style-name="ce19" office:value-type="string">
            <text:p>rocho</text:p>
          </table:table-cell>
          <table:table-cell office:value-type="string">
            <text:p>close friends</text:p>
          </table:table-cell>
          <table:table-cell office:value-type="string">
            <text:p>intimo</text:p>
          </table:table-cell>
          <table:table-cell office:value-type="string">
            <text:p>proche</text:p>
          </table:table-cell>
          <table:table-cell office:value-type="string">
            <text:p>stretti</text:p>
          </table:table-cell>
          <table:table-cell office:value-type="string">
            <text:p>prope</text:p>
          </table:table-cell>
          <table:table-cell office:value-type="string">
            <text:p>apropiati</text:p>
          </table:table-cell>
          <table:table-cell office:value-type="string">
            <text:p>eng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frigo</text:p>
          </table:table-cell>
          <table:table-cell office:value-type="string">
            <text:p>adjective</text:p>
          </table:table-cell>
          <table:table-cell table:style-name="ce19" office:value-type="string">
            <text:p>frigo</text:p>
          </table:table-cell>
          <table:table-cell office:value-type="string">
            <text:p>cold </text:p>
          </table:table-cell>
          <table:table-cell office:value-type="string">
            <text:p>frío</text:p>
          </table:table-cell>
          <table:table-cell office:value-type="string">
            <text:p>du froid</text:p>
          </table:table-cell>
          <table:table-cell office:value-type="string">
            <text:p>freddo</text:p>
          </table:table-cell>
          <table:table-cell office:value-type="string">
            <text:p>frigus</text:p>
          </table:table-cell>
          <table:table-cell office:value-type="string">
            <text:p>rece</text:p>
          </table:table-cell>
          <table:table-cell office:value-type="string">
            <text:p>kalt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comuno</text:p>
          </table:table-cell>
          <table:table-cell office:value-type="string">
            <text:p>adjective</text:p>
          </table:table-cell>
          <table:table-cell table:style-name="ce19" office:value-type="string">
            <text:p>omuno</text:p>
          </table:table-cell>
          <table:table-cell office:value-type="string">
            <text:p>common </text:p>
          </table:table-cell>
          <table:table-cell office:value-type="string">
            <text:p>común</text:p>
          </table:table-cell>
          <table:table-cell office:value-type="string">
            <text:p>commun</text:p>
          </table:table-cell>
          <table:table-cell office:value-type="string">
            <text:p>Comune</text:p>
          </table:table-cell>
          <table:table-cell office:value-type="string">
            <text:p>communia</text:p>
          </table:table-cell>
          <table:table-cell office:value-type="string">
            <text:p>comun</text:p>
          </table:table-cell>
          <table:table-cell office:value-type="string">
            <text:p>verbreite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culto</text:p>
          </table:table-cell>
          <table:table-cell office:value-type="string">
            <text:p>adjective</text:p>
          </table:table-cell>
          <table:table-cell table:style-name="ce19" office:value-type="string">
            <text:p>culto</text:p>
          </table:table-cell>
          <table:table-cell office:value-type="string">
            <text:p>cultural </text:p>
          </table:table-cell>
          <table:table-cell office:value-type="string">
            <text:p>cultural</text:p>
          </table:table-cell>
          <table:table-cell office:value-type="string">
            <text:p>culturel</text:p>
          </table:table-cell>
          <table:table-cell office:value-type="string">
            <text:p>culturale</text:p>
          </table:table-cell>
          <table:table-cell office:value-type="string">
            <text:p>culturae</text:p>
          </table:table-cell>
          <table:table-cell office:value-type="string">
            <text:p>cultural</text:p>
          </table:table-cell>
          <table:table-cell office:value-type="string">
            <text:p>kulturel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actuo</text:p>
          </table:table-cell>
          <table:table-cell office:value-type="string">
            <text:p>adjective</text:p>
          </table:table-cell>
          <table:table-cell table:style-name="ce19" office:value-type="string">
            <text:p>actuo</text:p>
          </table:table-cell>
          <table:table-cell office:value-type="string">
            <text:p>current</text:p>
          </table:table-cell>
          <table:table-cell office:value-type="string">
            <text:p>actual</text:p>
          </table:table-cell>
          <table:table-cell office:value-type="string">
            <text:p>courant</text:p>
          </table:table-cell>
          <table:table-cell office:value-type="string">
            <text:p>attuale</text:p>
          </table:table-cell>
          <table:table-cell office:value-type="string">
            <text:p>current</text:p>
          </table:table-cell>
          <table:table-cell office:value-type="string">
            <text:p>actual</text:p>
          </table:table-cell>
          <table:table-cell office:value-type="string">
            <text:p>Strom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oscuro</text:p>
          </table:table-cell>
          <table:table-cell office:value-type="string">
            <text:p>adjective</text:p>
          </table:table-cell>
          <table:table-cell table:style-name="ce19" office:value-type="string">
            <text:p>scuro</text:p>
          </table:table-cell>
          <table:table-cell office:value-type="string">
            <text:p>dark </text:p>
          </table:table-cell>
          <table:table-cell office:value-type="string">
            <text:p>oscuro</text:p>
          </table:table-cell>
          <table:table-cell office:value-type="string">
            <text:p>sombre</text:p>
          </table:table-cell>
          <table:table-cell office:value-type="string">
            <text:p>buio</text:p>
          </table:table-cell>
          <table:table-cell office:value-type="string">
            <text:p>tenebris</text:p>
          </table:table-cell>
          <table:table-cell office:value-type="string">
            <text:p>întuneric</text:p>
          </table:table-cell>
          <table:table-cell office:value-type="string">
            <text:p>dunke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morto</text:p>
          </table:table-cell>
          <table:table-cell office:value-type="string">
            <text:p>adjective</text:p>
          </table:table-cell>
          <table:table-cell table:style-name="ce19" office:value-type="string">
            <text:p>morto</text:p>
          </table:table-cell>
          <table:table-cell office:value-type="string">
            <text:p>dead </text:p>
          </table:table-cell>
          <table:table-cell office:value-type="string">
            <text:p>muerto</text:p>
          </table:table-cell>
          <table:table-cell office:value-type="string">
            <text:p>mort</text:p>
          </table:table-cell>
          <table:table-cell office:value-type="string">
            <text:p>morto</text:p>
          </table:table-cell>
          <table:table-cell office:value-type="string">
            <text:p>mortuus est</text:p>
          </table:table-cell>
          <table:table-cell office:value-type="string">
            <text:p>mort</text:p>
          </table:table-cell>
          <table:table-cell office:value-type="string">
            <text:p>to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derato</text:p>
          </table:table-cell>
          <table:table-cell office:value-type="string">
            <text:p>adjective</text:p>
          </table:table-cell>
          <table:table-cell table:style-name="ce19" office:value-type="string">
            <text:p>decro</text:p>
          </table:table-cell>
          <table:table-cell office:value-type="string">
            <text:p>democratic </text:p>
          </table:table-cell>
          <table:table-cell office:value-type="string">
            <text:p>democrático</text:p>
          </table:table-cell>
          <table:table-cell office:value-type="string">
            <text:p>démocratique</text:p>
          </table:table-cell>
          <table:table-cell office:value-type="string">
            <text:p>democratico</text:p>
          </table:table-cell>
          <table:table-cell office:value-type="string">
            <text:p>popularis</text:p>
          </table:table-cell>
          <table:table-cell office:value-type="string">
            <text:p>democratic</text:p>
          </table:table-cell>
          <table:table-cell office:value-type="string">
            <text:p>demokratis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3">
            <text:p>3</text:p>
          </table:table-cell>
          <table:table-cell office:value-type="string">
            <text:p>diveso</text:p>
          </table:table-cell>
          <table:table-cell office:value-type="string">
            <text:p>adjective</text:p>
          </table:table-cell>
          <table:table-cell table:style-name="ce19" office:value-type="string">
            <text:p>iveso</text:p>
          </table:table-cell>
          <table:table-cell office:value-type="string">
            <text:p>different</text:p>
          </table:table-cell>
          <table:table-cell office:value-type="string">
            <text:p>diferente</text:p>
          </table:table-cell>
          <table:table-cell office:value-type="string">
            <text:p>différent</text:p>
          </table:table-cell>
          <table:table-cell office:value-type="string">
            <text:p>diverso</text:p>
          </table:table-cell>
          <table:table-cell office:value-type="string">
            <text:p>alium</text:p>
          </table:table-cell>
          <table:table-cell office:value-type="string">
            <text:p>diferit</text:p>
          </table:table-cell>
          <table:table-cell office:value-type="string">
            <text:p>anders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difico</text:p>
          </table:table-cell>
          <table:table-cell office:value-type="string">
            <text:p>adjective</text:p>
          </table:table-cell>
          <table:table-cell table:style-name="ce19" office:value-type="string">
            <text:p>ifico</text:p>
          </table:table-cell>
          <table:table-cell office:value-type="string">
            <text:p>difficult</text:p>
          </table:table-cell>
          <table:table-cell office:value-type="string">
            <text:p>difícil</text:p>
          </table:table-cell>
          <table:table-cell table:number-columns-repeated="2" office:value-type="string">
            <text:p>difficile</text:p>
          </table:table-cell>
          <table:table-cell office:value-type="string">
            <text:p>difficilis</text:p>
          </table:table-cell>
          <table:table-cell office:value-type="string">
            <text:p>dificil</text:p>
          </table:table-cell>
          <table:table-cell office:value-type="string">
            <text:p>schwierig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done</text:p>
          </table:table-cell>
          <table:table-cell office:value-type="string">
            <text:p>hecho</text:p>
          </table:table-cell>
          <table:table-cell office:value-type="string">
            <text:p>terminé</text:p>
          </table:table-cell>
          <table:table-cell office:value-type="string">
            <text:p>fatto</text:p>
          </table:table-cell>
          <table:table-cell office:value-type="string">
            <text:p>factum</text:p>
          </table:table-cell>
          <table:table-cell office:value-type="string">
            <text:p>Terminat</text:p>
          </table:table-cell>
          <table:table-cell office:value-type="string">
            <text:p>getan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presto</text:p>
          </table:table-cell>
          <table:table-cell office:value-type="string">
            <text:p>adjective</text:p>
          </table:table-cell>
          <table:table-cell table:style-name="ce19" office:value-type="string">
            <text:p>preso</text:p>
          </table:table-cell>
          <table:table-cell office:value-type="string">
            <text:p>early</text:p>
          </table:table-cell>
          <table:table-cell office:value-type="string">
            <text:p>temprano</text:p>
          </table:table-cell>
          <table:table-cell office:value-type="string">
            <text:p>de bonne heure</text:p>
          </table:table-cell>
          <table:table-cell office:value-type="string">
            <text:p>presto</text:p>
          </table:table-cell>
          <table:table-cell office:value-type="string">
            <text:p>mane</text:p>
          </table:table-cell>
          <table:table-cell office:value-type="string">
            <text:p>din timp</text:p>
          </table:table-cell>
          <table:table-cell office:value-type="string">
            <text:p>frü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fachio</text:p>
          </table:table-cell>
          <table:table-cell office:value-type="string">
            <text:p>adjective</text:p>
          </table:table-cell>
          <table:table-cell table:style-name="ce19" office:value-type="string">
            <text:p>facho</text:p>
          </table:table-cell>
          <table:table-cell office:value-type="string">
            <text:p>easy </text:p>
          </table:table-cell>
          <table:table-cell office:value-type="string">
            <text:p>fácil</text:p>
          </table:table-cell>
          <table:table-cell table:number-columns-repeated="3" office:value-type="string">
            <text:p>facile</text:p>
          </table:table-cell>
          <table:table-cell office:value-type="string">
            <text:p>uşor</text:p>
          </table:table-cell>
          <table:table-cell office:value-type="string">
            <text:p>einfa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econco</text:p>
          </table:table-cell>
          <table:table-cell office:value-type="string">
            <text:p>adjective</text:p>
          </table:table-cell>
          <table:table-cell table:style-name="ce19" office:value-type="string">
            <text:p>econo</text:p>
          </table:table-cell>
          <table:table-cell office:value-type="string">
            <text:p>economic </text:p>
          </table:table-cell>
          <table:table-cell office:value-type="string">
            <text:p>económico</text:p>
          </table:table-cell>
          <table:table-cell office:value-type="string">
            <text:p>économique</text:p>
          </table:table-cell>
          <table:table-cell office:value-type="string">
            <text:p>economico</text:p>
          </table:table-cell>
          <table:table-cell office:value-type="string">
            <text:p>oeconomica</text:p>
          </table:table-cell>
          <table:table-cell office:value-type="string">
            <text:p>economic</text:p>
          </table:table-cell>
          <table:table-cell office:value-type="string">
            <text:p>wirtschaftli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intero</text:p>
          </table:table-cell>
          <table:table-cell office:value-type="string">
            <text:p>adjective</text:p>
          </table:table-cell>
          <table:table-cell table:style-name="ce19" office:value-type="string">
            <text:p>itero</text:p>
          </table:table-cell>
          <table:table-cell office:value-type="string">
            <text:p>entire </text:p>
          </table:table-cell>
          <table:table-cell office:value-type="string">
            <text:p>todo</text:p>
          </table:table-cell>
          <table:table-cell office:value-type="string">
            <text:p>tout</text:p>
          </table:table-cell>
          <table:table-cell office:value-type="string">
            <text:p>intero</text:p>
          </table:table-cell>
          <table:table-cell office:value-type="string">
            <text:p>totus</text:p>
          </table:table-cell>
          <table:table-cell office:value-type="string">
            <text:p>întreg</text:p>
          </table:table-cell>
          <table:table-cell office:value-type="string">
            <text:p>gesamt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ambeto</text:p>
          </table:table-cell>
          <table:table-cell office:value-type="string">
            <text:p>adjective</text:p>
          </table:table-cell>
          <table:table-cell table:style-name="ce19" office:value-type="string">
            <text:p>ambio</text:p>
          </table:table-cell>
          <table:table-cell office:value-type="string">
            <text:p>environmental</text:p>
          </table:table-cell>
          <table:table-cell office:value-type="string">
            <text:p>ambiental</text:p>
          </table:table-cell>
          <table:table-cell office:value-type="string">
            <text:p>environnement</text:p>
          </table:table-cell>
          <table:table-cell office:value-type="string">
            <text:p>ambientale</text:p>
          </table:table-cell>
          <table:table-cell office:value-type="string">
            <text:p>environmental</text:p>
          </table:table-cell>
          <table:table-cell office:value-type="string">
            <text:p>de mediu</text:p>
          </table:table-cell>
          <table:table-cell office:value-type="string">
            <text:p>Umwel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far</text:p>
          </table:table-cell>
          <table:table-cell office:value-type="string">
            <text:p>lejos</text:p>
          </table:table-cell>
          <table:table-cell office:value-type="string">
            <text:p>loin</text:p>
          </table:table-cell>
          <table:table-cell office:value-type="string">
            <text:p>lontano</text:p>
          </table:table-cell>
          <table:table-cell office:value-type="string">
            <text:p>tantum</text:p>
          </table:table-cell>
          <table:table-cell office:value-type="string">
            <text:p>departe</text:p>
          </table:table-cell>
          <table:table-cell office:value-type="string">
            <text:p>weit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federo</text:p>
          </table:table-cell>
          <table:table-cell office:value-type="string">
            <text:p>adjective</text:p>
          </table:table-cell>
          <table:table-cell table:style-name="ce19" office:value-type="string">
            <text:p>fetzo</text:p>
          </table:table-cell>
          <table:table-cell table:number-columns-repeated="2" office:value-type="string">
            <text:p>federal</text:p>
          </table:table-cell>
          <table:table-cell office:value-type="string">
            <text:p>fédéral</text:p>
          </table:table-cell>
          <table:table-cell office:value-type="string">
            <text:p>federale</text:p>
          </table:table-cell>
          <table:table-cell office:value-type="string">
            <text:p>foederati</text:p>
          </table:table-cell>
          <table:table-cell office:value-type="string">
            <text:p>federal</text:p>
          </table:table-cell>
          <table:table-cell office:value-type="string">
            <text:p>Bundes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finito</text:p>
          </table:table-cell>
          <table:table-cell office:value-type="string">
            <text:p>adjective</text:p>
          </table:table-cell>
          <table:table-cell table:style-name="ce19" office:value-type="string">
            <text:p>finio</text:p>
          </table:table-cell>
          <table:table-cell table:number-columns-repeated="3" office:value-type="string">
            <text:p>final</text:p>
          </table:table-cell>
          <table:table-cell office:value-type="string">
            <text:p>finale</text:p>
          </table:table-cell>
          <table:table-cell office:value-type="string">
            <text:p>finalem</text:p>
          </table:table-cell>
          <table:table-cell office:value-type="string">
            <text:p>final</text:p>
          </table:table-cell>
          <table:table-cell office:value-type="string">
            <text:p>Final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fincho</text:p>
          </table:table-cell>
          <table:table-cell office:value-type="string">
            <text:p>adjective</text:p>
          </table:table-cell>
          <table:table-cell table:style-name="ce19" office:value-type="string">
            <text:p>nacho</text:p>
          </table:table-cell>
          <table:table-cell office:value-type="string">
            <text:p>financial</text:p>
          </table:table-cell>
          <table:table-cell office:value-type="string">
            <text:p>financiero</text:p>
          </table:table-cell>
          <table:table-cell office:value-type="string">
            <text:p>financier</text:p>
          </table:table-cell>
          <table:table-cell office:value-type="string">
            <text:p>finanziario</text:p>
          </table:table-cell>
          <table:table-cell office:value-type="string">
            <text:p>pecuniaria</text:p>
          </table:table-cell>
          <table:table-cell office:value-type="string">
            <text:p>financiar</text:p>
          </table:table-cell>
          <table:table-cell office:value-type="string">
            <text:p>finanziel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bueno</text:p>
          </table:table-cell>
          <table:table-cell office:value-type="string">
            <text:p>adjective</text:p>
          </table:table-cell>
          <table:table-cell table:style-name="ce19" office:value-type="string">
            <text:p>bueno</text:p>
          </table:table-cell>
          <table:table-cell office:value-type="string">
            <text:p>fine </text:p>
          </table:table-cell>
          <table:table-cell table:number-columns-repeated="2" office:value-type="string">
            <text:p>bien</text:p>
          </table:table-cell>
          <table:table-cell table:number-columns-repeated="2" office:value-type="string">
            <text:p>bene</text:p>
          </table:table-cell>
          <table:table-cell office:value-type="string">
            <text:p>bine</text:p>
          </table:table-cell>
          <table:table-cell office:value-type="string">
            <text:p>Gu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first</text:p>
          </table:table-cell>
          <table:table-cell office:value-type="string">
            <text:p>primero</text:p>
          </table:table-cell>
          <table:table-cell office:value-type="string">
            <text:p>première</text:p>
          </table:table-cell>
          <table:table-cell office:value-type="string">
            <text:p>primo</text:p>
          </table:table-cell>
          <table:table-cell office:value-type="string">
            <text:p>primis</text:p>
          </table:table-cell>
          <table:table-cell office:value-type="string">
            <text:p>primul</text:p>
          </table:table-cell>
          <table:table-cell office:value-type="string">
            <text:p>zuerst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lieno</text:p>
          </table:table-cell>
          <table:table-cell office:value-type="string">
            <text:p>adjective</text:p>
          </table:table-cell>
          <table:table-cell table:style-name="ce19" office:value-type="string">
            <text:p>aieno</text:p>
          </table:table-cell>
          <table:table-cell office:value-type="string">
            <text:p>foreign</text:p>
          </table:table-cell>
          <table:table-cell office:value-type="string">
            <text:p>extraño</text:p>
          </table:table-cell>
          <table:table-cell office:value-type="string">
            <text:p>étranger</text:p>
          </table:table-cell>
          <table:table-cell office:value-type="string">
            <text:p>straniero</text:p>
          </table:table-cell>
          <table:table-cell office:value-type="string">
            <text:p>aliena</text:p>
          </table:table-cell>
          <table:table-cell office:value-type="string">
            <text:p>străin</text:p>
          </table:table-cell>
          <table:table-cell office:value-type="string">
            <text:p>fremd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gratio</text:p>
          </table:table-cell>
          <table:table-cell office:value-type="string">
            <text:p>adjective</text:p>
          </table:table-cell>
          <table:table-cell table:style-name="ce19" office:value-type="string">
            <text:p>grito</text:p>
          </table:table-cell>
          <table:table-cell office:value-type="string">
            <text:p>free </text:p>
          </table:table-cell>
          <table:table-cell office:value-type="string">
            <text:p>gratis</text:p>
          </table:table-cell>
          <table:table-cell office:value-type="string">
            <text:p>gratuite</text:p>
          </table:table-cell>
          <table:table-cell office:value-type="string">
            <text:p>gratuito</text:p>
          </table:table-cell>
          <table:table-cell office:value-type="string">
            <text:p>liberum </text:p>
          </table:table-cell>
          <table:table-cell office:value-type="string">
            <text:p>gratuit</text:p>
          </table:table-cell>
          <table:table-cell office:value-type="string">
            <text:p>gratis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pleno</text:p>
          </table:table-cell>
          <table:table-cell office:value-type="string">
            <text:p>adjective</text:p>
          </table:table-cell>
          <table:table-cell table:style-name="ce19" office:value-type="string">
            <text:p>pieno</text:p>
          </table:table-cell>
          <table:table-cell office:value-type="string">
            <text:p>full </text:p>
          </table:table-cell>
          <table:table-cell office:value-type="string">
            <text:p>completo</text:p>
          </table:table-cell>
          <table:table-cell office:value-type="string">
            <text:p>plein</text:p>
          </table:table-cell>
          <table:table-cell office:value-type="string">
            <text:p>pieno</text:p>
          </table:table-cell>
          <table:table-cell office:value-type="string">
            <text:p>plenus</text:p>
          </table:table-cell>
          <table:table-cell office:value-type="string">
            <text:p>deplin</text:p>
          </table:table-cell>
          <table:table-cell office:value-type="string">
            <text:p>voll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fan</text:p>
          </table:table-cell>
          <table:table-cell office:value-type="string">
            <text:p>adjective</text:p>
          </table:table-cell>
          <table:table-cell/>
          <table:table-cell office:value-type="string">
            <text:p>funny</text:p>
          </table:table-cell>
          <table:table-cell office:value-type="string">
            <text:p>gracioso</text:p>
          </table:table-cell>
          <table:table-cell office:value-type="string">
            <text:p>marrant</text:p>
          </table:table-cell>
          <table:table-cell office:value-type="string">
            <text:p>divertente</text:p>
          </table:table-cell>
          <table:table-cell office:value-type="string">
            <text:p>ridiculam</text:p>
          </table:table-cell>
          <table:table-cell office:value-type="string">
            <text:p>amuzant</text:p>
          </table:table-cell>
          <table:table-cell office:value-type="string">
            <text:p>lustig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genero</text:p>
          </table:table-cell>
          <table:table-cell office:value-type="string">
            <text:p>adjective</text:p>
          </table:table-cell>
          <table:table-cell table:style-name="ce19" office:value-type="string">
            <text:p>geneo</text:p>
          </table:table-cell>
          <table:table-cell table:number-columns-repeated="2" office:value-type="string">
            <text:p>general</text:p>
          </table:table-cell>
          <table:table-cell office:value-type="string">
            <text:p>général</text:p>
          </table:table-cell>
          <table:table-cell office:value-type="string">
            <text:p>generale</text:p>
          </table:table-cell>
          <table:table-cell office:value-type="string">
            <text:p>generalis</text:p>
          </table:table-cell>
          <table:table-cell office:value-type="string">
            <text:p>general</text:p>
          </table:table-cell>
          <table:table-cell office:value-type="string">
            <text:p>Allgemeines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bono</text:p>
          </table:table-cell>
          <table:table-cell office:value-type="string">
            <text:p>adjective</text:p>
          </table:table-cell>
          <table:table-cell/>
          <table:table-cell office:value-type="string">
            <text:p>good</text:p>
          </table:table-cell>
          <table:table-cell office:value-type="string">
            <text:p>bueno</text:p>
          </table:table-cell>
          <table:table-cell office:value-type="string">
            <text:p>bien</text:p>
          </table:table-cell>
          <table:table-cell office:value-type="string">
            <text:p>bene</text:p>
          </table:table-cell>
          <table:table-cell office:value-type="string">
            <text:p>bonum</text:p>
          </table:table-cell>
          <table:table-cell office:value-type="string">
            <text:p>bun</text:p>
          </table:table-cell>
          <table:table-cell office:value-type="string">
            <text:p>gut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bueno</text:p>
          </table:table-cell>
          <table:table-cell office:value-type="string">
            <text:p>adjective</text:p>
          </table:table-cell>
          <table:table-cell table:style-name="ce19" office:value-type="string">
            <text:p>bueno</text:p>
          </table:table-cell>
          <table:table-cell office:value-type="string">
            <text:p>good </text:p>
          </table:table-cell>
          <table:table-cell office:value-type="string">
            <text:p>bueno</text:p>
          </table:table-cell>
          <table:table-cell office:value-type="string">
            <text:p>bien</text:p>
          </table:table-cell>
          <table:table-cell office:value-type="string">
            <text:p>bene</text:p>
          </table:table-cell>
          <table:table-cell office:value-type="string">
            <text:p>bonum</text:p>
          </table:table-cell>
          <table:table-cell office:value-type="string">
            <text:p>bun</text:p>
          </table:table-cell>
          <table:table-cell office:value-type="string">
            <text:p>gut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grado</text:p>
          </table:table-cell>
          <table:table-cell office:value-type="string">
            <text:p>adjective</text:p>
          </table:table-cell>
          <table:table-cell table:style-name="ce19" office:value-type="string">
            <text:p>grado</text:p>
          </table:table-cell>
          <table:table-cell office:value-type="string">
            <text:p>great</text:p>
          </table:table-cell>
          <table:table-cell office:value-type="string">
            <text:p>Excelente</text:p>
          </table:table-cell>
          <table:table-cell office:value-type="string">
            <text:p>génial</text:p>
          </table:table-cell>
          <table:table-cell office:value-type="string">
            <text:p>grande</text:p>
          </table:table-cell>
          <table:table-cell office:value-type="string">
            <text:p>magna</text:p>
          </table:table-cell>
          <table:table-cell office:value-type="string">
            <text:p>grozav</text:p>
          </table:table-cell>
          <table:table-cell office:value-type="string">
            <text:p>groß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jective</text:p>
          </table:table-cell>
          <table:table-cell/>
          <table:table-cell office:value-type="string">
            <text:p>green</text:p>
          </table:table-cell>
          <table:table-cell office:value-type="string">
            <text:p>verde</text:p>
          </table:table-cell>
          <table:table-cell office:value-type="string">
            <text:p>vert</text:p>
          </table:table-cell>
          <table:table-cell office:value-type="string">
            <text:p>verde</text:p>
          </table:table-cell>
          <table:table-cell office:value-type="string">
            <text:p>viridi,</text:p>
          </table:table-cell>
          <table:table-cell office:value-type="string">
            <text:p>verde</text:p>
          </table:table-cell>
          <table:table-cell office:value-type="string">
            <text:p>Grün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erto</text:p>
          </table:table-cell>
          <table:table-cell office:value-type="string">
            <text:p>adjective</text:p>
          </table:table-cell>
          <table:table-cell table:style-name="ce19" office:value-type="string">
            <text:p>verdo</text:p>
          </table:table-cell>
          <table:table-cell office:value-type="string">
            <text:p>green</text:p>
          </table:table-cell>
          <table:table-cell office:value-type="string">
            <text:p>verde</text:p>
          </table:table-cell>
          <table:table-cell office:value-type="string">
            <text:p>vert</text:p>
          </table:table-cell>
          <table:table-cell office:value-type="string">
            <text:p>verde</text:p>
          </table:table-cell>
          <table:table-cell office:value-type="string">
            <text:p>viridi,</text:p>
          </table:table-cell>
          <table:table-cell office:value-type="string">
            <text:p>verde</text:p>
          </table:table-cell>
          <table:table-cell office:value-type="string">
            <text:p>Grü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felito</text:p>
          </table:table-cell>
          <table:table-cell office:value-type="string">
            <text:p>adjective</text:p>
          </table:table-cell>
          <table:table-cell table:style-name="ce19" office:value-type="string">
            <text:p>coteo</text:p>
          </table:table-cell>
          <table:table-cell office:value-type="string">
            <text:p>happy</text:p>
          </table:table-cell>
          <table:table-cell office:value-type="string">
            <text:p>feliz</text:p>
          </table:table-cell>
          <table:table-cell office:value-type="string">
            <text:p>content</text:p>
          </table:table-cell>
          <table:table-cell office:value-type="string">
            <text:p>contento</text:p>
          </table:table-cell>
          <table:table-cell office:value-type="string">
            <text:p>felix</text:p>
          </table:table-cell>
          <table:table-cell office:value-type="string">
            <text:p>fericit</text:p>
          </table:table-cell>
          <table:table-cell office:value-type="string">
            <text:p>glückli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duro</text:p>
          </table:table-cell>
          <table:table-cell office:value-type="string">
            <text:p>adjective</text:p>
          </table:table-cell>
          <table:table-cell table:style-name="ce19" office:value-type="string">
            <text:p>durmo</text:p>
          </table:table-cell>
          <table:table-cell office:value-type="string">
            <text:p>hard </text:p>
          </table:table-cell>
          <table:table-cell office:value-type="string">
            <text:p>difícil</text:p>
          </table:table-cell>
          <table:table-cell office:value-type="string">
            <text:p>dur</text:p>
          </table:table-cell>
          <table:table-cell office:value-type="string">
            <text:p>difficile</text:p>
          </table:table-cell>
          <table:table-cell office:value-type="string">
            <text:p>durum</text:p>
          </table:table-cell>
          <table:table-cell office:value-type="string">
            <text:p>greu</text:p>
          </table:table-cell>
          <table:table-cell office:value-type="string">
            <text:p>har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lto</text:p>
          </table:table-cell>
          <table:table-cell office:value-type="string">
            <text:p>adjective</text:p>
          </table:table-cell>
          <table:table-cell table:style-name="ce19" office:value-type="string">
            <text:p>hocho</text:p>
          </table:table-cell>
          <table:table-cell office:value-type="string">
            <text:p>high </text:p>
          </table:table-cell>
          <table:table-cell office:value-type="string">
            <text:p>alto</text:p>
          </table:table-cell>
          <table:table-cell office:value-type="string">
            <text:p>haute</text:p>
          </table:table-cell>
          <table:table-cell office:value-type="string">
            <text:p>alto</text:p>
          </table:table-cell>
          <table:table-cell office:value-type="string">
            <text:p>altum</text:p>
          </table:table-cell>
          <table:table-cell office:value-type="string">
            <text:p>înalt</text:p>
          </table:table-cell>
          <table:table-cell office:value-type="string">
            <text:p>ho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jective</text:p>
          </table:table-cell>
          <table:table-cell/>
          <table:table-cell office:value-type="string">
            <text:p>hot</text:p>
          </table:table-cell>
          <table:table-cell office:value-type="string">
            <text:p>caliente</text:p>
          </table:table-cell>
          <table:table-cell office:value-type="string">
            <text:p>chaud</text:p>
          </table:table-cell>
          <table:table-cell office:value-type="string">
            <text:p>caldo</text:p>
          </table:table-cell>
          <table:table-cell office:value-type="string">
            <text:p>calidi</text:p>
          </table:table-cell>
          <table:table-cell office:value-type="string">
            <text:p>Fierbinte</text:p>
          </table:table-cell>
          <table:table-cell office:value-type="string">
            <text:p>heiß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heso</text:p>
          </table:table-cell>
          <table:table-cell office:value-type="string">
            <text:p>adjective</text:p>
          </table:table-cell>
          <table:table-cell table:style-name="ce19" office:value-type="string">
            <text:p>heiso</text:p>
          </table:table-cell>
          <table:table-cell office:value-type="string">
            <text:p>hot</text:p>
          </table:table-cell>
          <table:table-cell office:value-type="string">
            <text:p>caliente</text:p>
          </table:table-cell>
          <table:table-cell office:value-type="string">
            <text:p>chaud</text:p>
          </table:table-cell>
          <table:table-cell office:value-type="string">
            <text:p>caldo</text:p>
          </table:table-cell>
          <table:table-cell office:value-type="string">
            <text:p>calidi</text:p>
          </table:table-cell>
          <table:table-cell office:value-type="string">
            <text:p>fierbinte</text:p>
          </table:table-cell>
          <table:table-cell office:value-type="string">
            <text:p>heiß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enormo</text:p>
          </table:table-cell>
          <table:table-cell office:value-type="string">
            <text:p>adjective</text:p>
          </table:table-cell>
          <table:table-cell table:style-name="ce19" office:value-type="string">
            <text:p>enomo</text:p>
          </table:table-cell>
          <table:table-cell office:value-type="string">
            <text:p>huge </text:p>
          </table:table-cell>
          <table:table-cell office:value-type="string">
            <text:p>enorme</text:p>
          </table:table-cell>
          <table:table-cell office:value-type="string">
            <text:p>énorme</text:p>
          </table:table-cell>
          <table:table-cell office:value-type="string">
            <text:p>enorme</text:p>
          </table:table-cell>
          <table:table-cell office:value-type="string">
            <text:p>ingens</text:p>
          </table:table-cell>
          <table:table-cell office:value-type="string">
            <text:p>imens</text:p>
          </table:table-cell>
          <table:table-cell office:value-type="string">
            <text:p>enorm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humano</text:p>
          </table:table-cell>
          <table:table-cell office:value-type="string">
            <text:p>adjective</text:p>
          </table:table-cell>
          <table:table-cell table:style-name="ce19" office:value-type="string">
            <text:p>umano</text:p>
          </table:table-cell>
          <table:table-cell office:value-type="string">
            <text:p>human</text:p>
          </table:table-cell>
          <table:table-cell office:value-type="string">
            <text:p>humano</text:p>
          </table:table-cell>
          <table:table-cell office:value-type="string">
            <text:p>Humain</text:p>
          </table:table-cell>
          <table:table-cell office:value-type="string">
            <text:p>umano</text:p>
          </table:table-cell>
          <table:table-cell office:value-type="string">
            <text:p>hominum</text:p>
          </table:table-cell>
          <table:table-cell office:value-type="string">
            <text:p>uman</text:p>
          </table:table-cell>
          <table:table-cell office:value-type="string">
            <text:p>Mens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jective</text:p>
          </table:table-cell>
          <table:table-cell/>
          <table:table-cell office:value-type="string">
            <text:p>hurt</text:p>
          </table:table-cell>
          <table:table-cell office:value-type="string">
            <text:p>herir</text:p>
          </table:table-cell>
          <table:table-cell office:value-type="string">
            <text:p>blesser</text:p>
          </table:table-cell>
          <table:table-cell office:value-type="string">
            <text:p>male</text:p>
          </table:table-cell>
          <table:table-cell office:value-type="string">
            <text:p>nocere</text:p>
          </table:table-cell>
          <table:table-cell office:value-type="string">
            <text:p>rănit</text:p>
          </table:table-cell>
          <table:table-cell office:value-type="string">
            <text:p>verletzt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vitigo</text:p>
          </table:table-cell>
          <table:table-cell office:value-type="string">
            <text:p>adjective</text:p>
          </table:table-cell>
          <table:table-cell table:style-name="ce19" office:value-type="string">
            <text:p>vigto</text:p>
          </table:table-cell>
          <table:table-cell office:value-type="string">
            <text:p>important</text:p>
          </table:table-cell>
          <table:table-cell office:value-type="string">
            <text:p>importante</text:p>
          </table:table-cell>
          <table:table-cell office:value-type="string">
            <text:p>important</text:p>
          </table:table-cell>
          <table:table-cell office:value-type="string">
            <text:p>importante</text:p>
          </table:table-cell>
          <table:table-cell office:value-type="string">
            <text:p>magna</text:p>
          </table:table-cell>
          <table:table-cell office:value-type="string">
            <text:p>important</text:p>
          </table:table-cell>
          <table:table-cell office:value-type="string">
            <text:p>wichtig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intiso</text:p>
          </table:table-cell>
          <table:table-cell office:value-type="string">
            <text:p>adjective</text:p>
          </table:table-cell>
          <table:table-cell table:style-name="ce19" office:value-type="string">
            <text:p>atsio</text:p>
          </table:table-cell>
          <table:table-cell office:value-type="string">
            <text:p>international</text:p>
          </table:table-cell>
          <table:table-cell office:value-type="string">
            <text:p>internacional</text:p>
          </table:table-cell>
          <table:table-cell office:value-type="string">
            <text:p>International</text:p>
          </table:table-cell>
          <table:table-cell office:value-type="string">
            <text:p>internazionale</text:p>
          </table:table-cell>
          <table:table-cell office:value-type="string">
            <text:p>internationalis</text:p>
          </table:table-cell>
          <table:table-cell office:value-type="string">
            <text:p>internaţional</text:p>
          </table:table-cell>
          <table:table-cell office:value-type="string">
            <text:p>Internationa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jective</text:p>
          </table:table-cell>
          <table:table-cell/>
          <table:table-cell office:value-type="string">
            <text:p>kind</text:p>
          </table:table-cell>
          <table:table-cell office:value-type="string">
            <text:p>tipo</text:p>
          </table:table-cell>
          <table:table-cell office:value-type="string">
            <text:p>gentil</text:p>
          </table:table-cell>
          <table:table-cell office:value-type="string">
            <text:p>genere</text:p>
          </table:table-cell>
          <table:table-cell office:value-type="string">
            <text:p>genus</text:p>
          </table:table-cell>
          <table:table-cell office:value-type="string">
            <text:p>drăguț</text:p>
          </table:table-cell>
          <table:table-cell office:value-type="string">
            <text:p>nett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grando</text:p>
          </table:table-cell>
          <table:table-cell office:value-type="string">
            <text:p>adjective</text:p>
          </table:table-cell>
          <table:table-cell table:style-name="ce19" office:value-type="string">
            <text:p>grado</text:p>
          </table:table-cell>
          <table:table-cell office:value-type="string">
            <text:p>large</text:p>
          </table:table-cell>
          <table:table-cell office:value-type="string">
            <text:p>grande</text:p>
          </table:table-cell>
          <table:table-cell office:value-type="string">
            <text:p>grand</text:p>
          </table:table-cell>
          <table:table-cell office:value-type="string">
            <text:p>grande</text:p>
          </table:table-cell>
          <table:table-cell office:value-type="string">
            <text:p>magna</text:p>
          </table:table-cell>
          <table:table-cell office:value-type="string">
            <text:p>mare</text:p>
          </table:table-cell>
          <table:table-cell office:value-type="string">
            <text:p>groß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tardo</text:p>
          </table:table-cell>
          <table:table-cell office:value-type="string">
            <text:p>adjective</text:p>
          </table:table-cell>
          <table:table-cell table:style-name="ce19" office:value-type="string">
            <text:p>tardo</text:p>
          </table:table-cell>
          <table:table-cell office:value-type="string">
            <text:p>late </text:p>
          </table:table-cell>
          <table:table-cell office:value-type="string">
            <text:p>tarde</text:p>
          </table:table-cell>
          <table:table-cell office:value-type="string">
            <text:p>en retard</text:p>
          </table:table-cell>
          <table:table-cell office:value-type="string">
            <text:p>in ritardo</text:p>
          </table:table-cell>
          <table:table-cell office:value-type="string">
            <text:p>sero</text:p>
          </table:table-cell>
          <table:table-cell office:value-type="string">
            <text:p>târziu</text:p>
          </table:table-cell>
          <table:table-cell office:value-type="string">
            <text:p>spä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gucho</text:p>
          </table:table-cell>
          <table:table-cell office:value-type="string">
            <text:p>adjective</text:p>
          </table:table-cell>
          <table:table-cell table:style-name="ce19" office:value-type="string">
            <text:p>gucho</text:p>
          </table:table-cell>
          <table:table-cell office:value-type="string">
            <text:p>left </text:p>
          </table:table-cell>
          <table:table-cell office:value-type="string">
            <text:p>izquierda</text:p>
          </table:table-cell>
          <table:table-cell office:value-type="string">
            <text:p>la gauche</text:p>
          </table:table-cell>
          <table:table-cell office:value-type="string">
            <text:p>sinistra</text:p>
          </table:table-cell>
          <table:table-cell office:value-type="string">
            <text:p>reliquit</text:p>
          </table:table-cell>
          <table:table-cell office:value-type="string">
            <text:p>stânga</text:p>
          </table:table-cell>
          <table:table-cell office:value-type="string">
            <text:p>links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office:value-type="string">
            <text:p>legalo</text:p>
          </table:table-cell>
          <table:table-cell office:value-type="string">
            <text:p>adjective</text:p>
          </table:table-cell>
          <table:table-cell table:style-name="ce19" office:value-type="string">
            <text:p>leigo</text:p>
          </table:table-cell>
          <table:table-cell table:number-columns-repeated="2" office:value-type="string">
            <text:p>legal</text:p>
          </table:table-cell>
          <table:table-cell office:value-type="string">
            <text:p>légal</text:p>
          </table:table-cell>
          <table:table-cell office:value-type="string">
            <text:p>legale</text:p>
          </table:table-cell>
          <table:table-cell office:value-type="string">
            <text:p>iuris</text:p>
          </table:table-cell>
          <table:table-cell table:number-columns-repeated="2" office:value-type="string">
            <text:p>lega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veriso</text:p>
          </table:table-cell>
          <table:table-cell office:value-type="string">
            <text:p>adjective</text:p>
          </table:table-cell>
          <table:table-cell table:style-name="ce19" office:value-type="string">
            <text:p>brobo</text:p>
          </table:table-cell>
          <table:table-cell office:value-type="string">
            <text:p>likely </text:p>
          </table:table-cell>
          <table:table-cell table:number-columns-repeated="2" office:value-type="string">
            <text:p>probable</text:p>
          </table:table-cell>
          <table:table-cell office:value-type="string">
            <text:p>probabile</text:p>
          </table:table-cell>
          <table:table-cell office:value-type="string">
            <text:p>verisimile</text:p>
          </table:table-cell>
          <table:table-cell office:value-type="string">
            <text:p>probabil</text:p>
          </table:table-cell>
          <table:table-cell office:value-type="string">
            <text:p>wahrscheinli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mic</text:p>
          </table:table-cell>
          <table:table-cell office:value-type="string">
            <text:p>adjective</text:p>
          </table:table-cell>
          <table:table-cell/>
          <table:table-cell office:value-type="string">
            <text:p>little</text:p>
          </table:table-cell>
          <table:table-cell office:value-type="string">
            <text:p>pequeño</text:p>
          </table:table-cell>
          <table:table-cell office:value-type="string">
            <text:p>peu</text:p>
          </table:table-cell>
          <table:table-cell office:value-type="string">
            <text:p>poco</text:p>
          </table:table-cell>
          <table:table-cell office:value-type="string">
            <text:p>paulo</text:p>
          </table:table-cell>
          <table:table-cell office:value-type="string">
            <text:p>mic</text:p>
          </table:table-cell>
          <table:table-cell office:value-type="string">
            <text:p>wenig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poco</text:p>
          </table:table-cell>
          <table:table-cell office:value-type="string">
            <text:p>adjective</text:p>
          </table:table-cell>
          <table:table-cell table:style-name="ce19" office:value-type="string">
            <text:p>poquo</text:p>
          </table:table-cell>
          <table:table-cell office:value-type="string">
            <text:p>little </text:p>
          </table:table-cell>
          <table:table-cell office:value-type="string">
            <text:p>pequeño</text:p>
          </table:table-cell>
          <table:table-cell office:value-type="string">
            <text:p>peu</text:p>
          </table:table-cell>
          <table:table-cell office:value-type="string">
            <text:p>poco</text:p>
          </table:table-cell>
          <table:table-cell office:value-type="string">
            <text:p>paulo</text:p>
          </table:table-cell>
          <table:table-cell office:value-type="string">
            <text:p>mic</text:p>
          </table:table-cell>
          <table:table-cell office:value-type="string">
            <text:p>wenig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localo</text:p>
          </table:table-cell>
          <table:table-cell office:value-type="string">
            <text:p>adjective</text:p>
          </table:table-cell>
          <table:table-cell table:style-name="ce19" office:value-type="string">
            <text:p>loclo</text:p>
          </table:table-cell>
          <table:table-cell table:number-columns-repeated="3" office:value-type="string">
            <text:p>local</text:p>
          </table:table-cell>
          <table:table-cell office:value-type="string">
            <text:p>Locale</text:p>
          </table:table-cell>
          <table:table-cell office:value-type="string">
            <text:p>locorum</text:p>
          </table:table-cell>
          <table:table-cell office:value-type="string">
            <text:p>local</text:p>
          </table:table-cell>
          <table:table-cell office:value-type="string">
            <text:p>loka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jective</text:p>
          </table:table-cell>
          <table:table-cell/>
          <table:table-cell office:value-type="string">
            <text:p>long</text:p>
          </table:table-cell>
          <table:table-cell office:value-type="string">
            <text:p>largo</text:p>
          </table:table-cell>
          <table:table-cell office:value-type="string">
            <text:p>longue</text:p>
          </table:table-cell>
          <table:table-cell office:value-type="string">
            <text:p>lungo</text:p>
          </table:table-cell>
          <table:table-cell office:value-type="string">
            <text:p>longus</text:p>
          </table:table-cell>
          <table:table-cell office:value-type="string">
            <text:p>lung</text:p>
          </table:table-cell>
          <table:table-cell office:value-type="string">
            <text:p>lange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largo</text:p>
          </table:table-cell>
          <table:table-cell office:value-type="string">
            <text:p>adjective</text:p>
          </table:table-cell>
          <table:table-cell table:style-name="ce19" office:value-type="string">
            <text:p>largo</text:p>
          </table:table-cell>
          <table:table-cell office:value-type="string">
            <text:p>long </text:p>
          </table:table-cell>
          <table:table-cell office:value-type="string">
            <text:p>largo</text:p>
          </table:table-cell>
          <table:table-cell office:value-type="string">
            <text:p>longue</text:p>
          </table:table-cell>
          <table:table-cell office:value-type="string">
            <text:p>lungo</text:p>
          </table:table-cell>
          <table:table-cell office:value-type="string">
            <text:p>longus</text:p>
          </table:table-cell>
          <table:table-cell office:value-type="string">
            <text:p>lung</text:p>
          </table:table-cell>
          <table:table-cell office:value-type="string">
            <text:p>lang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baso</text:p>
          </table:table-cell>
          <table:table-cell office:value-type="string">
            <text:p>adjective</text:p>
          </table:table-cell>
          <table:table-cell table:style-name="ce19" office:value-type="string">
            <text:p>fablo</text:p>
          </table:table-cell>
          <table:table-cell office:value-type="string">
            <text:p>low</text:p>
          </table:table-cell>
          <table:table-cell office:value-type="string">
            <text:p>bajo</text:p>
          </table:table-cell>
          <table:table-cell office:value-type="string">
            <text:p>faible,bas</text:p>
          </table:table-cell>
          <table:table-cell office:value-type="string">
            <text:p>basso</text:p>
          </table:table-cell>
          <table:table-cell office:value-type="string">
            <text:p>iaces</text:p>
          </table:table-cell>
          <table:table-cell office:value-type="string">
            <text:p>scăzut</text:p>
          </table:table-cell>
          <table:table-cell office:value-type="string">
            <text:p>niedrig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rimo</text:p>
          </table:table-cell>
          <table:table-cell office:value-type="string">
            <text:p>adjective</text:p>
          </table:table-cell>
          <table:table-cell table:style-name="ce19" office:value-type="string">
            <text:p>prico</text:p>
          </table:table-cell>
          <table:table-cell office:value-type="string">
            <text:p>main </text:p>
          </table:table-cell>
          <table:table-cell office:value-type="string">
            <text:p>principal</text:p>
          </table:table-cell>
          <table:table-cell table:number-columns-repeated="2" office:value-type="string">
            <text:p>principale</text:p>
          </table:table-cell>
          <table:table-cell office:value-type="string">
            <text:p>pelagus</text:p>
          </table:table-cell>
          <table:table-cell office:value-type="string">
            <text:p>principal</text:p>
          </table:table-cell>
          <table:table-cell office:value-type="string">
            <text:p>Mai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majo</text:p>
          </table:table-cell>
          <table:table-cell office:value-type="string">
            <text:p>adjective</text:p>
          </table:table-cell>
          <table:table-cell table:style-name="ce19" office:value-type="string">
            <text:p>majyo</text:p>
          </table:table-cell>
          <table:table-cell office:value-type="string">
            <text:p>major</text:p>
          </table:table-cell>
          <table:table-cell office:value-type="string">
            <text:p>mayor</text:p>
          </table:table-cell>
          <table:table-cell office:value-type="string">
            <text:p>Majeur</text:p>
          </table:table-cell>
          <table:table-cell office:value-type="string">
            <text:p>maggiore</text:p>
          </table:table-cell>
          <table:table-cell office:value-type="string">
            <text:p>Maior</text:p>
          </table:table-cell>
          <table:table-cell office:value-type="string">
            <text:p>major</text:p>
          </table:table-cell>
          <table:table-cell office:value-type="string">
            <text:p>Haup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medico</text:p>
          </table:table-cell>
          <table:table-cell office:value-type="string">
            <text:p>adjective</text:p>
          </table:table-cell>
          <table:table-cell table:style-name="ce19" office:value-type="string">
            <text:p>medco</text:p>
          </table:table-cell>
          <table:table-cell office:value-type="string">
            <text:p>medical</text:p>
          </table:table-cell>
          <table:table-cell office:value-type="string">
            <text:p>médico</text:p>
          </table:table-cell>
          <table:table-cell office:value-type="string">
            <text:p>médical</text:p>
          </table:table-cell>
          <table:table-cell office:value-type="string">
            <text:p>medico</text:p>
          </table:table-cell>
          <table:table-cell office:value-type="string">
            <text:p>medicorum</text:p>
          </table:table-cell>
          <table:table-cell office:value-type="string">
            <text:p>medical</text:p>
          </table:table-cell>
          <table:table-cell office:value-type="string">
            <text:p>medizinis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mitaro</text:p>
          </table:table-cell>
          <table:table-cell office:value-type="string">
            <text:p>adjective</text:p>
          </table:table-cell>
          <table:table-cell/>
          <table:table-cell office:value-type="string">
            <text:p>military </text:p>
          </table:table-cell>
          <table:table-cell office:value-type="string">
            <text:p>militar</text:p>
          </table:table-cell>
          <table:table-cell office:value-type="string">
            <text:p>militaire</text:p>
          </table:table-cell>
          <table:table-cell office:value-type="string">
            <text:p>militare</text:p>
          </table:table-cell>
          <table:table-cell office:value-type="string">
            <text:p>militum</text:p>
          </table:table-cell>
          <table:table-cell office:value-type="string">
            <text:p>militar</text:p>
          </table:table-cell>
          <table:table-cell office:value-type="string">
            <text:p>Militär-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jective</text:p>
          </table:table-cell>
          <table:table-cell/>
          <table:table-cell office:value-type="string">
            <text:p>much</text:p>
          </table:table-cell>
          <table:table-cell office:value-type="string">
            <text:p>mucho</text:p>
          </table:table-cell>
          <table:table-cell office:value-type="string">
            <text:p>beaucoup</text:p>
          </table:table-cell>
          <table:table-cell office:value-type="string">
            <text:p>tanto</text:p>
          </table:table-cell>
          <table:table-cell office:value-type="string">
            <text:p>tantum</text:p>
          </table:table-cell>
          <table:table-cell office:value-type="string">
            <text:p>mult</text:p>
          </table:table-cell>
          <table:table-cell office:value-type="string">
            <text:p>viel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atsio</text:p>
          </table:table-cell>
          <table:table-cell office:value-type="string">
            <text:p>adjective</text:p>
          </table:table-cell>
          <table:table-cell/>
          <table:table-cell office:value-type="string">
            <text:p>national </text:p>
          </table:table-cell>
          <table:table-cell office:value-type="string">
            <text:p>nacional</text:p>
          </table:table-cell>
          <table:table-cell office:value-type="string">
            <text:p>nationale</text:p>
          </table:table-cell>
          <table:table-cell office:value-type="string">
            <text:p>nazionale</text:p>
          </table:table-cell>
          <table:table-cell office:value-type="string">
            <text:p>nationalibus</text:p>
          </table:table-cell>
          <table:table-cell office:value-type="string">
            <text:p>naţional</text:p>
          </table:table-cell>
          <table:table-cell office:value-type="string">
            <text:p>Nationa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aturo</text:p>
          </table:table-cell>
          <table:table-cell office:value-type="string">
            <text:p>adjective</text:p>
          </table:table-cell>
          <table:table-cell/>
          <table:table-cell table:number-columns-repeated="2" office:value-type="string">
            <text:p>natural</text:p>
          </table:table-cell>
          <table:table-cell office:value-type="string">
            <text:p>Naturel</text:p>
          </table:table-cell>
          <table:table-cell office:value-type="string">
            <text:p>naturale</text:p>
          </table:table-cell>
          <table:table-cell office:value-type="string">
            <text:p>naturalis</text:p>
          </table:table-cell>
          <table:table-cell office:value-type="string">
            <text:p>natural</text:p>
          </table:table-cell>
          <table:table-cell office:value-type="string">
            <text:p>natürli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novo</text:p>
          </table:table-cell>
          <table:table-cell office:value-type="string">
            <text:p>adjective</text:p>
          </table:table-cell>
          <table:table-cell/>
          <table:table-cell office:value-type="string">
            <text:p>new</text:p>
          </table:table-cell>
          <table:table-cell office:value-type="string">
            <text:p>nuevo</text:p>
          </table:table-cell>
          <table:table-cell office:value-type="string">
            <text:p>Nouveau</text:p>
          </table:table-cell>
          <table:table-cell office:value-type="string">
            <text:p>nuovo</text:p>
          </table:table-cell>
          <table:table-cell office:value-type="string">
            <text:p>novus</text:p>
          </table:table-cell>
          <table:table-cell office:value-type="string">
            <text:p>nou</text:p>
          </table:table-cell>
          <table:table-cell office:value-type="string">
            <text:p>Neu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bonito</text:p>
          </table:table-cell>
          <table:table-cell office:value-type="string">
            <text:p>adjective</text:p>
          </table:table-cell>
          <table:table-cell/>
          <table:table-cell office:value-type="string">
            <text:p>nice </text:p>
          </table:table-cell>
          <table:table-cell office:value-type="string">
            <text:p>bonito</text:p>
          </table:table-cell>
          <table:table-cell office:value-type="string">
            <text:p>agréable</text:p>
          </table:table-cell>
          <table:table-cell office:value-type="string">
            <text:p>simpatico</text:p>
          </table:table-cell>
          <table:table-cell office:value-type="string">
            <text:p>nice quod</text:p>
          </table:table-cell>
          <table:table-cell office:value-type="string">
            <text:p>frumos</text:p>
          </table:table-cell>
          <table:table-cell office:value-type="string">
            <text:p>net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jective</text:p>
          </table:table-cell>
          <table:table-cell/>
          <table:table-cell office:value-type="string">
            <text:p>old</text:p>
          </table:table-cell>
          <table:table-cell office:value-type="string">
            <text:p>antiguo</text:p>
          </table:table-cell>
          <table:table-cell office:value-type="string">
            <text:p>vieux</text:p>
          </table:table-cell>
          <table:table-cell office:value-type="string">
            <text:p>vecchio</text:p>
          </table:table-cell>
          <table:table-cell office:value-type="string">
            <text:p>veteris</text:p>
          </table:table-cell>
          <table:table-cell office:value-type="string">
            <text:p>vechi</text:p>
          </table:table-cell>
          <table:table-cell office:value-type="string">
            <text:p>alt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veco</text:p>
          </table:table-cell>
          <table:table-cell office:value-type="string">
            <text:p>adjective</text:p>
          </table:table-cell>
          <table:table-cell/>
          <table:table-cell office:value-type="string">
            <text:p>old</text:p>
          </table:table-cell>
          <table:table-cell office:value-type="string">
            <text:p>antiguo</text:p>
          </table:table-cell>
          <table:table-cell office:value-type="string">
            <text:p>vieux</text:p>
          </table:table-cell>
          <table:table-cell office:value-type="string">
            <text:p>vecchio</text:p>
          </table:table-cell>
          <table:table-cell office:value-type="string">
            <text:p>veteris</text:p>
          </table:table-cell>
          <table:table-cell office:value-type="string">
            <text:p>vechi</text:p>
          </table:table-cell>
          <table:table-cell office:value-type="string">
            <text:p>al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solo</text:p>
          </table:table-cell>
          <table:table-cell office:value-type="string">
            <text:p>adjective</text:p>
          </table:table-cell>
          <table:table-cell/>
          <table:table-cell office:value-type="string">
            <text:p>only </text:p>
          </table:table-cell>
          <table:table-cell office:value-type="string">
            <text:p>solamente</text:p>
          </table:table-cell>
          <table:table-cell office:value-type="string">
            <text:p>seulement</text:p>
          </table:table-cell>
          <table:table-cell office:value-type="string">
            <text:p>solo</text:p>
          </table:table-cell>
          <table:table-cell office:value-type="string">
            <text:p>tantum</text:p>
          </table:table-cell>
          <table:table-cell office:value-type="string">
            <text:p>numai</text:p>
          </table:table-cell>
          <table:table-cell office:value-type="string">
            <text:p>nu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uverto</text:p>
          </table:table-cell>
          <table:table-cell office:value-type="string">
            <text:p>adjective</text:p>
          </table:table-cell>
          <table:table-cell/>
          <table:table-cell office:value-type="string">
            <text:p>open </text:p>
          </table:table-cell>
          <table:table-cell office:value-type="string">
            <text:p>abierto</text:p>
          </table:table-cell>
          <table:table-cell office:value-type="string">
            <text:p>ouvert</text:p>
          </table:table-cell>
          <table:table-cell office:value-type="string">
            <text:p>Aperto</text:p>
          </table:table-cell>
          <table:table-cell office:value-type="string">
            <text:p>patentibus</text:p>
          </table:table-cell>
          <table:table-cell office:value-type="string">
            <text:p>deschis</text:p>
          </table:table-cell>
          <table:table-cell office:value-type="string">
            <text:p>öffn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otro</text:p>
          </table:table-cell>
          <table:table-cell office:value-type="string">
            <text:p>adjective</text:p>
          </table:table-cell>
          <table:table-cell/>
          <table:table-cell office:value-type="string">
            <text:p>other</text:p>
          </table:table-cell>
          <table:table-cell office:value-type="string">
            <text:p>otro</text:p>
          </table:table-cell>
          <table:table-cell office:value-type="string">
            <text:p>autre</text:p>
          </table:table-cell>
          <table:table-cell office:value-type="string">
            <text:p>altro</text:p>
          </table:table-cell>
          <table:table-cell office:value-type="string">
            <text:p>alium</text:p>
          </table:table-cell>
          <table:table-cell office:value-type="string">
            <text:p>alte</text:p>
          </table:table-cell>
          <table:table-cell office:value-type="string">
            <text:p>ander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jective</text:p>
          </table:table-cell>
          <table:table-cell/>
          <table:table-cell office:value-type="string">
            <text:p>our</text:p>
          </table:table-cell>
          <table:table-cell office:value-type="string">
            <text:p>nuestra</text:p>
          </table:table-cell>
          <table:table-cell office:value-type="string">
            <text:p>notre</text:p>
          </table:table-cell>
          <table:table-cell office:value-type="string">
            <text:p>nostro</text:p>
          </table:table-cell>
          <table:table-cell office:value-type="string">
            <text:p>nostrorum</text:p>
          </table:table-cell>
          <table:table-cell office:value-type="string">
            <text:p>al nostru</text:p>
          </table:table-cell>
          <table:table-cell office:value-type="string">
            <text:p>unser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aso</text:p>
          </table:table-cell>
          <table:table-cell office:value-type="string">
            <text:p>adjective</text:p>
          </table:table-cell>
          <table:table-cell/>
          <table:table-cell office:value-type="string">
            <text:p>past </text:p>
          </table:table-cell>
          <table:table-cell office:value-type="string">
            <text:p>pasado</text:p>
          </table:table-cell>
          <table:table-cell office:value-type="string">
            <text:p>passé</text:p>
          </table:table-cell>
          <table:table-cell office:value-type="string">
            <text:p>passato</text:p>
          </table:table-cell>
          <table:table-cell office:value-type="string">
            <text:p>praeteritum</text:p>
          </table:table-cell>
          <table:table-cell office:value-type="string">
            <text:p>trecut</text:p>
          </table:table-cell>
          <table:table-cell office:value-type="string">
            <text:p>Vergangenhei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itimo</text:p>
          </table:table-cell>
          <table:table-cell office:value-type="string">
            <text:p>adjective</text:p>
          </table:table-cell>
          <table:table-cell/>
          <table:table-cell office:value-type="string">
            <text:p>personal </text:p>
          </table:table-cell>
          <table:table-cell office:value-type="string">
            <text:p>personal</text:p>
          </table:table-cell>
          <table:table-cell office:value-type="string">
            <text:p>personnel</text:p>
          </table:table-cell>
          <table:table-cell office:value-type="string">
            <text:p>personale</text:p>
          </table:table-cell>
          <table:table-cell office:value-type="string">
            <text:p>personalem</text:p>
          </table:table-cell>
          <table:table-cell office:value-type="string">
            <text:p>personal</text:p>
          </table:table-cell>
          <table:table-cell office:value-type="string">
            <text:p>persönli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fisico</text:p>
          </table:table-cell>
          <table:table-cell office:value-type="string">
            <text:p>adjective</text:p>
          </table:table-cell>
          <table:table-cell/>
          <table:table-cell office:value-type="string">
            <text:p>physical </text:p>
          </table:table-cell>
          <table:table-cell office:value-type="string">
            <text:p>físico</text:p>
          </table:table-cell>
          <table:table-cell office:value-type="string">
            <text:p>physique</text:p>
          </table:table-cell>
          <table:table-cell office:value-type="string">
            <text:p>fisico</text:p>
          </table:table-cell>
          <table:table-cell office:value-type="string">
            <text:p>corporis</text:p>
          </table:table-cell>
          <table:table-cell office:value-type="string">
            <text:p>fizic</text:p>
          </table:table-cell>
          <table:table-cell office:value-type="string">
            <text:p>Physis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olico</text:p>
          </table:table-cell>
          <table:table-cell office:value-type="string">
            <text:p>adjective</text:p>
          </table:table-cell>
          <table:table-cell/>
          <table:table-cell office:value-type="string">
            <text:p>political</text:p>
          </table:table-cell>
          <table:table-cell office:value-type="string">
            <text:p>político</text:p>
          </table:table-cell>
          <table:table-cell office:value-type="string">
            <text:p>politique</text:p>
          </table:table-cell>
          <table:table-cell office:value-type="string">
            <text:p>politico</text:p>
          </table:table-cell>
          <table:table-cell office:value-type="string">
            <text:p>rei publicae</text:p>
          </table:table-cell>
          <table:table-cell office:value-type="string">
            <text:p>politic</text:p>
          </table:table-cell>
          <table:table-cell office:value-type="string">
            <text:p>politis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povero</text:p>
          </table:table-cell>
          <table:table-cell office:value-type="string">
            <text:p>adjective</text:p>
          </table:table-cell>
          <table:table-cell/>
          <table:table-cell office:value-type="string">
            <text:p>poor </text:p>
          </table:table-cell>
          <table:table-cell office:value-type="string">
            <text:p>pobre</text:p>
          </table:table-cell>
          <table:table-cell office:value-type="string">
            <text:p>pauvre</text:p>
          </table:table-cell>
          <table:table-cell office:value-type="string">
            <text:p>povero</text:p>
          </table:table-cell>
          <table:table-cell office:value-type="string">
            <text:p>pauper</text:p>
          </table:table-cell>
          <table:table-cell office:value-type="string">
            <text:p>sărac</text:p>
          </table:table-cell>
          <table:table-cell office:value-type="string">
            <text:p>Arm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opulo</text:p>
          </table:table-cell>
          <table:table-cell office:value-type="string">
            <text:p>adjective</text:p>
          </table:table-cell>
          <table:table-cell/>
          <table:table-cell table:number-columns-repeated="2" office:value-type="string">
            <text:p>popular</text:p>
          </table:table-cell>
          <table:table-cell office:value-type="string">
            <text:p>populaire</text:p>
          </table:table-cell>
          <table:table-cell office:value-type="string">
            <text:p>popolare</text:p>
          </table:table-cell>
          <table:table-cell table:number-columns-repeated="2" office:value-type="string">
            <text:p>popular</text:p>
          </table:table-cell>
          <table:table-cell office:value-type="string">
            <text:p>Belieb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osibo</text:p>
          </table:table-cell>
          <table:table-cell office:value-type="string">
            <text:p>adjective</text:p>
          </table:table-cell>
          <table:table-cell/>
          <table:table-cell office:value-type="string">
            <text:p>possible </text:p>
          </table:table-cell>
          <table:table-cell office:value-type="string">
            <text:p>posible</text:p>
          </table:table-cell>
          <table:table-cell office:value-type="string">
            <text:p>possible</text:p>
          </table:table-cell>
          <table:table-cell office:value-type="string">
            <text:p>possibile</text:p>
          </table:table-cell>
          <table:table-cell office:value-type="string">
            <text:p>maxime</text:p>
          </table:table-cell>
          <table:table-cell office:value-type="string">
            <text:p>posibil</text:p>
          </table:table-cell>
          <table:table-cell office:value-type="string">
            <text:p>mögli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rivio</text:p>
          </table:table-cell>
          <table:table-cell office:value-type="string">
            <text:p>adjective</text:p>
          </table:table-cell>
          <table:table-cell/>
          <table:table-cell office:value-type="string">
            <text:p>private</text:p>
          </table:table-cell>
          <table:table-cell office:value-type="string">
            <text:p>privado</text:p>
          </table:table-cell>
          <table:table-cell office:value-type="string">
            <text:p>privé</text:p>
          </table:table-cell>
          <table:table-cell office:value-type="string">
            <text:p>privato</text:p>
          </table:table-cell>
          <table:table-cell office:value-type="string">
            <text:p>privatus</text:p>
          </table:table-cell>
          <table:table-cell office:value-type="string">
            <text:p>privat</text:p>
          </table:table-cell>
          <table:table-cell office:value-type="string">
            <text:p>Privatgeländ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ubico</text:p>
          </table:table-cell>
          <table:table-cell office:value-type="string">
            <text:p>adjective</text:p>
          </table:table-cell>
          <table:table-cell/>
          <table:table-cell office:value-type="string">
            <text:p>public </text:p>
          </table:table-cell>
          <table:table-cell office:value-type="string">
            <text:p>público</text:p>
          </table:table-cell>
          <table:table-cell office:value-type="string">
            <text:p>Publique</text:p>
          </table:table-cell>
          <table:table-cell office:value-type="string">
            <text:p>pubblico</text:p>
          </table:table-cell>
          <table:table-cell office:value-type="string">
            <text:p>publicae</text:p>
          </table:table-cell>
          <table:table-cell office:value-type="string">
            <text:p>public</text:p>
          </table:table-cell>
          <table:table-cell office:value-type="string">
            <text:p>Öffentlichkei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pronto</text:p>
          </table:table-cell>
          <table:table-cell office:value-type="string">
            <text:p>adjective</text:p>
          </table:table-cell>
          <table:table-cell/>
          <table:table-cell office:value-type="string">
            <text:p>ready</text:p>
          </table:table-cell>
          <table:table-cell office:value-type="string">
            <text:p>Listo</text:p>
          </table:table-cell>
          <table:table-cell office:value-type="string">
            <text:p>prêt</text:p>
          </table:table-cell>
          <table:table-cell office:value-type="string">
            <text:p>pronto</text:p>
          </table:table-cell>
          <table:table-cell office:value-type="string">
            <text:p>paratus</text:p>
          </table:table-cell>
          <table:table-cell office:value-type="string">
            <text:p>gata</text:p>
          </table:table-cell>
          <table:table-cell office:value-type="string">
            <text:p>berei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realo</text:p>
          </table:table-cell>
          <table:table-cell office:value-type="string">
            <text:p>adjective</text:p>
          </table:table-cell>
          <table:table-cell/>
          <table:table-cell office:value-type="string">
            <text:p>real </text:p>
          </table:table-cell>
          <table:table-cell office:value-type="string">
            <text:p>real</text:p>
          </table:table-cell>
          <table:table-cell office:value-type="string">
            <text:p>réel</text:p>
          </table:table-cell>
          <table:table-cell office:value-type="string">
            <text:p>vero</text:p>
          </table:table-cell>
          <table:table-cell office:value-type="string">
            <text:p>verum</text:p>
          </table:table-cell>
          <table:table-cell office:value-type="string">
            <text:p>real</text:p>
          </table:table-cell>
          <table:table-cell office:value-type="string">
            <text:p>ech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rento</text:p>
          </table:table-cell>
          <table:table-cell office:value-type="string">
            <text:p>adjective</text:p>
          </table:table-cell>
          <table:table-cell/>
          <table:table-cell office:value-type="string">
            <text:p>recent </text:p>
          </table:table-cell>
          <table:table-cell office:value-type="string">
            <text:p>reciente</text:p>
          </table:table-cell>
          <table:table-cell office:value-type="string">
            <text:p>récent</text:p>
          </table:table-cell>
          <table:table-cell office:value-type="string">
            <text:p>recente</text:p>
          </table:table-cell>
          <table:table-cell office:value-type="string">
            <text:p>recens</text:p>
          </table:table-cell>
          <table:table-cell office:value-type="string">
            <text:p>Recent</text:p>
          </table:table-cell>
          <table:table-cell office:value-type="string">
            <text:p>kürzli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roso</text:p>
          </table:table-cell>
          <table:table-cell office:value-type="string">
            <text:p>adjective</text:p>
          </table:table-cell>
          <table:table-cell/>
          <table:table-cell office:value-type="string">
            <text:p>red</text:p>
          </table:table-cell>
          <table:table-cell office:value-type="string">
            <text:p>rojo</text:p>
          </table:table-cell>
          <table:table-cell office:value-type="string">
            <text:p>rouge</text:p>
          </table:table-cell>
          <table:table-cell office:value-type="string">
            <text:p>rosso</text:p>
          </table:table-cell>
          <table:table-cell office:value-type="string">
            <text:p>rubrum</text:p>
          </table:table-cell>
          <table:table-cell office:value-type="string">
            <text:p>roșu</text:p>
          </table:table-cell>
          <table:table-cell office:value-type="string">
            <text:p>ro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jective</text:p>
          </table:table-cell>
          <table:table-cell/>
          <table:table-cell office:value-type="string">
            <text:p>red</text:p>
          </table:table-cell>
          <table:table-cell office:value-type="string">
            <text:p>rojo</text:p>
          </table:table-cell>
          <table:table-cell office:value-type="string">
            <text:p>rouge</text:p>
          </table:table-cell>
          <table:table-cell office:value-type="string">
            <text:p>rosso</text:p>
          </table:table-cell>
          <table:table-cell office:value-type="string">
            <text:p>rubrum</text:p>
          </table:table-cell>
          <table:table-cell office:value-type="string">
            <text:p>roșu</text:p>
          </table:table-cell>
          <table:table-cell office:value-type="string">
            <text:p>rot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reigo</text:p>
          </table:table-cell>
          <table:table-cell office:value-type="string">
            <text:p>adjective</text:p>
          </table:table-cell>
          <table:table-cell/>
          <table:table-cell office:value-type="string">
            <text:p>religious</text:p>
          </table:table-cell>
          <table:table-cell office:value-type="string">
            <text:p>religioso</text:p>
          </table:table-cell>
          <table:table-cell office:value-type="string">
            <text:p>religieux</text:p>
          </table:table-cell>
          <table:table-cell office:value-type="string">
            <text:p>religioso</text:p>
          </table:table-cell>
          <table:table-cell office:value-type="string">
            <text:p>religionis</text:p>
          </table:table-cell>
          <table:table-cell office:value-type="string">
            <text:p>religios</text:p>
          </table:table-cell>
          <table:table-cell office:value-type="string">
            <text:p>religiös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desro</text:p>
          </table:table-cell>
          <table:table-cell office:value-type="string">
            <text:p>adjective</text:p>
          </table:table-cell>
          <table:table-cell/>
          <table:table-cell office:value-type="string">
            <text:p>right</text:p>
          </table:table-cell>
          <table:table-cell office:value-type="string">
            <text:p>derecho</text:p>
          </table:table-cell>
          <table:table-cell office:value-type="string">
            <text:p>droite</text:p>
          </table:table-cell>
          <table:table-cell office:value-type="string">
            <text:p>destra</text:p>
          </table:table-cell>
          <table:table-cell office:value-type="string">
            <text:p>dextro</text:p>
          </table:table-cell>
          <table:table-cell office:value-type="string">
            <text:p>dreapta</text:p>
          </table:table-cell>
          <table:table-cell office:value-type="string">
            <text:p>rechts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droto</text:p>
          </table:table-cell>
          <table:table-cell office:value-type="string">
            <text:p>adjective</text:p>
          </table:table-cell>
          <table:table-cell/>
          <table:table-cell office:value-type="string">
            <text:p>right</text:p>
          </table:table-cell>
          <table:table-cell office:value-type="string">
            <text:p>derecho</text:p>
          </table:table-cell>
          <table:table-cell office:value-type="string">
            <text:p>droite</text:p>
          </table:table-cell>
          <table:table-cell office:value-type="string">
            <text:p>a destra</text:p>
          </table:table-cell>
          <table:table-cell office:value-type="string">
            <text:p>ad dextram</text:p>
          </table:table-cell>
          <table:table-cell office:value-type="string">
            <text:p>dreapta</text:p>
          </table:table-cell>
          <table:table-cell office:value-type="string">
            <text:p>rechts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jective</text:p>
          </table:table-cell>
          <table:table-cell/>
          <table:table-cell office:value-type="string">
            <text:p>round</text:p>
          </table:table-cell>
          <table:table-cell office:value-type="string">
            <text:p>redondo</text:p>
          </table:table-cell>
          <table:table-cell office:value-type="string">
            <text:p>rond</text:p>
          </table:table-cell>
          <table:table-cell office:value-type="string">
            <text:p>il giro</text:p>
          </table:table-cell>
          <table:table-cell office:value-type="string">
            <text:p>circum</text:p>
          </table:table-cell>
          <table:table-cell office:value-type="string">
            <text:p>rundă</text:p>
          </table:table-cell>
          <table:table-cell office:value-type="string">
            <text:p>runde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gravo</text:p>
          </table:table-cell>
          <table:table-cell office:value-type="string">
            <text:p>adjective</text:p>
          </table:table-cell>
          <table:table-cell/>
          <table:table-cell office:value-type="string">
            <text:p>serious</text:p>
          </table:table-cell>
          <table:table-cell office:value-type="string">
            <text:p>grave</text:p>
          </table:table-cell>
          <table:table-cell office:value-type="string">
            <text:p>sérieux</text:p>
          </table:table-cell>
          <table:table-cell office:value-type="string">
            <text:p>grave</text:p>
          </table:table-cell>
          <table:table-cell office:value-type="string">
            <text:p>gravis</text:p>
          </table:table-cell>
          <table:table-cell office:value-type="string">
            <text:p>serios</text:p>
          </table:table-cell>
          <table:table-cell office:value-type="string">
            <text:p>erns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orto</text:p>
          </table:table-cell>
          <table:table-cell office:value-type="string">
            <text:p>adjective</text:p>
          </table:table-cell>
          <table:table-cell/>
          <table:table-cell office:value-type="string">
            <text:p>short</text:p>
          </table:table-cell>
          <table:table-cell office:value-type="string">
            <text:p>corto</text:p>
          </table:table-cell>
          <table:table-cell office:value-type="string">
            <text:p>court</text:p>
          </table:table-cell>
          <table:table-cell office:value-type="string">
            <text:p>corto</text:p>
          </table:table-cell>
          <table:table-cell office:value-type="string">
            <text:p>brevis</text:p>
          </table:table-cell>
          <table:table-cell office:value-type="string">
            <text:p>mic de statura</text:p>
          </table:table-cell>
          <table:table-cell office:value-type="string">
            <text:p>kurz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sigfo</text:p>
          </table:table-cell>
          <table:table-cell office:value-type="string">
            <text:p>adjective</text:p>
          </table:table-cell>
          <table:table-cell/>
          <table:table-cell office:value-type="string">
            <text:p>significant</text:p>
          </table:table-cell>
          <table:table-cell office:value-type="string">
            <text:p>significativo</text:p>
          </table:table-cell>
          <table:table-cell office:value-type="string">
            <text:p>important</text:p>
          </table:table-cell>
          <table:table-cell office:value-type="string">
            <text:p>significativo</text:p>
          </table:table-cell>
          <table:table-cell office:value-type="string">
            <text:p>significans</text:p>
          </table:table-cell>
          <table:table-cell office:value-type="string">
            <text:p>semnificativ</text:p>
          </table:table-cell>
          <table:table-cell office:value-type="string">
            <text:p>von Bedeutung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simlo</text:p>
          </table:table-cell>
          <table:table-cell office:value-type="string">
            <text:p>adjective</text:p>
          </table:table-cell>
          <table:table-cell/>
          <table:table-cell table:number-columns-repeated="2" office:value-type="string">
            <text:p>similar</text:p>
          </table:table-cell>
          <table:table-cell office:value-type="string">
            <text:p>similaire</text:p>
          </table:table-cell>
          <table:table-cell office:value-type="string">
            <text:p>simile</text:p>
          </table:table-cell>
          <table:table-cell office:value-type="string">
            <text:p>similis</text:p>
          </table:table-cell>
          <table:table-cell office:value-type="string">
            <text:p>asemănător</text:p>
          </table:table-cell>
          <table:table-cell office:value-type="string">
            <text:p>ähnli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siplo</text:p>
          </table:table-cell>
          <table:table-cell office:value-type="string">
            <text:p>adjective</text:p>
          </table:table-cell>
          <table:table-cell/>
          <table:table-cell office:value-type="string">
            <text:p>simple </text:p>
          </table:table-cell>
          <table:table-cell office:value-type="string">
            <text:p>sencillo</text:p>
          </table:table-cell>
          <table:table-cell office:value-type="string">
            <text:p>Facile</text:p>
          </table:table-cell>
          <table:table-cell office:value-type="string">
            <text:p>semplice</text:p>
          </table:table-cell>
          <table:table-cell office:value-type="string">
            <text:p>simplex</text:p>
          </table:table-cell>
          <table:table-cell office:value-type="string">
            <text:p>simplu</text:p>
          </table:table-cell>
          <table:table-cell office:value-type="string">
            <text:p>einfa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solto</text:p>
          </table:table-cell>
          <table:table-cell office:value-type="string">
            <text:p>adjective</text:p>
          </table:table-cell>
          <table:table-cell/>
          <table:table-cell office:value-type="string">
            <text:p>single </text:p>
          </table:table-cell>
          <table:table-cell office:value-type="string">
            <text:p>soltero</text:p>
          </table:table-cell>
          <table:table-cell office:value-type="string">
            <text:p>Célibataire</text:p>
          </table:table-cell>
          <table:table-cell office:value-type="string">
            <text:p>singolo</text:p>
          </table:table-cell>
          <table:table-cell office:value-type="string">
            <text:p>unum</text:p>
          </table:table-cell>
          <table:table-cell office:value-type="string">
            <text:p>singur</text:p>
          </table:table-cell>
          <table:table-cell office:value-type="string">
            <text:p>Singl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piclo</text:p>
          </table:table-cell>
          <table:table-cell office:value-type="string">
            <text:p>adjective</text:p>
          </table:table-cell>
          <table:table-cell/>
          <table:table-cell office:value-type="string">
            <text:p>small</text:p>
          </table:table-cell>
          <table:table-cell office:value-type="string">
            <text:p>pequeña</text:p>
          </table:table-cell>
          <table:table-cell office:value-type="string">
            <text:p>petit</text:p>
          </table:table-cell>
          <table:table-cell office:value-type="string">
            <text:p>piccolo</text:p>
          </table:table-cell>
          <table:table-cell office:value-type="string">
            <text:p>Parvus</text:p>
          </table:table-cell>
          <table:table-cell office:value-type="string">
            <text:p>mic</text:p>
          </table:table-cell>
          <table:table-cell office:value-type="string">
            <text:p>klei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socio</text:p>
          </table:table-cell>
          <table:table-cell office:value-type="string">
            <text:p>adjective</text:p>
          </table:table-cell>
          <table:table-cell/>
          <table:table-cell office:value-type="string">
            <text:p>social </text:p>
          </table:table-cell>
          <table:table-cell table:number-columns-repeated="2" office:value-type="string">
            <text:p>social</text:p>
          </table:table-cell>
          <table:table-cell office:value-type="string">
            <text:p>sociale</text:p>
          </table:table-cell>
          <table:table-cell office:value-type="string">
            <text:p>socialis</text:p>
          </table:table-cell>
          <table:table-cell office:value-type="string">
            <text:p>social</text:p>
          </table:table-cell>
          <table:table-cell office:value-type="string">
            <text:p>Sozia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ecio</text:p>
          </table:table-cell>
          <table:table-cell office:value-type="string">
            <text:p>adjective</text:p>
          </table:table-cell>
          <table:table-cell/>
          <table:table-cell office:value-type="string">
            <text:p>special</text:p>
          </table:table-cell>
          <table:table-cell office:value-type="string">
            <text:p>especial</text:p>
          </table:table-cell>
          <table:table-cell office:value-type="string">
            <text:p>spécial</text:p>
          </table:table-cell>
          <table:table-cell office:value-type="string">
            <text:p>speciale</text:p>
          </table:table-cell>
          <table:table-cell office:value-type="string">
            <text:p>peculiari</text:p>
          </table:table-cell>
          <table:table-cell office:value-type="string">
            <text:p>special</text:p>
          </table:table-cell>
          <table:table-cell office:value-type="string">
            <text:p>Besonder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forto</text:p>
          </table:table-cell>
          <table:table-cell office:value-type="string">
            <text:p>adjective</text:p>
          </table:table-cell>
          <table:table-cell/>
          <table:table-cell office:value-type="string">
            <text:p>strong </text:p>
          </table:table-cell>
          <table:table-cell office:value-type="string">
            <text:p>fuerte</text:p>
          </table:table-cell>
          <table:table-cell office:value-type="string">
            <text:p>fort</text:p>
          </table:table-cell>
          <table:table-cell office:value-type="string">
            <text:p>forte</text:p>
          </table:table-cell>
          <table:table-cell office:value-type="string">
            <text:p>fortis</text:p>
          </table:table-cell>
          <table:table-cell office:value-type="string">
            <text:p>puternic</text:p>
          </table:table-cell>
          <table:table-cell office:value-type="string">
            <text:p>stark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sigro</text:p>
          </table:table-cell>
          <table:table-cell office:value-type="string">
            <text:p>adjective</text:p>
          </table:table-cell>
          <table:table-cell/>
          <table:table-cell office:value-type="string">
            <text:p>sure </text:p>
          </table:table-cell>
          <table:table-cell office:value-type="string">
            <text:p>seguro</text:p>
          </table:table-cell>
          <table:table-cell office:value-type="string">
            <text:p>sûr</text:p>
          </table:table-cell>
          <table:table-cell office:value-type="string">
            <text:p>sicuro</text:p>
          </table:table-cell>
          <table:table-cell office:value-type="string">
            <text:p>cave</text:p>
          </table:table-cell>
          <table:table-cell office:value-type="string">
            <text:p>sigur</text:p>
          </table:table-cell>
          <table:table-cell office:value-type="string">
            <text:p>sich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franch</text:p>
          </table:table-cell>
          <table:table-cell office:value-type="float" office:value="4">
            <text:p>4</text:p>
          </table:table-cell>
          <table:table-cell office:value-type="string">
            <text:p>ditso</text:p>
          </table:table-cell>
          <table:table-cell office:value-type="string">
            <text:p>adjective</text:p>
          </table:table-cell>
          <table:table-cell/>
          <table:table-cell office:value-type="string">
            <text:p>traditional</text:p>
          </table:table-cell>
          <table:table-cell office:value-type="string">
            <text:p>tradicional</text:p>
          </table:table-cell>
          <table:table-cell office:value-type="string">
            <text:p>traditionnel</text:p>
          </table:table-cell>
          <table:table-cell office:value-type="string">
            <text:p>tradizionale</text:p>
          </table:table-cell>
          <table:table-cell office:value-type="string">
            <text:p>traditional</text:p>
          </table:table-cell>
          <table:table-cell office:value-type="string">
            <text:p>tradiţional</text:p>
          </table:table-cell>
          <table:table-cell office:value-type="string">
            <text:p>traditionel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vero</text:p>
          </table:table-cell>
          <table:table-cell office:value-type="string">
            <text:p>adjective</text:p>
          </table:table-cell>
          <table:table-cell/>
          <table:table-cell table:style-name="ce29" office:value-type="string">
            <text:p>true</text:p>
          </table:table-cell>
          <table:table-cell office:value-type="string">
            <text:p>cierto</text:p>
          </table:table-cell>
          <table:table-cell office:value-type="string">
            <text:p>vrai</text:p>
          </table:table-cell>
          <table:table-cell office:value-type="string">
            <text:p>vero</text:p>
          </table:table-cell>
          <table:table-cell office:value-type="string">
            <text:p>verum</text:p>
          </table:table-cell>
          <table:table-cell office:value-type="string">
            <text:p>adevărat</text:p>
          </table:table-cell>
          <table:table-cell office:value-type="string">
            <text:p>wah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vario</text:p>
          </table:table-cell>
          <table:table-cell office:value-type="string">
            <text:p>adjective</text:p>
          </table:table-cell>
          <table:table-cell/>
          <table:table-cell office:value-type="string">
            <text:p>various</text:p>
          </table:table-cell>
          <table:table-cell office:value-type="string">
            <text:p>varios</text:p>
          </table:table-cell>
          <table:table-cell office:value-type="string">
            <text:p>divers</text:p>
          </table:table-cell>
          <table:table-cell office:value-type="string">
            <text:p>vario</text:p>
          </table:table-cell>
          <table:table-cell office:value-type="string">
            <text:p>variis</text:p>
          </table:table-cell>
          <table:table-cell office:value-type="string">
            <text:p>variat</text:p>
          </table:table-cell>
          <table:table-cell office:value-type="string">
            <text:p>verschieden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blano</text:p>
          </table:table-cell>
          <table:table-cell office:value-type="string">
            <text:p>adjective</text:p>
          </table:table-cell>
          <table:table-cell/>
          <table:table-cell office:value-type="string">
            <text:p>white</text:p>
          </table:table-cell>
          <table:table-cell office:value-type="string">
            <text:p>blanco</text:p>
          </table:table-cell>
          <table:table-cell office:value-type="string">
            <text:p>blanc</text:p>
          </table:table-cell>
          <table:table-cell office:value-type="string">
            <text:p>bianca</text:p>
          </table:table-cell>
          <table:table-cell office:value-type="string">
            <text:p>album</text:p>
          </table:table-cell>
          <table:table-cell office:value-type="string">
            <text:p>alb</text:p>
          </table:table-cell>
          <table:table-cell office:value-type="string">
            <text:p>Weiß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etiro</text:p>
          </table:table-cell>
          <table:table-cell office:value-type="string">
            <text:p>adjective</text:p>
          </table:table-cell>
          <table:table-cell/>
          <table:table-cell office:value-type="string">
            <text:p>whole</text:p>
          </table:table-cell>
          <table:table-cell office:value-type="string">
            <text:p>todo</text:p>
          </table:table-cell>
          <table:table-cell office:value-type="string">
            <text:p>entier</text:p>
          </table:table-cell>
          <table:table-cell office:value-type="string">
            <text:p>totale</text:p>
          </table:table-cell>
          <table:table-cell office:value-type="string">
            <text:p>totius</text:p>
          </table:table-cell>
          <table:table-cell office:value-type="string">
            <text:p>întreg</text:p>
          </table:table-cell>
          <table:table-cell office:value-type="string">
            <text:p>ganz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wish</text:p>
          </table:table-cell>
          <table:table-cell office:value-type="string">
            <text:p>deseo</text:p>
          </table:table-cell>
          <table:table-cell office:value-type="string">
            <text:p>souhait</text:p>
          </table:table-cell>
          <table:table-cell office:value-type="string">
            <text:p>desiderio</text:p>
          </table:table-cell>
          <table:table-cell office:value-type="string">
            <text:p>volo</text:p>
          </table:table-cell>
          <table:table-cell office:value-type="string">
            <text:p>dori</text:p>
          </table:table-cell>
          <table:table-cell office:value-type="string">
            <text:p>Wunsch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cu</text:p>
          </table:table-cell>
          <table:table-cell office:value-type="string">
            <text:p>preposition</text:p>
          </table:table-cell>
          <table:table-cell/>
          <table:table-cell office:value-type="string">
            <text:p>with</text:p>
          </table:table-cell>
          <table:table-cell office:value-type="string">
            <text:p>con</text:p>
          </table:table-cell>
          <table:table-cell office:value-type="string">
            <text:p>avec</text:p>
          </table:table-cell>
          <table:table-cell office:value-type="string">
            <text:p>con</text:p>
          </table:table-cell>
          <table:table-cell office:value-type="string">
            <text:p>apud</text:p>
          </table:table-cell>
          <table:table-cell office:value-type="string">
            <text:p>cu</text:p>
          </table:table-cell>
          <table:table-cell office:value-type="string">
            <text:p>mit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faso</text:p>
          </table:table-cell>
          <table:table-cell office:value-type="string">
            <text:p>adjective</text:p>
          </table:table-cell>
          <table:table-cell/>
          <table:table-cell office:value-type="string">
            <text:p>wrong</text:p>
          </table:table-cell>
          <table:table-cell office:value-type="string">
            <text:p>incorrecto</text:p>
          </table:table-cell>
          <table:table-cell office:value-type="string">
            <text:p>faux</text:p>
          </table:table-cell>
          <table:table-cell office:value-type="string">
            <text:p>sbagliato</text:p>
          </table:table-cell>
          <table:table-cell office:value-type="string">
            <text:p>malum</text:p>
          </table:table-cell>
          <table:table-cell office:value-type="string">
            <text:p>gresit</text:p>
          </table:table-cell>
          <table:table-cell office:value-type="string">
            <text:p>fals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gebo</text:p>
          </table:table-cell>
          <table:table-cell office:value-type="string">
            <text:p>adjective</text:p>
          </table:table-cell>
          <table:table-cell/>
          <table:table-cell office:value-type="string">
            <text:p>yellow</text:p>
          </table:table-cell>
          <table:table-cell office:value-type="string">
            <text:p>amarillo</text:p>
          </table:table-cell>
          <table:table-cell office:value-type="string">
            <text:p>Jaune</text:p>
          </table:table-cell>
          <table:table-cell office:value-type="string">
            <text:p>giallo</text:p>
          </table:table-cell>
          <table:table-cell office:value-type="string">
            <text:p>flavo</text:p>
          </table:table-cell>
          <table:table-cell office:value-type="string">
            <text:p>galben</text:p>
          </table:table-cell>
          <table:table-cell office:value-type="string">
            <text:p>Gelb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joneo</text:p>
          </table:table-cell>
          <table:table-cell office:value-type="string">
            <text:p>adjective</text:p>
          </table:table-cell>
          <table:table-cell/>
          <table:table-cell office:value-type="string">
            <text:p>young</text:p>
          </table:table-cell>
          <table:table-cell office:value-type="string">
            <text:p>joven</text:p>
          </table:table-cell>
          <table:table-cell office:value-type="string">
            <text:p>Jeune</text:p>
          </table:table-cell>
          <table:table-cell office:value-type="string">
            <text:p>giovane</text:p>
          </table:table-cell>
          <table:table-cell office:value-type="string">
            <text:p>iuvenis</text:p>
          </table:table-cell>
          <table:table-cell office:value-type="string">
            <text:p>tineri</text:p>
          </table:table-cell>
          <table:table-cell office:value-type="string">
            <text:p>jung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cerco</text:p>
          </table:table-cell>
          <table:table-cell office:value-type="string">
            <text:p>adverb</text:p>
          </table:table-cell>
          <table:table-cell/>
          <table:table-cell office:value-type="string">
            <text:p>about</text:p>
          </table:table-cell>
          <table:table-cell office:value-type="string">
            <text:p>acerca de</text:p>
          </table:table-cell>
          <table:table-cell office:value-type="string">
            <text:p>sur</text:p>
          </table:table-cell>
          <table:table-cell office:value-type="string">
            <text:p>circa</text:p>
          </table:table-cell>
          <table:table-cell office:value-type="string">
            <text:p>fere</text:p>
          </table:table-cell>
          <table:table-cell office:value-type="string">
            <text:p>aproape de</text:p>
          </table:table-cell>
          <table:table-cell office:value-type="string">
            <text:p>etwa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realo</text:p>
          </table:table-cell>
          <table:table-cell office:value-type="string">
            <text:p>adverb</text:p>
          </table:table-cell>
          <table:table-cell/>
          <table:table-cell office:value-type="string">
            <text:p>actually</text:p>
          </table:table-cell>
          <table:table-cell office:value-type="string">
            <text:p>Realmente</text:p>
          </table:table-cell>
          <table:table-cell office:value-type="string">
            <text:p>réellement</text:p>
          </table:table-cell>
          <table:table-cell office:value-type="string">
            <text:p>in realtà</text:p>
          </table:table-cell>
          <table:table-cell office:value-type="string">
            <text:p>quidem</text:p>
          </table:table-cell>
          <table:table-cell office:value-type="string">
            <text:p>de fapt</text:p>
          </table:table-cell>
          <table:table-cell office:value-type="string">
            <text:p>tatsächli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ecoro</text:p>
          </table:table-cell>
          <table:table-cell office:value-type="string">
            <text:p>adverb</text:p>
          </table:table-cell>
          <table:table-cell/>
          <table:table-cell office:value-type="string">
            <text:p>again</text:p>
          </table:table-cell>
          <table:table-cell office:value-type="string">
            <text:p>de nuevo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rursus</text:p>
          </table:table-cell>
          <table:table-cell office:value-type="string">
            <text:p>din nou</text:p>
          </table:table-cell>
          <table:table-cell office:value-type="string">
            <text:p>nochmal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anteo</text:p>
          </table:table-cell>
          <table:table-cell office:value-type="string">
            <text:p>adverb</text:p>
          </table:table-cell>
          <table:table-cell/>
          <table:table-cell office:value-type="string">
            <text:p>ago</text:p>
          </table:table-cell>
          <table:table-cell office:value-type="string">
            <text:p>hace</text:p>
          </table:table-cell>
          <table:table-cell office:value-type="string">
            <text:p>depuis</text:p>
          </table:table-cell>
          <table:table-cell office:value-type="string">
            <text:p>fa</text:p>
          </table:table-cell>
          <table:table-cell office:value-type="string">
            <text:p>ante</text:p>
          </table:table-cell>
          <table:table-cell office:value-type="string">
            <text:p>în urmă</text:p>
          </table:table-cell>
          <table:table-cell office:value-type="string">
            <text:p>vo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avato</text:p>
          </table:table-cell>
          <table:table-cell office:value-type="string">
            <text:p>adverb</text:p>
          </table:table-cell>
          <table:table-cell/>
          <table:table-cell office:value-type="string">
            <text:p>ahead</text:p>
          </table:table-cell>
          <table:table-cell office:value-type="string">
            <text:p>adelante</text:p>
          </table:table-cell>
          <table:table-cell office:value-type="string">
            <text:p>devant</text:p>
          </table:table-cell>
          <table:table-cell office:value-type="string">
            <text:p>avanti</text:p>
          </table:table-cell>
          <table:table-cell office:value-type="string">
            <text:p>praemisit</text:p>
          </table:table-cell>
          <table:table-cell office:value-type="string">
            <text:p>înainte</text:p>
          </table:table-cell>
          <table:table-cell office:value-type="string">
            <text:p>voraus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omnio</text:p>
          </table:table-cell>
          <table:table-cell office:value-type="string">
            <text:p>adverb</text:p>
          </table:table-cell>
          <table:table-cell/>
          <table:table-cell office:value-type="string">
            <text:p>all</text:p>
          </table:table-cell>
          <table:table-cell office:value-type="string">
            <text:p>todas</text:p>
          </table:table-cell>
          <table:table-cell office:value-type="string">
            <text:p>tout</text:p>
          </table:table-cell>
          <table:table-cell office:value-type="string">
            <text:p>tutti</text:p>
          </table:table-cell>
          <table:table-cell office:value-type="string">
            <text:p>omnis</text:p>
          </table:table-cell>
          <table:table-cell office:value-type="string">
            <text:p>toate</text:p>
          </table:table-cell>
          <table:table-cell office:value-type="string">
            <text:p>alle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cuaso</text:p>
          </table:table-cell>
          <table:table-cell office:value-type="string">
            <text:p>adverb</text:p>
          </table:table-cell>
          <table:table-cell/>
          <table:table-cell office:value-type="string">
            <text:p>almost</text:p>
          </table:table-cell>
          <table:table-cell office:value-type="string">
            <text:p>casi</text:p>
          </table:table-cell>
          <table:table-cell office:value-type="string">
            <text:p>presque</text:p>
          </table:table-cell>
          <table:table-cell office:value-type="string">
            <text:p>quasi</text:p>
          </table:table-cell>
          <table:table-cell office:value-type="string">
            <text:p>fere</text:p>
          </table:table-cell>
          <table:table-cell office:value-type="string">
            <text:p>aproape</text:p>
          </table:table-cell>
          <table:table-cell office:value-type="string">
            <text:p>fas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solo</text:p>
          </table:table-cell>
          <table:table-cell office:value-type="string">
            <text:p>adverb</text:p>
          </table:table-cell>
          <table:table-cell/>
          <table:table-cell office:value-type="string">
            <text:p>alone</text:p>
          </table:table-cell>
          <table:table-cell office:value-type="string">
            <text:p>solo</text:p>
          </table:table-cell>
          <table:table-cell office:value-type="string">
            <text:p>seul</text:p>
          </table:table-cell>
          <table:table-cell office:value-type="string">
            <text:p>solo</text:p>
          </table:table-cell>
          <table:table-cell office:value-type="string">
            <text:p>solum</text:p>
          </table:table-cell>
          <table:table-cell office:value-type="string">
            <text:p>singur</text:p>
          </table:table-cell>
          <table:table-cell office:value-type="string">
            <text:p>allei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dejo</text:p>
          </table:table-cell>
          <table:table-cell office:value-type="string">
            <text:p>adverb</text:p>
          </table:table-cell>
          <table:table-cell/>
          <table:table-cell office:value-type="string">
            <text:p>already</text:p>
          </table:table-cell>
          <table:table-cell office:value-type="string">
            <text:p>ya</text:p>
          </table:table-cell>
          <table:table-cell office:value-type="string">
            <text:p>déjà</text:p>
          </table:table-cell>
          <table:table-cell office:value-type="string">
            <text:p>già</text:p>
          </table:table-cell>
          <table:table-cell office:value-type="string">
            <text:p>iam</text:p>
          </table:table-cell>
          <table:table-cell office:value-type="string">
            <text:p>deja</text:p>
          </table:table-cell>
          <table:table-cell office:value-type="string">
            <text:p>bereits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also</text:p>
          </table:table-cell>
          <table:table-cell office:value-type="string">
            <text:p>adverb</text:p>
          </table:table-cell>
          <table:table-cell/>
          <table:table-cell office:value-type="string">
            <text:p>also</text:p>
          </table:table-cell>
          <table:table-cell office:value-type="string">
            <text:p>además</text:p>
          </table:table-cell>
          <table:table-cell office:value-type="string">
            <text:p>aussi</text:p>
          </table:table-cell>
          <table:table-cell office:value-type="string">
            <text:p>anche</text:p>
          </table:table-cell>
          <table:table-cell office:value-type="string">
            <text:p>etiam</text:p>
          </table:table-cell>
          <table:table-cell office:value-type="string">
            <text:p>de asemenea</text:p>
          </table:table-cell>
          <table:table-cell office:value-type="string">
            <text:p>ebenfalls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sepre</text:p>
          </table:table-cell>
          <table:table-cell office:value-type="string">
            <text:p>adverb</text:p>
          </table:table-cell>
          <table:table-cell/>
          <table:table-cell office:value-type="string">
            <text:p>always</text:p>
          </table:table-cell>
          <table:table-cell office:value-type="string">
            <text:p>siempre</text:p>
          </table:table-cell>
          <table:table-cell office:value-type="string">
            <text:p>toujours</text:p>
          </table:table-cell>
          <table:table-cell office:value-type="string">
            <text:p>sempre</text:p>
          </table:table-cell>
          <table:table-cell office:value-type="string">
            <text:p>semper</text:p>
          </table:table-cell>
          <table:table-cell office:value-type="string">
            <text:p>mereu</text:p>
          </table:table-cell>
          <table:table-cell office:value-type="string">
            <text:p>immer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circo</text:p>
          </table:table-cell>
          <table:table-cell office:value-type="string">
            <text:p>adverb</text:p>
          </table:table-cell>
          <table:table-cell/>
          <table:table-cell office:value-type="string">
            <text:p>around</text:p>
          </table:table-cell>
          <table:table-cell office:value-type="string">
            <text:p>alrededor</text:p>
          </table:table-cell>
          <table:table-cell office:value-type="string">
            <text:p>environ</text:p>
          </table:table-cell>
          <table:table-cell office:value-type="string">
            <text:p>in giro</text:p>
          </table:table-cell>
          <table:table-cell office:value-type="string">
            <text:p>circum</text:p>
          </table:table-cell>
          <table:table-cell office:value-type="string">
            <text:p>în jurul</text:p>
          </table:table-cell>
          <table:table-cell office:value-type="string">
            <text:p>um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omo</text:p>
          </table:table-cell>
          <table:table-cell office:value-type="string">
            <text:p>adverb</text:p>
          </table:table-cell>
          <table:table-cell/>
          <table:table-cell office:value-type="string">
            <text:p>as</text:p>
          </table:table-cell>
          <table:table-cell office:value-type="string">
            <text:p>como</text:p>
          </table:table-cell>
          <table:table-cell office:value-type="string">
            <text:p>comme</text:p>
          </table:table-cell>
          <table:table-cell office:value-type="string">
            <text:p>come</text:p>
          </table:table-cell>
          <table:table-cell office:value-type="string">
            <text:p>quod</text:p>
          </table:table-cell>
          <table:table-cell office:value-type="string">
            <text:p>la fel de</text:p>
          </table:table-cell>
          <table:table-cell office:value-type="string">
            <text:p>wi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leho</text:p>
          </table:table-cell>
          <table:table-cell office:value-type="string">
            <text:p>adverb</text:p>
          </table:table-cell>
          <table:table-cell/>
          <table:table-cell office:value-type="string">
            <text:p>away</text:p>
          </table:table-cell>
          <table:table-cell office:value-type="string">
            <text:p>lejos</text:p>
          </table:table-cell>
          <table:table-cell office:value-type="string">
            <text:p>un moyen</text:p>
          </table:table-cell>
          <table:table-cell office:value-type="string">
            <text:p>lontano</text:p>
          </table:table-cell>
          <table:table-cell office:value-type="string">
            <text:p>auferetur</text:p>
          </table:table-cell>
          <table:table-cell office:value-type="string">
            <text:p>departe</text:p>
          </table:table-cell>
          <table:table-cell office:value-type="string">
            <text:p>Weg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baco</text:p>
          </table:table-cell>
          <table:table-cell office:value-type="string">
            <text:p>adverb</text:p>
          </table:table-cell>
          <table:table-cell/>
          <table:table-cell office:value-type="string">
            <text:p>back</text:p>
          </table:table-cell>
          <table:table-cell office:value-type="string">
            <text:p>espalda</text:p>
          </table:table-cell>
          <table:table-cell office:value-type="string">
            <text:p>retour</text:p>
          </table:table-cell>
          <table:table-cell office:value-type="string">
            <text:p>indietro</text:p>
          </table:table-cell>
          <table:table-cell office:value-type="string">
            <text:p>revenite</text:p>
          </table:table-cell>
          <table:table-cell office:value-type="string">
            <text:p>înapoi</text:p>
          </table:table-cell>
          <table:table-cell office:value-type="string">
            <text:p>zurück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nto</text:p>
          </table:table-cell>
          <table:table-cell office:value-type="string">
            <text:p>adverb</text:p>
          </table:table-cell>
          <table:table-cell/>
          <table:table-cell office:value-type="string">
            <text:p>before</text:p>
          </table:table-cell>
          <table:table-cell office:value-type="string">
            <text:p>antes de</text:p>
          </table:table-cell>
          <table:table-cell office:value-type="string">
            <text:p>avant</text:p>
          </table:table-cell>
          <table:table-cell office:value-type="string">
            <text:p>prima</text:p>
          </table:table-cell>
          <table:table-cell office:value-type="string">
            <text:p>ante</text:p>
          </table:table-cell>
          <table:table-cell office:value-type="string">
            <text:p>inainte de</text:p>
          </table:table-cell>
          <table:table-cell office:value-type="string">
            <text:p>Vo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opto</text:p>
          </table:table-cell>
          <table:table-cell office:value-type="string">
            <text:p>adverb</text:p>
          </table:table-cell>
          <table:table-cell/>
          <table:table-cell office:value-type="string">
            <text:p>best</text:p>
          </table:table-cell>
          <table:table-cell office:value-type="string">
            <text:p>mejor</text:p>
          </table:table-cell>
          <table:table-cell office:value-type="string">
            <text:p>meilleur</text:p>
          </table:table-cell>
          <table:table-cell office:value-type="string">
            <text:p>migliore</text:p>
          </table:table-cell>
          <table:table-cell office:value-type="string">
            <text:p>optimum</text:p>
          </table:table-cell>
          <table:table-cell office:value-type="string">
            <text:p>Cel mai bun</text:p>
          </table:table-cell>
          <table:table-cell office:value-type="string">
            <text:p>Best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beto</text:p>
          </table:table-cell>
          <table:table-cell office:value-type="string">
            <text:p>adverb</text:p>
          </table:table-cell>
          <table:table-cell/>
          <table:table-cell office:value-type="string">
            <text:p>better</text:p>
          </table:table-cell>
          <table:table-cell office:value-type="string">
            <text:p>mejor</text:p>
          </table:table-cell>
          <table:table-cell office:value-type="string">
            <text:p>mieux</text:p>
          </table:table-cell>
          <table:table-cell office:value-type="string">
            <text:p>meglio</text:p>
          </table:table-cell>
          <table:table-cell office:value-type="string">
            <text:p>melior</text:p>
          </table:table-cell>
          <table:table-cell office:value-type="string">
            <text:p>mai bine</text:p>
          </table:table-cell>
          <table:table-cell office:value-type="string">
            <text:p>besser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both</text:p>
          </table:table-cell>
          <table:table-cell office:value-type="string">
            <text:p>ambos</text:p>
          </table:table-cell>
          <table:table-cell office:value-type="string">
            <text:p>tous les deux</text:p>
          </table:table-cell>
          <table:table-cell office:value-type="string">
            <text:p>entrambi</text:p>
          </table:table-cell>
          <table:table-cell office:value-type="string">
            <text:p>tum</text:p>
          </table:table-cell>
          <table:table-cell office:value-type="string">
            <text:p>ambii</text:p>
          </table:table-cell>
          <table:table-cell office:value-type="string">
            <text:p>beid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povu</text:p>
          </table:table-cell>
          <table:table-cell office:value-type="string">
            <text:p>adverb</text:p>
          </table:table-cell>
          <table:table-cell/>
          <table:table-cell office:value-type="string">
            <text:p>can</text:p>
          </table:table-cell>
          <table:table-cell office:value-type="string">
            <text:p>puede</text:p>
          </table:table-cell>
          <table:table-cell office:value-type="string">
            <text:p>pouvez</text:p>
          </table:table-cell>
          <table:table-cell office:value-type="string">
            <text:p>può</text:p>
          </table:table-cell>
          <table:table-cell office:value-type="string">
            <text:p>potes</text:p>
          </table:table-cell>
          <table:table-cell office:value-type="string">
            <text:p>poate sa</text:p>
          </table:table-cell>
          <table:table-cell office:value-type="string">
            <text:p>kan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certainly</text:p>
          </table:table-cell>
          <table:table-cell office:value-type="string">
            <text:p>ciertamente</text:p>
          </table:table-cell>
          <table:table-cell office:value-type="string">
            <text:p>certainement</text:p>
          </table:table-cell>
          <table:table-cell office:value-type="string">
            <text:p>certamente</text:p>
          </table:table-cell>
          <table:table-cell office:value-type="string">
            <text:p>certe</text:p>
          </table:table-cell>
          <table:table-cell office:value-type="string">
            <text:p>cu siguranță</text:p>
          </table:table-cell>
          <table:table-cell office:value-type="string">
            <text:p>bestimm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clearly</text:p>
          </table:table-cell>
          <table:table-cell office:value-type="string">
            <text:p>claramente</text:p>
          </table:table-cell>
          <table:table-cell office:value-type="string">
            <text:p>clairement</text:p>
          </table:table-cell>
          <table:table-cell office:value-type="string">
            <text:p>chiaramente</text:p>
          </table:table-cell>
          <table:table-cell office:value-type="string">
            <text:p>evidenter</text:p>
          </table:table-cell>
          <table:table-cell office:value-type="string">
            <text:p>clar</text:p>
          </table:table-cell>
          <table:table-cell office:value-type="string">
            <text:p>deutli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close</text:p>
          </table:table-cell>
          <table:table-cell office:value-type="string">
            <text:p>cerrar</text:p>
          </table:table-cell>
          <table:table-cell office:value-type="string">
            <text:p>proche</text:p>
          </table:table-cell>
          <table:table-cell office:value-type="string">
            <text:p>vicino</text:p>
          </table:table-cell>
          <table:table-cell office:value-type="string">
            <text:p>prope</text:p>
          </table:table-cell>
          <table:table-cell office:value-type="string">
            <text:p>închide</text:p>
          </table:table-cell>
          <table:table-cell office:value-type="string">
            <text:p>schließ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directly</text:p>
          </table:table-cell>
          <table:table-cell office:value-type="string">
            <text:p>directamente</text:p>
          </table:table-cell>
          <table:table-cell office:value-type="string">
            <text:p>directement</text:p>
          </table:table-cell>
          <table:table-cell office:value-type="string">
            <text:p>direttamente</text:p>
          </table:table-cell>
          <table:table-cell office:value-type="string">
            <text:p>protinus</text:p>
          </table:table-cell>
          <table:table-cell office:value-type="string">
            <text:p>direct</text:p>
          </table:table-cell>
          <table:table-cell office:value-type="string">
            <text:p>direk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down</text:p>
          </table:table-cell>
          <table:table-cell office:value-type="string">
            <text:p>abajo</text:p>
          </table:table-cell>
          <table:table-cell office:value-type="string">
            <text:p>vers le bas</text:p>
          </table:table-cell>
          <table:table-cell office:value-type="string">
            <text:p>giù</text:p>
          </table:table-cell>
          <table:table-cell office:value-type="string">
            <text:p>descendit</text:p>
          </table:table-cell>
          <table:table-cell office:value-type="string">
            <text:p>jos</text:p>
          </table:table-cell>
          <table:table-cell office:value-type="string">
            <text:p>Nied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early</text:p>
          </table:table-cell>
          <table:table-cell office:value-type="string">
            <text:p>temprano</text:p>
          </table:table-cell>
          <table:table-cell office:value-type="string">
            <text:p>de bonne heure</text:p>
          </table:table-cell>
          <table:table-cell office:value-type="string">
            <text:p>presto</text:p>
          </table:table-cell>
          <table:table-cell office:value-type="string">
            <text:p>mane</text:p>
          </table:table-cell>
          <table:table-cell office:value-type="string">
            <text:p>din timp</text:p>
          </table:table-cell>
          <table:table-cell office:value-type="string">
            <text:p>frü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either</text:p>
          </table:table-cell>
          <table:table-cell office:value-type="string">
            <text:p>ya sea</text:p>
          </table:table-cell>
          <table:table-cell office:value-type="string">
            <text:p>Soit</text:p>
          </table:table-cell>
          <table:table-cell office:value-type="string">
            <text:p>o</text:p>
          </table:table-cell>
          <table:table-cell office:value-type="string">
            <text:p>aut</text:p>
          </table:table-cell>
          <table:table-cell office:value-type="string">
            <text:p>fie</text:p>
          </table:table-cell>
          <table:table-cell office:value-type="string">
            <text:p>entwed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else</text:p>
          </table:table-cell>
          <table:table-cell office:value-type="string">
            <text:p>más</text:p>
          </table:table-cell>
          <table:table-cell office:value-type="string">
            <text:p>autre</text:p>
          </table:table-cell>
          <table:table-cell office:value-type="string">
            <text:p>altro</text:p>
          </table:table-cell>
          <table:table-cell office:value-type="string">
            <text:p>alium</text:p>
          </table:table-cell>
          <table:table-cell office:value-type="string">
            <text:p>altfel</text:p>
          </table:table-cell>
          <table:table-cell office:value-type="string">
            <text:p>sons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enough</text:p>
          </table:table-cell>
          <table:table-cell office:value-type="string">
            <text:p>suficiente</text:p>
          </table:table-cell>
          <table:table-cell office:value-type="string">
            <text:p>suffisant</text:p>
          </table:table-cell>
          <table:table-cell office:value-type="string">
            <text:p>abbastanza</text:p>
          </table:table-cell>
          <table:table-cell office:value-type="string">
            <text:p>satis</text:p>
          </table:table-cell>
          <table:table-cell office:value-type="string">
            <text:p>destul</text:p>
          </table:table-cell>
          <table:table-cell office:value-type="string">
            <text:p>genug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especially</text:p>
          </table:table-cell>
          <table:table-cell office:value-type="string">
            <text:p>especialmente</text:p>
          </table:table-cell>
          <table:table-cell office:value-type="string">
            <text:p>surtout</text:p>
          </table:table-cell>
          <table:table-cell office:value-type="string">
            <text:p>particolarmente</text:p>
          </table:table-cell>
          <table:table-cell office:value-type="string">
            <text:p>maxime</text:p>
          </table:table-cell>
          <table:table-cell office:value-type="string">
            <text:p>în special</text:p>
          </table:table-cell>
          <table:table-cell office:value-type="string">
            <text:p>insbesonder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even</text:p>
          </table:table-cell>
          <table:table-cell office:value-type="string">
            <text:p>incluso</text:p>
          </table:table-cell>
          <table:table-cell office:value-type="string">
            <text:p>même</text:p>
          </table:table-cell>
          <table:table-cell office:value-type="string">
            <text:p>anche</text:p>
          </table:table-cell>
          <table:table-cell office:value-type="string">
            <text:p>etiam</text:p>
          </table:table-cell>
          <table:table-cell office:value-type="string">
            <text:p>chiar</text:p>
          </table:table-cell>
          <table:table-cell office:value-type="string">
            <text:p>soga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eventually</text:p>
          </table:table-cell>
          <table:table-cell office:value-type="string">
            <text:p>finalmente</text:p>
          </table:table-cell>
          <table:table-cell office:value-type="string">
            <text:p>finalement</text:p>
          </table:table-cell>
          <table:table-cell office:value-type="string">
            <text:p>infine</text:p>
          </table:table-cell>
          <table:table-cell office:value-type="string">
            <text:p>eventually</text:p>
          </table:table-cell>
          <table:table-cell office:value-type="string">
            <text:p>eventual</text:p>
          </table:table-cell>
          <table:table-cell office:value-type="string">
            <text:p>schließli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ever</text:p>
          </table:table-cell>
          <table:table-cell office:value-type="string">
            <text:p>siempre</text:p>
          </table:table-cell>
          <table:table-cell office:value-type="string">
            <text:p>déjà</text:p>
          </table:table-cell>
          <table:table-cell office:value-type="string">
            <text:p>mai</text:p>
          </table:table-cell>
          <table:table-cell office:value-type="string">
            <text:p>semper</text:p>
          </table:table-cell>
          <table:table-cell office:value-type="string">
            <text:p>vreodată</text:p>
          </table:table-cell>
          <table:table-cell office:value-type="string">
            <text:p>j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exactly</text:p>
          </table:table-cell>
          <table:table-cell office:value-type="string">
            <text:p>exactamente</text:p>
          </table:table-cell>
          <table:table-cell office:value-type="string">
            <text:p>exactement</text:p>
          </table:table-cell>
          <table:table-cell office:value-type="string">
            <text:p>Esattamente</text:p>
          </table:table-cell>
          <table:table-cell office:value-type="string">
            <text:p>prorsus</text:p>
          </table:table-cell>
          <table:table-cell office:value-type="string">
            <text:p>exact</text:p>
          </table:table-cell>
          <table:table-cell office:value-type="string">
            <text:p>genau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far</text:p>
          </table:table-cell>
          <table:table-cell office:value-type="string">
            <text:p>lejos</text:p>
          </table:table-cell>
          <table:table-cell office:value-type="string">
            <text:p>loin</text:p>
          </table:table-cell>
          <table:table-cell office:value-type="string">
            <text:p>lontano</text:p>
          </table:table-cell>
          <table:table-cell office:value-type="string">
            <text:p>tantum</text:p>
          </table:table-cell>
          <table:table-cell office:value-type="string">
            <text:p>departe</text:p>
          </table:table-cell>
          <table:table-cell office:value-type="string">
            <text:p>wei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fast</text:p>
          </table:table-cell>
          <table:table-cell office:value-type="string">
            <text:p>rápido</text:p>
          </table:table-cell>
          <table:table-cell office:value-type="string">
            <text:p>vite</text:p>
          </table:table-cell>
          <table:table-cell office:value-type="string">
            <text:p>veloce</text:p>
          </table:table-cell>
          <table:table-cell office:value-type="string">
            <text:p>celer</text:p>
          </table:table-cell>
          <table:table-cell office:value-type="string">
            <text:p>rapid</text:p>
          </table:table-cell>
          <table:table-cell office:value-type="string">
            <text:p>schnel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finally</text:p>
          </table:table-cell>
          <table:table-cell office:value-type="string">
            <text:p>finalmente</text:p>
          </table:table-cell>
          <table:table-cell office:value-type="string">
            <text:p>enfin</text:p>
          </table:table-cell>
          <table:table-cell office:value-type="string">
            <text:p>finalmente</text:p>
          </table:table-cell>
          <table:table-cell office:value-type="string">
            <text:p>tandem</text:p>
          </table:table-cell>
          <table:table-cell office:value-type="string">
            <text:p>in sfarsit</text:p>
          </table:table-cell>
          <table:table-cell office:value-type="string">
            <text:p>schließli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forward</text:p>
          </table:table-cell>
          <table:table-cell office:value-type="string">
            <text:p>adelante</text:p>
          </table:table-cell>
          <table:table-cell office:value-type="string">
            <text:p>vers l'avant</text:p>
          </table:table-cell>
          <table:table-cell office:value-type="string">
            <text:p>inoltrare</text:p>
          </table:table-cell>
          <table:table-cell office:value-type="string">
            <text:p>ante</text:p>
          </table:table-cell>
          <table:table-cell office:value-type="string">
            <text:p>redirecţiona</text:p>
          </table:table-cell>
          <table:table-cell office:value-type="string">
            <text:p>nach vorn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hard</text:p>
          </table:table-cell>
          <table:table-cell office:value-type="string">
            <text:p>difícil</text:p>
          </table:table-cell>
          <table:table-cell office:value-type="string">
            <text:p>dur</text:p>
          </table:table-cell>
          <table:table-cell office:value-type="string">
            <text:p>difficile</text:p>
          </table:table-cell>
          <table:table-cell office:value-type="string">
            <text:p>durum</text:p>
          </table:table-cell>
          <table:table-cell office:value-type="string">
            <text:p>greu</text:p>
          </table:table-cell>
          <table:table-cell office:value-type="string">
            <text:p>har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here</text:p>
          </table:table-cell>
          <table:table-cell office:value-type="string">
            <text:p>aquí</text:p>
          </table:table-cell>
          <table:table-cell office:value-type="string">
            <text:p>ici</text:p>
          </table:table-cell>
          <table:table-cell office:value-type="string">
            <text:p>Qui</text:p>
          </table:table-cell>
          <table:table-cell office:value-type="string">
            <text:p>hic</text:p>
          </table:table-cell>
          <table:table-cell office:value-type="string">
            <text:p>aici</text:p>
          </table:table-cell>
          <table:table-cell office:value-type="string">
            <text:p>Hi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home</text:p>
          </table:table-cell>
          <table:table-cell office:value-type="string">
            <text:p>casa</text:p>
          </table:table-cell>
          <table:table-cell office:value-type="string">
            <text:p>domicile</text:p>
          </table:table-cell>
          <table:table-cell office:value-type="string">
            <text:p>casa</text:p>
          </table:table-cell>
          <table:table-cell office:value-type="string">
            <text:p>domum</text:p>
          </table:table-cell>
          <table:table-cell office:value-type="string">
            <text:p>Acasă</text:p>
          </table:table-cell>
          <table:table-cell office:value-type="string">
            <text:p>Zuhaus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how</text:p>
          </table:table-cell>
          <table:table-cell office:value-type="string">
            <text:p>cómo</text:p>
          </table:table-cell>
          <table:table-cell office:value-type="string">
            <text:p>Comment</text:p>
          </table:table-cell>
          <table:table-cell office:value-type="string">
            <text:p>Come</text:p>
          </table:table-cell>
          <table:table-cell office:value-type="string">
            <text:p>quam</text:p>
          </table:table-cell>
          <table:table-cell office:value-type="string">
            <text:p>Cum</text:p>
          </table:table-cell>
          <table:table-cell office:value-type="string">
            <text:p>Wi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however</text:p>
          </table:table-cell>
          <table:table-cell office:value-type="string">
            <text:p>sin embargo</text:p>
          </table:table-cell>
          <table:table-cell office:value-type="string">
            <text:p>pourtant</text:p>
          </table:table-cell>
          <table:table-cell office:value-type="string">
            <text:p>però</text:p>
          </table:table-cell>
          <table:table-cell office:value-type="string">
            <text:p>autem</text:p>
          </table:table-cell>
          <table:table-cell office:value-type="string">
            <text:p>in orice caz</text:p>
          </table:table-cell>
          <table:table-cell office:value-type="string">
            <text:p>jedo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in</text:p>
          </table:table-cell>
          <table:table-cell office:value-type="string">
            <text:p>en</text:p>
          </table:table-cell>
          <table:table-cell office:value-type="string">
            <text:p>dans</text:p>
          </table:table-cell>
          <table:table-cell office:value-type="string">
            <text:p>nel</text:p>
          </table:table-cell>
          <table:table-cell office:value-type="string">
            <text:p>apud</text:p>
          </table:table-cell>
          <table:table-cell office:value-type="string">
            <text:p>în</text:p>
          </table:table-cell>
          <table:table-cell office:value-type="string">
            <text:p>im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indeed</text:p>
          </table:table-cell>
          <table:table-cell office:value-type="string">
            <text:p>en efecto</text:p>
          </table:table-cell>
          <table:table-cell office:value-type="string">
            <text:p>En effet</text:p>
          </table:table-cell>
          <table:table-cell office:value-type="string">
            <text:p>infatti</text:p>
          </table:table-cell>
          <table:table-cell office:value-type="string">
            <text:p>certe</text:p>
          </table:table-cell>
          <table:table-cell office:value-type="string">
            <text:p>intr-adevar</text:p>
          </table:table-cell>
          <table:table-cell office:value-type="string">
            <text:p>tatsächli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instead</text:p>
          </table:table-cell>
          <table:table-cell office:value-type="string">
            <text:p>en lugar</text:p>
          </table:table-cell>
          <table:table-cell office:value-type="string">
            <text:p>au lieu</text:p>
          </table:table-cell>
          <table:table-cell office:value-type="string">
            <text:p>anziché</text:p>
          </table:table-cell>
          <table:table-cell office:value-type="string">
            <text:p>pro</text:p>
          </table:table-cell>
          <table:table-cell office:value-type="string">
            <text:p>in schimb</text:p>
          </table:table-cell>
          <table:table-cell office:value-type="string">
            <text:p>stattdess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just</text:p>
          </table:table-cell>
          <table:table-cell office:value-type="string">
            <text:p>sólo</text:p>
          </table:table-cell>
          <table:table-cell office:value-type="string">
            <text:p>juste</text:p>
          </table:table-cell>
          <table:table-cell office:value-type="string">
            <text:p>appena</text:p>
          </table:table-cell>
          <table:table-cell office:value-type="string">
            <text:p>tantum</text:p>
          </table:table-cell>
          <table:table-cell office:value-type="string">
            <text:p>doar</text:p>
          </table:table-cell>
          <table:table-cell office:value-type="string">
            <text:p>gerad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later</text:p>
          </table:table-cell>
          <table:table-cell office:value-type="string">
            <text:p>más tarde</text:p>
          </table:table-cell>
          <table:table-cell office:value-type="string">
            <text:p>plus tard</text:p>
          </table:table-cell>
          <table:table-cell office:value-type="string">
            <text:p>dopo</text:p>
          </table:table-cell>
          <table:table-cell office:value-type="string">
            <text:p>deinde</text:p>
          </table:table-cell>
          <table:table-cell office:value-type="string">
            <text:p>mai tarziu</text:p>
          </table:table-cell>
          <table:table-cell office:value-type="string">
            <text:p>spät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least</text:p>
          </table:table-cell>
          <table:table-cell office:value-type="string">
            <text:p>menos</text:p>
          </table:table-cell>
          <table:table-cell office:value-type="string">
            <text:p>moins</text:p>
          </table:table-cell>
          <table:table-cell office:value-type="string">
            <text:p>meno</text:p>
          </table:table-cell>
          <table:table-cell office:value-type="string">
            <text:p>minimis</text:p>
          </table:table-cell>
          <table:table-cell office:value-type="string">
            <text:p>cel mai puţin</text:p>
          </table:table-cell>
          <table:table-cell office:value-type="string">
            <text:p>am wenigst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less</text:p>
          </table:table-cell>
          <table:table-cell office:value-type="string">
            <text:p>Menos</text:p>
          </table:table-cell>
          <table:table-cell office:value-type="string">
            <text:p>Moins</text:p>
          </table:table-cell>
          <table:table-cell office:value-type="string">
            <text:p>Di meno</text:p>
          </table:table-cell>
          <table:table-cell office:value-type="string">
            <text:p>minus</text:p>
          </table:table-cell>
          <table:table-cell office:value-type="string">
            <text:p>Mai puțin</text:p>
          </table:table-cell>
          <table:table-cell office:value-type="string">
            <text:p>geringer, wenig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little</text:p>
          </table:table-cell>
          <table:table-cell office:value-type="string">
            <text:p>pequeño</text:p>
          </table:table-cell>
          <table:table-cell office:value-type="string">
            <text:p>peu</text:p>
          </table:table-cell>
          <table:table-cell office:value-type="string">
            <text:p>poco</text:p>
          </table:table-cell>
          <table:table-cell office:value-type="string">
            <text:p>paulo</text:p>
          </table:table-cell>
          <table:table-cell office:value-type="string">
            <text:p>mic</text:p>
          </table:table-cell>
          <table:table-cell office:value-type="string">
            <text:p>wenig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long</text:p>
          </table:table-cell>
          <table:table-cell office:value-type="string">
            <text:p>largo</text:p>
          </table:table-cell>
          <table:table-cell office:value-type="string">
            <text:p>longue</text:p>
          </table:table-cell>
          <table:table-cell office:value-type="string">
            <text:p>lungo</text:p>
          </table:table-cell>
          <table:table-cell office:value-type="string">
            <text:p>longus</text:p>
          </table:table-cell>
          <table:table-cell office:value-type="string">
            <text:p>lung</text:p>
          </table:table-cell>
          <table:table-cell office:value-type="string">
            <text:p>lang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maybe</text:p>
          </table:table-cell>
          <table:table-cell office:value-type="string">
            <text:p>tal vez</text:p>
          </table:table-cell>
          <table:table-cell office:value-type="string">
            <text:p>peut être</text:p>
          </table:table-cell>
          <table:table-cell office:value-type="string">
            <text:p>può essere</text:p>
          </table:table-cell>
          <table:table-cell office:value-type="string">
            <text:p>maybe</text:p>
          </table:table-cell>
          <table:table-cell office:value-type="string">
            <text:p>poate</text:p>
          </table:table-cell>
          <table:table-cell office:value-type="string">
            <text:p>vielleich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more</text:p>
          </table:table-cell>
          <table:table-cell office:value-type="string">
            <text:p>más</text:p>
          </table:table-cell>
          <table:table-cell office:value-type="string">
            <text:p>plus</text:p>
          </table:table-cell>
          <table:table-cell office:value-type="string">
            <text:p>Di Più</text:p>
          </table:table-cell>
          <table:table-cell office:value-type="string">
            <text:p>magis</text:p>
          </table:table-cell>
          <table:table-cell office:value-type="string">
            <text:p>mai multe</text:p>
          </table:table-cell>
          <table:table-cell office:value-type="string">
            <text:p>Meh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most</text:p>
          </table:table-cell>
          <table:table-cell office:value-type="string">
            <text:p>más</text:p>
          </table:table-cell>
          <table:table-cell office:value-type="string">
            <text:p>plus</text:p>
          </table:table-cell>
          <table:table-cell office:value-type="string">
            <text:p>maggior parte</text:p>
          </table:table-cell>
          <table:table-cell office:value-type="string">
            <text:p>maxime</text:p>
          </table:table-cell>
          <table:table-cell office:value-type="string">
            <text:p>cel mai</text:p>
          </table:table-cell>
          <table:table-cell office:value-type="string">
            <text:p>die meist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much</text:p>
          </table:table-cell>
          <table:table-cell office:value-type="string">
            <text:p>mucho</text:p>
          </table:table-cell>
          <table:table-cell office:value-type="string">
            <text:p>beaucoup</text:p>
          </table:table-cell>
          <table:table-cell office:value-type="string">
            <text:p>tanto</text:p>
          </table:table-cell>
          <table:table-cell office:value-type="string">
            <text:p>tantum</text:p>
          </table:table-cell>
          <table:table-cell office:value-type="string">
            <text:p>mult</text:p>
          </table:table-cell>
          <table:table-cell office:value-type="string">
            <text:p>vie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nearly</text:p>
          </table:table-cell>
          <table:table-cell office:value-type="string">
            <text:p>casi</text:p>
          </table:table-cell>
          <table:table-cell office:value-type="string">
            <text:p>presque</text:p>
          </table:table-cell>
          <table:table-cell office:value-type="string">
            <text:p>quasi</text:p>
          </table:table-cell>
          <table:table-cell office:value-type="string">
            <text:p>fere</text:p>
          </table:table-cell>
          <table:table-cell office:value-type="string">
            <text:p>aproape</text:p>
          </table:table-cell>
          <table:table-cell office:value-type="string">
            <text:p>fas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nuqam</text:p>
          </table:table-cell>
          <table:table-cell office:value-type="string">
            <text:p>adverb</text:p>
          </table:table-cell>
          <table:table-cell/>
          <table:table-cell office:value-type="string">
            <text:p>never</text:p>
          </table:table-cell>
          <table:table-cell office:value-type="string">
            <text:p>Nunca</text:p>
          </table:table-cell>
          <table:table-cell office:value-type="string">
            <text:p>jamais</text:p>
          </table:table-cell>
          <table:table-cell office:value-type="string">
            <text:p>mai</text:p>
          </table:table-cell>
          <table:table-cell office:value-type="string">
            <text:p>numquam</text:p>
          </table:table-cell>
          <table:table-cell office:value-type="string">
            <text:p>nu</text:p>
          </table:table-cell>
          <table:table-cell office:value-type="string">
            <text:p>noch ni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n</text:p>
          </table:table-cell>
          <table:table-cell office:value-type="string">
            <text:p>no</text:p>
          </table:table-cell>
          <table:table-cell office:value-type="string">
            <text:p>nihil</text:p>
          </table:table-cell>
          <table:table-cell office:value-type="string">
            <text:p>Nu</text:p>
          </table:table-cell>
          <table:table-cell office:value-type="string">
            <text:p>Nei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now</text:p>
          </table:table-cell>
          <table:table-cell office:value-type="string">
            <text:p>ahora</text:p>
          </table:table-cell>
          <table:table-cell office:value-type="string">
            <text:p>maintenant</text:p>
          </table:table-cell>
          <table:table-cell office:value-type="string">
            <text:p>adesso</text:p>
          </table:table-cell>
          <table:table-cell office:value-type="string">
            <text:p>nunc</text:p>
          </table:table-cell>
          <table:table-cell office:value-type="string">
            <text:p>acum</text:p>
          </table:table-cell>
          <table:table-cell office:value-type="string">
            <text:p>jetz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of course</text:p>
          </table:table-cell>
          <table:table-cell office:value-type="string">
            <text:p>por supuesto</text:p>
          </table:table-cell>
          <table:table-cell office:value-type="string">
            <text:p>bien sûr</text:p>
          </table:table-cell>
          <table:table-cell office:value-type="string">
            <text:p>ovviamente</text:p>
          </table:table-cell>
          <table:table-cell office:value-type="string">
            <text:p>utique</text:p>
          </table:table-cell>
          <table:table-cell office:value-type="string">
            <text:p>desigur</text:p>
          </table:table-cell>
          <table:table-cell office:value-type="string">
            <text:p>Na sich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us</text:p>
          </table:table-cell>
          <table:table-cell office:value-type="string">
            <text:p>adverb</text:p>
          </table:table-cell>
          <table:table-cell/>
          <table:table-cell office:value-type="string">
            <text:p>off</text:p>
          </table:table-cell>
          <table:table-cell office:value-type="string">
            <text:p>apagado</text:p>
          </table:table-cell>
          <table:table-cell office:value-type="string">
            <text:p>de</text:p>
          </table:table-cell>
          <table:table-cell office:value-type="string">
            <text:p>via</text:p>
          </table:table-cell>
          <table:table-cell office:value-type="string">
            <text:p>off</text:p>
          </table:table-cell>
          <table:table-cell office:value-type="string">
            <text:p>de pe</text:p>
          </table:table-cell>
          <table:table-cell office:value-type="string">
            <text:p>aus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often</text:p>
          </table:table-cell>
          <table:table-cell office:value-type="string">
            <text:p>a menudo</text:p>
          </table:table-cell>
          <table:table-cell office:value-type="string">
            <text:p>souvent</text:p>
          </table:table-cell>
          <table:table-cell office:value-type="string">
            <text:p>spesso</text:p>
          </table:table-cell>
          <table:table-cell office:value-type="string">
            <text:p>saepe</text:p>
          </table:table-cell>
          <table:table-cell office:value-type="string">
            <text:p>de multe ori</text:p>
          </table:table-cell>
          <table:table-cell office:value-type="string">
            <text:p>häufig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ok</text:p>
          </table:table-cell>
          <table:table-cell office:value-type="string">
            <text:p>Okay</text:p>
          </table:table-cell>
          <table:table-cell office:value-type="string">
            <text:p>D'accord</text:p>
          </table:table-cell>
          <table:table-cell table:number-columns-repeated="2" office:value-type="string">
            <text:p>ok</text:p>
          </table:table-cell>
          <table:table-cell office:value-type="string">
            <text:p>în regulă</text:p>
          </table:table-cell>
          <table:table-cell office:value-type="string">
            <text:p>okay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on</text:p>
          </table:table-cell>
          <table:table-cell office:value-type="string">
            <text:p>en</text:p>
          </table:table-cell>
          <table:table-cell office:value-type="string">
            <text:p>sur</text:p>
          </table:table-cell>
          <table:table-cell office:value-type="string">
            <text:p>sopra</text:p>
          </table:table-cell>
          <table:table-cell office:value-type="string">
            <text:p>in</text:p>
          </table:table-cell>
          <table:table-cell office:value-type="string">
            <text:p>pe</text:p>
          </table:table-cell>
          <table:table-cell office:value-type="string">
            <text:p>auf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once</text:p>
          </table:table-cell>
          <table:table-cell office:value-type="string">
            <text:p>una vez</text:p>
          </table:table-cell>
          <table:table-cell office:value-type="string">
            <text:p>une fois que</text:p>
          </table:table-cell>
          <table:table-cell office:value-type="string">
            <text:p>una volta</text:p>
          </table:table-cell>
          <table:table-cell office:value-type="string">
            <text:p>iterum</text:p>
          </table:table-cell>
          <table:table-cell office:value-type="string">
            <text:p>odată</text:p>
          </table:table-cell>
          <table:table-cell office:value-type="string">
            <text:p>Einma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only</text:p>
          </table:table-cell>
          <table:table-cell office:value-type="string">
            <text:p>solamente</text:p>
          </table:table-cell>
          <table:table-cell office:value-type="string">
            <text:p>seulement</text:p>
          </table:table-cell>
          <table:table-cell office:value-type="string">
            <text:p>solo</text:p>
          </table:table-cell>
          <table:table-cell office:value-type="string">
            <text:p>tantum</text:p>
          </table:table-cell>
          <table:table-cell office:value-type="string">
            <text:p>numai</text:p>
          </table:table-cell>
          <table:table-cell office:value-type="string">
            <text:p>nu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out</text:p>
          </table:table-cell>
          <table:table-cell office:value-type="string">
            <text:p>fuera</text:p>
          </table:table-cell>
          <table:table-cell office:value-type="string">
            <text:p>en dehors</text:p>
          </table:table-cell>
          <table:table-cell office:value-type="string">
            <text:p>su</text:p>
          </table:table-cell>
          <table:table-cell office:value-type="string">
            <text:p>de</text:p>
          </table:table-cell>
          <table:table-cell office:value-type="string">
            <text:p>afară</text:p>
          </table:table-cell>
          <table:table-cell office:value-type="string">
            <text:p>aus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over</text:p>
          </table:table-cell>
          <table:table-cell office:value-type="string">
            <text:p>terminado</text:p>
          </table:table-cell>
          <table:table-cell office:value-type="string">
            <text:p>plus de</text:p>
          </table:table-cell>
          <table:table-cell office:value-type="string">
            <text:p>al di sopra di</text:p>
          </table:table-cell>
          <table:table-cell office:value-type="string">
            <text:p>super</text:p>
          </table:table-cell>
          <table:table-cell office:value-type="string">
            <text:p>peste</text:p>
          </table:table-cell>
          <table:table-cell office:value-type="string">
            <text:p>Üb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particularly</text:p>
          </table:table-cell>
          <table:table-cell office:value-type="string">
            <text:p>particularmente</text:p>
          </table:table-cell>
          <table:table-cell office:value-type="string">
            <text:p>particulièrement</text:p>
          </table:table-cell>
          <table:table-cell office:value-type="string">
            <text:p>particolarmente</text:p>
          </table:table-cell>
          <table:table-cell office:value-type="string">
            <text:p>praecipue</text:p>
          </table:table-cell>
          <table:table-cell office:value-type="string">
            <text:p>în special</text:p>
          </table:table-cell>
          <table:table-cell office:value-type="string">
            <text:p>insbesonder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perhaps</text:p>
          </table:table-cell>
          <table:table-cell office:value-type="string">
            <text:p>quizás</text:p>
          </table:table-cell>
          <table:table-cell office:value-type="string">
            <text:p>peut-être</text:p>
          </table:table-cell>
          <table:table-cell office:value-type="string">
            <text:p>Forse</text:p>
          </table:table-cell>
          <table:table-cell office:value-type="string">
            <text:p>fortasse</text:p>
          </table:table-cell>
          <table:table-cell office:value-type="string">
            <text:p>poate</text:p>
          </table:table-cell>
          <table:table-cell office:value-type="string">
            <text:p>vielleich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pretty</text:p>
          </table:table-cell>
          <table:table-cell office:value-type="string">
            <text:p>bonita</text:p>
          </table:table-cell>
          <table:table-cell office:value-type="string">
            <text:p>jolie</text:p>
          </table:table-cell>
          <table:table-cell office:value-type="string">
            <text:p>bella</text:p>
          </table:table-cell>
          <table:table-cell office:value-type="string">
            <text:p>satis</text:p>
          </table:table-cell>
          <table:table-cell office:value-type="string">
            <text:p>frumos</text:p>
          </table:table-cell>
          <table:table-cell office:value-type="string">
            <text:p>ziemlich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probably</text:p>
          </table:table-cell>
          <table:table-cell office:value-type="string">
            <text:p>probablemente</text:p>
          </table:table-cell>
          <table:table-cell office:value-type="string">
            <text:p>Probablement</text:p>
          </table:table-cell>
          <table:table-cell office:value-type="string">
            <text:p>probabilmente</text:p>
          </table:table-cell>
          <table:table-cell office:value-type="string">
            <text:p>verisimile</text:p>
          </table:table-cell>
          <table:table-cell office:value-type="string">
            <text:p>probabil</text:p>
          </table:table-cell>
          <table:table-cell office:value-type="string">
            <text:p>wahrscheinli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quickly</text:p>
          </table:table-cell>
          <table:table-cell office:value-type="string">
            <text:p>con rapidez</text:p>
          </table:table-cell>
          <table:table-cell office:value-type="string">
            <text:p>rapidement</text:p>
          </table:table-cell>
          <table:table-cell office:value-type="string">
            <text:p>velocemente</text:p>
          </table:table-cell>
          <table:table-cell office:value-type="string">
            <text:p>cito</text:p>
          </table:table-cell>
          <table:table-cell office:value-type="string">
            <text:p>repede</text:p>
          </table:table-cell>
          <table:table-cell office:value-type="string">
            <text:p>schnel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quite</text:p>
          </table:table-cell>
          <table:table-cell office:value-type="string">
            <text:p>bastante</text:p>
          </table:table-cell>
          <table:table-cell office:value-type="string">
            <text:p>assez</text:p>
          </table:table-cell>
          <table:table-cell office:value-type="string">
            <text:p>abbastanza</text:p>
          </table:table-cell>
          <table:table-cell office:value-type="string">
            <text:p>satis</text:p>
          </table:table-cell>
          <table:table-cell office:value-type="string">
            <text:p>destul de</text:p>
          </table:table-cell>
          <table:table-cell office:value-type="string">
            <text:p>ziemli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rather</text:p>
          </table:table-cell>
          <table:table-cell office:value-type="string">
            <text:p>más bien</text:p>
          </table:table-cell>
          <table:table-cell office:value-type="string">
            <text:p>plutôt</text:p>
          </table:table-cell>
          <table:table-cell office:value-type="string">
            <text:p>piuttosto</text:p>
          </table:table-cell>
          <table:table-cell office:value-type="string">
            <text:p>magis</text:p>
          </table:table-cell>
          <table:table-cell office:value-type="string">
            <text:p>mai degraba</text:p>
          </table:table-cell>
          <table:table-cell office:value-type="string">
            <text:p>lieb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really</text:p>
          </table:table-cell>
          <table:table-cell office:value-type="string">
            <text:p>De Verdad</text:p>
          </table:table-cell>
          <table:table-cell office:value-type="string">
            <text:p>vraiment</text:p>
          </table:table-cell>
          <table:table-cell office:value-type="string">
            <text:p>veramente</text:p>
          </table:table-cell>
          <table:table-cell office:value-type="string">
            <text:p>rem</text:p>
          </table:table-cell>
          <table:table-cell office:value-type="string">
            <text:p>într-adevăr</text:p>
          </table:table-cell>
          <table:table-cell office:value-type="string">
            <text:p>Ja wirkli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recently</text:p>
          </table:table-cell>
          <table:table-cell office:value-type="string">
            <text:p>recientemente</text:p>
          </table:table-cell>
          <table:table-cell office:value-type="string">
            <text:p>récemment</text:p>
          </table:table-cell>
          <table:table-cell office:value-type="string">
            <text:p>recentemente</text:p>
          </table:table-cell>
          <table:table-cell office:value-type="string">
            <text:p>recentius</text:p>
          </table:table-cell>
          <table:table-cell office:value-type="string">
            <text:p>recent</text:p>
          </table:table-cell>
          <table:table-cell office:value-type="string">
            <text:p>vor kurzem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justo</text:p>
          </table:table-cell>
          <table:table-cell office:value-type="string">
            <text:p>adverb</text:p>
          </table:table-cell>
          <table:table-cell/>
          <table:table-cell office:value-type="string">
            <text:p>right</text:p>
          </table:table-cell>
          <table:table-cell office:value-type="string">
            <text:p>correct</text:p>
          </table:table-cell>
          <table:table-cell office:value-type="string">
            <text:p>raison</text:p>
          </table:table-cell>
          <table:table-cell office:value-type="string">
            <text:p>giusto</text:p>
          </table:table-cell>
          <table:table-cell office:value-type="string">
            <text:p>iustum</text:p>
          </table:table-cell>
          <table:table-cell office:value-type="string">
            <text:p>dreptate</text:p>
          </table:table-cell>
          <table:table-cell office:value-type="string">
            <text:p>richtig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simply</text:p>
          </table:table-cell>
          <table:table-cell office:value-type="string">
            <text:p>simplemente</text:p>
          </table:table-cell>
          <table:table-cell office:value-type="string">
            <text:p>simplement</text:p>
          </table:table-cell>
          <table:table-cell office:value-type="string">
            <text:p>semplicemente</text:p>
          </table:table-cell>
          <table:table-cell office:value-type="string">
            <text:p>tantum</text:p>
          </table:table-cell>
          <table:table-cell office:value-type="string">
            <text:p>pur şi simplu</text:p>
          </table:table-cell>
          <table:table-cell office:value-type="string">
            <text:p>einfa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so</text:p>
          </table:table-cell>
          <table:table-cell office:value-type="string">
            <text:p>entonces</text:p>
          </table:table-cell>
          <table:table-cell office:value-type="string">
            <text:p>alors</text:p>
          </table:table-cell>
          <table:table-cell office:value-type="string">
            <text:p>così</text:p>
          </table:table-cell>
          <table:table-cell office:value-type="string">
            <text:p>ita</text:p>
          </table:table-cell>
          <table:table-cell office:value-type="string">
            <text:p>asa de</text:p>
          </table:table-cell>
          <table:table-cell office:value-type="string">
            <text:p>damit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sometimes</text:p>
          </table:table-cell>
          <table:table-cell office:value-type="string">
            <text:p>a veces</text:p>
          </table:table-cell>
          <table:table-cell office:value-type="string">
            <text:p>quelquefois</text:p>
          </table:table-cell>
          <table:table-cell office:value-type="string">
            <text:p>a volte</text:p>
          </table:table-cell>
          <table:table-cell office:value-type="string">
            <text:p>numquam</text:p>
          </table:table-cell>
          <table:table-cell office:value-type="string">
            <text:p>uneori</text:p>
          </table:table-cell>
          <table:table-cell office:value-type="string">
            <text:p>manchma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moxo</text:p>
          </table:table-cell>
          <table:table-cell office:value-type="string">
            <text:p>adverb</text:p>
          </table:table-cell>
          <table:table-cell/>
          <table:table-cell office:value-type="string">
            <text:p>soon</text:p>
          </table:table-cell>
          <table:table-cell office:value-type="string">
            <text:p>pronto</text:p>
          </table:table-cell>
          <table:table-cell office:value-type="string">
            <text:p>bientôt</text:p>
          </table:table-cell>
          <table:table-cell office:value-type="string">
            <text:p>presto</text:p>
          </table:table-cell>
          <table:table-cell office:value-type="string">
            <text:p>mox</text:p>
          </table:table-cell>
          <table:table-cell office:value-type="string">
            <text:p>curând</text:p>
          </table:table-cell>
          <table:table-cell office:value-type="string">
            <text:p>bald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still</text:p>
          </table:table-cell>
          <table:table-cell office:value-type="string">
            <text:p>todavía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etiam</text:p>
          </table:table-cell>
          <table:table-cell office:value-type="string">
            <text:p>încă</text:p>
          </table:table-cell>
          <table:table-cell office:value-type="string">
            <text:p>immer no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suddenly</text:p>
          </table:table-cell>
          <table:table-cell office:value-type="string">
            <text:p>repentinamente</text:p>
          </table:table-cell>
          <table:table-cell office:value-type="string">
            <text:p>soudainement</text:p>
          </table:table-cell>
          <table:table-cell office:value-type="string">
            <text:p>ad un tratto</text:p>
          </table:table-cell>
          <table:table-cell office:value-type="string">
            <text:p>subito</text:p>
          </table:table-cell>
          <table:table-cell office:value-type="string">
            <text:p>brusc</text:p>
          </table:table-cell>
          <table:table-cell office:value-type="string">
            <text:p>plötzli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isa</text:p>
          </table:table-cell>
          <table:table-cell office:value-type="string">
            <text:p>adverb</text:p>
          </table:table-cell>
          <table:table-cell/>
          <table:table-cell office:value-type="string">
            <text:p>that</text:p>
          </table:table-cell>
          <table:table-cell office:value-type="string">
            <text:p>ese</text:p>
          </table:table-cell>
          <table:table-cell office:value-type="string">
            <text:p>cette</text:p>
          </table:table-cell>
          <table:table-cell office:value-type="string">
            <text:p>quello</text:p>
          </table:table-cell>
          <table:table-cell office:value-type="string">
            <text:p>quod</text:p>
          </table:table-cell>
          <table:table-cell office:value-type="string">
            <text:p>acea</text:p>
          </table:table-cell>
          <table:table-cell office:value-type="string">
            <text:p>Das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then</text:p>
          </table:table-cell>
          <table:table-cell office:value-type="string">
            <text:p>entonces</text:p>
          </table:table-cell>
          <table:table-cell office:value-type="string">
            <text:p>ensuite</text:p>
          </table:table-cell>
          <table:table-cell office:value-type="string">
            <text:p>poi</text:p>
          </table:table-cell>
          <table:table-cell office:value-type="string">
            <text:p>tum</text:p>
          </table:table-cell>
          <table:table-cell office:value-type="string">
            <text:p>atunci</text:p>
          </table:table-cell>
          <table:table-cell office:value-type="string">
            <text:p>dan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there</text:p>
          </table:table-cell>
          <table:table-cell office:value-type="string">
            <text:p>ahí</text:p>
          </table:table-cell>
          <table:table-cell table:number-columns-repeated="2" office:value-type="string">
            <text:p>Là</text:p>
          </table:table-cell>
          <table:table-cell office:value-type="string">
            <text:p>ibi</text:p>
          </table:table-cell>
          <table:table-cell office:value-type="string">
            <text:p>Acolo</text:p>
          </table:table-cell>
          <table:table-cell office:value-type="string">
            <text:p>Dor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thus</text:p>
          </table:table-cell>
          <table:table-cell office:value-type="string">
            <text:p>así</text:p>
          </table:table-cell>
          <table:table-cell office:value-type="string">
            <text:p>Ainsi</text:p>
          </table:table-cell>
          <table:table-cell office:value-type="string">
            <text:p>così</text:p>
          </table:table-cell>
          <table:table-cell office:value-type="string">
            <text:p>ita</text:p>
          </table:table-cell>
          <table:table-cell office:value-type="string">
            <text:p>prin urmare</text:p>
          </table:table-cell>
          <table:table-cell office:value-type="string">
            <text:p>somi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to</text:p>
          </table:table-cell>
          <table:table-cell office:value-type="string">
            <text:p>a</text:p>
          </table:table-cell>
          <table:table-cell office:value-type="string">
            <text:p>à</text:p>
          </table:table-cell>
          <table:table-cell office:value-type="string">
            <text:p>per</text:p>
          </table:table-cell>
          <table:table-cell office:value-type="string">
            <text:p>ut</text:p>
          </table:table-cell>
          <table:table-cell office:value-type="string">
            <text:p>la</text:p>
          </table:table-cell>
          <table:table-cell office:value-type="string">
            <text:p>zu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today</text:p>
          </table:table-cell>
          <table:table-cell office:value-type="string">
            <text:p>hoy</text:p>
          </table:table-cell>
          <table:table-cell office:value-type="string">
            <text:p>aujourd'hui</text:p>
          </table:table-cell>
          <table:table-cell office:value-type="string">
            <text:p>oggi</text:p>
          </table:table-cell>
          <table:table-cell office:value-type="string">
            <text:p>hodie</text:p>
          </table:table-cell>
          <table:table-cell office:value-type="string">
            <text:p>azi</text:p>
          </table:table-cell>
          <table:table-cell office:value-type="string">
            <text:p>heut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together</text:p>
          </table:table-cell>
          <table:table-cell office:value-type="string">
            <text:p>juntos</text:p>
          </table:table-cell>
          <table:table-cell office:value-type="string">
            <text:p>ensemble</text:p>
          </table:table-cell>
          <table:table-cell office:value-type="string">
            <text:p>insieme</text:p>
          </table:table-cell>
          <table:table-cell office:value-type="string">
            <text:p>simul</text:p>
          </table:table-cell>
          <table:table-cell office:value-type="string">
            <text:p>împreună</text:p>
          </table:table-cell>
          <table:table-cell office:value-type="string">
            <text:p>zusamm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tonight</text:p>
          </table:table-cell>
          <table:table-cell office:value-type="string">
            <text:p>esta noche</text:p>
          </table:table-cell>
          <table:table-cell office:value-type="string">
            <text:p>ce soir</text:p>
          </table:table-cell>
          <table:table-cell office:value-type="string">
            <text:p>stasera</text:p>
          </table:table-cell>
          <table:table-cell office:value-type="string">
            <text:p>hac nocte</text:p>
          </table:table-cell>
          <table:table-cell office:value-type="string">
            <text:p>astă seară</text:p>
          </table:table-cell>
          <table:table-cell office:value-type="string">
            <text:p>heute Abend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up</text:p>
          </table:table-cell>
          <table:table-cell office:value-type="string">
            <text:p>arriba</text:p>
          </table:table-cell>
          <table:table-cell office:value-type="string">
            <text:p>en haut</text:p>
          </table:table-cell>
          <table:table-cell office:value-type="string">
            <text:p>su</text:p>
          </table:table-cell>
          <table:table-cell office:value-type="string">
            <text:p>sursum</text:p>
          </table:table-cell>
          <table:table-cell office:value-type="string">
            <text:p>sus</text:p>
          </table:table-cell>
          <table:table-cell office:value-type="string">
            <text:p>Nach ob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usually</text:p>
          </table:table-cell>
          <table:table-cell office:value-type="string">
            <text:p>generalmente</text:p>
          </table:table-cell>
          <table:table-cell office:value-type="string">
            <text:p>généralement</text:p>
          </table:table-cell>
          <table:table-cell office:value-type="string">
            <text:p>generalmente</text:p>
          </table:table-cell>
          <table:table-cell office:value-type="string">
            <text:p>plerumque</text:p>
          </table:table-cell>
          <table:table-cell office:value-type="string">
            <text:p>obișnuit</text:p>
          </table:table-cell>
          <table:table-cell office:value-type="string">
            <text:p>gewöhnli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very</text:p>
          </table:table-cell>
          <table:table-cell office:value-type="string">
            <text:p>muy</text:p>
          </table:table-cell>
          <table:table-cell office:value-type="string">
            <text:p>très</text:p>
          </table:table-cell>
          <table:table-cell office:value-type="string">
            <text:p>molto</text:p>
          </table:table-cell>
          <table:table-cell office:value-type="string">
            <text:p>ipsum</text:p>
          </table:table-cell>
          <table:table-cell office:value-type="string">
            <text:p>foarte</text:p>
          </table:table-cell>
          <table:table-cell office:value-type="string">
            <text:p>sehr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very</text:p>
          </table:table-cell>
          <table:table-cell office:value-type="string">
            <text:p>muy</text:p>
          </table:table-cell>
          <table:table-cell office:value-type="string">
            <text:p>très</text:p>
          </table:table-cell>
          <table:table-cell office:value-type="string">
            <text:p>molto</text:p>
          </table:table-cell>
          <table:table-cell office:value-type="string">
            <text:p>ipsum</text:p>
          </table:table-cell>
          <table:table-cell office:value-type="string">
            <text:p>foarte</text:p>
          </table:table-cell>
          <table:table-cell office:value-type="string">
            <text:p>seh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well</text:p>
          </table:table-cell>
          <table:table-cell table:number-columns-repeated="2" office:value-type="string">
            <text:p>bien</text:p>
          </table:table-cell>
          <table:table-cell table:number-columns-repeated="2" office:value-type="string">
            <text:p>bene</text:p>
          </table:table-cell>
          <table:table-cell office:value-type="string">
            <text:p>bine</text:p>
          </table:table-cell>
          <table:table-cell office:value-type="string">
            <text:p>Gu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when</text:p>
          </table:table-cell>
          <table:table-cell office:value-type="string">
            <text:p>cuando</text:p>
          </table:table-cell>
          <table:table-cell office:value-type="string">
            <text:p>quand</text:p>
          </table:table-cell>
          <table:table-cell office:value-type="string">
            <text:p>quando</text:p>
          </table:table-cell>
          <table:table-cell office:value-type="string">
            <text:p>quod</text:p>
          </table:table-cell>
          <table:table-cell office:value-type="string">
            <text:p>cand</text:p>
          </table:table-cell>
          <table:table-cell office:value-type="string">
            <text:p>wan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where</text:p>
          </table:table-cell>
          <table:table-cell office:value-type="string">
            <text:p>dónde</text:p>
          </table:table-cell>
          <table:table-cell office:value-type="string">
            <text:p>où</text:p>
          </table:table-cell>
          <table:table-cell office:value-type="string">
            <text:p>dove</text:p>
          </table:table-cell>
          <table:table-cell office:value-type="string">
            <text:p>ubi</text:p>
          </table:table-cell>
          <table:table-cell office:value-type="string">
            <text:p>Unde</text:p>
          </table:table-cell>
          <table:table-cell office:value-type="string">
            <text:p>wo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why</text:p>
          </table:table-cell>
          <table:table-cell office:value-type="string">
            <text:p>por qué</text:p>
          </table:table-cell>
          <table:table-cell office:value-type="string">
            <text:p>Pourquoi</text:p>
          </table:table-cell>
          <table:table-cell office:value-type="string">
            <text:p>perché</text:p>
          </table:table-cell>
          <table:table-cell office:value-type="string">
            <text:p>Quare</text:p>
          </table:table-cell>
          <table:table-cell office:value-type="string">
            <text:p>De ce</text:p>
          </table:table-cell>
          <table:table-cell office:value-type="string">
            <text:p>Warum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adverb</text:p>
          </table:table-cell>
          <table:table-cell/>
          <table:table-cell office:value-type="string">
            <text:p>yet</text:p>
          </table:table-cell>
          <table:table-cell office:value-type="string">
            <text:p>todavía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nondum</text:p>
          </table:table-cell>
          <table:table-cell office:value-type="string">
            <text:p>inca</text:p>
          </table:table-cell>
          <table:table-cell office:value-type="string">
            <text:p>no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ise</text:p>
          </table:table-cell>
          <table:table-cell office:value-type="string">
            <text:p>dererminer</text:p>
          </table:table-cell>
          <table:table-cell/>
          <table:table-cell office:value-type="string">
            <text:p>the</text:p>
          </table:table-cell>
          <table:table-cell office:value-type="string">
            <text:p>el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quod</text:p>
          </table:table-cell>
          <table:table-cell/>
          <table:table-cell office:value-type="string">
            <text:p>das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pero</text:p>
          </table:table-cell>
          <table:table-cell office:value-type="string">
            <text:p>noun</text:p>
          </table:table-cell>
          <table:table-cell/>
          <table:table-cell office:value-type="string">
            <text:p>but</text:p>
          </table:table-cell>
          <table:table-cell office:value-type="string">
            <text:p>pero</text:p>
          </table:table-cell>
          <table:table-cell office:value-type="string">
            <text:p>mais</text:p>
          </table:table-cell>
          <table:table-cell office:value-type="string">
            <text:p>ma</text:p>
          </table:table-cell>
          <table:table-cell office:value-type="string">
            <text:p>autem</text:p>
          </table:table-cell>
          <table:table-cell office:value-type="string">
            <text:p>dar</text:p>
          </table:table-cell>
          <table:table-cell office:value-type="string">
            <text:p>aber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</text:p>
          </table:table-cell>
          <table:table-cell/>
          <table:table-cell office:value-type="string">
            <text:p>light</text:p>
          </table:table-cell>
          <table:table-cell office:value-type="string">
            <text:p>ligero</text:p>
          </table:table-cell>
          <table:table-cell office:value-type="string">
            <text:p>lumière</text:p>
          </table:table-cell>
          <table:table-cell office:value-type="string">
            <text:p>luce</text:p>
          </table:table-cell>
          <table:table-cell office:value-type="string">
            <text:p>lux</text:p>
          </table:table-cell>
          <table:table-cell office:value-type="string">
            <text:p>ușoară</text:p>
          </table:table-cell>
          <table:table-cell office:value-type="string">
            <text:p>Licht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</text:p>
          </table:table-cell>
          <table:table-cell/>
          <table:table-cell office:value-type="string">
            <text:p>today</text:p>
          </table:table-cell>
          <table:table-cell office:value-type="string">
            <text:p>hoy</text:p>
          </table:table-cell>
          <table:table-cell office:value-type="string">
            <text:p>aujourd'hui</text:p>
          </table:table-cell>
          <table:table-cell office:value-type="string">
            <text:p>oggi</text:p>
          </table:table-cell>
          <table:table-cell office:value-type="string">
            <text:p>hodie</text:p>
          </table:table-cell>
          <table:table-cell office:value-type="string">
            <text:p>azi</text:p>
          </table:table-cell>
          <table:table-cell office:value-type="string">
            <text:p>heute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</text:p>
          </table:table-cell>
          <table:table-cell/>
          <table:table-cell office:value-type="string">
            <text:p>warm</text:p>
          </table:table-cell>
          <table:table-cell office:value-type="string">
            <text:p>calentar</text:p>
          </table:table-cell>
          <table:table-cell office:value-type="string">
            <text:p>chaud</text:p>
          </table:table-cell>
          <table:table-cell office:value-type="string">
            <text:p>caldo</text:p>
          </table:table-cell>
          <table:table-cell office:value-type="string">
            <text:p>calidum</text:p>
          </table:table-cell>
          <table:table-cell office:value-type="string">
            <text:p>cald</text:p>
          </table:table-cell>
          <table:table-cell office:value-type="string">
            <text:p>warm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apple</text:p>
          </table:table-cell>
          <table:table-cell office:value-type="string">
            <text:p>manzana</text:p>
          </table:table-cell>
          <table:table-cell office:value-type="string">
            <text:p>Pomme</text:p>
          </table:table-cell>
          <table:table-cell office:value-type="string">
            <text:p>Mela</text:p>
          </table:table-cell>
          <table:table-cell office:value-type="string">
            <text:p>malum</text:p>
          </table:table-cell>
          <table:table-cell office:value-type="string">
            <text:p>măr</text:p>
          </table:table-cell>
          <table:table-cell office:value-type="string">
            <text:p>Apfe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baby</text:p>
          </table:table-cell>
          <table:table-cell office:value-type="string">
            <text:p>bebé</text:p>
          </table:table-cell>
          <table:table-cell office:value-type="string">
            <text:p>bébé</text:p>
          </table:table-cell>
          <table:table-cell office:value-type="string">
            <text:p>bambino</text:p>
          </table:table-cell>
          <table:table-cell office:value-type="string">
            <text:p>infans</text:p>
          </table:table-cell>
          <table:table-cell office:value-type="string">
            <text:p>bebelus</text:p>
          </table:table-cell>
          <table:table-cell office:value-type="string">
            <text:p>Baby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ball</text:p>
          </table:table-cell>
          <table:table-cell office:value-type="string">
            <text:p>pelota</text:p>
          </table:table-cell>
          <table:table-cell office:value-type="string">
            <text:p>Balle</text:p>
          </table:table-cell>
          <table:table-cell office:value-type="string">
            <text:p>palla</text:p>
          </table:table-cell>
          <table:table-cell office:value-type="string">
            <text:p>Sphera</text:p>
          </table:table-cell>
          <table:table-cell office:value-type="string">
            <text:p>minge</text:p>
          </table:table-cell>
          <table:table-cell office:value-type="string">
            <text:p>Bal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bear</text:p>
          </table:table-cell>
          <table:table-cell office:value-type="string">
            <text:p>oso</text:p>
          </table:table-cell>
          <table:table-cell office:value-type="string">
            <text:p>ours</text:p>
          </table:table-cell>
          <table:table-cell office:value-type="string">
            <text:p>orso</text:p>
          </table:table-cell>
          <table:table-cell office:value-type="string">
            <text:p>Ursa</text:p>
          </table:table-cell>
          <table:table-cell office:value-type="string">
            <text:p>urs</text:p>
          </table:table-cell>
          <table:table-cell office:value-type="string">
            <text:p>Bä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bed</text:p>
          </table:table-cell>
          <table:table-cell office:value-type="string">
            <text:p>cama</text:p>
          </table:table-cell>
          <table:table-cell office:value-type="string">
            <text:p>lit</text:p>
          </table:table-cell>
          <table:table-cell office:value-type="string">
            <text:p>letto</text:p>
          </table:table-cell>
          <table:table-cell office:value-type="string">
            <text:p>lectulo</text:p>
          </table:table-cell>
          <table:table-cell office:value-type="string">
            <text:p>pat</text:p>
          </table:table-cell>
          <table:table-cell office:value-type="string">
            <text:p>Bet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bell</text:p>
          </table:table-cell>
          <table:table-cell office:value-type="string">
            <text:p>campana</text:p>
          </table:table-cell>
          <table:table-cell office:value-type="string">
            <text:p>cloche</text:p>
          </table:table-cell>
          <table:table-cell office:value-type="string">
            <text:p>campana</text:p>
          </table:table-cell>
          <table:table-cell office:value-type="string">
            <text:p>campanam</text:p>
          </table:table-cell>
          <table:table-cell office:value-type="string">
            <text:p>clopot</text:p>
          </table:table-cell>
          <table:table-cell office:value-type="string">
            <text:p>Glock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bird</text:p>
          </table:table-cell>
          <table:table-cell office:value-type="string">
            <text:p>pájaro</text:p>
          </table:table-cell>
          <table:table-cell office:value-type="string">
            <text:p>oiseau</text:p>
          </table:table-cell>
          <table:table-cell office:value-type="string">
            <text:p>uccello</text:p>
          </table:table-cell>
          <table:table-cell office:value-type="string">
            <text:p>avem</text:p>
          </table:table-cell>
          <table:table-cell office:value-type="string">
            <text:p>pasăre</text:p>
          </table:table-cell>
          <table:table-cell office:value-type="string">
            <text:p>Voge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birthday</text:p>
          </table:table-cell>
          <table:table-cell office:value-type="string">
            <text:p>cumpleaños</text:p>
          </table:table-cell>
          <table:table-cell office:value-type="string">
            <text:p>anniversaire</text:p>
          </table:table-cell>
          <table:table-cell office:value-type="string">
            <text:p>compleanno</text:p>
          </table:table-cell>
          <table:table-cell office:value-type="string">
            <text:p>natalem</text:p>
          </table:table-cell>
          <table:table-cell office:value-type="string">
            <text:p>zi de nastere</text:p>
          </table:table-cell>
          <table:table-cell office:value-type="string">
            <text:p>Geburtstag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boat</text:p>
          </table:table-cell>
          <table:table-cell office:value-type="string">
            <text:p>barco</text:p>
          </table:table-cell>
          <table:table-cell office:value-type="string">
            <text:p>bateau</text:p>
          </table:table-cell>
          <table:table-cell office:value-type="string">
            <text:p>barca</text:p>
          </table:table-cell>
          <table:table-cell office:value-type="string">
            <text:p>navis</text:p>
          </table:table-cell>
          <table:table-cell office:value-type="string">
            <text:p>barcă</text:p>
          </table:table-cell>
          <table:table-cell office:value-type="string">
            <text:p>Boo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box</text:p>
          </table:table-cell>
          <table:table-cell office:value-type="string">
            <text:p>caja</text:p>
          </table:table-cell>
          <table:table-cell office:value-type="string">
            <text:p>boîte</text:p>
          </table:table-cell>
          <table:table-cell office:value-type="string">
            <text:p>scatola</text:p>
          </table:table-cell>
          <table:table-cell office:value-type="string">
            <text:p>arca archa</text:p>
          </table:table-cell>
          <table:table-cell office:value-type="string">
            <text:p>cutie</text:p>
          </table:table-cell>
          <table:table-cell office:value-type="string">
            <text:p>Box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boy</text:p>
          </table:table-cell>
          <table:table-cell office:value-type="string">
            <text:p>chico</text:p>
          </table:table-cell>
          <table:table-cell office:value-type="string">
            <text:p>garçon</text:p>
          </table:table-cell>
          <table:table-cell office:value-type="string">
            <text:p>ragazzo</text:p>
          </table:table-cell>
          <table:table-cell office:value-type="string">
            <text:p>Puer</text:p>
          </table:table-cell>
          <table:table-cell office:value-type="string">
            <text:p>băiat</text:p>
          </table:table-cell>
          <table:table-cell office:value-type="string">
            <text:p>Jung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bread</text:p>
          </table:table-cell>
          <table:table-cell office:value-type="string">
            <text:p>pan de molde</text:p>
          </table:table-cell>
          <table:table-cell office:value-type="string">
            <text:p>pain</text:p>
          </table:table-cell>
          <table:table-cell office:value-type="string">
            <text:p>pane</text:p>
          </table:table-cell>
          <table:table-cell office:value-type="string">
            <text:p>panem</text:p>
          </table:table-cell>
          <table:table-cell office:value-type="string">
            <text:p>pâine</text:p>
          </table:table-cell>
          <table:table-cell office:value-type="string">
            <text:p>Bro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brother</text:p>
          </table:table-cell>
          <table:table-cell office:value-type="string">
            <text:p>hermano</text:p>
          </table:table-cell>
          <table:table-cell office:value-type="string">
            <text:p>frère</text:p>
          </table:table-cell>
          <table:table-cell office:value-type="string">
            <text:p>fratello</text:p>
          </table:table-cell>
          <table:table-cell office:value-type="string">
            <text:p>frater</text:p>
          </table:table-cell>
          <table:table-cell office:value-type="string">
            <text:p>frate</text:p>
          </table:table-cell>
          <table:table-cell office:value-type="string">
            <text:p>Brud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cake</text:p>
          </table:table-cell>
          <table:table-cell office:value-type="string">
            <text:p>pastel</text:p>
          </table:table-cell>
          <table:table-cell office:value-type="string">
            <text:p>gâteau</text:p>
          </table:table-cell>
          <table:table-cell office:value-type="string">
            <text:p>torta</text:p>
          </table:table-cell>
          <table:table-cell office:value-type="string">
            <text:p>libum</text:p>
          </table:table-cell>
          <table:table-cell office:value-type="string">
            <text:p>tort</text:p>
          </table:table-cell>
          <table:table-cell office:value-type="string">
            <text:p>Kuch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cake</text:p>
          </table:table-cell>
          <table:table-cell office:value-type="string">
            <text:p>vuelta</text:p>
          </table:table-cell>
          <table:table-cell office:value-type="string">
            <text:p>retour</text:p>
          </table:table-cell>
          <table:table-cell office:value-type="string">
            <text:p>indietro</text:p>
          </table:table-cell>
          <table:table-cell office:value-type="string">
            <text:p>rursus</text:p>
          </table:table-cell>
          <table:table-cell office:value-type="string">
            <text:p>înapoi</text:p>
          </table:table-cell>
          <table:table-cell office:value-type="string">
            <text:p>zurück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car</text:p>
          </table:table-cell>
          <table:table-cell office:value-type="string">
            <text:p>coche</text:p>
          </table:table-cell>
          <table:table-cell office:value-type="string">
            <text:p>voiture</text:p>
          </table:table-cell>
          <table:table-cell office:value-type="string">
            <text:p>auto</text:p>
          </table:table-cell>
          <table:table-cell office:value-type="string">
            <text:p>currus</text:p>
          </table:table-cell>
          <table:table-cell office:value-type="string">
            <text:p>mașină</text:p>
          </table:table-cell>
          <table:table-cell office:value-type="string">
            <text:p>Auto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cat</text:p>
          </table:table-cell>
          <table:table-cell office:value-type="string">
            <text:p>gato</text:p>
          </table:table-cell>
          <table:table-cell office:value-type="string">
            <text:p>chat</text:p>
          </table:table-cell>
          <table:table-cell office:value-type="string">
            <text:p>gatto</text:p>
          </table:table-cell>
          <table:table-cell office:value-type="string">
            <text:p>cattus</text:p>
          </table:table-cell>
          <table:table-cell office:value-type="string">
            <text:p>pisică</text:p>
          </table:table-cell>
          <table:table-cell office:value-type="string">
            <text:p>Katz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chair</text:p>
          </table:table-cell>
          <table:table-cell office:value-type="string">
            <text:p>silla</text:p>
          </table:table-cell>
          <table:table-cell office:value-type="string">
            <text:p>chaise</text:p>
          </table:table-cell>
          <table:table-cell office:value-type="string">
            <text:p>sedia</text:p>
          </table:table-cell>
          <table:table-cell office:value-type="string">
            <text:p>sella</text:p>
          </table:table-cell>
          <table:table-cell office:value-type="string">
            <text:p>scaun</text:p>
          </table:table-cell>
          <table:table-cell office:value-type="string">
            <text:p>Stuh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chicken</text:p>
          </table:table-cell>
          <table:table-cell office:value-type="string">
            <text:p>pollo</text:p>
          </table:table-cell>
          <table:table-cell office:value-type="string">
            <text:p>poulet</text:p>
          </table:table-cell>
          <table:table-cell office:value-type="string">
            <text:p>pollo</text:p>
          </table:table-cell>
          <table:table-cell office:value-type="string">
            <text:p>pullum</text:p>
          </table:table-cell>
          <table:table-cell office:value-type="string">
            <text:p>pui</text:p>
          </table:table-cell>
          <table:table-cell office:value-type="string">
            <text:p>Hähnch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children</text:p>
          </table:table-cell>
          <table:table-cell office:value-type="string">
            <text:p>niños</text:p>
          </table:table-cell>
          <table:table-cell office:value-type="string">
            <text:p>Enfants</text:p>
          </table:table-cell>
          <table:table-cell office:value-type="string">
            <text:p>bambini</text:p>
          </table:table-cell>
          <table:table-cell office:value-type="string">
            <text:p>liberi</text:p>
          </table:table-cell>
          <table:table-cell office:value-type="string">
            <text:p>copii</text:p>
          </table:table-cell>
          <table:table-cell office:value-type="string">
            <text:p>Kind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coat</text:p>
          </table:table-cell>
          <table:table-cell office:value-type="string">
            <text:p>Saco</text:p>
          </table:table-cell>
          <table:table-cell office:value-type="string">
            <text:p>manteau</text:p>
          </table:table-cell>
          <table:table-cell office:value-type="string">
            <text:p>cappotto</text:p>
          </table:table-cell>
          <table:table-cell office:value-type="string">
            <text:p>lorica</text:p>
          </table:table-cell>
          <table:table-cell office:value-type="string">
            <text:p>palton</text:p>
          </table:table-cell>
          <table:table-cell office:value-type="string">
            <text:p>Mante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corn</text:p>
          </table:table-cell>
          <table:table-cell office:value-type="string">
            <text:p>maíz</text:p>
          </table:table-cell>
          <table:table-cell office:value-type="string">
            <text:p>blé</text:p>
          </table:table-cell>
          <table:table-cell office:value-type="string">
            <text:p>Mais</text:p>
          </table:table-cell>
          <table:table-cell office:value-type="string">
            <text:p>frumentum</text:p>
          </table:table-cell>
          <table:table-cell office:value-type="string">
            <text:p>porumb</text:p>
          </table:table-cell>
          <table:table-cell office:value-type="string">
            <text:p>Mais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cow</text:p>
          </table:table-cell>
          <table:table-cell office:value-type="string">
            <text:p>vaca</text:p>
          </table:table-cell>
          <table:table-cell office:value-type="string">
            <text:p>vache</text:p>
          </table:table-cell>
          <table:table-cell office:value-type="string">
            <text:p>mucca</text:p>
          </table:table-cell>
          <table:table-cell office:value-type="string">
            <text:p>vitula eligans</text:p>
          </table:table-cell>
          <table:table-cell office:value-type="string">
            <text:p>vacă</text:p>
          </table:table-cell>
          <table:table-cell office:value-type="string">
            <text:p>Ku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day</text:p>
          </table:table-cell>
          <table:table-cell office:value-type="string">
            <text:p>día</text:p>
          </table:table-cell>
          <table:table-cell office:value-type="string">
            <text:p>journée</text:p>
          </table:table-cell>
          <table:table-cell office:value-type="string">
            <text:p>giorno</text:p>
          </table:table-cell>
          <table:table-cell office:value-type="string">
            <text:p>dies</text:p>
          </table:table-cell>
          <table:table-cell office:value-type="string">
            <text:p>zi</text:p>
          </table:table-cell>
          <table:table-cell office:value-type="string">
            <text:p>Tag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canya</text:p>
          </table:table-cell>
          <table:table-cell office:value-type="string">
            <text:p>nouns</text:p>
          </table:table-cell>
          <table:table-cell/>
          <table:table-cell office:value-type="string">
            <text:p>dog</text:p>
          </table:table-cell>
          <table:table-cell office:value-type="string">
            <text:p>perro</text:p>
          </table:table-cell>
          <table:table-cell office:value-type="string">
            <text:p>chien</text:p>
          </table:table-cell>
          <table:table-cell office:value-type="string">
            <text:p>cane</text:p>
          </table:table-cell>
          <table:table-cell office:value-type="string">
            <text:p>canis</text:p>
          </table:table-cell>
          <table:table-cell office:value-type="string">
            <text:p>câine</text:p>
          </table:table-cell>
          <table:table-cell office:value-type="string">
            <text:p>Hund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doll</text:p>
          </table:table-cell>
          <table:table-cell office:value-type="string">
            <text:p>muñeca</text:p>
          </table:table-cell>
          <table:table-cell office:value-type="string">
            <text:p>poupée</text:p>
          </table:table-cell>
          <table:table-cell office:value-type="string">
            <text:p>Bambola</text:p>
          </table:table-cell>
          <table:table-cell office:value-type="string">
            <text:p>doll</text:p>
          </table:table-cell>
          <table:table-cell office:value-type="string">
            <text:p>păpuşă</text:p>
          </table:table-cell>
          <table:table-cell office:value-type="string">
            <text:p>Pupp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door</text:p>
          </table:table-cell>
          <table:table-cell office:value-type="string">
            <text:p>puerta</text:p>
          </table:table-cell>
          <table:table-cell office:value-type="string">
            <text:p>porte</text:p>
          </table:table-cell>
          <table:table-cell office:value-type="string">
            <text:p>porta</text:p>
          </table:table-cell>
          <table:table-cell office:value-type="string">
            <text:p>ianua</text:p>
          </table:table-cell>
          <table:table-cell office:value-type="string">
            <text:p>uşă</text:p>
          </table:table-cell>
          <table:table-cell office:value-type="string">
            <text:p>Tü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duck</text:p>
          </table:table-cell>
          <table:table-cell office:value-type="string">
            <text:p>Pato</text:p>
          </table:table-cell>
          <table:table-cell office:value-type="string">
            <text:p>canard</text:p>
          </table:table-cell>
          <table:table-cell office:value-type="string">
            <text:p>anatra</text:p>
          </table:table-cell>
          <table:table-cell office:value-type="string">
            <text:p>anas</text:p>
          </table:table-cell>
          <table:table-cell office:value-type="string">
            <text:p>rață</text:p>
          </table:table-cell>
          <table:table-cell office:value-type="string">
            <text:p>Ent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egg</text:p>
          </table:table-cell>
          <table:table-cell office:value-type="string">
            <text:p>huevo</text:p>
          </table:table-cell>
          <table:table-cell office:value-type="string">
            <text:p>Oeuf</text:p>
          </table:table-cell>
          <table:table-cell office:value-type="string">
            <text:p>uovo</text:p>
          </table:table-cell>
          <table:table-cell office:value-type="string">
            <text:p>ovum</text:p>
          </table:table-cell>
          <table:table-cell office:value-type="string">
            <text:p>ou</text:p>
          </table:table-cell>
          <table:table-cell office:value-type="string">
            <text:p>Ei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eye</text:p>
          </table:table-cell>
          <table:table-cell office:value-type="string">
            <text:p>ojo</text:p>
          </table:table-cell>
          <table:table-cell office:value-type="string">
            <text:p>œil</text:p>
          </table:table-cell>
          <table:table-cell office:value-type="string">
            <text:p>occhio</text:p>
          </table:table-cell>
          <table:table-cell office:value-type="string">
            <text:p>oculus</text:p>
          </table:table-cell>
          <table:table-cell office:value-type="string">
            <text:p>ochi</text:p>
          </table:table-cell>
          <table:table-cell office:value-type="string">
            <text:p>Aug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farm</text:p>
          </table:table-cell>
          <table:table-cell office:value-type="string">
            <text:p>granja</text:p>
          </table:table-cell>
          <table:table-cell office:value-type="string">
            <text:p>ferme</text:p>
          </table:table-cell>
          <table:table-cell office:value-type="string">
            <text:p>azienda agricola</text:p>
          </table:table-cell>
          <table:table-cell office:value-type="string">
            <text:p>villam</text:p>
          </table:table-cell>
          <table:table-cell office:value-type="string">
            <text:p>fermă</text:p>
          </table:table-cell>
          <table:table-cell office:value-type="string">
            <text:p>Bauernhof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farmer</text:p>
          </table:table-cell>
          <table:table-cell office:value-type="string">
            <text:p>granjero</text:p>
          </table:table-cell>
          <table:table-cell office:value-type="string">
            <text:p>fermier</text:p>
          </table:table-cell>
          <table:table-cell office:value-type="string">
            <text:p>contadino</text:p>
          </table:table-cell>
          <table:table-cell office:value-type="string">
            <text:p>agricola</text:p>
          </table:table-cell>
          <table:table-cell office:value-type="string">
            <text:p>agricultor</text:p>
          </table:table-cell>
          <table:table-cell office:value-type="string">
            <text:p>Farm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father</text:p>
          </table:table-cell>
          <table:table-cell office:value-type="string">
            <text:p>padre</text:p>
          </table:table-cell>
          <table:table-cell office:value-type="string">
            <text:p>père</text:p>
          </table:table-cell>
          <table:table-cell office:value-type="string">
            <text:p>padre</text:p>
          </table:table-cell>
          <table:table-cell office:value-type="string">
            <text:p>pater</text:p>
          </table:table-cell>
          <table:table-cell office:value-type="string">
            <text:p>Tată</text:p>
          </table:table-cell>
          <table:table-cell office:value-type="string">
            <text:p>Vat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feet</text:p>
          </table:table-cell>
          <table:table-cell office:value-type="string">
            <text:p>pies</text:p>
          </table:table-cell>
          <table:table-cell office:value-type="string">
            <text:p>pieds</text:p>
          </table:table-cell>
          <table:table-cell office:value-type="string">
            <text:p>piedi</text:p>
          </table:table-cell>
          <table:table-cell office:value-type="string">
            <text:p>pedibus</text:p>
          </table:table-cell>
          <table:table-cell office:value-type="string">
            <text:p>picioare</text:p>
          </table:table-cell>
          <table:table-cell office:value-type="string">
            <text:p>Füß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fire</text:p>
          </table:table-cell>
          <table:table-cell office:value-type="string">
            <text:p>fuego</text:p>
          </table:table-cell>
          <table:table-cell office:value-type="string">
            <text:p>Feu</text:p>
          </table:table-cell>
          <table:table-cell office:value-type="string">
            <text:p>fuoco</text:p>
          </table:table-cell>
          <table:table-cell office:value-type="string">
            <text:p>ignis</text:p>
          </table:table-cell>
          <table:table-cell office:value-type="string">
            <text:p>foc</text:p>
          </table:table-cell>
          <table:table-cell office:value-type="string">
            <text:p>Feu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fish</text:p>
          </table:table-cell>
          <table:table-cell office:value-type="string">
            <text:p>pescado</text:p>
          </table:table-cell>
          <table:table-cell office:value-type="string">
            <text:p>poisson</text:p>
          </table:table-cell>
          <table:table-cell office:value-type="string">
            <text:p>pesce</text:p>
          </table:table-cell>
          <table:table-cell office:value-type="string">
            <text:p>piscis</text:p>
          </table:table-cell>
          <table:table-cell office:value-type="string">
            <text:p>peşte</text:p>
          </table:table-cell>
          <table:table-cell office:value-type="string">
            <text:p>Fis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floor</text:p>
          </table:table-cell>
          <table:table-cell office:value-type="string">
            <text:p>suelo</text:p>
          </table:table-cell>
          <table:table-cell office:value-type="string">
            <text:p>sol</text:p>
          </table:table-cell>
          <table:table-cell office:value-type="string">
            <text:p>pavimento</text:p>
          </table:table-cell>
          <table:table-cell office:value-type="string">
            <text:p>area</text:p>
          </table:table-cell>
          <table:table-cell office:value-type="string">
            <text:p>podea</text:p>
          </table:table-cell>
          <table:table-cell office:value-type="string">
            <text:p>Fußbod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flower</text:p>
          </table:table-cell>
          <table:table-cell office:value-type="string">
            <text:p>flor</text:p>
          </table:table-cell>
          <table:table-cell office:value-type="string">
            <text:p>fleur</text:p>
          </table:table-cell>
          <table:table-cell office:value-type="string">
            <text:p>fiore</text:p>
          </table:table-cell>
          <table:table-cell office:value-type="string">
            <text:p>flos</text:p>
          </table:table-cell>
          <table:table-cell office:value-type="string">
            <text:p>floare</text:p>
          </table:table-cell>
          <table:table-cell office:value-type="string">
            <text:p>Blum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game</text:p>
          </table:table-cell>
          <table:table-cell office:value-type="string">
            <text:p>juego</text:p>
          </table:table-cell>
          <table:table-cell office:value-type="string">
            <text:p>Jeu</text:p>
          </table:table-cell>
          <table:table-cell office:value-type="string">
            <text:p>gioco</text:p>
          </table:table-cell>
          <table:table-cell office:value-type="string">
            <text:p>ludum</text:p>
          </table:table-cell>
          <table:table-cell office:value-type="string">
            <text:p>joc</text:p>
          </table:table-cell>
          <table:table-cell office:value-type="string">
            <text:p>Spie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garden</text:p>
          </table:table-cell>
          <table:table-cell office:value-type="string">
            <text:p>jardín</text:p>
          </table:table-cell>
          <table:table-cell office:value-type="string">
            <text:p>jardin</text:p>
          </table:table-cell>
          <table:table-cell office:value-type="string">
            <text:p>giardino</text:p>
          </table:table-cell>
          <table:table-cell office:value-type="string">
            <text:p>hortus</text:p>
          </table:table-cell>
          <table:table-cell office:value-type="string">
            <text:p>grădină</text:p>
          </table:table-cell>
          <table:table-cell office:value-type="string">
            <text:p>Gart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girl</text:p>
          </table:table-cell>
          <table:table-cell office:value-type="string">
            <text:p>niña</text:p>
          </table:table-cell>
          <table:table-cell office:value-type="string">
            <text:p>fille</text:p>
          </table:table-cell>
          <table:table-cell office:value-type="string">
            <text:p>ragazza</text:p>
          </table:table-cell>
          <table:table-cell office:value-type="string">
            <text:p>puella</text:p>
          </table:table-cell>
          <table:table-cell office:value-type="string">
            <text:p>fată</text:p>
          </table:table-cell>
          <table:table-cell office:value-type="string">
            <text:p>Mädch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good-bye</text:p>
          </table:table-cell>
          <table:table-cell office:value-type="string">
            <text:p>adiós</text:p>
          </table:table-cell>
          <table:table-cell office:value-type="string">
            <text:p>Au revoir</text:p>
          </table:table-cell>
          <table:table-cell office:value-type="string">
            <text:p>addio</text:p>
          </table:table-cell>
          <table:table-cell office:value-type="string">
            <text:p>vale</text:p>
          </table:table-cell>
          <table:table-cell office:value-type="string">
            <text:p>la revedere</text:p>
          </table:table-cell>
          <table:table-cell office:value-type="string">
            <text:p>Auf Wiederseh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grass</text:p>
          </table:table-cell>
          <table:table-cell office:value-type="string">
            <text:p>hierba</text:p>
          </table:table-cell>
          <table:table-cell office:value-type="string">
            <text:p>herbe</text:p>
          </table:table-cell>
          <table:table-cell office:value-type="string">
            <text:p>erba</text:p>
          </table:table-cell>
          <table:table-cell office:value-type="string">
            <text:p>herba</text:p>
          </table:table-cell>
          <table:table-cell office:value-type="string">
            <text:p>iarbă</text:p>
          </table:table-cell>
          <table:table-cell office:value-type="string">
            <text:p>Gras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ground</text:p>
          </table:table-cell>
          <table:table-cell office:value-type="string">
            <text:p>suelo</text:p>
          </table:table-cell>
          <table:table-cell office:value-type="string">
            <text:p>sol</text:p>
          </table:table-cell>
          <table:table-cell office:value-type="string">
            <text:p>terra</text:p>
          </table:table-cell>
          <table:table-cell office:value-type="string">
            <text:p>terram</text:p>
          </table:table-cell>
          <table:table-cell office:value-type="string">
            <text:p>sol</text:p>
          </table:table-cell>
          <table:table-cell office:value-type="string">
            <text:p>Bod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hand</text:p>
          </table:table-cell>
          <table:table-cell office:value-type="string">
            <text:p>mano</text:p>
          </table:table-cell>
          <table:table-cell office:value-type="string">
            <text:p>main</text:p>
          </table:table-cell>
          <table:table-cell office:value-type="string">
            <text:p>mano</text:p>
          </table:table-cell>
          <table:table-cell office:value-type="string">
            <text:p>manibus</text:p>
          </table:table-cell>
          <table:table-cell office:value-type="string">
            <text:p>mână</text:p>
          </table:table-cell>
          <table:table-cell office:value-type="string">
            <text:p>Hand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head</text:p>
          </table:table-cell>
          <table:table-cell office:value-type="string">
            <text:p>cabeza</text:p>
          </table:table-cell>
          <table:table-cell office:value-type="string">
            <text:p>tête</text:p>
          </table:table-cell>
          <table:table-cell office:value-type="string">
            <text:p>testa</text:p>
          </table:table-cell>
          <table:table-cell office:value-type="string">
            <text:p>caput</text:p>
          </table:table-cell>
          <table:table-cell office:value-type="string">
            <text:p>cap</text:p>
          </table:table-cell>
          <table:table-cell office:value-type="string">
            <text:p>Kopf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hill</text:p>
          </table:table-cell>
          <table:table-cell office:value-type="string">
            <text:p>colina</text:p>
          </table:table-cell>
          <table:table-cell office:value-type="string">
            <text:p>colline</text:p>
          </table:table-cell>
          <table:table-cell office:value-type="string">
            <text:p>collina</text:p>
          </table:table-cell>
          <table:table-cell office:value-type="string">
            <text:p>collis</text:p>
          </table:table-cell>
          <table:table-cell office:value-type="string">
            <text:p>deal</text:p>
          </table:table-cell>
          <table:table-cell office:value-type="string">
            <text:p>Hügel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home</text:p>
          </table:table-cell>
          <table:table-cell office:value-type="string">
            <text:p>casa</text:p>
          </table:table-cell>
          <table:table-cell office:value-type="string">
            <text:p>domicile</text:p>
          </table:table-cell>
          <table:table-cell office:value-type="string">
            <text:p>casa</text:p>
          </table:table-cell>
          <table:table-cell office:value-type="string">
            <text:p>domum</text:p>
          </table:table-cell>
          <table:table-cell office:value-type="string">
            <text:p>Acasă</text:p>
          </table:table-cell>
          <table:table-cell office:value-type="string">
            <text:p>Zuhaus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horse</text:p>
          </table:table-cell>
          <table:table-cell office:value-type="string">
            <text:p>caballo</text:p>
          </table:table-cell>
          <table:table-cell office:value-type="string">
            <text:p>cheval</text:p>
          </table:table-cell>
          <table:table-cell office:value-type="string">
            <text:p>cavallo</text:p>
          </table:table-cell>
          <table:table-cell office:value-type="string">
            <text:p>equus</text:p>
          </table:table-cell>
          <table:table-cell office:value-type="string">
            <text:p>cal</text:p>
          </table:table-cell>
          <table:table-cell office:value-type="string">
            <text:p>Pferd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house</text:p>
          </table:table-cell>
          <table:table-cell office:value-type="string">
            <text:p>casa</text:p>
          </table:table-cell>
          <table:table-cell office:value-type="string">
            <text:p>maison</text:p>
          </table:table-cell>
          <table:table-cell office:value-type="string">
            <text:p>Casa</text:p>
          </table:table-cell>
          <table:table-cell office:value-type="string">
            <text:p>domum or casa</text:p>
          </table:table-cell>
          <table:table-cell office:value-type="string">
            <text:p>casă</text:p>
          </table:table-cell>
          <table:table-cell office:value-type="string">
            <text:p>Haus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kitty</text:p>
          </table:table-cell>
          <table:table-cell office:value-type="string">
            <text:p>bote</text:p>
          </table:table-cell>
          <table:table-cell office:value-type="string">
            <text:p>minou</text:p>
          </table:table-cell>
          <table:table-cell office:value-type="string">
            <text:p>gattino</text:p>
          </table:table-cell>
          <table:table-cell office:value-type="string">
            <text:p>Feles</text:p>
          </table:table-cell>
          <table:table-cell office:value-type="string">
            <text:p>Kitty</text:p>
          </table:table-cell>
          <table:table-cell office:value-type="string">
            <text:p>Kätzch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leg</text:p>
          </table:table-cell>
          <table:table-cell office:value-type="string">
            <text:p>pierna</text:p>
          </table:table-cell>
          <table:table-cell office:value-type="string">
            <text:p>jambe</text:p>
          </table:table-cell>
          <table:table-cell office:value-type="string">
            <text:p>gamba</text:p>
          </table:table-cell>
          <table:table-cell office:value-type="string">
            <text:p>crus</text:p>
          </table:table-cell>
          <table:table-cell office:value-type="string">
            <text:p>picior</text:p>
          </table:table-cell>
          <table:table-cell office:value-type="string">
            <text:p>Bei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letter</text:p>
          </table:table-cell>
          <table:table-cell office:value-type="string">
            <text:p>letra</text:p>
          </table:table-cell>
          <table:table-cell office:value-type="string">
            <text:p>lettre</text:p>
          </table:table-cell>
          <table:table-cell office:value-type="string">
            <text:p>lettera</text:p>
          </table:table-cell>
          <table:table-cell office:value-type="string">
            <text:p>litterae</text:p>
          </table:table-cell>
          <table:table-cell office:value-type="string">
            <text:p>scrisoare</text:p>
          </table:table-cell>
          <table:table-cell office:value-type="string">
            <text:p>Brief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man</text:p>
          </table:table-cell>
          <table:table-cell office:value-type="string">
            <text:p>hombre</text:p>
          </table:table-cell>
          <table:table-cell office:value-type="string">
            <text:p>homme</text:p>
          </table:table-cell>
          <table:table-cell office:value-type="string">
            <text:p>uomo</text:p>
          </table:table-cell>
          <table:table-cell office:value-type="string">
            <text:p>vir</text:p>
          </table:table-cell>
          <table:table-cell office:value-type="string">
            <text:p>om</text:p>
          </table:table-cell>
          <table:table-cell office:value-type="string">
            <text:p>Man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homina</text:p>
          </table:table-cell>
          <table:table-cell office:value-type="string">
            <text:p>nouns</text:p>
          </table:table-cell>
          <table:table-cell/>
          <table:table-cell office:value-type="string">
            <text:p>men</text:p>
          </table:table-cell>
          <table:table-cell office:value-type="string">
            <text:p>hombres</text:p>
          </table:table-cell>
          <table:table-cell office:value-type="string">
            <text:p>Hommes</text:p>
          </table:table-cell>
          <table:table-cell office:value-type="string">
            <text:p>uomini</text:p>
          </table:table-cell>
          <table:table-cell office:value-type="string">
            <text:p>homines</text:p>
          </table:table-cell>
          <table:table-cell office:value-type="string">
            <text:p>bărbați</text:p>
          </table:table-cell>
          <table:table-cell office:value-type="string">
            <text:p>Männ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milk</text:p>
          </table:table-cell>
          <table:table-cell office:value-type="string">
            <text:p>Leche</text:p>
          </table:table-cell>
          <table:table-cell office:value-type="string">
            <text:p>Lait</text:p>
          </table:table-cell>
          <table:table-cell office:value-type="string">
            <text:p>latte</text:p>
          </table:table-cell>
          <table:table-cell office:value-type="string">
            <text:p>lac</text:p>
          </table:table-cell>
          <table:table-cell office:value-type="string">
            <text:p>lapte</text:p>
          </table:table-cell>
          <table:table-cell office:value-type="string">
            <text:p>Mil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money</text:p>
          </table:table-cell>
          <table:table-cell office:value-type="string">
            <text:p>dinero</text:p>
          </table:table-cell>
          <table:table-cell office:value-type="string">
            <text:p>argent</text:p>
          </table:table-cell>
          <table:table-cell office:value-type="string">
            <text:p>i soldi</text:p>
          </table:table-cell>
          <table:table-cell office:value-type="string">
            <text:p>pecunia</text:p>
          </table:table-cell>
          <table:table-cell office:value-type="string">
            <text:p>bani</text:p>
          </table:table-cell>
          <table:table-cell office:value-type="string">
            <text:p>Geld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morning</text:p>
          </table:table-cell>
          <table:table-cell office:value-type="string">
            <text:p>Mañana</text:p>
          </table:table-cell>
          <table:table-cell office:value-type="string">
            <text:p>Matin</text:p>
          </table:table-cell>
          <table:table-cell office:value-type="string">
            <text:p>mattina</text:p>
          </table:table-cell>
          <table:table-cell office:value-type="string">
            <text:p>mane</text:p>
          </table:table-cell>
          <table:table-cell office:value-type="string">
            <text:p>dimineaţă</text:p>
          </table:table-cell>
          <table:table-cell office:value-type="string">
            <text:p>Morg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mother</text:p>
          </table:table-cell>
          <table:table-cell office:value-type="string">
            <text:p>madre</text:p>
          </table:table-cell>
          <table:table-cell office:value-type="string">
            <text:p>mère</text:p>
          </table:table-cell>
          <table:table-cell office:value-type="string">
            <text:p>madre</text:p>
          </table:table-cell>
          <table:table-cell office:value-type="string">
            <text:p>mater</text:p>
          </table:table-cell>
          <table:table-cell office:value-type="string">
            <text:p>mamă</text:p>
          </table:table-cell>
          <table:table-cell office:value-type="string">
            <text:p>Mutt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name</text:p>
          </table:table-cell>
          <table:table-cell office:value-type="string">
            <text:p>nombre</text:p>
          </table:table-cell>
          <table:table-cell office:value-type="string">
            <text:p>Nom</text:p>
          </table:table-cell>
          <table:table-cell office:value-type="string">
            <text:p>nome</text:p>
          </table:table-cell>
          <table:table-cell office:value-type="string">
            <text:p>nomine</text:p>
          </table:table-cell>
          <table:table-cell office:value-type="string">
            <text:p>Nume</text:p>
          </table:table-cell>
          <table:table-cell office:value-type="string">
            <text:p>Nam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nest</text:p>
          </table:table-cell>
          <table:table-cell office:value-type="string">
            <text:p>nido</text:p>
          </table:table-cell>
          <table:table-cell office:value-type="string">
            <text:p>nid</text:p>
          </table:table-cell>
          <table:table-cell office:value-type="string">
            <text:p>nido</text:p>
          </table:table-cell>
          <table:table-cell office:value-type="string">
            <text:p>posueris nidum tuum</text:p>
          </table:table-cell>
          <table:table-cell office:value-type="string">
            <text:p>cuib</text:p>
          </table:table-cell>
          <table:table-cell office:value-type="string">
            <text:p>Nes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night</text:p>
          </table:table-cell>
          <table:table-cell office:value-type="string">
            <text:p>noche</text:p>
          </table:table-cell>
          <table:table-cell office:value-type="string">
            <text:p>nuit</text:p>
          </table:table-cell>
          <table:table-cell office:value-type="string">
            <text:p>notte</text:p>
          </table:table-cell>
          <table:table-cell office:value-type="string">
            <text:p>noctis</text:p>
          </table:table-cell>
          <table:table-cell office:value-type="string">
            <text:p>noapte</text:p>
          </table:table-cell>
          <table:table-cell office:value-type="string">
            <text:p>Nach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paper</text:p>
          </table:table-cell>
          <table:table-cell office:value-type="string">
            <text:p>papel</text:p>
          </table:table-cell>
          <table:table-cell office:value-type="string">
            <text:p>papier</text:p>
          </table:table-cell>
          <table:table-cell office:value-type="string">
            <text:p>carta</text:p>
          </table:table-cell>
          <table:table-cell office:value-type="string">
            <text:p>chartam</text:p>
          </table:table-cell>
          <table:table-cell office:value-type="string">
            <text:p>hârtie</text:p>
          </table:table-cell>
          <table:table-cell office:value-type="string">
            <text:p>Papi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party</text:p>
          </table:table-cell>
          <table:table-cell office:value-type="string">
            <text:p>partido</text:p>
          </table:table-cell>
          <table:table-cell office:value-type="string">
            <text:p>fête</text:p>
          </table:table-cell>
          <table:table-cell office:value-type="string">
            <text:p>festa</text:p>
          </table:table-cell>
          <table:table-cell office:value-type="string">
            <text:p>pars</text:p>
          </table:table-cell>
          <table:table-cell office:value-type="string">
            <text:p>partid</text:p>
          </table:table-cell>
          <table:table-cell office:value-type="string">
            <text:p>Party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picture</text:p>
          </table:table-cell>
          <table:table-cell office:value-type="string">
            <text:p>imagen</text:p>
          </table:table-cell>
          <table:table-cell office:value-type="string">
            <text:p>image</text:p>
          </table:table-cell>
          <table:table-cell office:value-type="string">
            <text:p>immagine</text:p>
          </table:table-cell>
          <table:table-cell office:value-type="string">
            <text:p>picturae</text:p>
          </table:table-cell>
          <table:table-cell office:value-type="string">
            <text:p>imagine</text:p>
          </table:table-cell>
          <table:table-cell office:value-type="string">
            <text:p>Bild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pig</text:p>
          </table:table-cell>
          <table:table-cell office:value-type="string">
            <text:p>cerdo</text:p>
          </table:table-cell>
          <table:table-cell office:value-type="string">
            <text:p>porc</text:p>
          </table:table-cell>
          <table:table-cell office:value-type="string">
            <text:p>maiale</text:p>
          </table:table-cell>
          <table:table-cell office:value-type="string">
            <text:p>Porcus</text:p>
          </table:table-cell>
          <table:table-cell office:value-type="string">
            <text:p>porc</text:p>
          </table:table-cell>
          <table:table-cell office:value-type="string">
            <text:p>Schwei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rabbit</text:p>
          </table:table-cell>
          <table:table-cell office:value-type="string">
            <text:p>Conejo</text:p>
          </table:table-cell>
          <table:table-cell office:value-type="string">
            <text:p>lapin</text:p>
          </table:table-cell>
          <table:table-cell office:value-type="string">
            <text:p>coniglio</text:p>
          </table:table-cell>
          <table:table-cell office:value-type="string">
            <text:p>Lepus</text:p>
          </table:table-cell>
          <table:table-cell office:value-type="string">
            <text:p>iepure</text:p>
          </table:table-cell>
          <table:table-cell office:value-type="string">
            <text:p>Has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rain</text:p>
          </table:table-cell>
          <table:table-cell office:value-type="string">
            <text:p>lluvia</text:p>
          </table:table-cell>
          <table:table-cell office:value-type="string">
            <text:p>pluie</text:p>
          </table:table-cell>
          <table:table-cell office:value-type="string">
            <text:p>pioggia</text:p>
          </table:table-cell>
          <table:table-cell office:value-type="string">
            <text:p>pluviam</text:p>
          </table:table-cell>
          <table:table-cell office:value-type="string">
            <text:p>ploaie</text:p>
          </table:table-cell>
          <table:table-cell office:value-type="string">
            <text:p>Reg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ring</text:p>
          </table:table-cell>
          <table:table-cell office:value-type="string">
            <text:p>anillo</text:p>
          </table:table-cell>
          <table:table-cell office:value-type="string">
            <text:p>bague</text:p>
          </table:table-cell>
          <table:table-cell office:value-type="string">
            <text:p>squillare</text:p>
          </table:table-cell>
          <table:table-cell office:value-type="string">
            <text:p>circulum</text:p>
          </table:table-cell>
          <table:table-cell office:value-type="string">
            <text:p>inel</text:p>
          </table:table-cell>
          <table:table-cell office:value-type="string">
            <text:p>Ring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string">
            <text:p>pettirosso</text:p>
          </table:table-cell>
          <table:table-cell office:value-type="string">
            <text:p>robin</text:p>
          </table:table-cell>
          <table:table-cell office:value-type="string">
            <text:p>prihor</text:p>
          </table:table-cell>
          <table:table-cell office:value-type="string">
            <text:p>Robi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school</text:p>
          </table:table-cell>
          <table:table-cell office:value-type="string">
            <text:p>colegio</text:p>
          </table:table-cell>
          <table:table-cell office:value-type="string">
            <text:p>école</text:p>
          </table:table-cell>
          <table:table-cell office:value-type="string">
            <text:p>scuola</text:p>
          </table:table-cell>
          <table:table-cell office:value-type="string">
            <text:p>scholae</text:p>
          </table:table-cell>
          <table:table-cell office:value-type="string">
            <text:p>şcoală</text:p>
          </table:table-cell>
          <table:table-cell office:value-type="string">
            <text:p>Schul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seed</text:p>
          </table:table-cell>
          <table:table-cell office:value-type="string">
            <text:p>semilla</text:p>
          </table:table-cell>
          <table:table-cell office:value-type="string">
            <text:p>la graine</text:p>
          </table:table-cell>
          <table:table-cell office:value-type="string">
            <text:p>seme</text:p>
          </table:table-cell>
          <table:table-cell office:value-type="string">
            <text:p>semen</text:p>
          </table:table-cell>
          <table:table-cell office:value-type="string">
            <text:p>sămânță</text:p>
          </table:table-cell>
          <table:table-cell office:value-type="string">
            <text:p>Sam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sheep</text:p>
          </table:table-cell>
          <table:table-cell office:value-type="string">
            <text:p>oveja</text:p>
          </table:table-cell>
          <table:table-cell office:value-type="string">
            <text:p>mouton</text:p>
          </table:table-cell>
          <table:table-cell office:value-type="string">
            <text:p>pecora</text:p>
          </table:table-cell>
          <table:table-cell office:value-type="string">
            <text:p>ovium</text:p>
          </table:table-cell>
          <table:table-cell office:value-type="string">
            <text:p>oaie</text:p>
          </table:table-cell>
          <table:table-cell office:value-type="string">
            <text:p>Schaf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shoe</text:p>
          </table:table-cell>
          <table:table-cell office:value-type="string">
            <text:p>zapato</text:p>
          </table:table-cell>
          <table:table-cell office:value-type="string">
            <text:p>chaussure</text:p>
          </table:table-cell>
          <table:table-cell office:value-type="string">
            <text:p>scarpa</text:p>
          </table:table-cell>
          <table:table-cell office:value-type="string">
            <text:p>calceus</text:p>
          </table:table-cell>
          <table:table-cell office:value-type="string">
            <text:p>pantof</text:p>
          </table:table-cell>
          <table:table-cell office:value-type="string">
            <text:p>Schu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sister</text:p>
          </table:table-cell>
          <table:table-cell office:value-type="string">
            <text:p>hermana</text:p>
          </table:table-cell>
          <table:table-cell office:value-type="string">
            <text:p>sœur</text:p>
          </table:table-cell>
          <table:table-cell office:value-type="string">
            <text:p>sorella</text:p>
          </table:table-cell>
          <table:table-cell office:value-type="string">
            <text:p>soror</text:p>
          </table:table-cell>
          <table:table-cell office:value-type="string">
            <text:p>soră</text:p>
          </table:table-cell>
          <table:table-cell office:value-type="string">
            <text:p>Schwest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snow</text:p>
          </table:table-cell>
          <table:table-cell office:value-type="string">
            <text:p>nieve</text:p>
          </table:table-cell>
          <table:table-cell office:value-type="string">
            <text:p>neige</text:p>
          </table:table-cell>
          <table:table-cell office:value-type="string">
            <text:p>neve</text:p>
          </table:table-cell>
          <table:table-cell office:value-type="string">
            <text:p>Nix</text:p>
          </table:table-cell>
          <table:table-cell office:value-type="string">
            <text:p>zăpadă</text:p>
          </table:table-cell>
          <table:table-cell office:value-type="string">
            <text:p>Schne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song</text:p>
          </table:table-cell>
          <table:table-cell office:value-type="string">
            <text:p>canción</text:p>
          </table:table-cell>
          <table:table-cell office:value-type="string">
            <text:p>chanson</text:p>
          </table:table-cell>
          <table:table-cell office:value-type="string">
            <text:p>canzone</text:p>
          </table:table-cell>
          <table:table-cell office:value-type="string">
            <text:p>canticum</text:p>
          </table:table-cell>
          <table:table-cell office:value-type="string">
            <text:p>cântec</text:p>
          </table:table-cell>
          <table:table-cell office:value-type="string">
            <text:p>Lied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squirrel</text:p>
          </table:table-cell>
          <table:table-cell office:value-type="string">
            <text:p>ardilla</text:p>
          </table:table-cell>
          <table:table-cell office:value-type="string">
            <text:p>écureuil</text:p>
          </table:table-cell>
          <table:table-cell office:value-type="string">
            <text:p>scoiattolo</text:p>
          </table:table-cell>
          <table:table-cell office:value-type="string">
            <text:p>inamabilis sciurus</text:p>
          </table:table-cell>
          <table:table-cell office:value-type="string">
            <text:p>veveriţă</text:p>
          </table:table-cell>
          <table:table-cell office:value-type="string">
            <text:p>Eichhörnch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stick</text:p>
          </table:table-cell>
          <table:table-cell office:value-type="string">
            <text:p>palo</text:p>
          </table:table-cell>
          <table:table-cell office:value-type="string">
            <text:p>bâton</text:p>
          </table:table-cell>
          <table:table-cell office:value-type="string">
            <text:p>bastone</text:p>
          </table:table-cell>
          <table:table-cell office:value-type="string">
            <text:p>lignum unum,</text:p>
          </table:table-cell>
          <table:table-cell office:value-type="string">
            <text:p>băț</text:p>
          </table:table-cell>
          <table:table-cell office:value-type="string">
            <text:p>Stock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street</text:p>
          </table:table-cell>
          <table:table-cell office:value-type="string">
            <text:p>calle</text:p>
          </table:table-cell>
          <table:table-cell office:value-type="string">
            <text:p>rue</text:p>
          </table:table-cell>
          <table:table-cell office:value-type="string">
            <text:p>strada</text:p>
          </table:table-cell>
          <table:table-cell office:value-type="string">
            <text:p>via</text:p>
          </table:table-cell>
          <table:table-cell office:value-type="string">
            <text:p>stradă</text:p>
          </table:table-cell>
          <table:table-cell office:value-type="string">
            <text:p>Straß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sun</text:p>
          </table:table-cell>
          <table:table-cell office:value-type="string">
            <text:p>Dom</text:p>
          </table:table-cell>
          <table:table-cell office:value-type="string">
            <text:p>Soleil</text:p>
          </table:table-cell>
          <table:table-cell office:value-type="string">
            <text:p>sole</text:p>
          </table:table-cell>
          <table:table-cell office:value-type="string">
            <text:p>solis</text:p>
          </table:table-cell>
          <table:table-cell office:value-type="string">
            <text:p>soare</text:p>
          </table:table-cell>
          <table:table-cell office:value-type="string">
            <text:p>Sonn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table</text:p>
          </table:table-cell>
          <table:table-cell office:value-type="string">
            <text:p>mesa</text:p>
          </table:table-cell>
          <table:table-cell office:value-type="string">
            <text:p>table</text:p>
          </table:table-cell>
          <table:table-cell office:value-type="string">
            <text:p>tavolo</text:p>
          </table:table-cell>
          <table:table-cell office:value-type="string">
            <text:p>mensa</text:p>
          </table:table-cell>
          <table:table-cell office:value-type="string">
            <text:p>masa</text:p>
          </table:table-cell>
          <table:table-cell office:value-type="string">
            <text:p>Tabell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thing</text:p>
          </table:table-cell>
          <table:table-cell office:value-type="string">
            <text:p>cosa</text:p>
          </table:table-cell>
          <table:table-cell office:value-type="string">
            <text:p>chose</text:p>
          </table:table-cell>
          <table:table-cell office:value-type="string">
            <text:p>cosa</text:p>
          </table:table-cell>
          <table:table-cell office:value-type="string">
            <text:p>rem</text:p>
          </table:table-cell>
          <table:table-cell office:value-type="string">
            <text:p>lucru</text:p>
          </table:table-cell>
          <table:table-cell office:value-type="string">
            <text:p>Ding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time</text:p>
          </table:table-cell>
          <table:table-cell office:value-type="string">
            <text:p>hora</text:p>
          </table:table-cell>
          <table:table-cell office:value-type="string">
            <text:p>temps</text:p>
          </table:table-cell>
          <table:table-cell office:value-type="string">
            <text:p>tempo</text:p>
          </table:table-cell>
          <table:table-cell office:value-type="string">
            <text:p>tempus</text:p>
          </table:table-cell>
          <table:table-cell office:value-type="string">
            <text:p>timp</text:p>
          </table:table-cell>
          <table:table-cell office:value-type="string">
            <text:p>Zei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top</text:p>
          </table:table-cell>
          <table:table-cell office:value-type="string">
            <text:p>parte superior</text:p>
          </table:table-cell>
          <table:table-cell office:value-type="string">
            <text:p>Haut</text:p>
          </table:table-cell>
          <table:table-cell office:value-type="string">
            <text:p>superiore</text:p>
          </table:table-cell>
          <table:table-cell office:value-type="string">
            <text:p>summitatem</text:p>
          </table:table-cell>
          <table:table-cell office:value-type="string">
            <text:p>top</text:p>
          </table:table-cell>
          <table:table-cell office:value-type="string">
            <text:p>ob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toy</text:p>
          </table:table-cell>
          <table:table-cell office:value-type="string">
            <text:p>juguete</text:p>
          </table:table-cell>
          <table:table-cell office:value-type="string">
            <text:p>jouet</text:p>
          </table:table-cell>
          <table:table-cell office:value-type="string">
            <text:p>giocattolo</text:p>
          </table:table-cell>
          <table:table-cell office:value-type="string">
            <text:p>toy</text:p>
          </table:table-cell>
          <table:table-cell office:value-type="string">
            <text:p>jucărie</text:p>
          </table:table-cell>
          <table:table-cell office:value-type="string">
            <text:p>Spielzeug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tree</text:p>
          </table:table-cell>
          <table:table-cell office:value-type="string">
            <text:p>árbol</text:p>
          </table:table-cell>
          <table:table-cell office:value-type="string">
            <text:p>arbre</text:p>
          </table:table-cell>
          <table:table-cell office:value-type="string">
            <text:p>albero</text:p>
          </table:table-cell>
          <table:table-cell office:value-type="string">
            <text:p>Arbor</text:p>
          </table:table-cell>
          <table:table-cell office:value-type="string">
            <text:p>copac</text:p>
          </table:table-cell>
          <table:table-cell office:value-type="string">
            <text:p>Baum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watch</text:p>
          </table:table-cell>
          <table:table-cell office:value-type="string">
            <text:p>reloj</text:p>
          </table:table-cell>
          <table:table-cell office:value-type="string">
            <text:p>regarder</text:p>
          </table:table-cell>
          <table:table-cell office:value-type="string">
            <text:p>orologio</text:p>
          </table:table-cell>
          <table:table-cell office:value-type="string">
            <text:p>vigilate</text:p>
          </table:table-cell>
          <table:table-cell office:value-type="string">
            <text:p>ceas</text:p>
          </table:table-cell>
          <table:table-cell office:value-type="string">
            <text:p>seh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water</text:p>
          </table:table-cell>
          <table:table-cell office:value-type="string">
            <text:p>agua</text:p>
          </table:table-cell>
          <table:table-cell office:value-type="string">
            <text:p>l'eau</text:p>
          </table:table-cell>
          <table:table-cell office:value-type="string">
            <text:p>acqua</text:p>
          </table:table-cell>
          <table:table-cell office:value-type="string">
            <text:p>aqua</text:p>
          </table:table-cell>
          <table:table-cell office:value-type="string">
            <text:p>apă</text:p>
          </table:table-cell>
          <table:table-cell office:value-type="string">
            <text:p>Wass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way</text:p>
          </table:table-cell>
          <table:table-cell office:value-type="string">
            <text:p>camino</text:p>
          </table:table-cell>
          <table:table-cell office:value-type="string">
            <text:p>façon</text:p>
          </table:table-cell>
          <table:table-cell office:value-type="string">
            <text:p>modo</text:p>
          </table:table-cell>
          <table:table-cell office:value-type="string">
            <text:p>ita</text:p>
          </table:table-cell>
          <table:table-cell office:value-type="string">
            <text:p>cale</text:p>
          </table:table-cell>
          <table:table-cell office:value-type="string">
            <text:p>Weg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wind</text:p>
          </table:table-cell>
          <table:table-cell office:value-type="string">
            <text:p>viento</text:p>
          </table:table-cell>
          <table:table-cell office:value-type="string">
            <text:p>vent</text:p>
          </table:table-cell>
          <table:table-cell office:value-type="string">
            <text:p>vento</text:p>
          </table:table-cell>
          <table:table-cell office:value-type="string">
            <text:p>ventus</text:p>
          </table:table-cell>
          <table:table-cell office:value-type="string">
            <text:p>vânt</text:p>
          </table:table-cell>
          <table:table-cell office:value-type="string">
            <text:p>Wind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window</text:p>
          </table:table-cell>
          <table:table-cell office:value-type="string">
            <text:p>ventana</text:p>
          </table:table-cell>
          <table:table-cell office:value-type="string">
            <text:p>fenêtre</text:p>
          </table:table-cell>
          <table:table-cell office:value-type="string">
            <text:p>finestra</text:p>
          </table:table-cell>
          <table:table-cell office:value-type="string">
            <text:p>fenestram</text:p>
          </table:table-cell>
          <table:table-cell office:value-type="string">
            <text:p>fereastră</text:p>
          </table:table-cell>
          <table:table-cell office:value-type="string">
            <text:p>Fenst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nouns</text:p>
          </table:table-cell>
          <table:table-cell/>
          <table:table-cell office:value-type="string">
            <text:p>wood</text:p>
          </table:table-cell>
          <table:table-cell office:value-type="string">
            <text:p>madera</text:p>
          </table:table-cell>
          <table:table-cell office:value-type="string">
            <text:p>bois</text:p>
          </table:table-cell>
          <table:table-cell office:value-type="string">
            <text:p>legna</text:p>
          </table:table-cell>
          <table:table-cell office:value-type="string">
            <text:p>lignum</text:p>
          </table:table-cell>
          <table:table-cell office:value-type="string">
            <text:p>lemn</text:p>
          </table:table-cell>
          <table:table-cell office:value-type="string">
            <text:p>Holz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sujet</text:p>
          </table:table-cell>
          <table:table-cell office:value-type="string">
            <text:p>preposition</text:p>
          </table:table-cell>
          <table:table-cell/>
          <table:table-cell table:style-name="ce30" office:value-type="string">
            <text:p>about</text:p>
          </table:table-cell>
          <table:table-cell office:value-type="string">
            <text:p>sobre</text:p>
          </table:table-cell>
          <table:table-cell office:value-type="string">
            <text:p>au sujet de</text:p>
          </table:table-cell>
          <table:table-cell office:value-type="string">
            <text:p>di</text:p>
          </table:table-cell>
          <table:table-cell office:value-type="string">
            <text:p>de</text:p>
          </table:table-cell>
          <table:table-cell office:value-type="string">
            <text:p>despre</text:p>
          </table:table-cell>
          <table:table-cell office:value-type="string">
            <text:p>üb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supra</text:p>
          </table:table-cell>
          <table:table-cell office:value-type="string">
            <text:p>preposition</text:p>
          </table:table-cell>
          <table:table-cell/>
          <table:table-cell table:style-name="ce31" office:value-type="string">
            <text:p>above </text:p>
          </table:table-cell>
          <table:table-cell office:value-type="string">
            <text:p>encima</text:p>
          </table:table-cell>
          <table:table-cell office:value-type="string">
            <text:p>au dessus de</text:p>
          </table:table-cell>
          <table:table-cell office:value-type="string">
            <text:p>sopra</text:p>
          </table:table-cell>
          <table:table-cell office:value-type="string">
            <text:p>supra</text:p>
          </table:table-cell>
          <table:table-cell office:value-type="string">
            <text:p>mai sus</text:p>
          </table:table-cell>
          <table:table-cell office:value-type="string">
            <text:p>ob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acros</text:p>
          </table:table-cell>
          <table:table-cell office:value-type="string">
            <text:p>preposition</text:p>
          </table:table-cell>
          <table:table-cell/>
          <table:table-cell office:value-type="string">
            <text:p>across </text:p>
          </table:table-cell>
          <table:table-cell office:value-type="string">
            <text:p>a través de</text:p>
          </table:table-cell>
          <table:table-cell office:value-type="string">
            <text:p>à travers</text:p>
          </table:table-cell>
          <table:table-cell office:value-type="string">
            <text:p>attraverso</text:p>
          </table:table-cell>
          <table:table-cell office:value-type="string">
            <text:p>per</text:p>
          </table:table-cell>
          <table:table-cell office:value-type="string">
            <text:p>peste</text:p>
          </table:table-cell>
          <table:table-cell office:value-type="string">
            <text:p>üb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depue</text:p>
          </table:table-cell>
          <table:table-cell office:value-type="string">
            <text:p>preposition</text:p>
          </table:table-cell>
          <table:table-cell/>
          <table:table-cell office:value-type="string">
            <text:p>after</text:p>
          </table:table-cell>
          <table:table-cell office:value-type="string">
            <text:p>después</text:p>
          </table:table-cell>
          <table:table-cell office:value-type="string">
            <text:p>après</text:p>
          </table:table-cell>
          <table:table-cell office:value-type="string">
            <text:p>dopo</text:p>
          </table:table-cell>
          <table:table-cell office:value-type="string">
            <text:p>post</text:p>
          </table:table-cell>
          <table:table-cell office:value-type="string">
            <text:p>după</text:p>
          </table:table-cell>
          <table:table-cell office:value-type="string">
            <text:p>nach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alung</text:p>
          </table:table-cell>
          <table:table-cell office:value-type="string">
            <text:p>preposition</text:p>
          </table:table-cell>
          <table:table-cell/>
          <table:table-cell office:value-type="string">
            <text:p>along </text:p>
          </table:table-cell>
          <table:table-cell office:value-type="string">
            <text:p>a lo largo</text:p>
          </table:table-cell>
          <table:table-cell office:value-type="string">
            <text:p>le long de</text:p>
          </table:table-cell>
          <table:table-cell office:value-type="string">
            <text:p>lungo</text:p>
          </table:table-cell>
          <table:table-cell office:value-type="string">
            <text:p>per</text:p>
          </table:table-cell>
          <table:table-cell office:value-type="string">
            <text:p>de-a lungul</text:p>
          </table:table-cell>
          <table:table-cell office:value-type="string">
            <text:p>entlang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una</text:p>
          </table:table-cell>
          <table:table-cell office:value-type="string">
            <text:p>preposition</text:p>
          </table:table-cell>
          <table:table-cell/>
          <table:table-cell office:value-type="string">
            <text:p>an</text:p>
          </table:table-cell>
          <table:table-cell table:number-columns-repeated="3" office:value-type="string">
            <text:p>un</text:p>
          </table:table-cell>
          <table:table-cell office:value-type="string">
            <text:p>quod</text:p>
          </table:table-cell>
          <table:table-cell office:value-type="string">
            <text:p>un</text:p>
          </table:table-cell>
          <table:table-cell office:value-type="string">
            <text:p>ei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et</text:p>
          </table:table-cell>
          <table:table-cell office:value-type="string">
            <text:p>preposition</text:p>
          </table:table-cell>
          <table:table-cell/>
          <table:table-cell office:value-type="string">
            <text:p>and</text:p>
          </table:table-cell>
          <table:table-cell office:value-type="string">
            <text:p>y</text:p>
          </table:table-cell>
          <table:table-cell office:value-type="string">
            <text:p>et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și</text:p>
          </table:table-cell>
          <table:table-cell office:value-type="string">
            <text:p>und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any</text:p>
          </table:table-cell>
          <table:table-cell office:value-type="string">
            <text:p>alguna</text:p>
          </table:table-cell>
          <table:table-cell office:value-type="string">
            <text:p>tout</text:p>
          </table:table-cell>
          <table:table-cell office:value-type="string">
            <text:p>alcuno</text:p>
          </table:table-cell>
          <table:table-cell office:value-type="string">
            <text:p>aliqua</text:p>
          </table:table-cell>
          <table:table-cell office:value-type="string">
            <text:p>orice</text:p>
          </table:table-cell>
          <table:table-cell office:value-type="string">
            <text:p>irgendei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around</text:p>
          </table:table-cell>
          <table:table-cell office:value-type="string">
            <text:p>alrededor</text:p>
          </table:table-cell>
          <table:table-cell office:value-type="string">
            <text:p>environ</text:p>
          </table:table-cell>
          <table:table-cell office:value-type="string">
            <text:p>in giro</text:p>
          </table:table-cell>
          <table:table-cell office:value-type="string">
            <text:p>circum</text:p>
          </table:table-cell>
          <table:table-cell office:value-type="string">
            <text:p>în jurul</text:p>
          </table:table-cell>
          <table:table-cell office:value-type="string">
            <text:p>um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ardor</text:p>
          </table:table-cell>
          <table:table-cell office:value-type="string">
            <text:p>preposition</text:p>
          </table:table-cell>
          <table:table-cell/>
          <table:table-cell office:value-type="string">
            <text:p>around</text:p>
          </table:table-cell>
          <table:table-cell office:value-type="string">
            <text:p>alrededor</text:p>
          </table:table-cell>
          <table:table-cell office:value-type="string">
            <text:p>environ</text:p>
          </table:table-cell>
          <table:table-cell office:value-type="string">
            <text:p>in giro</text:p>
          </table:table-cell>
          <table:table-cell office:value-type="string">
            <text:p>circum</text:p>
          </table:table-cell>
          <table:table-cell office:value-type="string">
            <text:p>în jurul</text:p>
          </table:table-cell>
          <table:table-cell office:value-type="string">
            <text:p>um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as</text:p>
          </table:table-cell>
          <table:table-cell office:value-type="string">
            <text:p>como</text:p>
          </table:table-cell>
          <table:table-cell office:value-type="string">
            <text:p>comme</text:p>
          </table:table-cell>
          <table:table-cell office:value-type="string">
            <text:p>come</text:p>
          </table:table-cell>
          <table:table-cell office:value-type="string">
            <text:p>quod</text:p>
          </table:table-cell>
          <table:table-cell office:value-type="string">
            <text:p>la fel de</text:p>
          </table:table-cell>
          <table:table-cell office:value-type="string">
            <text:p>wie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la</text:p>
          </table:table-cell>
          <table:table-cell office:value-type="string">
            <text:p>preposition</text:p>
          </table:table-cell>
          <table:table-cell/>
          <table:table-cell office:value-type="string">
            <text:p>at</text:p>
          </table:table-cell>
          <table:table-cell office:value-type="string">
            <text:p>la</text:p>
          </table:table-cell>
          <table:table-cell office:value-type="string">
            <text:p>à</text:p>
          </table:table-cell>
          <table:table-cell office:value-type="string">
            <text:p>a</text:p>
          </table:table-cell>
          <table:table-cell office:value-type="string">
            <text:p>apud</text:p>
          </table:table-cell>
          <table:table-cell office:value-type="string">
            <text:p>la</text:p>
          </table:table-cell>
          <table:table-cell office:value-type="string">
            <text:p>beim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lehos</text:p>
          </table:table-cell>
          <table:table-cell office:value-type="string">
            <text:p>preposition</text:p>
          </table:table-cell>
          <table:table-cell/>
          <table:table-cell office:value-type="string">
            <text:p>away from</text:p>
          </table:table-cell>
          <table:table-cell office:value-type="string">
            <text:p>lejos de</text:p>
          </table:table-cell>
          <table:table-cell office:value-type="string">
            <text:p>loin de</text:p>
          </table:table-cell>
          <table:table-cell office:value-type="string">
            <text:p>lontano da</text:p>
          </table:table-cell>
          <table:table-cell office:value-type="string">
            <text:p>auferetur ab</text:p>
          </table:table-cell>
          <table:table-cell office:value-type="string">
            <text:p>departe de</text:p>
          </table:table-cell>
          <table:table-cell office:value-type="string">
            <text:p>weg vo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retur</text:p>
          </table:table-cell>
          <table:table-cell office:value-type="string">
            <text:p>preposition</text:p>
          </table:table-cell>
          <table:table-cell/>
          <table:table-cell office:value-type="string">
            <text:p>back to</text:p>
          </table:table-cell>
          <table:table-cell office:value-type="string">
            <text:p>de regreso</text:p>
          </table:table-cell>
          <table:table-cell office:value-type="string">
            <text:p>retour à</text:p>
          </table:table-cell>
          <table:table-cell office:value-type="string">
            <text:p>torna a</text:p>
          </table:table-cell>
          <table:table-cell office:value-type="string">
            <text:p>ut tergum</text:p>
          </table:table-cell>
          <table:table-cell office:value-type="string">
            <text:p>înapoi la</text:p>
          </table:table-cell>
          <table:table-cell office:value-type="string">
            <text:p>zurück zu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because</text:p>
          </table:table-cell>
          <table:table-cell office:value-type="string">
            <text:p>porque</text:p>
          </table:table-cell>
          <table:table-cell office:value-type="string">
            <text:p>parce que</text:p>
          </table:table-cell>
          <table:table-cell office:value-type="string">
            <text:p>perché</text:p>
          </table:table-cell>
          <table:table-cell office:value-type="string">
            <text:p>quod</text:p>
          </table:table-cell>
          <table:table-cell office:value-type="string">
            <text:p>deoarece</text:p>
          </table:table-cell>
          <table:table-cell office:value-type="string">
            <text:p>da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before</text:p>
          </table:table-cell>
          <table:table-cell office:value-type="string">
            <text:p>antes de</text:p>
          </table:table-cell>
          <table:table-cell office:value-type="string">
            <text:p>avant</text:p>
          </table:table-cell>
          <table:table-cell office:value-type="string">
            <text:p>prima</text:p>
          </table:table-cell>
          <table:table-cell office:value-type="string">
            <text:p>ante</text:p>
          </table:table-cell>
          <table:table-cell office:value-type="string">
            <text:p>inainte de</text:p>
          </table:table-cell>
          <table:table-cell office:value-type="string">
            <text:p>Vor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der</text:p>
          </table:table-cell>
          <table:table-cell office:value-type="string">
            <text:p>preposition</text:p>
          </table:table-cell>
          <table:table-cell/>
          <table:table-cell table:style-name="ce35" office:value-type="string">
            <text:p>behind </text:p>
          </table:table-cell>
          <table:table-cell office:value-type="string">
            <text:p>detrás</text:p>
          </table:table-cell>
          <table:table-cell office:value-type="string">
            <text:p>derrière</text:p>
          </table:table-cell>
          <table:table-cell office:value-type="string">
            <text:p>dietro a</text:p>
          </table:table-cell>
          <table:table-cell office:value-type="string">
            <text:p>post</text:p>
          </table:table-cell>
          <table:table-cell office:value-type="string">
            <text:p>in spate</text:p>
          </table:table-cell>
          <table:table-cell office:value-type="string">
            <text:p>hint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unt</text:p>
          </table:table-cell>
          <table:table-cell office:value-type="string">
            <text:p>preposition</text:p>
          </table:table-cell>
          <table:table-cell/>
          <table:table-cell table:style-name="ce36" office:value-type="string">
            <text:p>below </text:p>
          </table:table-cell>
          <table:table-cell office:value-type="string">
            <text:p>abajo</text:p>
          </table:table-cell>
          <table:table-cell office:value-type="string">
            <text:p>au dessous de</text:p>
          </table:table-cell>
          <table:table-cell office:value-type="string">
            <text:p>sotto</text:p>
          </table:table-cell>
          <table:table-cell office:value-type="string">
            <text:p>inferius</text:p>
          </table:table-cell>
          <table:table-cell office:value-type="string">
            <text:p>de mai jos</text:p>
          </table:table-cell>
          <table:table-cell office:value-type="string">
            <text:p>unt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sub</text:p>
          </table:table-cell>
          <table:table-cell office:value-type="string">
            <text:p>preposition</text:p>
          </table:table-cell>
          <table:table-cell/>
          <table:table-cell office:value-type="string">
            <text:p>beneath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table:number-columns-repeated="2" office:value-type="string">
            <text:p>sub</text:p>
          </table:table-cell>
          <table:table-cell office:value-type="string">
            <text:p>unt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con</text:p>
          </table:table-cell>
          <table:table-cell office:value-type="string">
            <text:p>preposition</text:p>
          </table:table-cell>
          <table:table-cell/>
          <table:table-cell table:style-name="ce31" office:value-type="string">
            <text:p>beside </text:p>
          </table:table-cell>
          <table:table-cell office:value-type="string">
            <text:p>junto a</text:p>
          </table:table-cell>
          <table:table-cell office:value-type="string">
            <text:p>à côté de</text:p>
          </table:table-cell>
          <table:table-cell office:value-type="string">
            <text:p>accanto</text:p>
          </table:table-cell>
          <table:table-cell office:value-type="string">
            <text:p>præter</text:p>
          </table:table-cell>
          <table:table-cell office:value-type="string">
            <text:p>lângă</text:p>
          </table:table-cell>
          <table:table-cell office:value-type="string">
            <text:p>neb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fra</text:p>
          </table:table-cell>
          <table:table-cell office:value-type="string">
            <text:p>preposition</text:p>
          </table:table-cell>
          <table:table-cell/>
          <table:table-cell table:style-name="ce31" office:value-type="string">
            <text:p>between </text:p>
          </table:table-cell>
          <table:table-cell office:value-type="string">
            <text:p>Entre</text:p>
          </table:table-cell>
          <table:table-cell office:value-type="string">
            <text:p>entre</text:p>
          </table:table-cell>
          <table:table-cell office:value-type="string">
            <text:p>fra</text:p>
          </table:table-cell>
          <table:table-cell office:value-type="string">
            <text:p>inter</text:p>
          </table:table-cell>
          <table:table-cell office:value-type="string">
            <text:p>între</text:p>
          </table:table-cell>
          <table:table-cell office:value-type="string">
            <text:p>zwisch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both</text:p>
          </table:table-cell>
          <table:table-cell office:value-type="string">
            <text:p>ambos</text:p>
          </table:table-cell>
          <table:table-cell office:value-type="string">
            <text:p>tous les deux</text:p>
          </table:table-cell>
          <table:table-cell office:value-type="string">
            <text:p>entrambi</text:p>
          </table:table-cell>
          <table:table-cell office:value-type="string">
            <text:p>tum</text:p>
          </table:table-cell>
          <table:table-cell office:value-type="string">
            <text:p>ambii</text:p>
          </table:table-cell>
          <table:table-cell office:value-type="string">
            <text:p>beide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by</text:p>
          </table:table-cell>
          <table:table-cell office:value-type="string">
            <text:p>por</text:p>
          </table:table-cell>
          <table:table-cell office:value-type="string">
            <text:p>par</text:p>
          </table:table-cell>
          <table:table-cell office:value-type="string">
            <text:p>di</text:p>
          </table:table-cell>
          <table:table-cell office:value-type="string">
            <text:p>per</text:p>
          </table:table-cell>
          <table:table-cell office:value-type="string">
            <text:p>de</text:p>
          </table:table-cell>
          <table:table-cell office:value-type="string">
            <text:p>durch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>
            <text:p>par</text:p>
          </table:table-cell>
          <table:table-cell office:value-type="string">
            <text:p>preposition</text:p>
          </table:table-cell>
          <table:table-cell/>
          <table:table-cell table:style-name="ce30" office:value-type="string">
            <text:p>by</text:p>
          </table:table-cell>
          <table:table-cell office:value-type="string">
            <text:p>por</text:p>
          </table:table-cell>
          <table:table-cell office:value-type="string">
            <text:p>par</text:p>
          </table:table-cell>
          <table:table-cell office:value-type="string">
            <text:p>da</text:p>
          </table:table-cell>
          <table:table-cell office:value-type="string">
            <text:p>per</text:p>
          </table:table-cell>
          <table:table-cell office:value-type="string">
            <text:p>spre</text:p>
          </table:table-cell>
          <table:table-cell office:value-type="string">
            <text:p>dur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nah</text:p>
          </table:table-cell>
          <table:table-cell office:value-type="string">
            <text:p>preposition</text:p>
          </table:table-cell>
          <table:table-cell/>
          <table:table-cell office:value-type="string">
            <text:p>close</text:p>
          </table:table-cell>
          <table:table-cell office:value-type="string">
            <text:p>casi</text:p>
          </table:table-cell>
          <table:table-cell office:value-type="string">
            <text:p>presque</text:p>
          </table:table-cell>
          <table:table-cell office:value-type="string">
            <text:p>quasi</text:p>
          </table:table-cell>
          <table:table-cell office:value-type="string">
            <text:p>fare</text:p>
          </table:table-cell>
          <table:table-cell office:value-type="string">
            <text:p>aproape</text:p>
          </table:table-cell>
          <table:table-cell office:value-type="string">
            <text:p>nah dran, eng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vec</text:p>
          </table:table-cell>
          <table:table-cell office:value-type="string">
            <text:p>preposition</text:p>
          </table:table-cell>
          <table:table-cell/>
          <table:table-cell table:style-name="ce35" office:value-type="string">
            <text:p>close to </text:p>
          </table:table-cell>
          <table:table-cell office:value-type="string">
            <text:p>cerca de</text:p>
          </table:table-cell>
          <table:table-cell office:value-type="string">
            <text:p>proche de</text:p>
          </table:table-cell>
          <table:table-cell office:value-type="string">
            <text:p>vicino a</text:p>
          </table:table-cell>
          <table:table-cell office:value-type="string">
            <text:p>propinqua</text:p>
          </table:table-cell>
          <table:table-cell office:value-type="string">
            <text:p>aproape de</text:p>
          </table:table-cell>
          <table:table-cell office:value-type="string">
            <text:p>nahe bei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don't</text:p>
          </table:table-cell>
          <table:table-cell office:value-type="string">
            <text:p>no lo hagas</text:p>
          </table:table-cell>
          <table:table-cell office:value-type="string">
            <text:p>ne pas</text:p>
          </table:table-cell>
          <table:table-cell table:number-columns-repeated="2" office:value-type="string">
            <text:p>non</text:p>
          </table:table-cell>
          <table:table-cell office:value-type="string">
            <text:p>nu face</text:p>
          </table:table-cell>
          <table:table-cell office:value-type="string">
            <text:p>nicht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2" office:value-type="string">
            <text:p>bas</text:p>
          </table:table-cell>
          <table:table-cell office:value-type="string">
            <text:p>preposition</text:p>
          </table:table-cell>
          <table:table-cell table:style-name="ce21"/>
          <table:table-cell office:value-type="string">
            <text:p>down</text:p>
          </table:table-cell>
          <table:table-cell office:value-type="string">
            <text:p>abajo</text:p>
          </table:table-cell>
          <table:table-cell office:value-type="string">
            <text:p>en bas</text:p>
          </table:table-cell>
          <table:table-cell office:value-type="string">
            <text:p>discesa</text:p>
          </table:table-cell>
          <table:table-cell office:value-type="string">
            <text:p>descendit</text:p>
          </table:table-cell>
          <table:table-cell office:value-type="string">
            <text:p>în jos</text:p>
          </table:table-cell>
          <table:table-cell office:value-type="string">
            <text:p>runt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jos</text:p>
          </table:table-cell>
          <table:table-cell office:value-type="string">
            <text:p>preposition</text:p>
          </table:table-cell>
          <table:table-cell/>
          <table:table-cell office:value-type="string">
            <text:p>down</text:p>
          </table:table-cell>
          <table:table-cell office:value-type="string">
            <text:p>abajo</text:p>
          </table:table-cell>
          <table:table-cell office:value-type="string">
            <text:p>vers le bas</text:p>
          </table:table-cell>
          <table:table-cell office:value-type="string">
            <text:p>giù</text:p>
          </table:table-cell>
          <table:table-cell office:value-type="string">
            <text:p>descendit</text:p>
          </table:table-cell>
          <table:table-cell office:value-type="string">
            <text:p>jos</text:p>
          </table:table-cell>
          <table:table-cell office:value-type="string">
            <text:p>Nieder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down </text:p>
          </table:table-cell>
          <table:table-cell office:value-type="string">
            <text:p>abajo</text:p>
          </table:table-cell>
          <table:table-cell office:value-type="string">
            <text:p>vers le bas</text:p>
          </table:table-cell>
          <table:table-cell office:value-type="string">
            <text:p>giù</text:p>
          </table:table-cell>
          <table:table-cell office:value-type="string">
            <text:p>descendit</text:p>
          </table:table-cell>
          <table:table-cell office:value-type="string">
            <text:p>jos</text:p>
          </table:table-cell>
          <table:table-cell office:value-type="string">
            <text:p>nied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eight</text:p>
          </table:table-cell>
          <table:table-cell office:value-type="string">
            <text:p>ocho</text:p>
          </table:table-cell>
          <table:table-cell office:value-type="string">
            <text:p>huit</text:p>
          </table:table-cell>
          <table:table-cell office:value-type="string">
            <text:p>otto</text:p>
          </table:table-cell>
          <table:table-cell office:value-type="string">
            <text:p>octo</text:p>
          </table:table-cell>
          <table:table-cell office:value-type="string">
            <text:p>opt</text:p>
          </table:table-cell>
          <table:table-cell office:value-type="string">
            <text:p>acht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every</text:p>
          </table:table-cell>
          <table:table-cell office:value-type="string">
            <text:p>cada</text:p>
          </table:table-cell>
          <table:table-cell office:value-type="string">
            <text:p>chaque</text:p>
          </table:table-cell>
          <table:table-cell office:value-type="string">
            <text:p>ogni</text:p>
          </table:table-cell>
          <table:table-cell office:value-type="string">
            <text:p>omne</text:p>
          </table:table-cell>
          <table:table-cell office:value-type="string">
            <text:p>fiecare</text:p>
          </table:table-cell>
          <table:table-cell office:value-type="string">
            <text:p>jeder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far</text:p>
          </table:table-cell>
          <table:table-cell office:value-type="string">
            <text:p>preposition</text:p>
          </table:table-cell>
          <table:table-cell/>
          <table:table-cell office:value-type="string">
            <text:p>far</text:p>
          </table:table-cell>
          <table:table-cell office:value-type="string">
            <text:p>lejos</text:p>
          </table:table-cell>
          <table:table-cell office:value-type="string">
            <text:p>loin</text:p>
          </table:table-cell>
          <table:table-cell office:value-type="string">
            <text:p>lantano</text:p>
          </table:table-cell>
          <table:table-cell office:value-type="string">
            <text:p>tantum</text:p>
          </table:table-cell>
          <table:table-cell office:value-type="string">
            <text:p>departe</text:p>
          </table:table-cell>
          <table:table-cell office:value-type="string">
            <text:p>wei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five</text:p>
          </table:table-cell>
          <table:table-cell office:value-type="string">
            <text:p>cinco</text:p>
          </table:table-cell>
          <table:table-cell office:value-type="string">
            <text:p>cinq</text:p>
          </table:table-cell>
          <table:table-cell office:value-type="string">
            <text:p>cinque</text:p>
          </table:table-cell>
          <table:table-cell office:value-type="string">
            <text:p>quinque</text:p>
          </table:table-cell>
          <table:table-cell office:value-type="string">
            <text:p>cinci</text:p>
          </table:table-cell>
          <table:table-cell office:value-type="string">
            <text:p>fünf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>
            <text:p>po</text:p>
          </table:table-cell>
          <table:table-cell office:value-type="string">
            <text:p>preposition</text:p>
          </table:table-cell>
          <table:table-cell/>
          <table:table-cell table:style-name="ce30" office:value-type="string">
            <text:p>for</text:p>
          </table:table-cell>
          <table:table-cell office:value-type="string">
            <text:p>para</text:p>
          </table:table-cell>
          <table:table-cell office:value-type="string">
            <text:p>pour</text:p>
          </table:table-cell>
          <table:table-cell office:value-type="string">
            <text:p>per</text:p>
          </table:table-cell>
          <table:table-cell office:value-type="string">
            <text:p>quia</text:p>
          </table:table-cell>
          <table:table-cell office:value-type="string">
            <text:p>pentru</text:p>
          </table:table-cell>
          <table:table-cell office:value-type="string">
            <text:p>zum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for</text:p>
          </table:table-cell>
          <table:table-cell office:value-type="string">
            <text:p>preposition</text:p>
          </table:table-cell>
          <table:table-cell/>
          <table:table-cell office:value-type="string">
            <text:p>for</text:p>
          </table:table-cell>
          <table:table-cell office:value-type="string">
            <text:p>para</text:p>
          </table:table-cell>
          <table:table-cell office:value-type="string">
            <text:p>pour</text:p>
          </table:table-cell>
          <table:table-cell office:value-type="string">
            <text:p>per</text:p>
          </table:table-cell>
          <table:table-cell office:value-type="string">
            <text:p>quia</text:p>
          </table:table-cell>
          <table:table-cell office:value-type="string">
            <text:p>pentru</text:p>
          </table:table-cell>
          <table:table-cell office:value-type="string">
            <text:p>zum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?</text:p>
          </table:table-cell>
          <table:table-cell office:value-type="string">
            <text:p>preposition</text:p>
          </table:table-cell>
          <table:table-cell/>
          <table:table-cell office:value-type="string">
            <text:p>four</text:p>
          </table:table-cell>
          <table:table-cell office:value-type="string">
            <text:p>cuatro</text:p>
          </table:table-cell>
          <table:table-cell office:value-type="string">
            <text:p>quatre</text:p>
          </table:table-cell>
          <table:table-cell office:value-type="string">
            <text:p>quattro</text:p>
          </table:table-cell>
          <table:table-cell office:value-type="string">
            <text:p>quattuor</text:p>
          </table:table-cell>
          <table:table-cell office:value-type="string">
            <text:p>patru</text:p>
          </table:table-cell>
          <table:table-cell office:value-type="string">
            <text:p>vier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  <table:table-cell office:value-type="string">
            <text:p>a partire dal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vo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>
            <text:p>de</text:p>
          </table:table-cell>
          <table:table-cell office:value-type="string">
            <text:p>preposition</text:p>
          </table:table-cell>
          <table:table-cell table:style-name="ce22"/>
          <table:table-cell table:style-name="ce30" office:value-type="string">
            <text:p>from</text:p>
          </table:table-cell>
          <table:table-cell office:value-type="string">
            <text:p>de</text:p>
          </table:table-cell>
          <table:table-cell office:value-type="string">
            <text:p>depues</text:p>
          </table:table-cell>
          <table:table-cell office:value-type="string">
            <text:p>dal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vo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el</text:p>
          </table:table-cell>
          <table:table-cell office:value-type="string">
            <text:p>preposition</text:p>
          </table:table-cell>
          <table:table-cell/>
          <table:table-cell office:value-type="string">
            <text:p>he</text:p>
          </table:table-cell>
          <table:table-cell office:value-type="string">
            <text:p>él</text:p>
          </table:table-cell>
          <table:table-cell office:value-type="string">
            <text:p>il</text:p>
          </table:table-cell>
          <table:table-cell office:value-type="string">
            <text:p>lui</text:p>
          </table:table-cell>
          <table:table-cell office:value-type="string">
            <text:p>ille</text:p>
          </table:table-cell>
          <table:table-cell office:value-type="string">
            <text:p>el</text:p>
          </table:table-cell>
          <table:table-cell office:value-type="string">
            <text:p>er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her</text:p>
          </table:table-cell>
          <table:table-cell office:value-type="string">
            <text:p>su</text:p>
          </table:table-cell>
          <table:table-cell office:value-type="string">
            <text:p>sa</text:p>
          </table:table-cell>
          <table:table-cell office:value-type="string">
            <text:p>sua</text:p>
          </table:table-cell>
          <table:table-cell office:value-type="string">
            <text:p>eius</text:p>
          </table:table-cell>
          <table:table-cell office:value-type="string">
            <text:p>a ei</text:p>
          </table:table-cell>
          <table:table-cell office:value-type="string">
            <text:p>ihr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aci</text:p>
          </table:table-cell>
          <table:table-cell office:value-type="string">
            <text:p>preposition</text:p>
          </table:table-cell>
          <table:table-cell/>
          <table:table-cell office:value-type="string">
            <text:p>here</text:p>
          </table:table-cell>
          <table:table-cell office:value-type="string">
            <text:p>aquí</text:p>
          </table:table-cell>
          <table:table-cell office:value-type="string">
            <text:p>ici</text:p>
          </table:table-cell>
          <table:table-cell office:value-type="string">
            <text:p>Qui</text:p>
          </table:table-cell>
          <table:table-cell office:value-type="string">
            <text:p>hic</text:p>
          </table:table-cell>
          <table:table-cell office:value-type="string">
            <text:p>aici</text:p>
          </table:table-cell>
          <table:table-cell office:value-type="string">
            <text:p>Hier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him</text:p>
          </table:table-cell>
          <table:table-cell office:value-type="string">
            <text:p>él</text:p>
          </table:table-cell>
          <table:table-cell table:number-columns-repeated="2" office:value-type="string">
            <text:p>lui</text:p>
          </table:table-cell>
          <table:table-cell office:value-type="string">
            <text:p>eum</text:p>
          </table:table-cell>
          <table:table-cell office:value-type="string">
            <text:p>-l</text:p>
          </table:table-cell>
          <table:table-cell office:value-type="string">
            <text:p>ihm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his</text:p>
          </table:table-cell>
          <table:table-cell office:value-type="string">
            <text:p>su</text:p>
          </table:table-cell>
          <table:table-cell office:value-type="string">
            <text:p>le sien</text:p>
          </table:table-cell>
          <table:table-cell office:value-type="string">
            <text:p>il suo</text:p>
          </table:table-cell>
          <table:table-cell office:value-type="string">
            <text:p>eius</text:p>
          </table:table-cell>
          <table:table-cell office:value-type="string">
            <text:p>a lui</text:p>
          </table:table-cell>
          <table:table-cell office:value-type="string">
            <text:p>seine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how</text:p>
          </table:table-cell>
          <table:table-cell office:value-type="string">
            <text:p>cómo</text:p>
          </table:table-cell>
          <table:table-cell office:value-type="string">
            <text:p>Comment</text:p>
          </table:table-cell>
          <table:table-cell office:value-type="string">
            <text:p>Come</text:p>
          </table:table-cell>
          <table:table-cell office:value-type="string">
            <text:p>quam</text:p>
          </table:table-cell>
          <table:table-cell office:value-type="string">
            <text:p>Cum</text:p>
          </table:table-cell>
          <table:table-cell office:value-type="string">
            <text:p>Wie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io</text:p>
          </table:table-cell>
          <table:table-cell office:value-type="string">
            <text:p>preposition</text:p>
          </table:table-cell>
          <table:table-cell/>
          <table:table-cell office:value-type="string">
            <text:p>I</text:p>
          </table:table-cell>
          <table:table-cell office:value-type="string">
            <text:p>yo</text:p>
          </table:table-cell>
          <table:table-cell office:value-type="string">
            <text:p>je</text:p>
          </table:table-cell>
          <table:table-cell office:value-type="string">
            <text:p>io</text:p>
          </table:table-cell>
          <table:table-cell office:value-type="string">
            <text:p>ego</text:p>
          </table:table-cell>
          <table:table-cell office:value-type="string">
            <text:p>eu</text:p>
          </table:table-cell>
          <table:table-cell office:value-type="string">
            <text:p>ich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if</text:p>
          </table:table-cell>
          <table:table-cell office:value-type="string">
            <text:p>Si</text:p>
          </table:table-cell>
          <table:table-cell office:value-type="string">
            <text:p>si</text:p>
          </table:table-cell>
          <table:table-cell office:value-type="string">
            <text:p>Se</text:p>
          </table:table-cell>
          <table:table-cell office:value-type="string">
            <text:p>si</text:p>
          </table:table-cell>
          <table:table-cell office:value-type="string">
            <text:p>dacă</text:p>
          </table:table-cell>
          <table:table-cell office:value-type="string">
            <text:p>wenn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en</text:p>
          </table:table-cell>
          <table:table-cell office:value-type="string">
            <text:p>preposition</text:p>
          </table:table-cell>
          <table:table-cell/>
          <table:table-cell office:value-type="string">
            <text:p>in</text:p>
          </table:table-cell>
          <table:table-cell office:value-type="string">
            <text:p>en</text:p>
          </table:table-cell>
          <table:table-cell office:value-type="string">
            <text:p>dans</text:p>
          </table:table-cell>
          <table:table-cell office:value-type="string">
            <text:p>nel</text:p>
          </table:table-cell>
          <table:table-cell office:value-type="string">
            <text:p>apud</text:p>
          </table:table-cell>
          <table:table-cell office:value-type="string">
            <text:p>în</text:p>
          </table:table-cell>
          <table:table-cell office:value-type="string">
            <text:p>im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fon</text:p>
          </table:table-cell>
          <table:table-cell office:value-type="string">
            <text:p>preposition</text:p>
          </table:table-cell>
          <table:table-cell/>
          <table:table-cell table:style-name="ce36" office:value-type="string">
            <text:p>in front of</text:p>
          </table:table-cell>
          <table:table-cell office:value-type="string">
            <text:p>en frente de</text:p>
          </table:table-cell>
          <table:table-cell office:value-type="string">
            <text:p>devant de</text:p>
          </table:table-cell>
          <table:table-cell office:value-type="string">
            <text:p>di fronte a</text:p>
          </table:table-cell>
          <table:table-cell office:value-type="string">
            <text:p>pro</text:p>
          </table:table-cell>
          <table:table-cell office:value-type="string">
            <text:p>în fața</text:p>
          </table:table-cell>
          <table:table-cell office:value-type="string">
            <text:p>vo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>
            <text:p>en</text:p>
          </table:table-cell>
          <table:table-cell office:value-type="string">
            <text:p>preposition</text:p>
          </table:table-cell>
          <table:table-cell table:style-name="ce22"/>
          <table:table-cell table:style-name="ce30" office:value-type="string">
            <text:p>in the</text:p>
          </table:table-cell>
          <table:table-cell table:number-columns-repeated="2" office:value-type="string">
            <text:p>en</text:p>
          </table:table-cell>
          <table:table-cell office:value-type="string">
            <text:p>in</text:p>
          </table:table-cell>
          <table:table-cell office:value-type="string">
            <text:p>apud</text:p>
          </table:table-cell>
          <table:table-cell office:value-type="string">
            <text:p>în orasul</text:p>
          </table:table-cell>
          <table:table-cell office:value-type="string">
            <text:p>in d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>
            <text:p>ino</text:p>
          </table:table-cell>
          <table:table-cell office:value-type="string">
            <text:p>preposition</text:p>
          </table:table-cell>
          <table:table-cell table:style-name="ce22"/>
          <table:table-cell table:style-name="ce30" office:value-type="string">
            <text:p>inside</text:p>
          </table:table-cell>
          <table:table-cell table:number-columns-repeated="2" office:value-type="string">
            <text:p>en</text:p>
          </table:table-cell>
          <table:table-cell table:number-columns-repeated="2" office:value-type="string">
            <text:p>in</text:p>
          </table:table-cell>
          <table:table-cell office:value-type="string">
            <text:p>înauntru</text:p>
          </table:table-cell>
          <table:table-cell office:value-type="string">
            <text:p>inn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en</text:p>
          </table:table-cell>
          <table:table-cell office:value-type="string">
            <text:p>preposition</text:p>
          </table:table-cell>
          <table:table-cell/>
          <table:table-cell office:value-type="string">
            <text:p>into</text:p>
          </table:table-cell>
          <table:table-cell office:value-type="string">
            <text:p>dentro</text:p>
          </table:table-cell>
          <table:table-cell office:value-type="string">
            <text:p>dans</text:p>
          </table:table-cell>
          <table:table-cell office:value-type="string">
            <text:p>dentro, come moto a luogo, andare da dentro a fuori: I put my hand inTO my pocket = metto la mano in tasca</text:p>
          </table:table-cell>
          <table:table-cell office:value-type="string">
            <text:p>in</text:p>
          </table:table-cell>
          <table:table-cell office:value-type="string">
            <text:p>în</text:p>
          </table:table-cell>
          <table:table-cell office:value-type="string">
            <text:p>i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intor</text:p>
          </table:table-cell>
          <table:table-cell office:value-type="string">
            <text:p>preposition</text:p>
          </table:table-cell>
          <table:table-cell/>
          <table:table-cell office:value-type="string">
            <text:p>into </text:p>
          </table:table-cell>
          <table:table-cell office:value-type="string">
            <text:p>dentro</text:p>
          </table:table-cell>
          <table:table-cell office:value-type="string">
            <text:p>dans</text:p>
          </table:table-cell>
          <table:table-cell/>
          <table:table-cell office:value-type="string">
            <text:p>in</text:p>
          </table:table-cell>
          <table:table-cell office:value-type="string">
            <text:p>în</text:p>
          </table:table-cell>
          <table:table-cell office:value-type="string">
            <text:p>i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es</text:p>
          </table:table-cell>
          <table:table-cell office:value-type="string">
            <text:p>preposition</text:p>
          </table:table-cell>
          <table:table-cell/>
          <table:table-cell office:value-type="string">
            <text:p>it</text:p>
          </table:table-cell>
          <table:table-cell office:value-type="string">
            <text:p>eso</text:p>
          </table:table-cell>
          <table:table-cell office:value-type="string">
            <text:p>il</text:p>
          </table:table-cell>
          <table:table-cell office:value-type="string">
            <text:p>esso</text:p>
          </table:table-cell>
          <table:table-cell office:value-type="string">
            <text:p>quod</text:p>
          </table:table-cell>
          <table:table-cell office:value-type="string">
            <text:p>aceasta</text:p>
          </table:table-cell>
          <table:table-cell office:value-type="string">
            <text:p>es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>
            <text:p>ha</text:p>
          </table:table-cell>
          <table:table-cell office:value-type="string">
            <text:p>preposition</text:p>
          </table:table-cell>
          <table:table-cell/>
          <table:table-cell table:style-name="ce30" office:value-type="string">
            <text:p>it has</text:p>
          </table:table-cell>
          <table:table-cell office:value-type="string">
            <text:p>tiene</text:p>
          </table:table-cell>
          <table:table-cell office:value-type="string">
            <text:p>à</text:p>
          </table:table-cell>
          <table:table-cell office:value-type="string">
            <text:p>ha</text:p>
          </table:table-cell>
          <table:table-cell office:value-type="string">
            <text:p>habet</text:p>
          </table:table-cell>
          <table:table-cell office:value-type="string">
            <text:p>are</text:p>
          </table:table-cell>
          <table:table-cell office:value-type="string">
            <text:p>es ha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its</text:p>
          </table:table-cell>
          <table:table-cell office:value-type="string">
            <text:p>sus</text:p>
          </table:table-cell>
          <table:table-cell office:value-type="string">
            <text:p>ses</text:p>
          </table:table-cell>
          <table:table-cell office:value-type="string">
            <text:p>suo</text:p>
          </table:table-cell>
          <table:table-cell office:value-type="string">
            <text:p>eius</text:p>
          </table:table-cell>
          <table:table-cell office:value-type="string">
            <text:p>este</text:p>
          </table:table-cell>
          <table:table-cell office:value-type="string">
            <text:p>es ist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just</text:p>
          </table:table-cell>
          <table:table-cell office:value-type="string">
            <text:p>sólo</text:p>
          </table:table-cell>
          <table:table-cell office:value-type="string">
            <text:p>juste</text:p>
          </table:table-cell>
          <table:table-cell office:value-type="string">
            <text:p>appena</text:p>
          </table:table-cell>
          <table:table-cell office:value-type="string">
            <text:p>tantum</text:p>
          </table:table-cell>
          <table:table-cell office:value-type="string">
            <text:p>doar</text:p>
          </table:table-cell>
          <table:table-cell office:value-type="string">
            <text:p>gerade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like</text:p>
          </table:table-cell>
          <table:table-cell office:value-type="string">
            <text:p>me gusta</text:p>
          </table:table-cell>
          <table:table-cell office:value-type="string">
            <text:p>comme</text:p>
          </table:table-cell>
          <table:table-cell office:value-type="string">
            <text:p>piace</text:p>
          </table:table-cell>
          <table:table-cell office:value-type="string">
            <text:p>tamquam</text:p>
          </table:table-cell>
          <table:table-cell office:value-type="string">
            <text:p>ca</text:p>
          </table:table-cell>
          <table:table-cell office:value-type="string">
            <text:p>möge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many</text:p>
          </table:table-cell>
          <table:table-cell office:value-type="string">
            <text:p>muchos</text:p>
          </table:table-cell>
          <table:table-cell office:value-type="string">
            <text:p>beaucoup</text:p>
          </table:table-cell>
          <table:table-cell office:value-type="string">
            <text:p>molti</text:p>
          </table:table-cell>
          <table:table-cell office:value-type="string">
            <text:p>multis</text:p>
          </table:table-cell>
          <table:table-cell office:value-type="string">
            <text:p>mulți</text:p>
          </table:table-cell>
          <table:table-cell office:value-type="string">
            <text:p>viele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may</text:p>
          </table:table-cell>
          <table:table-cell office:value-type="string">
            <text:p>mayo</text:p>
          </table:table-cell>
          <table:table-cell office:value-type="string">
            <text:p>mai</text:p>
          </table:table-cell>
          <table:table-cell office:value-type="string">
            <text:p>Maggio</text:p>
          </table:table-cell>
          <table:table-cell office:value-type="string">
            <text:p>ut</text:p>
          </table:table-cell>
          <table:table-cell office:value-type="string">
            <text:p>Mai</text:p>
          </table:table-cell>
          <table:table-cell office:value-type="string">
            <text:p>kan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mi</text:p>
          </table:table-cell>
          <table:table-cell office:value-type="string">
            <text:p>preposition</text:p>
          </table:table-cell>
          <table:table-cell/>
          <table:table-cell office:value-type="string">
            <text:p>me</text:p>
          </table:table-cell>
          <table:table-cell office:value-type="string">
            <text:p>yo</text:p>
          </table:table-cell>
          <table:table-cell office:value-type="string">
            <text:p>moi</text:p>
          </table:table-cell>
          <table:table-cell office:value-type="string">
            <text:p>me</text:p>
          </table:table-cell>
          <table:table-cell office:value-type="string">
            <text:p>mihi</text:p>
          </table:table-cell>
          <table:table-cell office:value-type="string">
            <text:p>pe mine</text:p>
          </table:table-cell>
          <table:table-cell office:value-type="string">
            <text:p>mich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my</text:p>
          </table:table-cell>
          <table:table-cell office:value-type="string">
            <text:p>mi</text:p>
          </table:table-cell>
          <table:table-cell office:value-type="string">
            <text:p>mon</text:p>
          </table:table-cell>
          <table:table-cell office:value-type="string">
            <text:p>mio</text:p>
          </table:table-cell>
          <table:table-cell office:value-type="string">
            <text:p>mea</text:p>
          </table:table-cell>
          <table:table-cell office:value-type="string">
            <text:p>ale mele</text:p>
          </table:table-cell>
          <table:table-cell office:value-type="string">
            <text:p>meine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myself</text:p>
          </table:table-cell>
          <table:table-cell office:value-type="string">
            <text:p>yo mismo</text:p>
          </table:table-cell>
          <table:table-cell office:value-type="string">
            <text:p>moi même</text:p>
          </table:table-cell>
          <table:table-cell office:value-type="string">
            <text:p>me stessa</text:p>
          </table:table-cell>
          <table:table-cell office:value-type="string">
            <text:p>me</text:p>
          </table:table-cell>
          <table:table-cell office:value-type="string">
            <text:p>eu insumi</text:p>
          </table:table-cell>
          <table:table-cell office:value-type="string">
            <text:p>mich selber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nah</text:p>
          </table:table-cell>
          <table:table-cell office:value-type="string">
            <text:p>preposition</text:p>
          </table:table-cell>
          <table:table-cell/>
          <table:table-cell table:style-name="ce31" office:value-type="string">
            <text:p>near </text:p>
          </table:table-cell>
          <table:table-cell office:value-type="string">
            <text:p>cerca</text:p>
          </table:table-cell>
          <table:table-cell office:value-type="string">
            <text:p>près</text:p>
          </table:table-cell>
          <table:table-cell office:value-type="string">
            <text:p>vicino</text:p>
          </table:table-cell>
          <table:table-cell office:value-type="string">
            <text:p>prope</text:p>
          </table:table-cell>
          <table:table-cell office:value-type="string">
            <text:p>aproape</text:p>
          </table:table-cell>
          <table:table-cell office:value-type="string">
            <text:p>nahe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never</text:p>
          </table:table-cell>
          <table:table-cell office:value-type="string">
            <text:p>Nunca</text:p>
          </table:table-cell>
          <table:table-cell office:value-type="string">
            <text:p>jamais</text:p>
          </table:table-cell>
          <table:table-cell office:value-type="string">
            <text:p>mai</text:p>
          </table:table-cell>
          <table:table-cell office:value-type="string">
            <text:p>numquam</text:p>
          </table:table-cell>
          <table:table-cell office:value-type="string">
            <text:p>nu</text:p>
          </table:table-cell>
          <table:table-cell office:value-type="string">
            <text:p>noch nie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new</text:p>
          </table:table-cell>
          <table:table-cell office:value-type="string">
            <text:p>nuevo</text:p>
          </table:table-cell>
          <table:table-cell office:value-type="string">
            <text:p>Nouveau</text:p>
          </table:table-cell>
          <table:table-cell office:value-type="string">
            <text:p>nuovo</text:p>
          </table:table-cell>
          <table:table-cell office:value-type="string">
            <text:p>novus</text:p>
          </table:table-cell>
          <table:table-cell office:value-type="string">
            <text:p>nou</text:p>
          </table:table-cell>
          <table:table-cell office:value-type="string">
            <text:p>Neu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con</text:p>
          </table:table-cell>
          <table:table-cell office:value-type="string">
            <text:p>preposition</text:p>
          </table:table-cell>
          <table:table-cell/>
          <table:table-cell office:value-type="string">
            <text:p>next to</text:p>
          </table:table-cell>
          <table:table-cell office:value-type="string">
            <text:p>cerca de</text:p>
          </table:table-cell>
          <table:table-cell office:value-type="string">
            <text:p>à côté de</text:p>
          </table:table-cell>
          <table:table-cell office:value-type="string">
            <text:p>accanto a</text:p>
          </table:table-cell>
          <table:table-cell office:value-type="string">
            <text:p>proximus</text:p>
          </table:table-cell>
          <table:table-cell office:value-type="string">
            <text:p>lângă</text:p>
          </table:table-cell>
          <table:table-cell office:value-type="string">
            <text:p>neben a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nine</text:p>
          </table:table-cell>
          <table:table-cell office:value-type="string">
            <text:p>nueve</text:p>
          </table:table-cell>
          <table:table-cell office:value-type="string">
            <text:p>neuf</text:p>
          </table:table-cell>
          <table:table-cell office:value-type="string">
            <text:p>nove</text:p>
          </table:table-cell>
          <table:table-cell office:value-type="string">
            <text:p>novem</text:p>
          </table:table-cell>
          <table:table-cell office:value-type="string">
            <text:p>nouă</text:p>
          </table:table-cell>
          <table:table-cell office:value-type="string">
            <text:p>neun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nu</text:p>
          </table:table-cell>
          <table:table-cell office:value-type="string">
            <text:p>preposition</text:p>
          </table:table-cell>
          <table:table-cell/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n</text:p>
          </table:table-cell>
          <table:table-cell office:value-type="string">
            <text:p>no</text:p>
          </table:table-cell>
          <table:table-cell office:value-type="string">
            <text:p>nihil</text:p>
          </table:table-cell>
          <table:table-cell office:value-type="string">
            <text:p>Nu</text:p>
          </table:table-cell>
          <table:table-cell office:value-type="string">
            <text:p>Nei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not</text:p>
          </table:table-cell>
          <table:table-cell office:value-type="string">
            <text:p>no</text:p>
          </table:table-cell>
          <table:table-cell office:value-type="string">
            <text:p>ne pas</text:p>
          </table:table-cell>
          <table:table-cell table:number-columns-repeated="2" office:value-type="string">
            <text:p>non</text:p>
          </table:table-cell>
          <table:table-cell office:value-type="string">
            <text:p>nu</text:p>
          </table:table-cell>
          <table:table-cell office:value-type="string">
            <text:p>nicht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now</text:p>
          </table:table-cell>
          <table:table-cell office:value-type="string">
            <text:p>ahora</text:p>
          </table:table-cell>
          <table:table-cell office:value-type="string">
            <text:p>maintenant</text:p>
          </table:table-cell>
          <table:table-cell office:value-type="string">
            <text:p>adesso</text:p>
          </table:table-cell>
          <table:table-cell office:value-type="string">
            <text:p>nunc</text:p>
          </table:table-cell>
          <table:table-cell office:value-type="string">
            <text:p>acum</text:p>
          </table:table-cell>
          <table:table-cell office:value-type="string">
            <text:p>jetzt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of</text:p>
          </table:table-cell>
          <table:table-cell table:number-columns-repeated="2" office:value-type="string">
            <text:p>de</text:p>
          </table:table-cell>
          <table:table-cell office:value-type="string">
            <text:p>di</text:p>
          </table:table-cell>
          <table:table-cell office:value-type="string">
            <text:p>autem</text:p>
          </table:table-cell>
          <table:table-cell office:value-type="string">
            <text:p>de</text:p>
          </table:table-cell>
          <table:table-cell office:value-type="string">
            <text:p>vo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>
            <text:p>de</text:p>
          </table:table-cell>
          <table:table-cell office:value-type="string">
            <text:p>preposition</text:p>
          </table:table-cell>
          <table:table-cell table:style-name="ce22"/>
          <table:table-cell table:style-name="ce30" office:value-type="string">
            <text:p>of the</text:p>
          </table:table-cell>
          <table:table-cell table:number-columns-repeated="2" office:value-type="string">
            <text:p>de</text:p>
          </table:table-cell>
          <table:table-cell office:value-type="string">
            <text:p>di</text:p>
          </table:table-cell>
          <table:table-cell office:value-type="string">
            <text:p>autem</text:p>
          </table:table-cell>
          <table:table-cell office:value-type="string">
            <text:p>de</text:p>
          </table:table-cell>
          <table:table-cell office:value-type="string">
            <text:p>des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of the</text:p>
          </table:table-cell>
          <table:table-cell office:value-type="string">
            <text:p>del</text:p>
          </table:table-cell>
          <table:table-cell office:value-type="string">
            <text:p>du</text:p>
          </table:table-cell>
          <table:table-cell office:value-type="string">
            <text:p>del</text:p>
          </table:table-cell>
          <table:table-cell office:value-type="string">
            <text:p>de</text:p>
          </table:table-cell>
          <table:table-cell office:value-type="string">
            <text:p>dintre</text:p>
          </table:table-cell>
          <table:table-cell office:value-type="string">
            <text:p>des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us</text:p>
          </table:table-cell>
          <table:table-cell office:value-type="string">
            <text:p>preposition</text:p>
          </table:table-cell>
          <table:table-cell/>
          <table:table-cell office:value-type="string">
            <text:p>off</text:p>
          </table:table-cell>
          <table:table-cell office:value-type="string">
            <text:p>apagado</text:p>
          </table:table-cell>
          <table:table-cell office:value-type="string">
            <text:p>de</text:p>
          </table:table-cell>
          <table:table-cell office:value-type="string">
            <text:p>via</text:p>
          </table:table-cell>
          <table:table-cell office:value-type="string">
            <text:p>off</text:p>
          </table:table-cell>
          <table:table-cell office:value-type="string">
            <text:p>de pe</text:p>
          </table:table-cell>
          <table:table-cell office:value-type="string">
            <text:p>aus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off the</text:p>
          </table:table-cell>
          <table:table-cell office:value-type="string">
            <text:p>fuera de la</text:p>
          </table:table-cell>
          <table:table-cell office:value-type="string">
            <text:p>en dehors de</text:p>
          </table:table-cell>
          <table:table-cell office:value-type="string">
            <text:p>fuori dal</text:p>
          </table:table-cell>
          <table:table-cell office:value-type="string">
            <text:p>off</text:p>
          </table:table-cell>
          <table:table-cell office:value-type="string">
            <text:p>de pe</text:p>
          </table:table-cell>
          <table:table-cell office:value-type="string">
            <text:p>aus dem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on</text:p>
          </table:table-cell>
          <table:table-cell office:value-type="string">
            <text:p>en</text:p>
          </table:table-cell>
          <table:table-cell office:value-type="string">
            <text:p>sur</text:p>
          </table:table-cell>
          <table:table-cell office:value-type="string">
            <text:p>sopra</text:p>
          </table:table-cell>
          <table:table-cell office:value-type="string">
            <text:p>in</text:p>
          </table:table-cell>
          <table:table-cell office:value-type="string">
            <text:p>pe</text:p>
          </table:table-cell>
          <table:table-cell office:value-type="string">
            <text:p>auf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3" office:value-type="string">
            <text:p>auf</text:p>
          </table:table-cell>
          <table:table-cell office:value-type="string">
            <text:p>preposition</text:p>
          </table:table-cell>
          <table:table-cell table:style-name="ce23"/>
          <table:table-cell office:value-type="string">
            <text:p>on </text:p>
          </table:table-cell>
          <table:table-cell office:value-type="string">
            <text:p>en</text:p>
          </table:table-cell>
          <table:table-cell office:value-type="string">
            <text:p>sur</text:p>
          </table:table-cell>
          <table:table-cell office:value-type="string">
            <text:p>sopra</text:p>
          </table:table-cell>
          <table:table-cell office:value-type="string">
            <text:p>in</text:p>
          </table:table-cell>
          <table:table-cell office:value-type="string">
            <text:p>pe</text:p>
          </table:table-cell>
          <table:table-cell office:value-type="string">
            <text:p>auf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4" office:value-type="string">
            <text:p>auf</text:p>
          </table:table-cell>
          <table:table-cell office:value-type="string">
            <text:p>preposition</text:p>
          </table:table-cell>
          <table:table-cell table:style-name="ce24"/>
          <table:table-cell office:value-type="string">
            <text:p>on the</text:p>
          </table:table-cell>
          <table:table-cell office:value-type="string">
            <text:p>sobre el</text:p>
          </table:table-cell>
          <table:table-cell office:value-type="string">
            <text:p>sur le</text:p>
          </table:table-cell>
          <table:table-cell office:value-type="string">
            <text:p>sul</text:p>
          </table:table-cell>
          <table:table-cell office:value-type="string">
            <text:p>in</text:p>
          </table:table-cell>
          <table:table-cell office:value-type="string">
            <text:p>pe</text:p>
          </table:table-cell>
          <table:table-cell office:value-type="string">
            <text:p>auf d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>
            <text:p>auf</text:p>
          </table:table-cell>
          <table:table-cell office:value-type="string">
            <text:p>preposition</text:p>
          </table:table-cell>
          <table:table-cell table:style-name="ce22"/>
          <table:table-cell table:style-name="ce30" office:value-type="string">
            <text:p>on the </text:p>
          </table:table-cell>
          <table:table-cell office:value-type="string">
            <text:p>sobre</text:p>
          </table:table-cell>
          <table:table-cell office:value-type="string">
            <text:p>sur</text:p>
          </table:table-cell>
          <table:table-cell office:value-type="string">
            <text:p>sul</text:p>
          </table:table-cell>
          <table:table-cell office:value-type="string">
            <text:p>in vertice, supra</text:p>
          </table:table-cell>
          <table:table-cell office:value-type="string">
            <text:p>pe</text:p>
          </table:table-cell>
          <table:table-cell office:value-type="string">
            <text:p>auf d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top</text:p>
          </table:table-cell>
          <table:table-cell office:value-type="string">
            <text:p>preposition</text:p>
          </table:table-cell>
          <table:table-cell/>
          <table:table-cell table:style-name="ce36" office:value-type="string">
            <text:p>on top of</text:p>
          </table:table-cell>
          <table:table-cell office:value-type="string">
            <text:p>encima de</text:p>
          </table:table-cell>
          <table:table-cell office:value-type="string">
            <text:p>au dessus de</text:p>
          </table:table-cell>
          <table:table-cell office:value-type="string">
            <text:p>sopra</text:p>
          </table:table-cell>
          <table:table-cell office:value-type="string">
            <text:p>super</text:p>
          </table:table-cell>
          <table:table-cell office:value-type="string">
            <text:p>deasupra</text:p>
          </table:table-cell>
          <table:table-cell office:value-type="string">
            <text:p>auf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once</text:p>
          </table:table-cell>
          <table:table-cell office:value-type="string">
            <text:p>una vez</text:p>
          </table:table-cell>
          <table:table-cell office:value-type="string">
            <text:p>une fois que</text:p>
          </table:table-cell>
          <table:table-cell office:value-type="string">
            <text:p>una volta</text:p>
          </table:table-cell>
          <table:table-cell office:value-type="string">
            <text:p>iterum</text:p>
          </table:table-cell>
          <table:table-cell office:value-type="string">
            <text:p>o singura data</text:p>
          </table:table-cell>
          <table:table-cell office:value-type="string">
            <text:p>Einmal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one</text:p>
          </table:table-cell>
          <table:table-cell office:value-type="string">
            <text:p>uno</text:p>
          </table:table-cell>
          <table:table-cell office:value-type="string">
            <text:p>un</text:p>
          </table:table-cell>
          <table:table-cell office:value-type="string">
            <text:p>uno</text:p>
          </table:table-cell>
          <table:table-cell office:value-type="string">
            <text:p>unus</text:p>
          </table:table-cell>
          <table:table-cell office:value-type="string">
            <text:p>unu</text:p>
          </table:table-cell>
          <table:table-cell office:value-type="string">
            <text:p>einer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only</text:p>
          </table:table-cell>
          <table:table-cell office:value-type="string">
            <text:p>solamente</text:p>
          </table:table-cell>
          <table:table-cell office:value-type="string">
            <text:p>seulement</text:p>
          </table:table-cell>
          <table:table-cell office:value-type="string">
            <text:p>solo</text:p>
          </table:table-cell>
          <table:table-cell office:value-type="string">
            <text:p>tantum</text:p>
          </table:table-cell>
          <table:table-cell office:value-type="string">
            <text:p>numai</text:p>
          </table:table-cell>
          <table:table-cell office:value-type="string">
            <text:p>nur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5" office:value-type="string">
            <text:p>sober</text:p>
          </table:table-cell>
          <table:table-cell office:value-type="string">
            <text:p>preposition</text:p>
          </table:table-cell>
          <table:table-cell table:style-name="ce25"/>
          <table:table-cell office:value-type="string">
            <text:p>onto</text:p>
          </table:table-cell>
          <table:table-cell office:value-type="string">
            <text:p>sobre</text:p>
          </table:table-cell>
          <table:table-cell office:value-type="string">
            <text:p>sur</text:p>
          </table:table-cell>
          <table:table-cell table:number-columns-repeated="2" office:value-type="string">
            <text:p>onto</text:p>
          </table:table-cell>
          <table:table-cell office:value-type="string">
            <text:p>pe</text:p>
          </table:table-cell>
          <table:table-cell office:value-type="string">
            <text:p>auf zu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or</text:p>
          </table:table-cell>
          <table:table-cell office:value-type="string">
            <text:p>o</text:p>
          </table:table-cell>
          <table:table-cell office:value-type="string">
            <text:p>ou</text:p>
          </table:table-cell>
          <table:table-cell office:value-type="string">
            <text:p>o</text:p>
          </table:table-cell>
          <table:table-cell office:value-type="string">
            <text:p>uel</text:p>
          </table:table-cell>
          <table:table-cell office:value-type="string">
            <text:p>sau</text:p>
          </table:table-cell>
          <table:table-cell office:value-type="string">
            <text:p>oder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out</text:p>
          </table:table-cell>
          <table:table-cell office:value-type="string">
            <text:p>preposition</text:p>
          </table:table-cell>
          <table:table-cell/>
          <table:table-cell table:style-name="ce31" office:value-type="string">
            <text:p>out </text:p>
          </table:table-cell>
          <table:table-cell office:value-type="string">
            <text:p>fuera</text:p>
          </table:table-cell>
          <table:table-cell office:value-type="string">
            <text:p>en dehors</text:p>
          </table:table-cell>
          <table:table-cell office:value-type="string">
            <text:p>su</text:p>
          </table:table-cell>
          <table:table-cell office:value-type="string">
            <text:p>de</text:p>
          </table:table-cell>
          <table:table-cell office:value-type="string">
            <text:p>afară</text:p>
          </table:table-cell>
          <table:table-cell office:value-type="string">
            <text:p>aus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dehor de</text:p>
          </table:table-cell>
          <table:table-cell office:value-type="string">
            <text:p>preposition</text:p>
          </table:table-cell>
          <table:table-cell/>
          <table:table-cell office:value-type="string">
            <text:p>out of</text:p>
          </table:table-cell>
          <table:table-cell office:value-type="string">
            <text:p>fuera de</text:p>
          </table:table-cell>
          <table:table-cell office:value-type="string">
            <text:p>hors de</text:p>
          </table:table-cell>
          <table:table-cell office:value-type="string">
            <text:p>fuori da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aus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out of</text:p>
          </table:table-cell>
          <table:table-cell office:value-type="string">
            <text:p>fuera de</text:p>
          </table:table-cell>
          <table:table-cell office:value-type="string">
            <text:p>hors de</text:p>
          </table:table-cell>
          <table:table-cell office:value-type="string">
            <text:p>fuori da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aus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out</text:p>
          </table:table-cell>
          <table:table-cell office:value-type="string">
            <text:p>preposition</text:p>
          </table:table-cell>
          <table:table-cell/>
          <table:table-cell table:style-name="ce36" office:value-type="string">
            <text:p>outside </text:p>
          </table:table-cell>
          <table:table-cell office:value-type="string">
            <text:p>fuera de</text:p>
          </table:table-cell>
          <table:table-cell office:value-type="string">
            <text:p>à l'extérieur</text:p>
          </table:table-cell>
          <table:table-cell office:value-type="string">
            <text:p>al di fuori</text:p>
          </table:table-cell>
          <table:table-cell office:value-type="string">
            <text:p>foras</text:p>
          </table:table-cell>
          <table:table-cell office:value-type="string">
            <text:p>in afara</text:p>
          </table:table-cell>
          <table:table-cell office:value-type="string">
            <text:p>drauß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over</text:p>
          </table:table-cell>
          <table:table-cell office:value-type="string">
            <text:p>terminado</text:p>
          </table:table-cell>
          <table:table-cell office:value-type="string">
            <text:p>plus de</text:p>
          </table:table-cell>
          <table:table-cell office:value-type="string">
            <text:p>al di sopra di</text:p>
          </table:table-cell>
          <table:table-cell office:value-type="string">
            <text:p>super</text:p>
          </table:table-cell>
          <table:table-cell office:value-type="string">
            <text:p>peste</text:p>
          </table:table-cell>
          <table:table-cell office:value-type="string">
            <text:p>Über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>
            <text:p>ur?</text:p>
          </table:table-cell>
          <table:table-cell office:value-type="string">
            <text:p>preposition</text:p>
          </table:table-cell>
          <table:table-cell table:style-name="ce22"/>
          <table:table-cell table:style-name="ce30" office:value-type="string">
            <text:p>over the</text:p>
          </table:table-cell>
          <table:table-cell office:value-type="string">
            <text:p>sobre</text:p>
          </table:table-cell>
          <table:table-cell office:value-type="string">
            <text:p>sur</text:p>
          </table:table-cell>
          <table:table-cell office:value-type="string">
            <text:p>sopra</text:p>
          </table:table-cell>
          <table:table-cell office:value-type="string">
            <text:p>supra</text:p>
          </table:table-cell>
          <table:table-cell office:value-type="string">
            <text:p>peste</text:p>
          </table:table-cell>
          <table:table-cell office:value-type="string">
            <text:p>über dem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over the</text:p>
          </table:table-cell>
          <table:table-cell office:value-type="string">
            <text:p>sobre el</text:p>
          </table:table-cell>
          <table:table-cell office:value-type="string">
            <text:p>au dessus de</text:p>
          </table:table-cell>
          <table:table-cell office:value-type="string">
            <text:p>sopra il</text:p>
          </table:table-cell>
          <table:table-cell office:value-type="string">
            <text:p>super</text:p>
          </table:table-cell>
          <table:table-cell office:value-type="string">
            <text:p>peste</text:p>
          </table:table-cell>
          <table:table-cell office:value-type="string">
            <text:p>über dem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own</text:p>
          </table:table-cell>
          <table:table-cell office:value-type="string">
            <text:p>propio</text:p>
          </table:table-cell>
          <table:table-cell office:value-type="string">
            <text:p>posséder</text:p>
          </table:table-cell>
          <table:table-cell office:value-type="string">
            <text:p>proprio</text:p>
          </table:table-cell>
          <table:table-cell office:value-type="string">
            <text:p>suum</text:p>
          </table:table-cell>
          <table:table-cell office:value-type="string">
            <text:p>propriu</text:p>
          </table:table-cell>
          <table:table-cell office:value-type="string">
            <text:p>besitzen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please</text:p>
          </table:table-cell>
          <table:table-cell office:value-type="string">
            <text:p>Por favor</text:p>
          </table:table-cell>
          <table:table-cell office:value-type="string">
            <text:p>S'il vous plaît</text:p>
          </table:table-cell>
          <table:table-cell office:value-type="string">
            <text:p>per favore</text:p>
          </table:table-cell>
          <table:table-cell office:value-type="string">
            <text:p>obsecro,</text:p>
          </table:table-cell>
          <table:table-cell office:value-type="string">
            <text:p>Vă rog</text:p>
          </table:table-cell>
          <table:table-cell office:value-type="string">
            <text:p>Bitte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 office:value-type="string">
            <text:p>ponu</text:p>
          </table:table-cell>
          <table:table-cell office:value-type="string">
            <text:p>put</text:p>
          </table:table-cell>
          <table:table-cell office:value-type="string">
            <text:p>poner</text:p>
          </table:table-cell>
          <table:table-cell office:value-type="string">
            <text:p>mettre</text:p>
          </table:table-cell>
          <table:table-cell office:value-type="string">
            <text:p>mettere</text:p>
          </table:table-cell>
          <table:table-cell office:value-type="string">
            <text:p>posuit</text:p>
          </table:table-cell>
          <table:table-cell office:value-type="string">
            <text:p>a pune</text:p>
          </table:table-cell>
          <table:table-cell office:value-type="string">
            <text:p>stelle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seven</text:p>
          </table:table-cell>
          <table:table-cell office:value-type="string">
            <text:p>Siete</text:p>
          </table:table-cell>
          <table:table-cell office:value-type="string">
            <text:p>Sept</text:p>
          </table:table-cell>
          <table:table-cell office:value-type="string">
            <text:p>Sette</text:p>
          </table:table-cell>
          <table:table-cell office:value-type="string">
            <text:p>septem</text:p>
          </table:table-cell>
          <table:table-cell office:value-type="string">
            <text:p>Șapte</text:p>
          </table:table-cell>
          <table:table-cell office:value-type="string">
            <text:p>Sieben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shall</text:p>
          </table:table-cell>
          <table:table-cell office:value-type="string">
            <text:p>deberá</text:p>
          </table:table-cell>
          <table:table-cell office:value-type="string">
            <text:p>doit</text:p>
          </table:table-cell>
          <table:table-cell office:value-type="string">
            <text:p>deve</text:p>
          </table:table-cell>
          <table:table-cell office:value-type="string">
            <text:p>eorum</text:p>
          </table:table-cell>
          <table:table-cell office:value-type="string">
            <text:p>trebuie</text:p>
          </table:table-cell>
          <table:table-cell office:value-type="string">
            <text:p>soll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she</text:p>
          </table:table-cell>
          <table:table-cell office:value-type="string">
            <text:p>ella</text:p>
          </table:table-cell>
          <table:table-cell office:value-type="string">
            <text:p>elle</text:p>
          </table:table-cell>
          <table:table-cell office:value-type="string">
            <text:p>lei</text:p>
          </table:table-cell>
          <table:table-cell office:value-type="string">
            <text:p>quæ</text:p>
          </table:table-cell>
          <table:table-cell office:value-type="string">
            <text:p>ea</text:p>
          </table:table-cell>
          <table:table-cell office:value-type="string">
            <text:p>sie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six</text:p>
          </table:table-cell>
          <table:table-cell office:value-type="string">
            <text:p>seis</text:p>
          </table:table-cell>
          <table:table-cell office:value-type="string">
            <text:p>six</text:p>
          </table:table-cell>
          <table:table-cell office:value-type="string">
            <text:p>sei</text:p>
          </table:table-cell>
          <table:table-cell office:value-type="string">
            <text:p>sex</text:p>
          </table:table-cell>
          <table:table-cell office:value-type="string">
            <text:p>şase</text:p>
          </table:table-cell>
          <table:table-cell office:value-type="string">
            <text:p>sechs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so</text:p>
          </table:table-cell>
          <table:table-cell office:value-type="string">
            <text:p>preposition</text:p>
          </table:table-cell>
          <table:table-cell/>
          <table:table-cell office:value-type="string">
            <text:p>so</text:p>
          </table:table-cell>
          <table:table-cell office:value-type="string">
            <text:p>tan</text:p>
          </table:table-cell>
          <table:table-cell office:value-type="string">
            <text:p>si</text:p>
          </table:table-cell>
          <table:table-cell table:number-columns-repeated="2" office:value-type="string">
            <text:p>cosi</text:p>
          </table:table-cell>
          <table:table-cell office:value-type="string">
            <text:p>asa </text:p>
          </table:table-cell>
          <table:table-cell office:value-type="string">
            <text:p>so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some</text:p>
          </table:table-cell>
          <table:table-cell office:value-type="string">
            <text:p>algunos</text:p>
          </table:table-cell>
          <table:table-cell office:value-type="string">
            <text:p>certains</text:p>
          </table:table-cell>
          <table:table-cell office:value-type="string">
            <text:p>alcuni</text:p>
          </table:table-cell>
          <table:table-cell office:value-type="string">
            <text:p>aliquid</text:p>
          </table:table-cell>
          <table:table-cell office:value-type="string">
            <text:p>niste</text:p>
          </table:table-cell>
          <table:table-cell office:value-type="string">
            <text:p>etwas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ten</text:p>
          </table:table-cell>
          <table:table-cell office:value-type="string">
            <text:p>diez</text:p>
          </table:table-cell>
          <table:table-cell office:value-type="string">
            <text:p>Dix</text:p>
          </table:table-cell>
          <table:table-cell office:value-type="string">
            <text:p>dieci</text:p>
          </table:table-cell>
          <table:table-cell office:value-type="string">
            <text:p>decem</text:p>
          </table:table-cell>
          <table:table-cell office:value-type="string">
            <text:p>zece</text:p>
          </table:table-cell>
          <table:table-cell office:value-type="string">
            <text:p>zehn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thank</text:p>
          </table:table-cell>
          <table:table-cell office:value-type="string">
            <text:p>gracias</text:p>
          </table:table-cell>
          <table:table-cell office:value-type="string">
            <text:p>remercier</text:p>
          </table:table-cell>
          <table:table-cell office:value-type="string">
            <text:p>grazie</text:p>
          </table:table-cell>
          <table:table-cell office:value-type="string">
            <text:p>gratias ago</text:p>
          </table:table-cell>
          <table:table-cell office:value-type="string">
            <text:p>mulțumire</text:p>
          </table:table-cell>
          <table:table-cell office:value-type="string">
            <text:p>danke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their</text:p>
          </table:table-cell>
          <table:table-cell office:value-type="string">
            <text:p>su</text:p>
          </table:table-cell>
          <table:table-cell office:value-type="string">
            <text:p>leur</text:p>
          </table:table-cell>
          <table:table-cell office:value-type="string">
            <text:p>loro</text:p>
          </table:table-cell>
          <table:table-cell office:value-type="string">
            <text:p>eorum</text:p>
          </table:table-cell>
          <table:table-cell office:value-type="string">
            <text:p>al lor</text:p>
          </table:table-cell>
          <table:table-cell office:value-type="string">
            <text:p>ihr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them</text:p>
          </table:table-cell>
          <table:table-cell office:value-type="string">
            <text:p>ellos</text:p>
          </table:table-cell>
          <table:table-cell office:value-type="string">
            <text:p>leur</text:p>
          </table:table-cell>
          <table:table-cell office:value-type="string">
            <text:p>loro</text:p>
          </table:table-cell>
          <table:table-cell office:value-type="string">
            <text:p>illis</text:p>
          </table:table-cell>
          <table:table-cell office:value-type="string">
            <text:p>lor</text:p>
          </table:table-cell>
          <table:table-cell office:value-type="string">
            <text:p>Sie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then</text:p>
          </table:table-cell>
          <table:table-cell office:value-type="string">
            <text:p>entonces</text:p>
          </table:table-cell>
          <table:table-cell office:value-type="string">
            <text:p>ensuite</text:p>
          </table:table-cell>
          <table:table-cell office:value-type="string">
            <text:p>poi</text:p>
          </table:table-cell>
          <table:table-cell office:value-type="string">
            <text:p>tum</text:p>
          </table:table-cell>
          <table:table-cell office:value-type="string">
            <text:p>atunci</text:p>
          </table:table-cell>
          <table:table-cell office:value-type="string">
            <text:p>dan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ze</text:p>
          </table:table-cell>
          <table:table-cell office:value-type="string">
            <text:p>preposition</text:p>
          </table:table-cell>
          <table:table-cell/>
          <table:table-cell office:value-type="string">
            <text:p>there</text:p>
          </table:table-cell>
          <table:table-cell office:value-type="string">
            <text:p>ahí</text:p>
          </table:table-cell>
          <table:table-cell table:number-columns-repeated="2" office:value-type="string">
            <text:p>Là</text:p>
          </table:table-cell>
          <table:table-cell office:value-type="string">
            <text:p>ibi</text:p>
          </table:table-cell>
          <table:table-cell office:value-type="string">
            <text:p>acolo</text:p>
          </table:table-cell>
          <table:table-cell office:value-type="string">
            <text:p>Dort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these</text:p>
          </table:table-cell>
          <table:table-cell office:value-type="string">
            <text:p>estas</text:p>
          </table:table-cell>
          <table:table-cell office:value-type="string">
            <text:p>celles-ci</text:p>
          </table:table-cell>
          <table:table-cell office:value-type="string">
            <text:p>questi</text:p>
          </table:table-cell>
          <table:table-cell office:value-type="string">
            <text:p>haec</text:p>
          </table:table-cell>
          <table:table-cell office:value-type="string">
            <text:p>aceste</text:p>
          </table:table-cell>
          <table:table-cell office:value-type="string">
            <text:p>diese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ils</text:p>
          </table:table-cell>
          <table:table-cell office:value-type="string">
            <text:p>essi</text:p>
          </table:table-cell>
          <table:table-cell office:value-type="string">
            <text:p>quod</text:p>
          </table:table-cell>
          <table:table-cell office:value-type="string">
            <text:p>ei</text:p>
          </table:table-cell>
          <table:table-cell office:value-type="string">
            <text:p>Sie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three</text:p>
          </table:table-cell>
          <table:table-cell office:value-type="string">
            <text:p>Tres</text:p>
          </table:table-cell>
          <table:table-cell office:value-type="string">
            <text:p>Trois</text:p>
          </table:table-cell>
          <table:table-cell office:value-type="string">
            <text:p>tre</text:p>
          </table:table-cell>
          <table:table-cell office:value-type="string">
            <text:p>tribus</text:p>
          </table:table-cell>
          <table:table-cell office:value-type="string">
            <text:p>trei</text:p>
          </table:table-cell>
          <table:table-cell office:value-type="string">
            <text:p>drei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through</text:p>
          </table:table-cell>
          <table:table-cell office:value-type="string">
            <text:p>mediante</text:p>
          </table:table-cell>
          <table:table-cell office:value-type="string">
            <text:p>par</text:p>
          </table:table-cell>
          <table:table-cell office:value-type="string">
            <text:p>attraverso</text:p>
          </table:table-cell>
          <table:table-cell office:value-type="string">
            <text:p>propter</text:p>
          </table:table-cell>
          <table:table-cell office:value-type="string">
            <text:p>prin</text:p>
          </table:table-cell>
          <table:table-cell office:value-type="string">
            <text:p>dur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zu</text:p>
          </table:table-cell>
          <table:table-cell office:value-type="string">
            <text:p>preposition</text:p>
          </table:table-cell>
          <table:table-cell/>
          <table:table-cell office:value-type="string">
            <text:p>through</text:p>
          </table:table-cell>
          <table:table-cell office:value-type="string">
            <text:p>por</text:p>
          </table:table-cell>
          <table:table-cell office:value-type="string">
            <text:p>par</text:p>
          </table:table-cell>
          <table:table-cell office:value-type="string">
            <text:p>da</text:p>
          </table:table-cell>
          <table:table-cell table:style-name="ce43" office:value-type="string">
            <text:p>per</text:p>
          </table:table-cell>
          <table:table-cell office:value-type="string">
            <text:p>print</text:p>
          </table:table-cell>
          <table:table-cell office:value-type="string">
            <text:p>durch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la</text:p>
          </table:table-cell>
          <table:table-cell office:value-type="string">
            <text:p>preposition</text:p>
          </table:table-cell>
          <table:table-cell/>
          <table:table-cell office:value-type="string">
            <text:p>to</text:p>
          </table:table-cell>
          <table:table-cell office:value-type="string">
            <text:p>a</text:p>
          </table:table-cell>
          <table:table-cell office:value-type="string">
            <text:p>vers</text:p>
          </table:table-cell>
          <table:table-cell office:value-type="string">
            <text:p>per</text:p>
          </table:table-cell>
          <table:table-cell office:value-type="string">
            <text:p>Ad</text:p>
          </table:table-cell>
          <table:table-cell office:value-type="string">
            <text:p>la</text:p>
          </table:table-cell>
          <table:table-cell office:value-type="string">
            <text:p>zu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>
            <text:p>la</text:p>
          </table:table-cell>
          <table:table-cell office:value-type="string">
            <text:p>preposition</text:p>
          </table:table-cell>
          <table:table-cell/>
          <table:table-cell table:style-name="ce30" office:value-type="string">
            <text:p>to, at</text:p>
          </table:table-cell>
          <table:table-cell office:value-type="string">
            <text:p>para</text:p>
          </table:table-cell>
          <table:table-cell office:value-type="string">
            <text:p>à</text:p>
          </table:table-cell>
          <table:table-cell office:value-type="string">
            <text:p>a</text:p>
          </table:table-cell>
          <table:table-cell office:value-type="string">
            <text:p>ut</text:p>
          </table:table-cell>
          <table:table-cell office:value-type="string">
            <text:p>la</text:p>
          </table:table-cell>
          <table:table-cell office:value-type="string">
            <text:p>zu, bei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together</text:p>
          </table:table-cell>
          <table:table-cell office:value-type="string">
            <text:p>juntos</text:p>
          </table:table-cell>
          <table:table-cell office:value-type="string">
            <text:p>ensemble</text:p>
          </table:table-cell>
          <table:table-cell office:value-type="string">
            <text:p>insieme</text:p>
          </table:table-cell>
          <table:table-cell office:value-type="string">
            <text:p>simul</text:p>
          </table:table-cell>
          <table:table-cell office:value-type="string">
            <text:p>împreună</text:p>
          </table:table-cell>
          <table:table-cell office:value-type="string">
            <text:p>zusammen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too</text:p>
          </table:table-cell>
          <table:table-cell office:value-type="string">
            <text:p>también</text:p>
          </table:table-cell>
          <table:table-cell office:value-type="string">
            <text:p>aussi</text:p>
          </table:table-cell>
          <table:table-cell office:value-type="string">
            <text:p>pure</text:p>
          </table:table-cell>
          <table:table-cell office:value-type="string">
            <text:p>etiam</text:p>
          </table:table-cell>
          <table:table-cell office:value-type="string">
            <text:p>de asemenea</text:p>
          </table:table-cell>
          <table:table-cell office:value-type="string">
            <text:p>zu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towards </text:p>
          </table:table-cell>
          <table:table-cell office:value-type="string">
            <text:p>hacia</text:p>
          </table:table-cell>
          <table:table-cell office:value-type="string">
            <text:p>vers</text:p>
          </table:table-cell>
          <table:table-cell office:value-type="string">
            <text:p>in direzione</text:p>
          </table:table-cell>
          <table:table-cell office:value-type="string">
            <text:p>versus</text:p>
          </table:table-cell>
          <table:table-cell office:value-type="string">
            <text:p>către</text:p>
          </table:table-cell>
          <table:table-cell office:value-type="string">
            <text:p>gegenüb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two</text:p>
          </table:table-cell>
          <table:table-cell office:value-type="string">
            <text:p>dos</text:p>
          </table:table-cell>
          <table:table-cell office:value-type="string">
            <text:p>deux</text:p>
          </table:table-cell>
          <table:table-cell office:value-type="string">
            <text:p>Due</text:p>
          </table:table-cell>
          <table:table-cell office:value-type="string">
            <text:p>duo</text:p>
          </table:table-cell>
          <table:table-cell office:value-type="string">
            <text:p>doi</text:p>
          </table:table-cell>
          <table:table-cell office:value-type="string">
            <text:p>zwei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unt</text:p>
          </table:table-cell>
          <table:table-cell office:value-type="string">
            <text:p>preposition</text:p>
          </table:table-cell>
          <table:table-cell/>
          <table:table-cell table:style-name="ce37" office:value-type="string">
            <text:p>under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table:number-columns-repeated="2" office:value-type="string">
            <text:p>sub</text:p>
          </table:table-cell>
          <table:table-cell office:value-type="string">
            <text:p>unt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under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table:number-columns-repeated="2" office:value-type="string">
            <text:p>sub</text:p>
          </table:table-cell>
          <table:table-cell office:value-type="string">
            <text:p>unter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under 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table:number-columns-repeated="2" office:value-type="string">
            <text:p>sub</text:p>
          </table:table-cell>
          <table:table-cell office:value-type="string">
            <text:p>unter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underneath 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office:value-type="string">
            <text:p>subter</text:p>
          </table:table-cell>
          <table:table-cell office:value-type="string">
            <text:p>dedesubt</text:p>
          </table:table-cell>
          <table:table-cell office:value-type="string">
            <text:p>unterhalb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up</text:p>
          </table:table-cell>
          <table:table-cell office:value-type="string">
            <text:p>arriba</text:p>
          </table:table-cell>
          <table:table-cell office:value-type="string">
            <text:p>en haut</text:p>
          </table:table-cell>
          <table:table-cell office:value-type="string">
            <text:p>su</text:p>
          </table:table-cell>
          <table:table-cell office:value-type="string">
            <text:p>autem</text:p>
          </table:table-cell>
          <table:table-cell office:value-type="string">
            <text:p>sus</text:p>
          </table:table-cell>
          <table:table-cell office:value-type="string">
            <text:p>Nach obe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>
            <text:p>obe</text:p>
          </table:table-cell>
          <table:table-cell office:value-type="string">
            <text:p>preposition</text:p>
          </table:table-cell>
          <table:table-cell/>
          <table:table-cell table:style-name="ce30" office:value-type="string">
            <text:p>up</text:p>
          </table:table-cell>
          <table:table-cell office:value-type="string">
            <text:p>hasta</text:p>
          </table:table-cell>
          <table:table-cell office:value-type="string">
            <text:p>en haut</text:p>
          </table:table-cell>
          <table:table-cell office:value-type="string">
            <text:p>su</text:p>
          </table:table-cell>
          <table:table-cell office:value-type="string">
            <text:p>autem</text:p>
          </table:table-cell>
          <table:table-cell office:value-type="string">
            <text:p>în sus</text:p>
          </table:table-cell>
          <table:table-cell office:value-type="string">
            <text:p>ob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up </text:p>
          </table:table-cell>
          <table:table-cell office:value-type="string">
            <text:p>arriba</text:p>
          </table:table-cell>
          <table:table-cell office:value-type="string">
            <text:p>up</text:p>
          </table:table-cell>
          <table:table-cell office:value-type="string">
            <text:p>su</text:p>
          </table:table-cell>
          <table:table-cell office:value-type="string">
            <text:p>sursum</text:p>
          </table:table-cell>
          <table:table-cell office:value-type="string">
            <text:p>sus</text:p>
          </table:table-cell>
          <table:table-cell office:value-type="string">
            <text:p>nach oben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upon</text:p>
          </table:table-cell>
          <table:table-cell office:value-type="string">
            <text:p>sobre</text:p>
          </table:table-cell>
          <table:table-cell office:value-type="string">
            <text:p>sur</text:p>
          </table:table-cell>
          <table:table-cell office:value-type="string">
            <text:p>su</text:p>
          </table:table-cell>
          <table:table-cell office:value-type="string">
            <text:p>in</text:p>
          </table:table-cell>
          <table:table-cell office:value-type="string">
            <text:p>pe</text:p>
          </table:table-cell>
          <table:table-cell office:value-type="string">
            <text:p>auf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us</text:p>
          </table:table-cell>
          <table:table-cell office:value-type="string">
            <text:p>nosotros</text:p>
          </table:table-cell>
          <table:table-cell office:value-type="string">
            <text:p>nou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office:value-type="string">
            <text:p>ne</text:p>
          </table:table-cell>
          <table:table-cell office:value-type="string">
            <text:p>uns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nos</text:p>
          </table:table-cell>
          <table:table-cell office:value-type="string">
            <text:p>preposition</text:p>
          </table:table-cell>
          <table:table-cell/>
          <table:table-cell office:value-type="string">
            <text:p>we</text:p>
          </table:table-cell>
          <table:table-cell office:value-type="string">
            <text:p>nosotros</text:p>
          </table:table-cell>
          <table:table-cell office:value-type="string">
            <text:p>nou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office:value-type="string">
            <text:p>noi</text:p>
          </table:table-cell>
          <table:table-cell office:value-type="string">
            <text:p>wir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well</text:p>
          </table:table-cell>
          <table:table-cell table:number-columns-repeated="2" office:value-type="string">
            <text:p>bien</text:p>
          </table:table-cell>
          <table:table-cell table:number-columns-repeated="2" office:value-type="string">
            <text:p>bene</text:p>
          </table:table-cell>
          <table:table-cell office:value-type="string">
            <text:p>bine</text:p>
          </table:table-cell>
          <table:table-cell office:value-type="string">
            <text:p>Gut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were</text:p>
          </table:table-cell>
          <table:table-cell office:value-type="string">
            <text:p>fueron</text:p>
          </table:table-cell>
          <table:table-cell office:value-type="string">
            <text:p>étaient</text:p>
          </table:table-cell>
          <table:table-cell office:value-type="string">
            <text:p>erano</text:p>
          </table:table-cell>
          <table:table-cell office:value-type="string">
            <text:p>erant</text:p>
          </table:table-cell>
          <table:table-cell office:value-type="string">
            <text:p>au fost</text:p>
          </table:table-cell>
          <table:table-cell office:value-type="string">
            <text:p>wurde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what</text:p>
          </table:table-cell>
          <table:table-cell office:value-type="string">
            <text:p>qué</text:p>
          </table:table-cell>
          <table:table-cell office:value-type="string">
            <text:p>quoi</text:p>
          </table:table-cell>
          <table:table-cell office:value-type="string">
            <text:p>che cosa</text:p>
          </table:table-cell>
          <table:table-cell office:value-type="string">
            <text:p>Quid</text:p>
          </table:table-cell>
          <table:table-cell office:value-type="string">
            <text:p>ce</text:p>
          </table:table-cell>
          <table:table-cell office:value-type="string">
            <text:p>Was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when</text:p>
          </table:table-cell>
          <table:table-cell office:value-type="string">
            <text:p>cuando</text:p>
          </table:table-cell>
          <table:table-cell office:value-type="string">
            <text:p>quand</text:p>
          </table:table-cell>
          <table:table-cell office:value-type="string">
            <text:p>quando</text:p>
          </table:table-cell>
          <table:table-cell office:value-type="string">
            <text:p>quod</text:p>
          </table:table-cell>
          <table:table-cell office:value-type="string">
            <text:p>cand</text:p>
          </table:table-cell>
          <table:table-cell office:value-type="string">
            <text:p>wan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dove</text:p>
          </table:table-cell>
          <table:table-cell office:value-type="string">
            <text:p>preposition</text:p>
          </table:table-cell>
          <table:table-cell/>
          <table:table-cell office:value-type="string">
            <text:p>where</text:p>
          </table:table-cell>
          <table:table-cell office:value-type="string">
            <text:p>dónde</text:p>
          </table:table-cell>
          <table:table-cell office:value-type="string">
            <text:p>où</text:p>
          </table:table-cell>
          <table:table-cell office:value-type="string">
            <text:p>dove</text:p>
          </table:table-cell>
          <table:table-cell office:value-type="string">
            <text:p>ubi</text:p>
          </table:table-cell>
          <table:table-cell office:value-type="string">
            <text:p>unde</text:p>
          </table:table-cell>
          <table:table-cell office:value-type="string">
            <text:p>wo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which</text:p>
          </table:table-cell>
          <table:table-cell office:value-type="string">
            <text:p>cual</text:p>
          </table:table-cell>
          <table:table-cell office:value-type="string">
            <text:p>lequel</text:p>
          </table:table-cell>
          <table:table-cell office:value-type="string">
            <text:p>quale</text:p>
          </table:table-cell>
          <table:table-cell office:value-type="string">
            <text:p>quod</text:p>
          </table:table-cell>
          <table:table-cell office:value-type="string">
            <text:p>care</text:p>
          </table:table-cell>
          <table:table-cell office:value-type="string">
            <text:p>welche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ci</text:p>
          </table:table-cell>
          <table:table-cell office:value-type="string">
            <text:p>preposition</text:p>
          </table:table-cell>
          <table:table-cell/>
          <table:table-cell office:value-type="string">
            <text:p>who</text:p>
          </table:table-cell>
          <table:table-cell office:value-type="string">
            <text:p>quien</text:p>
          </table:table-cell>
          <table:table-cell office:value-type="string">
            <text:p>qui</text:p>
          </table:table-cell>
          <table:table-cell office:value-type="string">
            <text:p>chi</text:p>
          </table:table-cell>
          <table:table-cell office:value-type="string">
            <text:p>qui</text:p>
          </table:table-cell>
          <table:table-cell office:value-type="string">
            <text:p>care</text:p>
          </table:table-cell>
          <table:table-cell office:value-type="string">
            <text:p>Wer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why</text:p>
          </table:table-cell>
          <table:table-cell office:value-type="string">
            <text:p>por qué</text:p>
          </table:table-cell>
          <table:table-cell office:value-type="string">
            <text:p>Pourquoi</text:p>
          </table:table-cell>
          <table:table-cell office:value-type="string">
            <text:p>perché</text:p>
          </table:table-cell>
          <table:table-cell office:value-type="string">
            <text:p>Quare</text:p>
          </table:table-cell>
          <table:table-cell office:value-type="string">
            <text:p>De ce</text:p>
          </table:table-cell>
          <table:table-cell office:value-type="string">
            <text:p>Warum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con</text:p>
          </table:table-cell>
          <table:table-cell office:value-type="string">
            <text:p>preposition</text:p>
          </table:table-cell>
          <table:table-cell/>
          <table:table-cell table:style-name="ce30" office:value-type="string">
            <text:p>with</text:p>
          </table:table-cell>
          <table:table-cell office:value-type="string">
            <text:p>con</text:p>
          </table:table-cell>
          <table:table-cell office:value-type="string">
            <text:p>avec</text:p>
          </table:table-cell>
          <table:table-cell office:value-type="string">
            <text:p>con</text:p>
          </table:table-cell>
          <table:table-cell office:value-type="string">
            <text:p>apud</text:p>
          </table:table-cell>
          <table:table-cell office:value-type="string">
            <text:p>cu</text:p>
          </table:table-cell>
          <table:table-cell office:value-type="string">
            <text:p>mit</text:p>
          </table:table-cell>
          <table:table-cell office:value-type="string">
            <text:p>5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da</text:p>
          </table:table-cell>
          <table:table-cell office:value-type="string">
            <text:p>preposition</text:p>
          </table:table-cell>
          <table:table-cell/>
          <table:table-cell office:value-type="string">
            <text:p>yes</text:p>
          </table:table-cell>
          <table:table-cell office:value-type="string">
            <text:p>si</text:p>
          </table:table-cell>
          <table:table-cell office:value-type="string">
            <text:p>Oui</text:p>
          </table:table-cell>
          <table:table-cell office:value-type="string">
            <text:p>sì</text:p>
          </table:table-cell>
          <table:table-cell office:value-type="string">
            <text:p>etiam</text:p>
          </table:table-cell>
          <table:table-cell office:value-type="string">
            <text:p>da</text:p>
          </table:table-cell>
          <table:table-cell office:value-type="string">
            <text:p>Ja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vos</text:p>
          </table:table-cell>
          <table:table-cell office:value-type="string">
            <text:p>preposition</text:p>
          </table:table-cell>
          <table:table-cell/>
          <table:table-cell office:value-type="string">
            <text:p>you</text:p>
          </table:table-cell>
          <table:table-cell office:value-type="string">
            <text:p>tú</text:p>
          </table:table-cell>
          <table:table-cell office:value-type="string">
            <text:p>toi</text:p>
          </table:table-cell>
          <table:table-cell office:value-type="string">
            <text:p>voi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Sie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preposition</text:p>
          </table:table-cell>
          <table:table-cell/>
          <table:table-cell office:value-type="string">
            <text:p>your</text:p>
          </table:table-cell>
          <table:table-cell office:value-type="string">
            <text:p>tu</text:p>
          </table:table-cell>
          <table:table-cell office:value-type="string">
            <text:p>votre</text:p>
          </table:table-cell>
          <table:table-cell office:value-type="string">
            <text:p>il tuo</text:p>
          </table:table-cell>
          <table:table-cell office:value-type="string">
            <text:p>vestra</text:p>
          </table:table-cell>
          <table:table-cell office:value-type="string">
            <text:p>ta</text:p>
          </table:table-cell>
          <table:table-cell office:value-type="string">
            <text:p>Ihre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ita</text:p>
          </table:table-cell>
          <table:table-cell office:value-type="string">
            <text:p>pronoun</text:p>
          </table:table-cell>
          <table:table-cell/>
          <table:table-cell office:value-type="string">
            <text:p>this</text:p>
          </table:table-cell>
          <table:table-cell office:value-type="string">
            <text:p>esta</text:p>
          </table:table-cell>
          <table:table-cell office:value-type="string">
            <text:p>cette</text:p>
          </table:table-cell>
          <table:table-cell office:value-type="string">
            <text:p>Questo</text:p>
          </table:table-cell>
          <table:table-cell office:value-type="string">
            <text:p>haec</text:p>
          </table:table-cell>
          <table:table-cell office:value-type="string">
            <text:p>acest</text:p>
          </table:table-cell>
          <table:table-cell office:value-type="string">
            <text:p>diese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ise</text:p>
          </table:table-cell>
          <table:table-cell office:value-type="string">
            <text:p>pronoun</text:p>
          </table:table-cell>
          <table:table-cell/>
          <table:table-cell office:value-type="string">
            <text:p>those</text:p>
          </table:table-cell>
          <table:table-cell office:value-type="string">
            <text:p>aquellos</text:p>
          </table:table-cell>
          <table:table-cell office:value-type="string">
            <text:p>ceux</text:p>
          </table:table-cell>
          <table:table-cell office:value-type="string">
            <text:p>quelli</text:p>
          </table:table-cell>
          <table:table-cell office:value-type="string">
            <text:p>illis</text:p>
          </table:table-cell>
          <table:table-cell office:value-type="string">
            <text:p>acestea</text:p>
          </table:table-cell>
          <table:table-cell office:value-type="string">
            <text:p>jene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keta</text:p>
          </table:table-cell>
          <table:table-cell office:value-type="string">
            <text:p>verb</text:p>
          </table:table-cell>
          <table:table-cell office:value-type="string">
            <text:p>cetu</text:p>
          </table:table-cell>
          <table:table-cell table:style-name="ce38" office:value-type="string">
            <text:p>accept</text:p>
          </table:table-cell>
          <table:table-cell table:style-name="ce40" office:value-type="string">
            <text:p>aceptar</text:p>
          </table:table-cell>
          <table:table-cell office:value-type="string">
            <text:p>Accepter</text:p>
          </table:table-cell>
          <table:table-cell office:value-type="string">
            <text:p>accettare</text:p>
          </table:table-cell>
          <table:table-cell office:value-type="string">
            <text:p>accipit</text:p>
          </table:table-cell>
          <table:table-cell office:value-type="string">
            <text:p>accepta</text:p>
          </table:table-cell>
          <table:table-cell office:value-type="string">
            <text:p>akzeptier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cupla</text:p>
          </table:table-cell>
          <table:table-cell office:value-type="string">
            <text:p>verb</text:p>
          </table:table-cell>
          <table:table-cell office:value-type="string">
            <text:p>rafu</text:p>
          </table:table-cell>
          <table:table-cell table:style-name="ce38" office:value-type="string">
            <text:p>achieve</text:p>
          </table:table-cell>
          <table:table-cell table:style-name="ce40" office:value-type="string">
            <text:p>cumplir</text:p>
          </table:table-cell>
          <table:table-cell office:value-type="string">
            <text:p>rencontrer</text:p>
          </table:table-cell>
          <table:table-cell office:value-type="string">
            <text:p>soddisfare</text:p>
          </table:table-cell>
          <table:table-cell office:value-type="string">
            <text:p>propinquos meos</text:p>
          </table:table-cell>
          <table:table-cell office:value-type="string">
            <text:p>conforma</text:p>
          </table:table-cell>
          <table:table-cell office:value-type="string">
            <text:p>treff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logra</text:p>
          </table:table-cell>
          <table:table-cell office:value-type="string">
            <text:p>verb</text:p>
          </table:table-cell>
          <table:table-cell office:value-type="string">
            <text:p>ogru</text:p>
          </table:table-cell>
          <table:table-cell table:style-name="ce38" office:value-type="string">
            <text:p>achieve</text:p>
          </table:table-cell>
          <table:table-cell table:style-name="ce40" office:value-type="string">
            <text:p>lograr</text:p>
          </table:table-cell>
          <table:table-cell office:value-type="string">
            <text:p>atteindre</text:p>
          </table:table-cell>
          <table:table-cell office:value-type="string">
            <text:p>raggiungere</text:p>
          </table:table-cell>
          <table:table-cell office:value-type="string">
            <text:p>consequi</text:p>
          </table:table-cell>
          <table:table-cell office:value-type="string">
            <text:p>atinge</text:p>
          </table:table-cell>
          <table:table-cell office:value-type="string">
            <text:p>erreich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preta</text:p>
          </table:table-cell>
          <table:table-cell office:value-type="string">
            <text:p>verb</text:p>
          </table:table-cell>
          <table:table-cell office:value-type="string">
            <text:p>pefu</text:p>
          </table:table-cell>
          <table:table-cell table:style-name="ce38" office:value-type="string">
            <text:p>achieve</text:p>
          </table:table-cell>
          <table:table-cell table:style-name="ce40" office:value-type="string">
            <text:p>realizar</text:p>
          </table:table-cell>
          <table:table-cell office:value-type="string">
            <text:p>effectuer</text:p>
          </table:table-cell>
          <table:table-cell office:value-type="string">
            <text:p>eseguire</text:p>
          </table:table-cell>
          <table:table-cell office:value-type="string">
            <text:p>praestare</text:p>
          </table:table-cell>
          <table:table-cell office:value-type="string">
            <text:p>efectua</text:p>
          </table:table-cell>
          <table:table-cell office:value-type="string">
            <text:p>durchführ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4">
            <text:p>4</text:p>
          </table:table-cell>
          <table:table-cell office:value-type="string">
            <text:p>suma</text:p>
          </table:table-cell>
          <table:table-cell office:value-type="string">
            <text:p>verb</text:p>
          </table:table-cell>
          <table:table-cell office:value-type="string">
            <text:p>??</text:p>
          </table:table-cell>
          <table:table-cell office:value-type="string">
            <text:p>am</text:p>
          </table:table-cell>
          <table:table-cell office:value-type="string">
            <text:p>soy</text:p>
          </table:table-cell>
          <table:table-cell office:value-type="string">
            <text:p>je suis</text:p>
          </table:table-cell>
          <table:table-cell office:value-type="string">
            <text:p>sono</text:p>
          </table:table-cell>
          <table:table-cell office:value-type="string">
            <text:p>ego sum</text:p>
          </table:table-cell>
          <table:table-cell office:value-type="string">
            <text:p>eu sunt</text:p>
          </table:table-cell>
          <table:table-cell office:value-type="string">
            <text:p>ich bi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apara</text:p>
          </table:table-cell>
          <table:table-cell office:value-type="string">
            <text:p>verb</text:p>
          </table:table-cell>
          <table:table-cell office:value-type="string">
            <text:p>apru</text:p>
          </table:table-cell>
          <table:table-cell table:style-name="ce38" office:value-type="string">
            <text:p>appear</text:p>
          </table:table-cell>
          <table:table-cell table:style-name="ce40" office:value-type="string">
            <text:p>aparecer</text:p>
          </table:table-cell>
          <table:table-cell office:value-type="string">
            <text:p>apparaître</text:p>
          </table:table-cell>
          <table:table-cell office:value-type="string">
            <text:p>apparire</text:p>
          </table:table-cell>
          <table:table-cell office:value-type="string">
            <text:p>videtur</text:p>
          </table:table-cell>
          <table:table-cell office:value-type="string">
            <text:p>apărea</text:p>
          </table:table-cell>
          <table:table-cell office:value-type="string">
            <text:p>erschein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son</text:p>
          </table:table-cell>
          <table:table-cell office:value-type="string">
            <text:p>verb</text:p>
          </table:table-cell>
          <table:table-cell/>
          <table:table-cell office:value-type="string">
            <text:p>are</text:p>
          </table:table-cell>
          <table:table-cell office:value-type="string">
            <text:p>son</text:p>
          </table:table-cell>
          <table:table-cell office:value-type="string">
            <text:p>elles sont</text:p>
          </table:table-cell>
          <table:table-cell office:value-type="string">
            <text:p>loro sono</text:p>
          </table:table-cell>
          <table:table-cell table:number-columns-repeated="2" office:value-type="string">
            <text:p>sunt</text:p>
          </table:table-cell>
          <table:table-cell office:value-type="string">
            <text:p>Sie sind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2">
          <table:table-cell office:value-type="string">
            <text:p>franch</text:p>
          </table:table-cell>
          <table:table-cell/>
          <table:table-cell office:value-type="string">
            <text:p>arive</text:p>
          </table:table-cell>
          <table:table-cell office:value-type="string">
            <text:p>verb</text:p>
          </table:table-cell>
          <table:table-cell office:value-type="string">
            <text:p>arvu</text:p>
          </table:table-cell>
          <table:table-cell table:style-name="ce38" office:value-type="string">
            <text:p>arrive</text:p>
          </table:table-cell>
          <table:table-cell table:style-name="ce40" office:value-type="string">
            <text:p>llegar</text:p>
          </table:table-cell>
          <table:table-cell office:value-type="string">
            <text:p>arriver</text:p>
          </table:table-cell>
          <table:table-cell office:value-type="string">
            <text:p>ottenere</text:p>
          </table:table-cell>
          <table:table-cell office:value-type="string">
            <text:p>ut</text:p>
          </table:table-cell>
          <table:table-cell office:value-type="string">
            <text:p>obține</text:p>
          </table:table-cell>
          <table:table-cell office:value-type="string">
            <text:p>ankomm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pega*</text:p>
          </table:table-cell>
          <table:table-cell office:value-type="string">
            <text:p>verb</text:p>
          </table:table-cell>
          <table:table-cell office:value-type="string">
            <text:p>pegu</text:p>
          </table:table-cell>
          <table:table-cell table:style-name="ce38" office:value-type="string">
            <text:p>ask for</text:p>
          </table:table-cell>
          <table:table-cell table:style-name="ce40" office:value-type="string">
            <text:p>pedir</text:p>
          </table:table-cell>
          <table:table-cell office:value-type="string">
            <text:p>demander</text:p>
          </table:table-cell>
          <table:table-cell office:value-type="string">
            <text:p>chiedere</text:p>
          </table:table-cell>
          <table:table-cell office:value-type="string">
            <text:p>quaerere</text:p>
          </table:table-cell>
          <table:table-cell office:value-type="string">
            <text:p>cere</text:p>
          </table:table-cell>
          <table:table-cell office:value-type="string">
            <text:p>frage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coma</text:p>
          </table:table-cell>
          <table:table-cell office:value-type="string">
            <text:p>verb</text:p>
          </table:table-cell>
          <table:table-cell/>
          <table:table-cell office:value-type="string">
            <text:p>ate</text:p>
          </table:table-cell>
          <table:table-cell office:value-type="string">
            <text:p>comió</text:p>
          </table:table-cell>
          <table:table-cell office:value-type="string">
            <text:p>a mangé</text:p>
          </table:table-cell>
          <table:table-cell office:value-type="string">
            <text:p>mangiò</text:p>
          </table:table-cell>
          <table:table-cell office:value-type="string">
            <text:p>comedit</text:p>
          </table:table-cell>
          <table:table-cell office:value-type="string">
            <text:p>a mancat</text:p>
          </table:table-cell>
          <table:table-cell office:value-type="string">
            <text:p>aß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etu</text:p>
          </table:table-cell>
          <table:table-cell office:value-type="string">
            <text:p>verb</text:p>
          </table:table-cell>
          <table:table-cell office:value-type="string">
            <text:p>estu</text:p>
          </table:table-cell>
          <table:table-cell office:value-type="string">
            <text:p>be</text:p>
          </table:table-cell>
          <table:table-cell office:value-type="string">
            <text:p>estar</text:p>
          </table:table-cell>
          <table:table-cell office:value-type="string">
            <text:p>être</text:p>
          </table:table-cell>
          <table:table-cell office:value-type="string">
            <text:p>essere</text:p>
          </table:table-cell>
          <table:table-cell office:value-type="string">
            <text:p>quod</text:p>
          </table:table-cell>
          <table:table-cell office:value-type="string">
            <text:p>fi</text:p>
          </table:table-cell>
          <table:table-cell office:value-type="string">
            <text:p>Sei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2">
          <table:table-cell office:value-type="string">
            <text:p>esperanto</text:p>
          </table:table-cell>
          <table:table-cell/>
          <table:table-cell office:value-type="string">
            <text:p>pava</text:p>
          </table:table-cell>
          <table:table-cell office:value-type="string">
            <text:p>verb</text:p>
          </table:table-cell>
          <table:table-cell office:value-type="string">
            <text:p>pavu</text:p>
          </table:table-cell>
          <table:table-cell table:style-name="ce38" office:value-type="string">
            <text:p>be able to</text:p>
          </table:table-cell>
          <table:table-cell table:style-name="ce40" office:value-type="string">
            <text:p>poder</text:p>
          </table:table-cell>
          <table:table-cell office:value-type="string">
            <text:p>pouvoir</text:p>
          </table:table-cell>
          <table:table-cell office:value-type="string">
            <text:p>essere in grado</text:p>
          </table:table-cell>
          <table:table-cell office:value-type="string">
            <text:p>imperium</text:p>
          </table:table-cell>
          <table:table-cell office:value-type="string">
            <text:p>a putea</text:p>
          </table:table-cell>
          <table:table-cell office:value-type="string">
            <text:p>in der Lage sei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portugese</text:p>
          </table:table-cell>
          <table:table-cell/>
          <table:table-cell office:value-type="string">
            <text:p>nasca</text:p>
          </table:table-cell>
          <table:table-cell office:value-type="string">
            <text:p>verb</text:p>
          </table:table-cell>
          <table:table-cell office:value-type="string">
            <text:p>ascu</text:p>
          </table:table-cell>
          <table:table-cell table:style-name="ce38" office:value-type="string">
            <text:p>be born</text:p>
          </table:table-cell>
          <table:table-cell table:style-name="ce40" office:value-type="string">
            <text:p>nacer</text:p>
          </table:table-cell>
          <table:table-cell office:value-type="string">
            <text:p>naître</text:p>
          </table:table-cell>
          <table:table-cell office:value-type="string">
            <text:p>essere nato</text:p>
          </table:table-cell>
          <table:table-cell office:value-type="string">
            <text:p>natus est</text:p>
          </table:table-cell>
          <table:table-cell office:value-type="string">
            <text:p>a se naste</text:p>
          </table:table-cell>
          <table:table-cell office:value-type="string">
            <text:p>geboren werd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been</text:p>
          </table:table-cell>
          <table:table-cell office:value-type="string">
            <text:p>estado</text:p>
          </table:table-cell>
          <table:table-cell office:value-type="string">
            <text:p>été</text:p>
          </table:table-cell>
          <table:table-cell office:value-type="string">
            <text:p>stato</text:p>
          </table:table-cell>
          <table:table-cell office:value-type="string">
            <text:p>fuit</text:p>
          </table:table-cell>
          <table:table-cell office:value-type="string">
            <text:p>fost</text:p>
          </table:table-cell>
          <table:table-cell office:value-type="string">
            <text:p>gewesen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coma</text:p>
          </table:table-cell>
          <table:table-cell office:value-type="string">
            <text:p>verb</text:p>
          </table:table-cell>
          <table:table-cell/>
          <table:table-cell table:style-name="ce38" office:value-type="string">
            <text:p>begin</text:p>
          </table:table-cell>
          <table:table-cell table:style-name="ce40" office:value-type="string">
            <text:p>comenzar</text:p>
          </table:table-cell>
          <table:table-cell office:value-type="string">
            <text:p>commencer</text:p>
          </table:table-cell>
          <table:table-cell office:value-type="string">
            <text:p>iniziare</text:p>
          </table:table-cell>
          <table:table-cell office:value-type="string">
            <text:p>incipere</text:p>
          </table:table-cell>
          <table:table-cell office:value-type="string">
            <text:p>începe</text:p>
          </table:table-cell>
          <table:table-cell office:value-type="string">
            <text:p>start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romanian</text:p>
          </table:table-cell>
          <table:table-cell/>
          <table:table-cell office:value-type="string">
            <text:p>creda</text:p>
          </table:table-cell>
          <table:table-cell office:value-type="string">
            <text:p>verb</text:p>
          </table:table-cell>
          <table:table-cell office:value-type="string">
            <text:p>creu</text:p>
          </table:table-cell>
          <table:table-cell table:style-name="ce38" office:value-type="string">
            <text:p>believe</text:p>
          </table:table-cell>
          <table:table-cell table:style-name="ce40" office:value-type="string">
            <text:p>creer</text:p>
          </table:table-cell>
          <table:table-cell office:value-type="string">
            <text:p>croire</text:p>
          </table:table-cell>
          <table:table-cell office:value-type="string">
            <text:p>credere</text:p>
          </table:table-cell>
          <table:table-cell office:value-type="string">
            <text:p>Credo</text:p>
          </table:table-cell>
          <table:table-cell office:value-type="string">
            <text:p>crede</text:p>
          </table:table-cell>
          <table:table-cell office:value-type="string">
            <text:p>glaub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 office:value-type="string">
            <text:p>adru</text:p>
          </table:table-cell>
          <table:table-cell office:value-type="string">
            <text:p>bring</text:p>
          </table:table-cell>
          <table:table-cell office:value-type="string">
            <text:p>traer</text:p>
          </table:table-cell>
          <table:table-cell office:value-type="string">
            <text:p>apporter</text:p>
          </table:table-cell>
          <table:table-cell office:value-type="string">
            <text:p>portare</text:p>
          </table:table-cell>
          <table:table-cell office:value-type="string">
            <text:p>adducere</text:p>
          </table:table-cell>
          <table:table-cell office:value-type="string">
            <text:p>aduce</text:p>
          </table:table-cell>
          <table:table-cell office:value-type="string">
            <text:p>bringen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2">
          <table:table-cell office:value-type="string">
            <text:p>original</text:p>
          </table:table-cell>
          <table:table-cell/>
          <table:table-cell office:value-type="string">
            <text:p>adra</text:p>
          </table:table-cell>
          <table:table-cell office:value-type="string">
            <text:p>verb</text:p>
          </table:table-cell>
          <table:table-cell office:value-type="string">
            <text:p>adru</text:p>
          </table:table-cell>
          <table:table-cell table:style-name="ce38" office:value-type="string">
            <text:p>bring</text:p>
          </table:table-cell>
          <table:table-cell table:style-name="ce40" office:value-type="string">
            <text:p>traer</text:p>
          </table:table-cell>
          <table:table-cell office:value-type="string">
            <text:p>apporter</text:p>
          </table:table-cell>
          <table:table-cell office:value-type="string">
            <text:p>portare</text:p>
          </table:table-cell>
          <table:table-cell office:value-type="string">
            <text:p>adducere</text:p>
          </table:table-cell>
          <table:table-cell office:value-type="string">
            <text:p>aduce</text:p>
          </table:table-cell>
          <table:table-cell office:value-type="string">
            <text:p>bring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buy</text:p>
          </table:table-cell>
          <table:table-cell office:value-type="string">
            <text:p>comprar</text:p>
          </table:table-cell>
          <table:table-cell office:value-type="string">
            <text:p>acheter</text:p>
          </table:table-cell>
          <table:table-cell office:value-type="string">
            <text:p>acquistare</text:p>
          </table:table-cell>
          <table:table-cell office:value-type="string">
            <text:p>buy</text:p>
          </table:table-cell>
          <table:table-cell office:value-type="string">
            <text:p>a cumpara</text:p>
          </table:table-cell>
          <table:table-cell office:value-type="string">
            <text:p>Kaufen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 office:value-type="string">
            <text:p>apeu</text:p>
          </table:table-cell>
          <table:table-cell office:value-type="string">
            <text:p>call</text:p>
          </table:table-cell>
          <table:table-cell office:value-type="string">
            <text:p>llamada</text:p>
          </table:table-cell>
          <table:table-cell office:value-type="string">
            <text:p>appel</text:p>
          </table:table-cell>
          <table:table-cell office:value-type="string">
            <text:p>chiamata</text:p>
          </table:table-cell>
          <table:table-cell office:value-type="string">
            <text:p>voca</text:p>
          </table:table-cell>
          <table:table-cell office:value-type="string">
            <text:p>apel</text:p>
          </table:table-cell>
          <table:table-cell office:value-type="string">
            <text:p>Anruf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2">
          <table:table-cell office:value-type="string">
            <text:p>franch</text:p>
          </table:table-cell>
          <table:table-cell/>
          <table:table-cell office:value-type="string">
            <text:p>apela</text:p>
          </table:table-cell>
          <table:table-cell office:value-type="string">
            <text:p>verb</text:p>
          </table:table-cell>
          <table:table-cell/>
          <table:table-cell table:style-name="ce38" office:value-type="string">
            <text:p>call</text:p>
          </table:table-cell>
          <table:table-cell table:style-name="ce40" office:value-type="string">
            <text:p>llamar</text:p>
          </table:table-cell>
          <table:table-cell office:value-type="string">
            <text:p>appel</text:p>
          </table:table-cell>
          <table:table-cell office:value-type="string">
            <text:p>chiamata</text:p>
          </table:table-cell>
          <table:table-cell office:value-type="string">
            <text:p>voca</text:p>
          </table:table-cell>
          <table:table-cell office:value-type="string">
            <text:p>apel</text:p>
          </table:table-cell>
          <table:table-cell office:value-type="string">
            <text:p>anruf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venu</text:p>
          </table:table-cell>
          <table:table-cell office:value-type="string">
            <text:p>verb</text:p>
          </table:table-cell>
          <table:table-cell/>
          <table:table-cell office:value-type="string">
            <text:p>came</text:p>
          </table:table-cell>
          <table:table-cell office:value-type="string">
            <text:p>vino</text:p>
          </table:table-cell>
          <table:table-cell office:value-type="string">
            <text:p>venu</text:p>
          </table:table-cell>
          <table:table-cell office:value-type="string">
            <text:p>è venuto</text:p>
          </table:table-cell>
          <table:table-cell office:value-type="string">
            <text:p>factum</text:p>
          </table:table-cell>
          <table:table-cell office:value-type="string">
            <text:p>a venit</text:p>
          </table:table-cell>
          <table:table-cell office:value-type="string">
            <text:p>kam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 office:value-type="string">
            <text:p>ortu</text:p>
          </table:table-cell>
          <table:table-cell office:value-type="string">
            <text:p>carry</text:p>
          </table:table-cell>
          <table:table-cell office:value-type="string">
            <text:p>llevar</text:p>
          </table:table-cell>
          <table:table-cell office:value-type="string">
            <text:p>porter</text:p>
          </table:table-cell>
          <table:table-cell office:value-type="string">
            <text:p>trasportare</text:p>
          </table:table-cell>
          <table:table-cell office:value-type="string">
            <text:p>porto</text:p>
          </table:table-cell>
          <table:table-cell office:value-type="string">
            <text:p>transporta</text:p>
          </table:table-cell>
          <table:table-cell office:value-type="string">
            <text:p>tragen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2">
          <table:table-cell office:value-type="string">
            <text:p>franch</text:p>
          </table:table-cell>
          <table:table-cell/>
          <table:table-cell office:value-type="string">
            <text:p>porta</text:p>
          </table:table-cell>
          <table:table-cell office:value-type="string">
            <text:p>verb</text:p>
          </table:table-cell>
          <table:table-cell office:value-type="string">
            <text:p>ortu</text:p>
          </table:table-cell>
          <table:table-cell table:style-name="ce38" office:value-type="string">
            <text:p>carry</text:p>
          </table:table-cell>
          <table:table-cell table:style-name="ce40" office:value-type="string">
            <text:p>llevar</text:p>
          </table:table-cell>
          <table:table-cell office:value-type="string">
            <text:p>apporter</text:p>
          </table:table-cell>
          <table:table-cell office:value-type="string">
            <text:p>prendere</text:p>
          </table:table-cell>
          <table:table-cell office:value-type="string">
            <text:p>accipere</text:p>
          </table:table-cell>
          <table:table-cell office:value-type="string">
            <text:p>lua</text:p>
          </table:table-cell>
          <table:table-cell office:value-type="string">
            <text:p>trag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muta</text:p>
          </table:table-cell>
          <table:table-cell office:value-type="string">
            <text:p>verb</text:p>
          </table:table-cell>
          <table:table-cell office:value-type="string">
            <text:p>mutu</text:p>
          </table:table-cell>
          <table:table-cell table:style-name="ce38" office:value-type="string">
            <text:p>change</text:p>
          </table:table-cell>
          <table:table-cell table:style-name="ce40" office:value-type="string">
            <text:p>cambiar</text:p>
          </table:table-cell>
          <table:table-cell office:value-type="string">
            <text:p>changer</text:p>
          </table:table-cell>
          <table:table-cell office:value-type="string">
            <text:p>cambiamento</text:p>
          </table:table-cell>
          <table:table-cell office:value-type="string">
            <text:p>mutatio</text:p>
          </table:table-cell>
          <table:table-cell office:value-type="string">
            <text:p>schimbare</text:p>
          </table:table-cell>
          <table:table-cell office:value-type="string">
            <text:p>änder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clean</text:p>
          </table:table-cell>
          <table:table-cell office:value-type="string">
            <text:p>limpiar</text:p>
          </table:table-cell>
          <table:table-cell office:value-type="string">
            <text:p>nettoyer</text:p>
          </table:table-cell>
          <table:table-cell office:value-type="string">
            <text:p>pulito</text:p>
          </table:table-cell>
          <table:table-cell office:value-type="string">
            <text:p>clean</text:p>
          </table:table-cell>
          <table:table-cell office:value-type="string">
            <text:p>curat</text:p>
          </table:table-cell>
          <table:table-cell office:value-type="string">
            <text:p>reinigen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venu</text:p>
          </table:table-cell>
          <table:table-cell office:value-type="string">
            <text:p>verb</text:p>
          </table:table-cell>
          <table:table-cell office:value-type="string">
            <text:p>venu</text:p>
          </table:table-cell>
          <table:table-cell office:value-type="string">
            <text:p>come</text:p>
          </table:table-cell>
          <table:table-cell office:value-type="string">
            <text:p>ven</text:p>
          </table:table-cell>
          <table:table-cell office:value-type="string">
            <text:p>viens</text:p>
          </table:table-cell>
          <table:table-cell office:value-type="string">
            <text:p>venire</text:p>
          </table:table-cell>
          <table:table-cell table:number-columns-repeated="2" office:value-type="string">
            <text:p>veni</text:p>
          </table:table-cell>
          <table:table-cell office:value-type="string">
            <text:p>Kommen Sie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vena</text:p>
          </table:table-cell>
          <table:table-cell office:value-type="string">
            <text:p>verb</text:p>
          </table:table-cell>
          <table:table-cell/>
          <table:table-cell table:style-name="ce38" office:value-type="string">
            <text:p>come</text:p>
          </table:table-cell>
          <table:table-cell table:style-name="ce40" office:value-type="string">
            <text:p>venir</text:p>
          </table:table-cell>
          <table:table-cell office:value-type="string">
            <text:p>venir</text:p>
          </table:table-cell>
          <table:table-cell office:value-type="string">
            <text:p>venire</text:p>
          </table:table-cell>
          <table:table-cell table:number-columns-repeated="2" office:value-type="string">
            <text:p>veni</text:p>
          </table:table-cell>
          <table:table-cell office:value-type="string">
            <text:p>komm scho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arabic</text:p>
          </table:table-cell>
          <table:table-cell/>
          <table:table-cell office:value-type="string">
            <text:p>nazar</text:p>
          </table:table-cell>
          <table:table-cell office:value-type="string">
            <text:p>verb</text:p>
          </table:table-cell>
          <table:table-cell office:value-type="string">
            <text:p>zaru</text:p>
          </table:table-cell>
          <table:table-cell table:style-name="ce38" office:value-type="string">
            <text:p>consider</text:p>
          </table:table-cell>
          <table:table-cell table:style-name="ce40" office:value-type="string">
            <text:p>considerar</text:p>
          </table:table-cell>
          <table:table-cell office:value-type="string">
            <text:p>considérer</text:p>
          </table:table-cell>
          <table:table-cell office:value-type="string">
            <text:p>prendere in considerazione</text:p>
          </table:table-cell>
          <table:table-cell office:value-type="string">
            <text:p>considerans</text:p>
          </table:table-cell>
          <table:table-cell office:value-type="string">
            <text:p>lua în considerare</text:p>
          </table:table-cell>
          <table:table-cell office:value-type="string">
            <text:p>überleg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3">
          <table:table-cell office:value-type="string">
            <text:p>arabic</text:p>
          </table:table-cell>
          <table:table-cell/>
          <table:table-cell office:value-type="string">
            <text:p>tahul</text:p>
          </table:table-cell>
          <table:table-cell office:value-type="string">
            <text:p>verb</text:p>
          </table:table-cell>
          <table:table-cell office:value-type="string">
            <text:p>hulu</text:p>
          </table:table-cell>
          <table:table-cell table:style-name="ce38" office:value-type="string">
            <text:p>convert/change</text:p>
          </table:table-cell>
          <table:table-cell table:style-name="ce40" office:value-type="string">
            <text:p>convertir</text:p>
          </table:table-cell>
          <table:table-cell office:value-type="string">
            <text:p>convertir</text:p>
          </table:table-cell>
          <table:table-cell office:value-type="string">
            <text:p>convertire</text:p>
          </table:table-cell>
          <table:table-cell office:value-type="string">
            <text:p>convertere,</text:p>
          </table:table-cell>
          <table:table-cell office:value-type="string">
            <text:p>converti</text:p>
          </table:table-cell>
          <table:table-cell office:value-type="string">
            <text:p>konvertier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could</text:p>
          </table:table-cell>
          <table:table-cell office:value-type="string">
            <text:p>podría</text:p>
          </table:table-cell>
          <table:table-cell office:value-type="string">
            <text:p>pourrait</text:p>
          </table:table-cell>
          <table:table-cell office:value-type="string">
            <text:p>poteva</text:p>
          </table:table-cell>
          <table:table-cell office:value-type="string">
            <text:p>poterat</text:p>
          </table:table-cell>
          <table:table-cell office:value-type="string">
            <text:p>ar putea</text:p>
          </table:table-cell>
          <table:table-cell office:value-type="string">
            <text:p>könnte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conta</text:p>
          </table:table-cell>
          <table:table-cell office:value-type="string">
            <text:p>verb</text:p>
          </table:table-cell>
          <table:table-cell office:value-type="string">
            <text:p>cotu</text:p>
          </table:table-cell>
          <table:table-cell table:style-name="ce38" office:value-type="string">
            <text:p>count</text:p>
          </table:table-cell>
          <table:table-cell table:style-name="ce40" office:value-type="string">
            <text:p>contar</text:p>
          </table:table-cell>
          <table:table-cell office:value-type="string">
            <text:p>raconter</text:p>
          </table:table-cell>
          <table:table-cell office:value-type="string">
            <text:p>contare</text:p>
          </table:table-cell>
          <table:table-cell office:value-type="string">
            <text:p>numerare</text:p>
          </table:table-cell>
          <table:table-cell office:value-type="string">
            <text:p>conta</text:p>
          </table:table-cell>
          <table:table-cell office:value-type="string">
            <text:p>erzähl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parta</text:p>
          </table:table-cell>
          <table:table-cell office:value-type="string">
            <text:p>verb</text:p>
          </table:table-cell>
          <table:table-cell office:value-type="string">
            <text:p>artu</text:p>
          </table:table-cell>
          <table:table-cell table:style-name="ce38" office:value-type="string">
            <text:p>create</text:p>
          </table:table-cell>
          <table:table-cell table:style-name="ce40" office:value-type="string">
            <text:p>crear</text:p>
          </table:table-cell>
          <table:table-cell office:value-type="string">
            <text:p>créer</text:p>
          </table:table-cell>
          <table:table-cell office:value-type="string">
            <text:p>creare</text:p>
          </table:table-cell>
          <table:table-cell office:value-type="string">
            <text:p>partum</text:p>
          </table:table-cell>
          <table:table-cell office:value-type="string">
            <text:p>crea</text:p>
          </table:table-cell>
          <table:table-cell office:value-type="string">
            <text:p>schaff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cut</text:p>
          </table:table-cell>
          <table:table-cell office:value-type="string">
            <text:p>cortar</text:p>
          </table:table-cell>
          <table:table-cell office:value-type="string">
            <text:p>Couper</text:p>
          </table:table-cell>
          <table:table-cell office:value-type="string">
            <text:p>tagliare</text:p>
          </table:table-cell>
          <table:table-cell office:value-type="string">
            <text:p>secare</text:p>
          </table:table-cell>
          <table:table-cell office:value-type="string">
            <text:p>a tăia</text:p>
          </table:table-cell>
          <table:table-cell office:value-type="string">
            <text:p>Schnitt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far</text:p>
          </table:table-cell>
          <table:table-cell office:value-type="string">
            <text:p>verb</text:p>
          </table:table-cell>
          <table:table-cell/>
          <table:table-cell office:value-type="string">
            <text:p>did</text:p>
          </table:table-cell>
          <table:table-cell office:value-type="string">
            <text:p>hizo</text:p>
          </table:table-cell>
          <table:table-cell office:value-type="string">
            <text:p>fait</text:p>
          </table:table-cell>
          <table:table-cell office:value-type="string">
            <text:p>fatto</text:p>
          </table:table-cell>
          <table:table-cell office:value-type="string">
            <text:p>fecit</text:p>
          </table:table-cell>
          <table:table-cell office:value-type="string">
            <text:p>făcut</text:p>
          </table:table-cell>
          <table:table-cell office:value-type="string">
            <text:p>tat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morta</text:p>
          </table:table-cell>
          <table:table-cell office:value-type="string">
            <text:p>verb</text:p>
          </table:table-cell>
          <table:table-cell office:value-type="string">
            <text:p>motu</text:p>
          </table:table-cell>
          <table:table-cell table:style-name="ce38" office:value-type="string">
            <text:p>die</text:p>
          </table:table-cell>
          <table:table-cell table:style-name="ce40" office:value-type="string">
            <text:p>morir</text:p>
          </table:table-cell>
          <table:table-cell office:value-type="string">
            <text:p>mourir</text:p>
          </table:table-cell>
          <table:table-cell office:value-type="string">
            <text:p>morire</text:p>
          </table:table-cell>
          <table:table-cell office:value-type="string">
            <text:p>morietur</text:p>
          </table:table-cell>
          <table:table-cell office:value-type="string">
            <text:p>muri</text:p>
          </table:table-cell>
          <table:table-cell office:value-type="string">
            <text:p>stirb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franch</text:p>
          </table:table-cell>
          <table:table-cell/>
          <table:table-cell office:value-type="string">
            <text:p>conda</text:p>
          </table:table-cell>
          <table:table-cell office:value-type="string">
            <text:p>verb</text:p>
          </table:table-cell>
          <table:table-cell office:value-type="string">
            <text:p>ondu</text:p>
          </table:table-cell>
          <table:table-cell table:style-name="ce38" office:value-type="string">
            <text:p>direct</text:p>
          </table:table-cell>
          <table:table-cell table:style-name="ce40" office:value-type="string">
            <text:p>dirigir</text:p>
          </table:table-cell>
          <table:table-cell office:value-type="string">
            <text:p>conduire</text:p>
          </table:table-cell>
          <table:table-cell office:value-type="string">
            <text:p>portare</text:p>
          </table:table-cell>
          <table:table-cell office:value-type="string">
            <text:p>ne</text:p>
          </table:table-cell>
          <table:table-cell office:value-type="string">
            <text:p>plumb</text:p>
          </table:table-cell>
          <table:table-cell office:value-type="string">
            <text:p>führ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revela</text:p>
          </table:table-cell>
          <table:table-cell office:value-type="string">
            <text:p>verb</text:p>
          </table:table-cell>
          <table:table-cell office:value-type="string">
            <text:p>desu</text:p>
          </table:table-cell>
          <table:table-cell table:style-name="ce38" office:value-type="string">
            <text:p>discover</text:p>
          </table:table-cell>
          <table:table-cell table:style-name="ce40" office:value-type="string">
            <text:p>descubrir</text:p>
          </table:table-cell>
          <table:table-cell office:value-type="string">
            <text:p>à découvrir</text:p>
          </table:table-cell>
          <table:table-cell office:value-type="string">
            <text:p>da scoprire</text:p>
          </table:table-cell>
          <table:table-cell office:value-type="string">
            <text:p>reveles</text:p>
          </table:table-cell>
          <table:table-cell office:value-type="string">
            <text:p>a descoperi</text:p>
          </table:table-cell>
          <table:table-cell office:value-type="string">
            <text:p>zu entdeck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asea</text:p>
          </table:table-cell>
          <table:table-cell office:value-type="string">
            <text:p>verb</text:p>
          </table:table-cell>
          <table:table-cell office:value-type="string">
            <text:p>aseu</text:p>
          </table:table-cell>
          <table:table-cell table:style-name="ce38" office:value-type="string">
            <text:p>do</text:p>
          </table:table-cell>
          <table:table-cell table:style-name="ce40" office:value-type="string">
            <text:p>hacer</text:p>
          </table:table-cell>
          <table:table-cell office:value-type="string">
            <text:p>faire</text:p>
          </table:table-cell>
          <table:table-cell office:value-type="string">
            <text:p>fare</text:p>
          </table:table-cell>
          <table:table-cell office:value-type="string">
            <text:p>facite</text:p>
          </table:table-cell>
          <table:table-cell office:value-type="string">
            <text:p>face</text:p>
          </table:table-cell>
          <table:table-cell office:value-type="string">
            <text:p>zu tu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far</text:p>
          </table:table-cell>
          <table:table-cell office:value-type="string">
            <text:p>verb</text:p>
          </table:table-cell>
          <table:table-cell office:value-type="string">
            <text:p>aseu</text:p>
          </table:table-cell>
          <table:table-cell office:value-type="string">
            <text:p>do</text:p>
          </table:table-cell>
          <table:table-cell office:value-type="string">
            <text:p>hacer</text:p>
          </table:table-cell>
          <table:table-cell office:value-type="string">
            <text:p>faire</text:p>
          </table:table-cell>
          <table:table-cell office:value-type="string">
            <text:p>fare</text:p>
          </table:table-cell>
          <table:table-cell office:value-type="string">
            <text:p>facite</text:p>
          </table:table-cell>
          <table:table-cell office:value-type="string">
            <text:p>do</text:p>
          </table:table-cell>
          <table:table-cell office:value-type="string">
            <text:p>mache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does</text:p>
          </table:table-cell>
          <table:table-cell office:value-type="string">
            <text:p>hace</text:p>
          </table:table-cell>
          <table:table-cell office:value-type="string">
            <text:p>Est-ce que</text:p>
          </table:table-cell>
          <table:table-cell office:value-type="string">
            <text:p>fa</text:p>
          </table:table-cell>
          <table:table-cell office:value-type="string">
            <text:p>non</text:p>
          </table:table-cell>
          <table:table-cell office:value-type="string">
            <text:p>face</text:p>
          </table:table-cell>
          <table:table-cell office:value-type="string">
            <text:p>tut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draw</text:p>
          </table:table-cell>
          <table:table-cell office:value-type="string">
            <text:p>dibujar</text:p>
          </table:table-cell>
          <table:table-cell office:value-type="string">
            <text:p>dessiner</text:p>
          </table:table-cell>
          <table:table-cell office:value-type="string">
            <text:p>disegnare</text:p>
          </table:table-cell>
          <table:table-cell office:value-type="string">
            <text:p>trahere</text:p>
          </table:table-cell>
          <table:table-cell office:value-type="string">
            <text:p>a desena</text:p>
          </table:table-cell>
          <table:table-cell office:value-type="string">
            <text:p>zeichnen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bebu</text:p>
          </table:table-cell>
          <table:table-cell office:value-type="string">
            <text:p>verb</text:p>
          </table:table-cell>
          <table:table-cell office:value-type="string">
            <text:p>bebu</text:p>
          </table:table-cell>
          <table:table-cell office:value-type="string">
            <text:p>drink</text:p>
          </table:table-cell>
          <table:table-cell office:value-type="string">
            <text:p>bebida</text:p>
          </table:table-cell>
          <table:table-cell office:value-type="string">
            <text:p>boisson</text:p>
          </table:table-cell>
          <table:table-cell office:value-type="string">
            <text:p>bevanda</text:p>
          </table:table-cell>
          <table:table-cell office:value-type="string">
            <text:p>bibe</text:p>
          </table:table-cell>
          <table:table-cell office:value-type="string">
            <text:p>băutură</text:p>
          </table:table-cell>
          <table:table-cell office:value-type="string">
            <text:p>trinken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gana</text:p>
          </table:table-cell>
          <table:table-cell office:value-type="string">
            <text:p>verb</text:p>
          </table:table-cell>
          <table:table-cell office:value-type="string">
            <text:p>ganu</text:p>
          </table:table-cell>
          <table:table-cell table:style-name="ce38" office:value-type="string">
            <text:p>earn/win</text:p>
          </table:table-cell>
          <table:table-cell table:style-name="ce40" office:value-type="string">
            <text:p>ganar</text:p>
          </table:table-cell>
          <table:table-cell office:value-type="string">
            <text:p>gagner</text:p>
          </table:table-cell>
          <table:table-cell office:value-type="string">
            <text:p>vittoria</text:p>
          </table:table-cell>
          <table:table-cell office:value-type="string">
            <text:p>win</text:p>
          </table:table-cell>
          <table:table-cell office:value-type="string">
            <text:p>victorie</text:p>
          </table:table-cell>
          <table:table-cell office:value-type="string">
            <text:p>gewinn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magu</text:p>
          </table:table-cell>
          <table:table-cell office:value-type="string">
            <text:p>verb</text:p>
          </table:table-cell>
          <table:table-cell office:value-type="string">
            <text:p>comu</text:p>
          </table:table-cell>
          <table:table-cell office:value-type="string">
            <text:p>eat</text:p>
          </table:table-cell>
          <table:table-cell office:value-type="string">
            <text:p>comer</text:p>
          </table:table-cell>
          <table:table-cell office:value-type="string">
            <text:p>manger</text:p>
          </table:table-cell>
          <table:table-cell office:value-type="string">
            <text:p>mangiare</text:p>
          </table:table-cell>
          <table:table-cell office:value-type="string">
            <text:p>manducare</text:p>
          </table:table-cell>
          <table:table-cell office:value-type="string">
            <text:p>mânca</text:p>
          </table:table-cell>
          <table:table-cell office:value-type="string">
            <text:p>Esse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entra</text:p>
          </table:table-cell>
          <table:table-cell office:value-type="string">
            <text:p>verb</text:p>
          </table:table-cell>
          <table:table-cell office:value-type="string">
            <text:p>etru</text:p>
          </table:table-cell>
          <table:table-cell table:style-name="ce38" office:value-type="string">
            <text:p>enter</text:p>
          </table:table-cell>
          <table:table-cell table:style-name="ce40" office:value-type="string">
            <text:p>entrar</text:p>
          </table:table-cell>
          <table:table-cell office:value-type="string">
            <text:p>entrer</text:p>
          </table:table-cell>
          <table:table-cell office:value-type="string">
            <text:p>entrare</text:p>
          </table:table-cell>
          <table:table-cell office:value-type="string">
            <text:p>intrabit</text:p>
          </table:table-cell>
          <table:table-cell office:value-type="string">
            <text:p>introduce</text:p>
          </table:table-cell>
          <table:table-cell office:value-type="string">
            <text:p>eintret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esta</text:p>
          </table:table-cell>
          <table:table-cell office:value-type="string">
            <text:p>verb</text:p>
          </table:table-cell>
          <table:table-cell/>
          <table:table-cell table:style-name="ce38" office:value-type="string">
            <text:p>exist</text:p>
          </table:table-cell>
          <table:table-cell table:style-name="ce40" office:value-type="string">
            <text:p>existir</text:p>
          </table:table-cell>
          <table:table-cell office:value-type="string">
            <text:p>exister</text:p>
          </table:table-cell>
          <table:table-cell office:value-type="string">
            <text:p>esistere</text:p>
          </table:table-cell>
          <table:table-cell office:value-type="string">
            <text:p>est</text:p>
          </table:table-cell>
          <table:table-cell office:value-type="string">
            <text:p>exista</text:p>
          </table:table-cell>
          <table:table-cell office:value-type="string">
            <text:p>existier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spiga</text:p>
          </table:table-cell>
          <table:table-cell office:value-type="string">
            <text:p>verb</text:p>
          </table:table-cell>
          <table:table-cell office:value-type="string">
            <text:p>pigu</text:p>
          </table:table-cell>
          <table:table-cell table:style-name="ce38" office:value-type="string">
            <text:p>explain</text:p>
          </table:table-cell>
          <table:table-cell table:style-name="ce40" office:value-type="string">
            <text:p>explicar</text:p>
          </table:table-cell>
          <table:table-cell office:value-type="string">
            <text:p>expliquer</text:p>
          </table:table-cell>
          <table:table-cell office:value-type="string">
            <text:p>spiegare</text:p>
          </table:table-cell>
          <table:table-cell office:value-type="string">
            <text:p>explicate</text:p>
          </table:table-cell>
          <table:table-cell office:value-type="string">
            <text:p>explica</text:p>
          </table:table-cell>
          <table:table-cell office:value-type="string">
            <text:p>erklär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cada</text:p>
          </table:table-cell>
          <table:table-cell office:value-type="string">
            <text:p>verb</text:p>
          </table:table-cell>
          <table:table-cell office:value-type="string">
            <text:p>cadu</text:p>
          </table:table-cell>
          <table:table-cell table:style-name="ce38" office:value-type="string">
            <text:p>fall</text:p>
          </table:table-cell>
          <table:table-cell table:style-name="ce40" office:value-type="string">
            <text:p>caer</text:p>
          </table:table-cell>
          <table:table-cell office:value-type="string">
            <text:p>tomber</text:p>
          </table:table-cell>
          <table:table-cell office:value-type="string">
            <text:p>cadere</text:p>
          </table:table-cell>
          <table:table-cell office:value-type="string">
            <text:p>cadunt</text:p>
          </table:table-cell>
          <table:table-cell office:value-type="string">
            <text:p>a cădea</text:p>
          </table:table-cell>
          <table:table-cell office:value-type="string">
            <text:p>fall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fall</text:p>
          </table:table-cell>
          <table:table-cell office:value-type="string">
            <text:p>otoño</text:p>
          </table:table-cell>
          <table:table-cell office:value-type="string">
            <text:p>tomber</text:p>
          </table:table-cell>
          <table:table-cell office:value-type="string">
            <text:p>autunno</text:p>
          </table:table-cell>
          <table:table-cell office:value-type="string">
            <text:p>cadere</text:p>
          </table:table-cell>
          <table:table-cell office:value-type="string">
            <text:p>toamna</text:p>
          </table:table-cell>
          <table:table-cell office:value-type="string">
            <text:p>fallen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fast</text:p>
          </table:table-cell>
          <table:table-cell office:value-type="string">
            <text:p>rápido</text:p>
          </table:table-cell>
          <table:table-cell office:value-type="string">
            <text:p>vite</text:p>
          </table:table-cell>
          <table:table-cell office:value-type="string">
            <text:p>veloce</text:p>
          </table:table-cell>
          <table:table-cell office:value-type="string">
            <text:p>celer</text:p>
          </table:table-cell>
          <table:table-cell office:value-type="string">
            <text:p>rapid</text:p>
          </table:table-cell>
          <table:table-cell office:value-type="string">
            <text:p>schnell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sena</text:p>
          </table:table-cell>
          <table:table-cell office:value-type="string">
            <text:p>verb</text:p>
          </table:table-cell>
          <table:table-cell/>
          <table:table-cell table:style-name="ce38" office:value-type="string">
            <text:p>feel</text:p>
          </table:table-cell>
          <table:table-cell table:style-name="ce40" office:value-type="string">
            <text:p>sentir</text:p>
          </table:table-cell>
          <table:table-cell office:value-type="string">
            <text:p>sentir</text:p>
          </table:table-cell>
          <table:table-cell office:value-type="string">
            <text:p>sentire</text:p>
          </table:table-cell>
          <table:table-cell office:value-type="string">
            <text:p>sentire,</text:p>
          </table:table-cell>
          <table:table-cell office:value-type="string">
            <text:p>simți</text:p>
          </table:table-cell>
          <table:table-cell office:value-type="string">
            <text:p>fühl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truva</text:p>
          </table:table-cell>
          <table:table-cell office:value-type="string">
            <text:p>verb</text:p>
          </table:table-cell>
          <table:table-cell office:value-type="string">
            <text:p>tovu</text:p>
          </table:table-cell>
          <table:table-cell table:style-name="ce38" office:value-type="string">
            <text:p>find</text:p>
          </table:table-cell>
          <table:table-cell table:style-name="ce40" office:value-type="string">
            <text:p>encontrar</text:p>
          </table:table-cell>
          <table:table-cell office:value-type="string">
            <text:p>trouver</text:p>
          </table:table-cell>
          <table:table-cell office:value-type="string">
            <text:p>trovare</text:p>
          </table:table-cell>
          <table:table-cell office:value-type="string">
            <text:p>inveniet</text:p>
          </table:table-cell>
          <table:table-cell office:value-type="string">
            <text:p>găsi</text:p>
          </table:table-cell>
          <table:table-cell office:value-type="string">
            <text:p>find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eco</text:p>
          </table:table-cell>
          <table:table-cell office:value-type="string">
            <text:p>verb</text:p>
          </table:table-cell>
          <table:table-cell office:value-type="string">
            <text:p>tovu</text:p>
          </table:table-cell>
          <table:table-cell office:value-type="string">
            <text:p>find</text:p>
          </table:table-cell>
          <table:table-cell office:value-type="string">
            <text:p>encontrar</text:p>
          </table:table-cell>
          <table:table-cell office:value-type="string">
            <text:p>trouver</text:p>
          </table:table-cell>
          <table:table-cell office:value-type="string">
            <text:p>trova</text:p>
          </table:table-cell>
          <table:table-cell office:value-type="string">
            <text:p>inveniet</text:p>
          </table:table-cell>
          <table:table-cell office:value-type="string">
            <text:p>găsi</text:p>
          </table:table-cell>
          <table:table-cell office:value-type="string">
            <text:p>finde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2">
          <table:table-cell office:value-type="string">
            <text:p>german</text:p>
          </table:table-cell>
          <table:table-cell/>
          <table:table-cell office:value-type="string">
            <text:p>fera</text:p>
          </table:table-cell>
          <table:table-cell office:value-type="string">
            <text:p>verb</text:p>
          </table:table-cell>
          <table:table-cell office:value-type="string">
            <text:p>feru</text:p>
          </table:table-cell>
          <table:table-cell table:style-name="ce38" office:value-type="string">
            <text:p>finish</text:p>
          </table:table-cell>
          <table:table-cell table:style-name="ce40" office:value-type="string">
            <text:p>terminar</text:p>
          </table:table-cell>
          <table:table-cell office:value-type="string">
            <text:p>finir</text:p>
          </table:table-cell>
          <table:table-cell office:value-type="string">
            <text:p>fine</text:p>
          </table:table-cell>
          <table:table-cell office:value-type="string">
            <text:p>finis</text:p>
          </table:table-cell>
          <table:table-cell office:value-type="string">
            <text:p>capăt</text:p>
          </table:table-cell>
          <table:table-cell office:value-type="string">
            <text:p>fertig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acaba</text:p>
          </table:table-cell>
          <table:table-cell office:value-type="string">
            <text:p>verb</text:p>
          </table:table-cell>
          <table:table-cell office:value-type="string">
            <text:p>acbu</text:p>
          </table:table-cell>
          <table:table-cell table:style-name="ce38" office:value-type="string">
            <text:p>finish/end</text:p>
          </table:table-cell>
          <table:table-cell table:style-name="ce40" office:value-type="string">
            <text:p>acabar</text:p>
          </table:table-cell>
          <table:table-cell office:value-type="string">
            <text:p>finir</text:p>
          </table:table-cell>
          <table:table-cell office:value-type="string">
            <text:p>finire</text:p>
          </table:table-cell>
          <table:table-cell office:value-type="string">
            <text:p>finis</text:p>
          </table:table-cell>
          <table:table-cell office:value-type="string">
            <text:p>sfârșește</text:p>
          </table:table-cell>
          <table:table-cell office:value-type="string">
            <text:p>am Ende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fly</text:p>
          </table:table-cell>
          <table:table-cell office:value-type="string">
            <text:p>volar</text:p>
          </table:table-cell>
          <table:table-cell office:value-type="string">
            <text:p>mouche</text:p>
          </table:table-cell>
          <table:table-cell office:value-type="string">
            <text:p>volare</text:p>
          </table:table-cell>
          <table:table-cell office:value-type="string">
            <text:p>volant</text:p>
          </table:table-cell>
          <table:table-cell office:value-type="string">
            <text:p>a zbura</text:p>
          </table:table-cell>
          <table:table-cell office:value-type="string">
            <text:p>fliege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sega</text:p>
          </table:table-cell>
          <table:table-cell office:value-type="string">
            <text:p>verb</text:p>
          </table:table-cell>
          <table:table-cell office:value-type="string">
            <text:p>segu</text:p>
          </table:table-cell>
          <table:table-cell table:style-name="ce38" office:value-type="string">
            <text:p>follow</text:p>
          </table:table-cell>
          <table:table-cell table:style-name="ce40" office:value-type="string">
            <text:p>seguir</text:p>
          </table:table-cell>
          <table:table-cell office:value-type="string">
            <text:p>suivre</text:p>
          </table:table-cell>
          <table:table-cell office:value-type="string">
            <text:p>seguire</text:p>
          </table:table-cell>
          <table:table-cell office:value-type="string">
            <text:p>sequitur</text:p>
          </table:table-cell>
          <table:table-cell office:value-type="string">
            <text:p>urmări</text:p>
          </table:table-cell>
          <table:table-cell office:value-type="string">
            <text:p>folge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forma</text:p>
          </table:table-cell>
          <table:table-cell office:value-type="string">
            <text:p>verb</text:p>
          </table:table-cell>
          <table:table-cell/>
          <table:table-cell table:style-name="ce38" office:value-type="string">
            <text:p>form/make</text:p>
          </table:table-cell>
          <table:table-cell table:style-name="ce40" office:value-type="string">
            <text:p>formar</text:p>
          </table:table-cell>
          <table:table-cell office:value-type="string">
            <text:p>forme</text:p>
          </table:table-cell>
          <table:table-cell office:value-type="string">
            <text:p>modulo</text:p>
          </table:table-cell>
          <table:table-cell office:value-type="string">
            <text:p>forma</text:p>
          </table:table-cell>
          <table:table-cell office:value-type="string">
            <text:p>formă</text:p>
          </table:table-cell>
          <table:table-cell office:value-type="string">
            <text:p>bild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found</text:p>
          </table:table-cell>
          <table:table-cell office:value-type="string">
            <text:p>encontró</text:p>
          </table:table-cell>
          <table:table-cell office:value-type="string">
            <text:p>a trouvé</text:p>
          </table:table-cell>
          <table:table-cell office:value-type="string">
            <text:p>trovato</text:p>
          </table:table-cell>
          <table:table-cell office:value-type="string">
            <text:p>found</text:p>
          </table:table-cell>
          <table:table-cell office:value-type="string">
            <text:p>găsite</text:p>
          </table:table-cell>
          <table:table-cell office:value-type="string">
            <text:p>gefunden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gave</text:p>
          </table:table-cell>
          <table:table-cell office:value-type="string">
            <text:p>dio</text:p>
          </table:table-cell>
          <table:table-cell office:value-type="string">
            <text:p>a donné</text:p>
          </table:table-cell>
          <table:table-cell office:value-type="string">
            <text:p>ha dato</text:p>
          </table:table-cell>
          <table:table-cell office:value-type="string">
            <text:p>dedit</text:p>
          </table:table-cell>
          <table:table-cell office:value-type="string">
            <text:p>a dat</text:p>
          </table:table-cell>
          <table:table-cell office:value-type="string">
            <text:p>gab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2">
          <table:table-cell office:value-type="string">
            <text:p>tuekish</text:p>
          </table:table-cell>
          <table:table-cell/>
          <table:table-cell office:value-type="string">
            <text:p>almac</text:p>
          </table:table-cell>
          <table:table-cell office:value-type="string">
            <text:p>verb</text:p>
          </table:table-cell>
          <table:table-cell/>
          <table:table-cell table:style-name="ce38" office:value-type="string">
            <text:p>get</text:p>
          </table:table-cell>
          <table:table-cell table:style-name="ce40" office:value-type="string">
            <text:p>conseguir</text:p>
          </table:table-cell>
          <table:table-cell office:value-type="string">
            <text:p>obtenir</text:p>
          </table:table-cell>
          <table:table-cell office:value-type="string">
            <text:p>ottenere</text:p>
          </table:table-cell>
          <table:table-cell office:value-type="string">
            <text:p>ut</text:p>
          </table:table-cell>
          <table:table-cell office:value-type="string">
            <text:p>obține</text:p>
          </table:table-cell>
          <table:table-cell office:value-type="string">
            <text:p>bekomm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get</text:p>
          </table:table-cell>
          <table:table-cell office:value-type="string">
            <text:p>verb</text:p>
          </table:table-cell>
          <table:table-cell office:value-type="string">
            <text:p>getu</text:p>
          </table:table-cell>
          <table:table-cell office:value-type="string">
            <text:p>get</text:p>
          </table:table-cell>
          <table:table-cell office:value-type="string">
            <text:p>obtener</text:p>
          </table:table-cell>
          <table:table-cell office:value-type="string">
            <text:p>obtenir</text:p>
          </table:table-cell>
          <table:table-cell office:value-type="string">
            <text:p>ottenere</text:p>
          </table:table-cell>
          <table:table-cell office:value-type="string">
            <text:p>ut</text:p>
          </table:table-cell>
          <table:table-cell office:value-type="string">
            <text:p>obține</text:p>
          </table:table-cell>
          <table:table-cell office:value-type="string">
            <text:p>bekomme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2">
          <table:table-cell office:value-type="string">
            <text:p>english</text:p>
          </table:table-cell>
          <table:table-cell/>
          <table:table-cell office:value-type="string">
            <text:p>raise</text:p>
          </table:table-cell>
          <table:table-cell office:value-type="string">
            <text:p>verb</text:p>
          </table:table-cell>
          <table:table-cell office:value-type="string">
            <text:p>razu</text:p>
          </table:table-cell>
          <table:table-cell table:style-name="ce38" office:value-type="string">
            <text:p>get up/raise</text:p>
          </table:table-cell>
          <table:table-cell table:style-name="ce40" office:value-type="string">
            <text:p>levantar</text:p>
          </table:table-cell>
          <table:table-cell office:value-type="string">
            <text:p>soulever</text:p>
          </table:table-cell>
          <table:table-cell office:value-type="string">
            <text:p>sollevare</text:p>
          </table:table-cell>
          <table:table-cell office:value-type="string">
            <text:p>autem</text:p>
          </table:table-cell>
          <table:table-cell office:value-type="string">
            <text:p>ridicați-vă</text:p>
          </table:table-cell>
          <table:table-cell office:value-type="string">
            <text:p>anheb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 office:value-type="string">
            <text:p>givu</text:p>
          </table:table-cell>
          <table:table-cell office:value-type="string">
            <text:p>give</text:p>
          </table:table-cell>
          <table:table-cell office:value-type="string">
            <text:p>dar</text:p>
          </table:table-cell>
          <table:table-cell office:value-type="string">
            <text:p>donner</text:p>
          </table:table-cell>
          <table:table-cell table:number-columns-repeated="2" office:value-type="string">
            <text:p>dare</text:p>
          </table:table-cell>
          <table:table-cell office:value-type="string">
            <text:p>da</text:p>
          </table:table-cell>
          <table:table-cell office:value-type="string">
            <text:p>gebe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2">
          <table:table-cell office:value-type="string">
            <text:p>english</text:p>
          </table:table-cell>
          <table:table-cell/>
          <table:table-cell office:value-type="string">
            <text:p>giva</text:p>
          </table:table-cell>
          <table:table-cell office:value-type="string">
            <text:p>verb</text:p>
          </table:table-cell>
          <table:table-cell office:value-type="string">
            <text:p>givu</text:p>
          </table:table-cell>
          <table:table-cell table:style-name="ce38" office:value-type="string">
            <text:p>give</text:p>
          </table:table-cell>
          <table:table-cell table:style-name="ce40" office:value-type="string">
            <text:p>dar</text:p>
          </table:table-cell>
          <table:table-cell office:value-type="string">
            <text:p>donner</text:p>
          </table:table-cell>
          <table:table-cell office:value-type="string">
            <text:p>dare</text:p>
          </table:table-cell>
          <table:table-cell office:value-type="string">
            <text:p>dabo</text:p>
          </table:table-cell>
          <table:table-cell office:value-type="string">
            <text:p>da</text:p>
          </table:table-cell>
          <table:table-cell office:value-type="string">
            <text:p>geb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giving</text:p>
          </table:table-cell>
          <table:table-cell office:value-type="string">
            <text:p>dando</text:p>
          </table:table-cell>
          <table:table-cell office:value-type="string">
            <text:p>donnant</text:p>
          </table:table-cell>
          <table:table-cell office:value-type="string">
            <text:p>dando</text:p>
          </table:table-cell>
          <table:table-cell office:value-type="string">
            <text:p>praecipio</text:p>
          </table:table-cell>
          <table:table-cell office:value-type="string">
            <text:p>oferind</text:p>
          </table:table-cell>
          <table:table-cell office:value-type="string">
            <text:p>gebe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anda</text:p>
          </table:table-cell>
          <table:table-cell office:value-type="string">
            <text:p>verb</text:p>
          </table:table-cell>
          <table:table-cell/>
          <table:table-cell table:style-name="ce38" office:value-type="string">
            <text:p>go</text:p>
          </table:table-cell>
          <table:table-cell table:style-name="ce40" office:value-type="string">
            <text:p>ir</text:p>
          </table:table-cell>
          <table:table-cell office:value-type="string">
            <text:p>aller</text:p>
          </table:table-cell>
          <table:table-cell office:value-type="string">
            <text:p>andare</text:p>
          </table:table-cell>
          <table:table-cell office:value-type="string">
            <text:p>vade</text:p>
          </table:table-cell>
          <table:table-cell office:value-type="string">
            <text:p>merge</text:p>
          </table:table-cell>
          <table:table-cell office:value-type="string">
            <text:p>geh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ale</text:p>
          </table:table-cell>
          <table:table-cell office:value-type="string">
            <text:p>verb</text:p>
          </table:table-cell>
          <table:table-cell/>
          <table:table-cell office:value-type="string">
            <text:p>go</text:p>
          </table:table-cell>
          <table:table-cell office:value-type="string">
            <text:p>ir</text:p>
          </table:table-cell>
          <table:table-cell office:value-type="string">
            <text:p>aller</text:p>
          </table:table-cell>
          <table:table-cell office:value-type="string">
            <text:p>partire</text:p>
          </table:table-cell>
          <table:table-cell office:value-type="string">
            <text:p>vade</text:p>
          </table:table-cell>
          <table:table-cell office:value-type="string">
            <text:p>merge</text:p>
          </table:table-cell>
          <table:table-cell office:value-type="string">
            <text:p>gehe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sala</text:p>
          </table:table-cell>
          <table:table-cell office:value-type="string">
            <text:p>verb</text:p>
          </table:table-cell>
          <table:table-cell office:value-type="string">
            <text:p>relu</text:p>
          </table:table-cell>
          <table:table-cell table:style-name="ce38" office:value-type="string">
            <text:p>go out</text:p>
          </table:table-cell>
          <table:table-cell table:style-name="ce40" office:value-type="string">
            <text:p>salir</text:p>
          </table:table-cell>
          <table:table-cell office:value-type="string">
            <text:p>sortir</text:p>
          </table:table-cell>
          <table:table-cell office:value-type="string">
            <text:p>uscire</text:p>
          </table:table-cell>
          <table:table-cell office:value-type="string">
            <text:p>exitus</text:p>
          </table:table-cell>
          <table:table-cell office:value-type="string">
            <text:p>ieși afară</text:p>
          </table:table-cell>
          <table:table-cell office:value-type="string">
            <text:p>geh raus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goes</text:p>
          </table:table-cell>
          <table:table-cell table:number-columns-repeated="3" office:value-type="string">
            <text:p>va</text:p>
          </table:table-cell>
          <table:table-cell office:value-type="string">
            <text:p>sequitur</text:p>
          </table:table-cell>
          <table:table-cell office:value-type="string">
            <text:p>merge</text:p>
          </table:table-cell>
          <table:table-cell office:value-type="string">
            <text:p>geht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got</text:p>
          </table:table-cell>
          <table:table-cell office:value-type="string">
            <text:p>tiene</text:p>
          </table:table-cell>
          <table:table-cell office:value-type="string">
            <text:p>eu</text:p>
          </table:table-cell>
          <table:table-cell office:value-type="string">
            <text:p>avuto</text:p>
          </table:table-cell>
          <table:table-cell office:value-type="string">
            <text:p>surrexit</text:p>
          </table:table-cell>
          <table:table-cell office:value-type="string">
            <text:p>a primit</text:p>
          </table:table-cell>
          <table:table-cell office:value-type="string">
            <text:p>bekam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grow</text:p>
          </table:table-cell>
          <table:table-cell office:value-type="string">
            <text:p>crecer</text:p>
          </table:table-cell>
          <table:table-cell office:value-type="string">
            <text:p>grandir</text:p>
          </table:table-cell>
          <table:table-cell table:number-columns-repeated="2" office:value-type="string">
            <text:p>crescere</text:p>
          </table:table-cell>
          <table:table-cell office:value-type="string">
            <text:p>crește</text:p>
          </table:table-cell>
          <table:table-cell office:value-type="string">
            <text:p>wachsen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had</text:p>
          </table:table-cell>
          <table:table-cell office:value-type="string">
            <text:p>tenía</text:p>
          </table:table-cell>
          <table:table-cell office:value-type="string">
            <text:p>avait</text:p>
          </table:table-cell>
          <table:table-cell office:value-type="string">
            <text:p>aveva</text:p>
          </table:table-cell>
          <table:table-cell office:value-type="string">
            <text:p>quod</text:p>
          </table:table-cell>
          <table:table-cell office:value-type="string">
            <text:p>a avut</text:p>
          </table:table-cell>
          <table:table-cell office:value-type="string">
            <text:p>hätte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pasa</text:p>
          </table:table-cell>
          <table:table-cell office:value-type="string">
            <text:p>verb</text:p>
          </table:table-cell>
          <table:table-cell office:value-type="string">
            <text:p>pasu</text:p>
          </table:table-cell>
          <table:table-cell table:style-name="ce38" office:value-type="string">
            <text:p>happen/pass</text:p>
          </table:table-cell>
          <table:table-cell table:style-name="ce40" office:value-type="string">
            <text:p>pasar</text:p>
          </table:table-cell>
          <table:table-cell office:value-type="string">
            <text:p>passer</text:p>
          </table:table-cell>
          <table:table-cell office:value-type="string">
            <text:p>spendere</text:p>
          </table:table-cell>
          <table:table-cell office:value-type="string">
            <text:p>expendas</text:p>
          </table:table-cell>
          <table:table-cell office:value-type="string">
            <text:p>cheltui</text:p>
          </table:table-cell>
          <table:table-cell office:value-type="string">
            <text:p>besteh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has</text:p>
          </table:table-cell>
          <table:table-cell office:value-type="string">
            <text:p>tiene</text:p>
          </table:table-cell>
          <table:table-cell office:value-type="string">
            <text:p>possède</text:p>
          </table:table-cell>
          <table:table-cell office:value-type="string">
            <text:p>ha</text:p>
          </table:table-cell>
          <table:table-cell office:value-type="string">
            <text:p>habet</text:p>
          </table:table-cell>
          <table:table-cell office:value-type="string">
            <text:p>are</text:p>
          </table:table-cell>
          <table:table-cell office:value-type="string">
            <text:p>hat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2">
          <table:table-cell office:value-type="string">
            <text:p>romanian</text:p>
          </table:table-cell>
          <table:table-cell/>
          <table:table-cell office:value-type="string">
            <text:p>avea</text:p>
          </table:table-cell>
          <table:table-cell office:value-type="string">
            <text:p>verb</text:p>
          </table:table-cell>
          <table:table-cell/>
          <table:table-cell table:style-name="ce38" office:value-type="string">
            <text:p>have</text:p>
          </table:table-cell>
          <table:table-cell table:style-name="ce40" office:value-type="string">
            <text:p>haber</text:p>
          </table:table-cell>
          <table:table-cell office:value-type="string">
            <text:p>avoir</text:p>
          </table:table-cell>
          <table:table-cell office:value-type="string">
            <text:p>avere</text:p>
          </table:table-cell>
          <table:table-cell office:value-type="string">
            <text:p>habere</text:p>
          </table:table-cell>
          <table:table-cell office:value-type="string">
            <text:p>avea</text:p>
          </table:table-cell>
          <table:table-cell office:value-type="string">
            <text:p>hab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original</text:p>
          </table:table-cell>
          <table:table-cell/>
          <table:table-cell office:value-type="string">
            <text:p>hara</text:p>
          </table:table-cell>
          <table:table-cell office:value-type="string">
            <text:p>verb</text:p>
          </table:table-cell>
          <table:table-cell office:value-type="string">
            <text:p>habu</text:p>
          </table:table-cell>
          <table:table-cell table:style-name="ce38" office:value-type="string">
            <text:p>have</text:p>
          </table:table-cell>
          <table:table-cell table:style-name="ce40" office:value-type="string">
            <text:p>tener</text:p>
          </table:table-cell>
          <table:table-cell office:value-type="string">
            <text:p>avoir</text:p>
          </table:table-cell>
          <table:table-cell office:value-type="string">
            <text:p>avere</text:p>
          </table:table-cell>
          <table:table-cell office:value-type="string">
            <text:p>habere</text:p>
          </table:table-cell>
          <table:table-cell office:value-type="string">
            <text:p>avea</text:p>
          </table:table-cell>
          <table:table-cell office:value-type="string">
            <text:p>hab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ava</text:p>
          </table:table-cell>
          <table:table-cell office:value-type="string">
            <text:p>verb</text:p>
          </table:table-cell>
          <table:table-cell office:value-type="string">
            <text:p>habu</text:p>
          </table:table-cell>
          <table:table-cell office:value-type="string">
            <text:p>have</text:p>
          </table:table-cell>
          <table:table-cell office:value-type="string">
            <text:p>tener</text:p>
          </table:table-cell>
          <table:table-cell office:value-type="string">
            <text:p>avoir</text:p>
          </table:table-cell>
          <table:table-cell office:value-type="string">
            <text:p>avere</text:p>
          </table:table-cell>
          <table:table-cell office:value-type="string">
            <text:p>habet</text:p>
          </table:table-cell>
          <table:table-cell office:value-type="string">
            <text:p>avea</text:p>
          </table:table-cell>
          <table:table-cell office:value-type="string">
            <text:p>habe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auda</text:p>
          </table:table-cell>
          <table:table-cell office:value-type="string">
            <text:p>verb</text:p>
          </table:table-cell>
          <table:table-cell office:value-type="string">
            <text:p>audu</text:p>
          </table:table-cell>
          <table:table-cell table:style-name="ce38" office:value-type="string">
            <text:p>hear</text:p>
          </table:table-cell>
          <table:table-cell table:style-name="ce40" office:value-type="string">
            <text:p>oír</text:p>
          </table:table-cell>
          <table:table-cell office:value-type="string">
            <text:p>entendre</text:p>
          </table:table-cell>
          <table:table-cell office:value-type="string">
            <text:p>sentire</text:p>
          </table:table-cell>
          <table:table-cell office:value-type="string">
            <text:p>audite:</text:p>
          </table:table-cell>
          <table:table-cell office:value-type="string">
            <text:p>auzi</text:p>
          </table:table-cell>
          <table:table-cell office:value-type="string">
            <text:p>höre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hiuta</text:p>
          </table:table-cell>
          <table:table-cell office:value-type="string">
            <text:p>verb</text:p>
          </table:table-cell>
          <table:table-cell/>
          <table:table-cell office:value-type="string">
            <text:p>help</text:p>
          </table:table-cell>
          <table:table-cell office:value-type="string">
            <text:p>ayuda</text:p>
          </table:table-cell>
          <table:table-cell office:value-type="string">
            <text:p>Aidez-moi</text:p>
          </table:table-cell>
          <table:table-cell office:value-type="string">
            <text:p>Aiuto</text:p>
          </table:table-cell>
          <table:table-cell office:value-type="string">
            <text:p>auxilium</text:p>
          </table:table-cell>
          <table:table-cell office:value-type="string">
            <text:p>ajutor</text:p>
          </table:table-cell>
          <table:table-cell office:value-type="string">
            <text:p>Hilfe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2">
          <table:table-cell office:value-type="string">
            <text:p>portugese</text:p>
          </table:table-cell>
          <table:table-cell/>
          <table:table-cell office:value-type="string">
            <text:p>ajuda</text:p>
          </table:table-cell>
          <table:table-cell office:value-type="string">
            <text:p>verb</text:p>
          </table:table-cell>
          <table:table-cell office:value-type="string">
            <text:p>aidu</text:p>
          </table:table-cell>
          <table:table-cell table:style-name="ce38" office:value-type="string">
            <text:p>help</text:p>
          </table:table-cell>
          <table:table-cell table:style-name="ce40" office:value-type="string">
            <text:p>ayudar</text:p>
          </table:table-cell>
          <table:table-cell office:value-type="string">
            <text:p>aider</text:p>
          </table:table-cell>
          <table:table-cell office:value-type="string">
            <text:p>per aiutare</text:p>
          </table:table-cell>
          <table:table-cell office:value-type="string">
            <text:p>auxilium</text:p>
          </table:table-cell>
          <table:table-cell office:value-type="string">
            <text:p>pentru a ajuta</text:p>
          </table:table-cell>
          <table:table-cell office:value-type="string">
            <text:p>zu helf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hold</text:p>
          </table:table-cell>
          <table:table-cell office:value-type="string">
            <text:p>sostener</text:p>
          </table:table-cell>
          <table:table-cell office:value-type="string">
            <text:p>tenir</text:p>
          </table:table-cell>
          <table:table-cell office:value-type="string">
            <text:p>tenere</text:p>
          </table:table-cell>
          <table:table-cell office:value-type="string">
            <text:p>habere</text:p>
          </table:table-cell>
          <table:table-cell office:value-type="string">
            <text:p>deține</text:p>
          </table:table-cell>
          <table:table-cell office:value-type="string">
            <text:p>halt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3">
          <table:table-cell office:value-type="string">
            <text:p>spanish</text:p>
          </table:table-cell>
          <table:table-cell/>
          <table:table-cell office:value-type="string">
            <text:p>presa</text:p>
          </table:table-cell>
          <table:table-cell office:value-type="string">
            <text:p>verb</text:p>
          </table:table-cell>
          <table:table-cell office:value-type="string">
            <text:p>itru</text:p>
          </table:table-cell>
          <table:table-cell table:style-name="ce38" office:value-type="string">
            <text:p>introduce/present</text:p>
          </table:table-cell>
          <table:table-cell table:style-name="ce40" office:value-type="string">
            <text:p>presentar</text:p>
          </table:table-cell>
          <table:table-cell office:value-type="string">
            <text:p>présenter</text:p>
          </table:table-cell>
          <table:table-cell office:value-type="string">
            <text:p>presente</text:p>
          </table:table-cell>
          <table:table-cell office:value-type="string">
            <text:p>praesenti</text:p>
          </table:table-cell>
          <table:table-cell office:value-type="string">
            <text:p>prezent</text:p>
          </table:table-cell>
          <table:table-cell office:value-type="string">
            <text:p>anwesend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es</text:p>
          </table:table-cell>
          <table:table-cell office:value-type="string">
            <text:p>verb</text:p>
          </table:table-cell>
          <table:table-cell/>
          <table:table-cell office:value-type="string">
            <text:p>is</text:p>
          </table:table-cell>
          <table:table-cell office:value-type="string">
            <text:p>es</text:p>
          </table:table-cell>
          <table:table-cell office:value-type="string">
            <text:p>est</text:p>
          </table:table-cell>
          <table:table-cell office:value-type="string">
            <text:p>è</text:p>
          </table:table-cell>
          <table:table-cell office:value-type="string">
            <text:p>quod</text:p>
          </table:table-cell>
          <table:table-cell office:value-type="string">
            <text:p>este</text:p>
          </table:table-cell>
          <table:table-cell office:value-type="string">
            <text:p>ist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jup</text:p>
          </table:table-cell>
          <table:table-cell office:value-type="string">
            <text:p>verb</text:p>
          </table:table-cell>
          <table:table-cell/>
          <table:table-cell office:value-type="string">
            <text:p>jump</text:p>
          </table:table-cell>
          <table:table-cell office:value-type="string">
            <text:p>saltar</text:p>
          </table:table-cell>
          <table:table-cell office:value-type="string">
            <text:p>saut</text:p>
          </table:table-cell>
          <table:table-cell office:value-type="string">
            <text:p>saltare</text:p>
          </table:table-cell>
          <table:table-cell office:value-type="string">
            <text:p>salire</text:p>
          </table:table-cell>
          <table:table-cell office:value-type="string">
            <text:p>a sări</text:p>
          </table:table-cell>
          <table:table-cell office:value-type="string">
            <text:p>springe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 office:value-type="string">
            <text:p>antu</text:p>
          </table:table-cell>
          <table:table-cell office:value-type="string">
            <text:p>keep</text:p>
          </table:table-cell>
          <table:table-cell office:value-type="string">
            <text:p>mantener</text:p>
          </table:table-cell>
          <table:table-cell office:value-type="string">
            <text:p>garder</text:p>
          </table:table-cell>
          <table:table-cell office:value-type="string">
            <text:p>mantenere</text:p>
          </table:table-cell>
          <table:table-cell office:value-type="string">
            <text:p>custodi</text:p>
          </table:table-cell>
          <table:table-cell office:value-type="string">
            <text:p>a pastra</text:p>
          </table:table-cell>
          <table:table-cell office:value-type="string">
            <text:p>behalten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 office:value-type="string">
            <text:p>conu</text:p>
          </table:table-cell>
          <table:table-cell office:value-type="string">
            <text:p>know</text:p>
          </table:table-cell>
          <table:table-cell office:value-type="string">
            <text:p>saber</text:p>
          </table:table-cell>
          <table:table-cell office:value-type="string">
            <text:p>savoir</text:p>
          </table:table-cell>
          <table:table-cell office:value-type="string">
            <text:p>conoscere</text:p>
          </table:table-cell>
          <table:table-cell office:value-type="string">
            <text:p>scio</text:p>
          </table:table-cell>
          <table:table-cell office:value-type="string">
            <text:p>ști</text:p>
          </table:table-cell>
          <table:table-cell office:value-type="string">
            <text:p>kennt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scia</text:p>
          </table:table-cell>
          <table:table-cell office:value-type="string">
            <text:p>verb</text:p>
          </table:table-cell>
          <table:table-cell office:value-type="string">
            <text:p>conu</text:p>
          </table:table-cell>
          <table:table-cell table:style-name="ce38" office:value-type="string">
            <text:p>know</text:p>
          </table:table-cell>
          <table:table-cell table:style-name="ce40" office:value-type="string">
            <text:p>saber</text:p>
          </table:table-cell>
          <table:table-cell office:value-type="string">
            <text:p>savoir</text:p>
          </table:table-cell>
          <table:table-cell office:value-type="string">
            <text:p>sapere</text:p>
          </table:table-cell>
          <table:table-cell office:value-type="string">
            <text:p>scio</text:p>
          </table:table-cell>
          <table:table-cell office:value-type="string">
            <text:p>ști</text:p>
          </table:table-cell>
          <table:table-cell office:value-type="string">
            <text:p>wiss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esperanto</text:p>
          </table:table-cell>
          <table:table-cell/>
          <table:table-cell office:value-type="string">
            <text:p>econa</text:p>
          </table:table-cell>
          <table:table-cell office:value-type="string">
            <text:p>verb</text:p>
          </table:table-cell>
          <table:table-cell/>
          <table:table-cell table:style-name="ce38" office:value-type="string">
            <text:p>know/meet</text:p>
          </table:table-cell>
          <table:table-cell table:style-name="ce40" office:value-type="string">
            <text:p>conocer</text:p>
          </table:table-cell>
          <table:table-cell office:value-type="string">
            <text:p>faire connaissance</text:p>
          </table:table-cell>
          <table:table-cell office:value-type="string">
            <text:p>conoscere</text:p>
          </table:table-cell>
          <table:table-cell office:value-type="string">
            <text:p>scio</text:p>
          </table:table-cell>
          <table:table-cell office:value-type="string">
            <text:p>cunoaște</text:p>
          </table:table-cell>
          <table:table-cell office:value-type="string">
            <text:p>kennenlern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laugh</text:p>
          </table:table-cell>
          <table:table-cell office:value-type="string">
            <text:p>risa</text:p>
          </table:table-cell>
          <table:table-cell office:value-type="string">
            <text:p>rire</text:p>
          </table:table-cell>
          <table:table-cell office:value-type="string">
            <text:p>ridere</text:p>
          </table:table-cell>
          <table:table-cell office:value-type="string">
            <text:p>risu</text:p>
          </table:table-cell>
          <table:table-cell office:value-type="string">
            <text:p>a rade</text:p>
          </table:table-cell>
          <table:table-cell office:value-type="string">
            <text:p>Lachen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2">
          <table:table-cell office:value-type="string">
            <text:p>original</text:p>
          </table:table-cell>
          <table:table-cell/>
          <table:table-cell office:value-type="string">
            <text:p>ecsa</text:p>
          </table:table-cell>
          <table:table-cell office:value-type="string">
            <text:p>verb</text:p>
          </table:table-cell>
          <table:table-cell office:value-type="string">
            <text:p>ecsu</text:p>
          </table:table-cell>
          <table:table-cell table:style-name="ce38" office:value-type="string">
            <text:p>leave</text:p>
          </table:table-cell>
          <table:table-cell table:style-name="ce40" office:value-type="string">
            <text:p>partir</text:p>
          </table:table-cell>
          <table:table-cell office:value-type="string">
            <text:p>scission</text:p>
          </table:table-cell>
          <table:table-cell office:value-type="string">
            <text:p>da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spalt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deha</text:p>
          </table:table-cell>
          <table:table-cell office:value-type="string">
            <text:p>verb</text:p>
          </table:table-cell>
          <table:table-cell office:value-type="string">
            <text:p>lesu</text:p>
          </table:table-cell>
          <table:table-cell table:style-name="ce38" office:value-type="string">
            <text:p>leave/allow</text:p>
          </table:table-cell>
          <table:table-cell table:style-name="ce40" office:value-type="string">
            <text:p>dejar</text:p>
          </table:table-cell>
          <table:table-cell office:value-type="string">
            <text:p>laisser</text:p>
          </table:table-cell>
          <table:table-cell office:value-type="string">
            <text:p>lasciare</text:p>
          </table:table-cell>
          <table:table-cell office:value-type="string">
            <text:p>relinquo</text:p>
          </table:table-cell>
          <table:table-cell office:value-type="string">
            <text:p>părăsi</text:p>
          </table:table-cell>
          <table:table-cell office:value-type="string">
            <text:p>geh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 office:value-type="string">
            <text:p>lesu</text:p>
          </table:table-cell>
          <table:table-cell office:value-type="string">
            <text:p>let</text:p>
          </table:table-cell>
          <table:table-cell office:value-type="string">
            <text:p>dejar</text:p>
          </table:table-cell>
          <table:table-cell office:value-type="string">
            <text:p>laisser</text:p>
          </table:table-cell>
          <table:table-cell office:value-type="string">
            <text:p>permettere</text:p>
          </table:table-cell>
          <table:table-cell office:value-type="string">
            <text:p>sit</text:p>
          </table:table-cell>
          <table:table-cell office:value-type="string">
            <text:p>lăsa</text:p>
          </table:table-cell>
          <table:table-cell office:value-type="string">
            <text:p>Lasse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pica</text:p>
          </table:table-cell>
          <table:table-cell office:value-type="string">
            <text:p>verb</text:p>
          </table:table-cell>
          <table:table-cell office:value-type="string">
            <text:p>picu</text:p>
          </table:table-cell>
          <table:table-cell table:style-name="ce38" office:value-type="string">
            <text:p>like</text:p>
          </table:table-cell>
          <table:table-cell table:style-name="ce40" office:value-type="string">
            <text:p>gustar</text:p>
          </table:table-cell>
          <table:table-cell office:value-type="string">
            <text:p>aimer</text:p>
          </table:table-cell>
          <table:table-cell office:value-type="string">
            <text:p>piacere</text:p>
          </table:table-cell>
          <table:table-cell office:value-type="string">
            <text:p>tamquam</text:p>
          </table:table-cell>
          <table:table-cell office:value-type="string">
            <text:p>a place</text:p>
          </table:table-cell>
          <table:table-cell office:value-type="string">
            <text:p>zu mög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auda</text:p>
          </table:table-cell>
          <table:table-cell office:value-type="string">
            <text:p>verb</text:p>
          </table:table-cell>
          <table:table-cell office:value-type="string">
            <text:p>audu</text:p>
          </table:table-cell>
          <table:table-cell table:style-name="ce38" office:value-type="string">
            <text:p>listen</text:p>
          </table:table-cell>
          <table:table-cell table:style-name="ce40" office:value-type="string">
            <text:p>escuchar</text:p>
          </table:table-cell>
          <table:table-cell office:value-type="string">
            <text:p>écoute</text:p>
          </table:table-cell>
          <table:table-cell office:value-type="string">
            <text:p>sentire</text:p>
          </table:table-cell>
          <table:table-cell office:value-type="string">
            <text:p>audite:</text:p>
          </table:table-cell>
          <table:table-cell office:value-type="string">
            <text:p>auzi</text:p>
          </table:table-cell>
          <table:table-cell office:value-type="string">
            <text:p>hör zu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live</text:p>
          </table:table-cell>
          <table:table-cell office:value-type="string">
            <text:p>En Vivo</text:p>
          </table:table-cell>
          <table:table-cell office:value-type="string">
            <text:p>vivre</text:p>
          </table:table-cell>
          <table:table-cell office:value-type="string">
            <text:p>vivere</text:p>
          </table:table-cell>
          <table:table-cell office:value-type="string">
            <text:p>vivet</text:p>
          </table:table-cell>
          <table:table-cell office:value-type="string">
            <text:p>Trăi</text:p>
          </table:table-cell>
          <table:table-cell office:value-type="string">
            <text:p>Lebe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2">
          <table:table-cell office:value-type="string">
            <text:p>ebglish</text:p>
          </table:table-cell>
          <table:table-cell/>
          <table:table-cell office:value-type="string">
            <text:p>live</text:p>
          </table:table-cell>
          <table:table-cell office:value-type="string">
            <text:p>verb</text:p>
          </table:table-cell>
          <table:table-cell office:value-type="string">
            <text:p>vivu</text:p>
          </table:table-cell>
          <table:table-cell table:style-name="ce38" office:value-type="string">
            <text:p>live</text:p>
          </table:table-cell>
          <table:table-cell table:style-name="ce40" office:value-type="string">
            <text:p>vivir</text:p>
          </table:table-cell>
          <table:table-cell office:value-type="string">
            <text:p>vivre</text:p>
          </table:table-cell>
          <table:table-cell office:value-type="string">
            <text:p>vivere</text:p>
          </table:table-cell>
          <table:table-cell office:value-type="string">
            <text:p>vivet</text:p>
          </table:table-cell>
          <table:table-cell office:value-type="string">
            <text:p>a trăi</text:p>
          </table:table-cell>
          <table:table-cell office:value-type="string">
            <text:p>zu leb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mira</text:p>
          </table:table-cell>
          <table:table-cell office:value-type="string">
            <text:p>verb</text:p>
          </table:table-cell>
          <table:table-cell office:value-type="string">
            <text:p>miru</text:p>
          </table:table-cell>
          <table:table-cell office:value-type="string">
            <text:p>look</text:p>
          </table:table-cell>
          <table:table-cell office:value-type="string">
            <text:p>Mira</text:p>
          </table:table-cell>
          <table:table-cell office:value-type="string">
            <text:p>Regardez</text:p>
          </table:table-cell>
          <table:table-cell office:value-type="string">
            <text:p>Guarda</text:p>
          </table:table-cell>
          <table:table-cell office:value-type="string">
            <text:p>quaerere</text:p>
          </table:table-cell>
          <table:table-cell office:value-type="string">
            <text:p>uite</text:p>
          </table:table-cell>
          <table:table-cell office:value-type="string">
            <text:p>aussehe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busca</text:p>
          </table:table-cell>
          <table:table-cell office:value-type="string">
            <text:p>verb</text:p>
          </table:table-cell>
          <table:table-cell office:value-type="string">
            <text:p>uscu</text:p>
          </table:table-cell>
          <table:table-cell table:style-name="ce38" office:value-type="string">
            <text:p>look for</text:p>
          </table:table-cell>
          <table:table-cell table:style-name="ce40" office:value-type="string">
            <text:p>buscar</text:p>
          </table:table-cell>
          <table:table-cell office:value-type="string">
            <text:p>chercher</text:p>
          </table:table-cell>
          <table:table-cell office:value-type="string">
            <text:p>cercare</text:p>
          </table:table-cell>
          <table:table-cell office:value-type="string">
            <text:p>quaerere</text:p>
          </table:table-cell>
          <table:table-cell office:value-type="string">
            <text:p>cauta</text:p>
          </table:table-cell>
          <table:table-cell office:value-type="string">
            <text:p>suchen Sie nach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english</text:p>
          </table:table-cell>
          <table:table-cell/>
          <table:table-cell office:value-type="string">
            <text:p>losa</text:p>
          </table:table-cell>
          <table:table-cell office:value-type="string">
            <text:p>verb</text:p>
          </table:table-cell>
          <table:table-cell office:value-type="string">
            <text:p>losu</text:p>
          </table:table-cell>
          <table:table-cell table:style-name="ce38" office:value-type="string">
            <text:p>lose</text:p>
          </table:table-cell>
          <table:table-cell table:style-name="ce40" office:value-type="string">
            <text:p>perder</text:p>
          </table:table-cell>
          <table:table-cell office:value-type="string">
            <text:p>perdre</text:p>
          </table:table-cell>
          <table:table-cell office:value-type="string">
            <text:p>da perdere</text:p>
          </table:table-cell>
          <table:table-cell office:value-type="string">
            <text:p>perdet</text:p>
          </table:table-cell>
          <table:table-cell office:value-type="string">
            <text:p>a pierde</text:p>
          </table:table-cell>
          <table:table-cell office:value-type="string">
            <text:p>zu verlier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made</text:p>
          </table:table-cell>
          <table:table-cell office:value-type="string">
            <text:p>hecho</text:p>
          </table:table-cell>
          <table:table-cell office:value-type="string">
            <text:p>fabriqué</text:p>
          </table:table-cell>
          <table:table-cell office:value-type="string">
            <text:p>fatto</text:p>
          </table:table-cell>
          <table:table-cell office:value-type="string">
            <text:p>factum</text:p>
          </table:table-cell>
          <table:table-cell office:value-type="string">
            <text:p>făcut</text:p>
          </table:table-cell>
          <table:table-cell office:value-type="string">
            <text:p>gemacht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2">
          <table:table-cell office:value-type="string">
            <text:p>ebglish</text:p>
          </table:table-cell>
          <table:table-cell/>
          <table:table-cell office:value-type="string">
            <text:p>manta</text:p>
          </table:table-cell>
          <table:table-cell office:value-type="string">
            <text:p>verb</text:p>
          </table:table-cell>
          <table:table-cell office:value-type="string">
            <text:p>antu</text:p>
          </table:table-cell>
          <table:table-cell table:style-name="ce38" office:value-type="string">
            <text:p>maintain/keep</text:p>
          </table:table-cell>
          <table:table-cell table:style-name="ce40" office:value-type="string">
            <text:p>mantener</text:p>
          </table:table-cell>
          <table:table-cell office:value-type="string">
            <text:p>continue</text:p>
          </table:table-cell>
          <table:table-cell office:value-type="string">
            <text:p>tenere il passo</text:p>
          </table:table-cell>
          <table:table-cell office:value-type="string">
            <text:p>custodi</text:p>
          </table:table-cell>
          <table:table-cell office:value-type="string">
            <text:p>ține pasul</text:p>
          </table:table-cell>
          <table:table-cell office:value-type="string">
            <text:p>weiter so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maca</text:p>
          </table:table-cell>
          <table:table-cell office:value-type="string">
            <text:p>verb</text:p>
          </table:table-cell>
          <table:table-cell office:value-type="string">
            <text:p>aseu</text:p>
          </table:table-cell>
          <table:table-cell office:value-type="string">
            <text:p>make</text:p>
          </table:table-cell>
          <table:table-cell office:value-type="string">
            <text:p>hacer</text:p>
          </table:table-cell>
          <table:table-cell office:value-type="string">
            <text:p>faire</text:p>
          </table:table-cell>
          <table:table-cell office:value-type="string">
            <text:p>rendere</text:p>
          </table:table-cell>
          <table:table-cell office:value-type="string">
            <text:p>facere</text:p>
          </table:table-cell>
          <table:table-cell office:value-type="string">
            <text:p>face</text:p>
          </table:table-cell>
          <table:table-cell office:value-type="string">
            <text:p>mache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must</text:p>
          </table:table-cell>
          <table:table-cell office:value-type="string">
            <text:p>debe</text:p>
          </table:table-cell>
          <table:table-cell office:value-type="string">
            <text:p>doit</text:p>
          </table:table-cell>
          <table:table-cell office:value-type="string">
            <text:p>dovere</text:p>
          </table:table-cell>
          <table:table-cell office:value-type="string">
            <text:p>oportet,</text:p>
          </table:table-cell>
          <table:table-cell office:value-type="string">
            <text:p>trebuie sa</text:p>
          </table:table-cell>
          <table:table-cell office:value-type="string">
            <text:p>Muss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2">
          <table:table-cell office:value-type="string">
            <text:p>franch</text:p>
          </table:table-cell>
          <table:table-cell/>
          <table:table-cell office:value-type="string">
            <text:p>bisna</text:p>
          </table:table-cell>
          <table:table-cell office:value-type="string">
            <text:p>verb</text:p>
          </table:table-cell>
          <table:table-cell office:value-type="string">
            <text:p>isnu</text:p>
          </table:table-cell>
          <table:table-cell table:style-name="ce38" office:value-type="string">
            <text:p>need</text:p>
          </table:table-cell>
          <table:table-cell table:style-name="ce40" office:value-type="string">
            <text:p>necesitar</text:p>
          </table:table-cell>
          <table:table-cell office:value-type="string">
            <text:p>avoir besoin</text:p>
          </table:table-cell>
          <table:table-cell office:value-type="string">
            <text:p>bisogno</text:p>
          </table:table-cell>
          <table:table-cell office:value-type="string">
            <text:p>opus</text:p>
          </table:table-cell>
          <table:table-cell office:value-type="string">
            <text:p>nevoie</text:p>
          </table:table-cell>
          <table:table-cell office:value-type="string">
            <text:p>brauch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ocura</text:p>
          </table:table-cell>
          <table:table-cell office:value-type="string">
            <text:p>verb</text:p>
          </table:table-cell>
          <table:table-cell office:value-type="string">
            <text:p>curu</text:p>
          </table:table-cell>
          <table:table-cell table:style-name="ce38" office:value-type="string">
            <text:p>occur/happen</text:p>
          </table:table-cell>
          <table:table-cell table:style-name="ce40" office:value-type="string">
            <text:p>ocurrir</text:p>
          </table:table-cell>
          <table:table-cell office:value-type="string">
            <text:p>se produire</text:p>
          </table:table-cell>
          <table:table-cell office:value-type="string">
            <text:p>accadere</text:p>
          </table:table-cell>
          <table:table-cell office:value-type="string">
            <text:p>fieri</text:p>
          </table:table-cell>
          <table:table-cell office:value-type="string">
            <text:p>avea loc</text:p>
          </table:table-cell>
          <table:table-cell office:value-type="string">
            <text:p>auftret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ofera</text:p>
          </table:table-cell>
          <table:table-cell office:value-type="string">
            <text:p>verb</text:p>
          </table:table-cell>
          <table:table-cell office:value-type="string">
            <text:p>ofru</text:p>
          </table:table-cell>
          <table:table-cell table:style-name="ce38" office:value-type="string">
            <text:p>offer</text:p>
          </table:table-cell>
          <table:table-cell table:style-name="ce40" office:value-type="string">
            <text:p>ofrecer</text:p>
          </table:table-cell>
          <table:table-cell office:value-type="string">
            <text:p>offre</text:p>
          </table:table-cell>
          <table:table-cell office:value-type="string">
            <text:p>offerta</text:p>
          </table:table-cell>
          <table:table-cell office:value-type="string">
            <text:p>offer</text:p>
          </table:table-cell>
          <table:table-cell office:value-type="string">
            <text:p>ofertă</text:p>
          </table:table-cell>
          <table:table-cell office:value-type="string">
            <text:p>Angebot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open</text:p>
          </table:table-cell>
          <table:table-cell office:value-type="string">
            <text:p>abierto</text:p>
          </table:table-cell>
          <table:table-cell office:value-type="string">
            <text:p>ouvert</text:p>
          </table:table-cell>
          <table:table-cell office:value-type="string">
            <text:p>Aperto</text:p>
          </table:table-cell>
          <table:table-cell office:value-type="string">
            <text:p>patentibus</text:p>
          </table:table-cell>
          <table:table-cell office:value-type="string">
            <text:p>deschis</text:p>
          </table:table-cell>
          <table:table-cell office:value-type="string">
            <text:p>öffne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2">
          <table:table-cell office:value-type="string">
            <text:p>franch</text:p>
          </table:table-cell>
          <table:table-cell/>
          <table:table-cell office:value-type="string">
            <text:p>overa</text:p>
          </table:table-cell>
          <table:table-cell office:value-type="string">
            <text:p>verb</text:p>
          </table:table-cell>
          <table:table-cell office:value-type="string">
            <text:p>ovru</text:p>
          </table:table-cell>
          <table:table-cell table:style-name="ce38" office:value-type="string">
            <text:p>open</text:p>
          </table:table-cell>
          <table:table-cell table:style-name="ce40" office:value-type="string">
            <text:p>abrir</text:p>
          </table:table-cell>
          <table:table-cell office:value-type="string">
            <text:p>ouvrir</text:p>
          </table:table-cell>
          <table:table-cell office:value-type="string">
            <text:p>apri</text:p>
          </table:table-cell>
          <table:table-cell office:value-type="string">
            <text:p>patentibus</text:p>
          </table:table-cell>
          <table:table-cell office:value-type="string">
            <text:p>deschide-te</text:p>
          </table:table-cell>
          <table:table-cell office:value-type="string">
            <text:p>öffne dich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dova</text:p>
          </table:table-cell>
          <table:table-cell office:value-type="string">
            <text:p>verb</text:p>
          </table:table-cell>
          <table:table-cell office:value-type="string">
            <text:p>dovu</text:p>
          </table:table-cell>
          <table:table-cell table:style-name="ce38" office:value-type="string">
            <text:p>owe</text:p>
          </table:table-cell>
          <table:table-cell table:style-name="ce40" office:value-type="string">
            <text:p>deber</text:p>
          </table:table-cell>
          <table:table-cell office:value-type="string">
            <text:p>devoir</text:p>
          </table:table-cell>
          <table:table-cell office:value-type="string">
            <text:p>dovere</text:p>
          </table:table-cell>
          <table:table-cell office:value-type="string">
            <text:p>officium</text:p>
          </table:table-cell>
          <table:table-cell office:value-type="string">
            <text:p>a datora</text:p>
          </table:table-cell>
          <table:table-cell office:value-type="string">
            <text:p>schuld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paga</text:p>
          </table:table-cell>
          <table:table-cell office:value-type="string">
            <text:p>verb</text:p>
          </table:table-cell>
          <table:table-cell office:value-type="string">
            <text:p>pagu</text:p>
          </table:table-cell>
          <table:table-cell table:style-name="ce38" office:value-type="string">
            <text:p>pay</text:p>
          </table:table-cell>
          <table:table-cell table:style-name="ce40" office:value-type="string">
            <text:p>pagar</text:p>
          </table:table-cell>
          <table:table-cell office:value-type="string">
            <text:p>payer</text:p>
          </table:table-cell>
          <table:table-cell office:value-type="string">
            <text:p>pagare</text:p>
          </table:table-cell>
          <table:table-cell office:value-type="string">
            <text:p>redde</text:p>
          </table:table-cell>
          <table:table-cell office:value-type="string">
            <text:p>plătiți</text:p>
          </table:table-cell>
          <table:table-cell office:value-type="string">
            <text:p>auszahl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poma</text:p>
          </table:table-cell>
          <table:table-cell office:value-type="string">
            <text:p>verb</text:p>
          </table:table-cell>
          <table:table-cell office:value-type="string">
            <text:p>pomu</text:p>
          </table:table-cell>
          <table:table-cell table:style-name="ce38" office:value-type="string">
            <text:p>permit/allow</text:p>
          </table:table-cell>
          <table:table-cell table:style-name="ce40" office:value-type="string">
            <text:p>permitir</text:p>
          </table:table-cell>
          <table:table-cell office:value-type="string">
            <text:p>permettre</text:p>
          </table:table-cell>
          <table:table-cell office:value-type="string">
            <text:p>consentire</text:p>
          </table:table-cell>
          <table:table-cell office:value-type="string">
            <text:p>patitur</text:p>
          </table:table-cell>
          <table:table-cell office:value-type="string">
            <text:p>permite</text:p>
          </table:table-cell>
          <table:table-cell office:value-type="string">
            <text:p>erlaub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pick</text:p>
          </table:table-cell>
          <table:table-cell office:value-type="string">
            <text:p>recoger</text:p>
          </table:table-cell>
          <table:table-cell office:value-type="string">
            <text:p>choisir</text:p>
          </table:table-cell>
          <table:table-cell office:value-type="string">
            <text:p>raccogliere</text:p>
          </table:table-cell>
          <table:table-cell office:value-type="string">
            <text:p>carpere</text:p>
          </table:table-cell>
          <table:table-cell office:value-type="string">
            <text:p>alege</text:p>
          </table:table-cell>
          <table:table-cell office:value-type="string">
            <text:p>auswählen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2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jocu</text:p>
          </table:table-cell>
          <table:table-cell office:value-type="string">
            <text:p>verb</text:p>
          </table:table-cell>
          <table:table-cell office:value-type="string">
            <text:p>pala</text:p>
          </table:table-cell>
          <table:table-cell table:style-name="ce38" office:value-type="string">
            <text:p>play</text:p>
          </table:table-cell>
          <table:table-cell table:style-name="ce40" office:value-type="string">
            <text:p>jugar</text:p>
          </table:table-cell>
          <table:table-cell office:value-type="string">
            <text:p>jouer</text:p>
          </table:table-cell>
          <table:table-cell office:value-type="string">
            <text:p>giocare</text:p>
          </table:table-cell>
          <table:table-cell office:value-type="string">
            <text:p>ludere</text:p>
          </table:table-cell>
          <table:table-cell office:value-type="string">
            <text:p>joacă</text:p>
          </table:table-cell>
          <table:table-cell office:value-type="string">
            <text:p>spiele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proda</text:p>
          </table:table-cell>
          <table:table-cell office:value-type="string">
            <text:p>verb</text:p>
          </table:table-cell>
          <table:table-cell office:value-type="string">
            <text:p>podu</text:p>
          </table:table-cell>
          <table:table-cell table:style-name="ce38" office:value-type="string">
            <text:p>produce</text:p>
          </table:table-cell>
          <table:table-cell table:style-name="ce40" office:value-type="string">
            <text:p>producir</text:p>
          </table:table-cell>
          <table:table-cell office:value-type="string">
            <text:p>produire</text:p>
          </table:table-cell>
          <table:table-cell office:value-type="string">
            <text:p>produrre</text:p>
          </table:table-cell>
          <table:table-cell office:value-type="string">
            <text:p>producendum</text:p>
          </table:table-cell>
          <table:table-cell office:value-type="string">
            <text:p>produce</text:p>
          </table:table-cell>
          <table:table-cell office:value-type="string">
            <text:p>produzier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pull</text:p>
          </table:table-cell>
          <table:table-cell office:value-type="string">
            <text:p>Halar</text:p>
          </table:table-cell>
          <table:table-cell office:value-type="string">
            <text:p>tirer</text:p>
          </table:table-cell>
          <table:table-cell office:value-type="string">
            <text:p>Tirare</text:p>
          </table:table-cell>
          <table:table-cell office:value-type="string">
            <text:p>trahere</text:p>
          </table:table-cell>
          <table:table-cell office:value-type="string">
            <text:p>Trage</text:p>
          </table:table-cell>
          <table:table-cell office:value-type="string">
            <text:p>ziehen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pona</text:p>
          </table:table-cell>
          <table:table-cell office:value-type="string">
            <text:p>verb</text:p>
          </table:table-cell>
          <table:table-cell office:value-type="string">
            <text:p>ponu</text:p>
          </table:table-cell>
          <table:table-cell table:style-name="ce38" office:value-type="string">
            <text:p>put</text:p>
          </table:table-cell>
          <table:table-cell table:style-name="ce40" office:value-type="string">
            <text:p>poner</text:p>
          </table:table-cell>
          <table:table-cell office:value-type="string">
            <text:p>mettre, poser</text:p>
          </table:table-cell>
          <table:table-cell office:value-type="string">
            <text:p>mettiti</text:p>
          </table:table-cell>
          <table:table-cell office:value-type="string">
            <text:p>posuit</text:p>
          </table:table-cell>
          <table:table-cell office:value-type="string">
            <text:p>pus pe</text:p>
          </table:table-cell>
          <table:table-cell office:value-type="string">
            <text:p>anzieh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ran</text:p>
          </table:table-cell>
          <table:table-cell office:value-type="string">
            <text:p>corrió</text:p>
          </table:table-cell>
          <table:table-cell office:value-type="string">
            <text:p>a couru</text:p>
          </table:table-cell>
          <table:table-cell office:value-type="string">
            <text:p>corse</text:p>
          </table:table-cell>
          <table:table-cell office:value-type="string">
            <text:p>ran</text:p>
          </table:table-cell>
          <table:table-cell office:value-type="string">
            <text:p>a fugit</text:p>
          </table:table-cell>
          <table:table-cell office:value-type="string">
            <text:p>lief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acaza</text:p>
          </table:table-cell>
          <table:table-cell office:value-type="string">
            <text:p>verb</text:p>
          </table:table-cell>
          <table:table-cell office:value-type="string">
            <text:p>aczu</text:p>
          </table:table-cell>
          <table:table-cell table:style-name="ce38" office:value-type="string">
            <text:p>reach</text:p>
          </table:table-cell>
          <table:table-cell table:style-name="ce40" office:value-type="string">
            <text:p>alcanzar</text:p>
          </table:table-cell>
          <table:table-cell office:value-type="string">
            <text:p>atteindre</text:p>
          </table:table-cell>
          <table:table-cell office:value-type="string">
            <text:p>raggiungere</text:p>
          </table:table-cell>
          <table:table-cell office:value-type="string">
            <text:p>pervenire</text:p>
          </table:table-cell>
          <table:table-cell office:value-type="string">
            <text:p>ajunge</text:p>
          </table:table-cell>
          <table:table-cell office:value-type="string">
            <text:p>erreich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franch</text:p>
          </table:table-cell>
          <table:table-cell/>
          <table:table-cell office:value-type="string">
            <text:p>lira</text:p>
          </table:table-cell>
          <table:table-cell office:value-type="string">
            <text:p>verb</text:p>
          </table:table-cell>
          <table:table-cell office:value-type="string">
            <text:p>liru</text:p>
          </table:table-cell>
          <table:table-cell table:style-name="ce38" office:value-type="string">
            <text:p>read</text:p>
          </table:table-cell>
          <table:table-cell table:style-name="ce40" office:value-type="string">
            <text:p>leer</text:p>
          </table:table-cell>
          <table:table-cell office:value-type="string">
            <text:p>lire</text:p>
          </table:table-cell>
          <table:table-cell office:value-type="string">
            <text:p>leggere</text:p>
          </table:table-cell>
          <table:table-cell office:value-type="string">
            <text:p>read</text:p>
          </table:table-cell>
          <table:table-cell office:value-type="string">
            <text:p>citit</text:p>
          </table:table-cell>
          <table:table-cell office:value-type="string">
            <text:p>lesen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2">
          <table:table-cell office:value-type="string">
            <text:p>original</text:p>
          </table:table-cell>
          <table:table-cell/>
          <table:table-cell office:value-type="string">
            <text:p>almac*</text:p>
          </table:table-cell>
          <table:table-cell office:value-type="string">
            <text:p>verb</text:p>
          </table:table-cell>
          <table:table-cell/>
          <table:table-cell table:style-name="ce38" office:value-type="string">
            <text:p>receive</text:p>
          </table:table-cell>
          <table:table-cell table:style-name="ce40" office:value-type="string">
            <text:p>recibir</text:p>
          </table:table-cell>
          <table:table-cell office:value-type="string">
            <text:p>recevoir</text:p>
          </table:table-cell>
          <table:table-cell office:value-type="string">
            <text:p>ricevere</text:p>
          </table:table-cell>
          <table:table-cell office:value-type="string">
            <text:p>accipere</text:p>
          </table:table-cell>
          <table:table-cell office:value-type="string">
            <text:p>primi</text:p>
          </table:table-cell>
          <table:table-cell office:value-type="string">
            <text:p>erhalt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reco</text:p>
          </table:table-cell>
          <table:table-cell office:value-type="string">
            <text:p>verb</text:p>
          </table:table-cell>
          <table:table-cell office:value-type="string">
            <text:p>recu</text:p>
          </table:table-cell>
          <table:table-cell table:style-name="ce38" office:value-type="string">
            <text:p>recognize</text:p>
          </table:table-cell>
          <table:table-cell table:style-name="ce40" office:value-type="string">
            <text:p>reconocer</text:p>
          </table:table-cell>
          <table:table-cell office:value-type="string">
            <text:p>reconnaître</text:p>
          </table:table-cell>
          <table:table-cell office:value-type="string">
            <text:p>riconoscere</text:p>
          </table:table-cell>
          <table:table-cell office:value-type="string">
            <text:p>agnoscis</text:p>
          </table:table-cell>
          <table:table-cell office:value-type="string">
            <text:p>recunoaște</text:p>
          </table:table-cell>
          <table:table-cell office:value-type="string">
            <text:p>erkenn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franch</text:p>
          </table:table-cell>
          <table:table-cell/>
          <table:table-cell office:value-type="string">
            <text:p>repa</text:p>
          </table:table-cell>
          <table:table-cell office:value-type="string">
            <text:p>verb</text:p>
          </table:table-cell>
          <table:table-cell office:value-type="string">
            <text:p>repu</text:p>
          </table:table-cell>
          <table:table-cell table:style-name="ce38" office:value-type="string">
            <text:p>remember</text:p>
          </table:table-cell>
          <table:table-cell table:style-name="ce40" office:value-type="string">
            <text:p>recordar</text:p>
          </table:table-cell>
          <table:table-cell office:value-type="string">
            <text:p>rappeler</text:p>
          </table:table-cell>
          <table:table-cell office:value-type="string">
            <text:p>ricordare</text:p>
          </table:table-cell>
          <table:table-cell office:value-type="string">
            <text:p>memento</text:p>
          </table:table-cell>
          <table:table-cell office:value-type="string">
            <text:p>amintiți-vă</text:p>
          </table:table-cell>
          <table:table-cell office:value-type="string">
            <text:p>sich erinner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3">
          <table:table-cell office:value-type="string">
            <text:p>latin</text:p>
          </table:table-cell>
          <table:table-cell/>
          <table:table-cell office:value-type="string">
            <text:p>reda</text:p>
          </table:table-cell>
          <table:table-cell office:value-type="string">
            <text:p>verb</text:p>
          </table:table-cell>
          <table:table-cell office:value-type="string">
            <text:p>revu</text:p>
          </table:table-cell>
          <table:table-cell table:style-name="ce38" office:value-type="string">
            <text:p>return/come back</text:p>
          </table:table-cell>
          <table:table-cell table:style-name="ce40" office:value-type="string">
            <text:p>volver</text:p>
          </table:table-cell>
          <table:table-cell office:value-type="string">
            <text:p>revenir</text:p>
          </table:table-cell>
          <table:table-cell office:value-type="string">
            <text:p>ritorna</text:p>
          </table:table-cell>
          <table:table-cell office:value-type="string">
            <text:p>reditus</text:p>
          </table:table-cell>
          <table:table-cell office:value-type="string">
            <text:p>revin</text:p>
          </table:table-cell>
          <table:table-cell office:value-type="string">
            <text:p>komm zurück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ride</text:p>
          </table:table-cell>
          <table:table-cell office:value-type="string">
            <text:p>paseo</text:p>
          </table:table-cell>
          <table:table-cell office:value-type="string">
            <text:p>balade</text:p>
          </table:table-cell>
          <table:table-cell office:value-type="string">
            <text:p>giro</text:p>
          </table:table-cell>
          <table:table-cell office:value-type="string">
            <text:p>ride</text:p>
          </table:table-cell>
          <table:table-cell office:value-type="string">
            <text:p>călătorie</text:p>
          </table:table-cell>
          <table:table-cell office:value-type="string">
            <text:p>Reite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corsa</text:p>
          </table:table-cell>
          <table:table-cell office:value-type="string">
            <text:p>verb</text:p>
          </table:table-cell>
          <table:table-cell office:value-type="string">
            <text:p>orsu</text:p>
          </table:table-cell>
          <table:table-cell table:style-name="ce38" office:value-type="string">
            <text:p>run</text:p>
          </table:table-cell>
          <table:table-cell table:style-name="ce40" office:value-type="string">
            <text:p>correr</text:p>
          </table:table-cell>
          <table:table-cell office:value-type="string">
            <text:p>courir</text:p>
          </table:table-cell>
          <table:table-cell office:value-type="string">
            <text:p>corsa</text:p>
          </table:table-cell>
          <table:table-cell office:value-type="string">
            <text:p>procursu</text:p>
          </table:table-cell>
          <table:table-cell office:value-type="string">
            <text:p>alerga</text:p>
          </table:table-cell>
          <table:table-cell office:value-type="string">
            <text:p>renn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 office:value-type="string">
            <text:p>orsu</text:p>
          </table:table-cell>
          <table:table-cell office:value-type="string">
            <text:p>run</text:p>
          </table:table-cell>
          <table:table-cell office:value-type="string">
            <text:p>correr</text:p>
          </table:table-cell>
          <table:table-cell office:value-type="string">
            <text:p>courir</text:p>
          </table:table-cell>
          <table:table-cell office:value-type="string">
            <text:p>correre</text:p>
          </table:table-cell>
          <table:table-cell office:value-type="string">
            <text:p>currere</text:p>
          </table:table-cell>
          <table:table-cell office:value-type="string">
            <text:p>alerga</text:p>
          </table:table-cell>
          <table:table-cell office:value-type="string">
            <text:p>Lauf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said</text:p>
          </table:table-cell>
          <table:table-cell office:value-type="string">
            <text:p>dijo</text:p>
          </table:table-cell>
          <table:table-cell office:value-type="string">
            <text:p>m'a dit</text:p>
          </table:table-cell>
          <table:table-cell office:value-type="string">
            <text:p>disse</text:p>
          </table:table-cell>
          <table:table-cell office:value-type="string">
            <text:p>dicitur</text:p>
          </table:table-cell>
          <table:table-cell office:value-type="string">
            <text:p>a spus</text:p>
          </table:table-cell>
          <table:table-cell office:value-type="string">
            <text:p>sagte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saw</text:p>
          </table:table-cell>
          <table:table-cell office:value-type="string">
            <text:p>Sierra</text:p>
          </table:table-cell>
          <table:table-cell office:value-type="string">
            <text:p>vu</text:p>
          </table:table-cell>
          <table:table-cell office:value-type="string">
            <text:p>visto</text:p>
          </table:table-cell>
          <table:table-cell office:value-type="string">
            <text:p>vidit</text:p>
          </table:table-cell>
          <table:table-cell office:value-type="string">
            <text:p>a văzut</text:p>
          </table:table-cell>
          <table:table-cell office:value-type="string">
            <text:p>sah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dica</text:p>
          </table:table-cell>
          <table:table-cell office:value-type="string">
            <text:p>verb</text:p>
          </table:table-cell>
          <table:table-cell office:value-type="string">
            <text:p>dicu</text:p>
          </table:table-cell>
          <table:table-cell table:style-name="ce38" office:value-type="string">
            <text:p>say</text:p>
          </table:table-cell>
          <table:table-cell table:style-name="ce40" office:value-type="string">
            <text:p>decir</text:p>
          </table:table-cell>
          <table:table-cell office:value-type="string">
            <text:p>dire</text:p>
          </table:table-cell>
          <table:table-cell office:value-type="string">
            <text:p>da dire</text:p>
          </table:table-cell>
          <table:table-cell office:value-type="string">
            <text:p>dicere</text:p>
          </table:table-cell>
          <table:table-cell office:value-type="string">
            <text:p>să spun</text:p>
          </table:table-cell>
          <table:table-cell office:value-type="string">
            <text:p>zu sag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 office:value-type="string">
            <text:p>dicu</text:p>
          </table:table-cell>
          <table:table-cell office:value-type="string">
            <text:p>say</text:p>
          </table:table-cell>
          <table:table-cell office:value-type="string">
            <text:p>decir</text:p>
          </table:table-cell>
          <table:table-cell table:number-columns-repeated="2" office:value-type="string">
            <text:p>dire</text:p>
          </table:table-cell>
          <table:table-cell office:value-type="string">
            <text:p>dicere</text:p>
          </table:table-cell>
          <table:table-cell office:value-type="string">
            <text:p>Spune</text:p>
          </table:table-cell>
          <table:table-cell office:value-type="string">
            <text:p>sage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/>
          <table:table-cell office:value-type="string">
            <text:p>vida</text:p>
          </table:table-cell>
          <table:table-cell office:value-type="string">
            <text:p>verb</text:p>
          </table:table-cell>
          <table:table-cell office:value-type="string">
            <text:p>vidu</text:p>
          </table:table-cell>
          <table:table-cell office:value-type="string">
            <text:p>see</text:p>
          </table:table-cell>
          <table:table-cell office:value-type="string">
            <text:p>ver</text:p>
          </table:table-cell>
          <table:table-cell office:value-type="string">
            <text:p>regarder</text:p>
          </table:table-cell>
          <table:table-cell office:value-type="string">
            <text:p>vedere</text:p>
          </table:table-cell>
          <table:table-cell office:value-type="string">
            <text:p>videre</text:p>
          </table:table-cell>
          <table:table-cell office:value-type="string">
            <text:p>vedea</text:p>
          </table:table-cell>
          <table:table-cell office:value-type="string">
            <text:p>sehe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2">
          <table:table-cell office:value-type="string">
            <text:p>english</text:p>
          </table:table-cell>
          <table:table-cell/>
          <table:table-cell office:value-type="string">
            <text:p>sema</text:p>
          </table:table-cell>
          <table:table-cell office:value-type="string">
            <text:p>verb</text:p>
          </table:table-cell>
          <table:table-cell office:value-type="string">
            <text:p>semu</text:p>
          </table:table-cell>
          <table:table-cell table:style-name="ce38" office:value-type="string">
            <text:p>seem</text:p>
          </table:table-cell>
          <table:table-cell table:style-name="ce40" office:value-type="string">
            <text:p>parecer</text:p>
          </table:table-cell>
          <table:table-cell office:value-type="string">
            <text:p>paraître</text:p>
          </table:table-cell>
          <table:table-cell office:value-type="string">
            <text:p>sembra</text:p>
          </table:table-cell>
          <table:table-cell office:value-type="string">
            <text:p>quaerere</text:p>
          </table:table-cell>
          <table:table-cell office:value-type="string">
            <text:p>arata ca</text:p>
          </table:table-cell>
          <table:table-cell office:value-type="string">
            <text:p>sieh aus wie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seve</text:p>
          </table:table-cell>
          <table:table-cell office:value-type="string">
            <text:p>verb</text:p>
          </table:table-cell>
          <table:table-cell office:value-type="string">
            <text:p>sevu</text:p>
          </table:table-cell>
          <table:table-cell table:style-name="ce38" office:value-type="string">
            <text:p>serve/function</text:p>
          </table:table-cell>
          <table:table-cell table:style-name="ce40" office:value-type="string">
            <text:p>servir</text:p>
          </table:table-cell>
          <table:table-cell office:value-type="string">
            <text:p>servir</text:p>
          </table:table-cell>
          <table:table-cell office:value-type="string">
            <text:p>servire</text:p>
          </table:table-cell>
          <table:table-cell office:value-type="string">
            <text:p>serve</text:p>
          </table:table-cell>
          <table:table-cell office:value-type="string">
            <text:p>servi</text:p>
          </table:table-cell>
          <table:table-cell office:value-type="string">
            <text:p>dien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show</text:p>
          </table:table-cell>
          <table:table-cell office:value-type="string">
            <text:p>espectáculo</text:p>
          </table:table-cell>
          <table:table-cell office:value-type="string">
            <text:p>spectacle</text:p>
          </table:table-cell>
          <table:table-cell office:value-type="string">
            <text:p>mostrare</text:p>
          </table:table-cell>
          <table:table-cell office:value-type="string">
            <text:p>ostende</text:p>
          </table:table-cell>
          <table:table-cell office:value-type="string">
            <text:p>spectacol</text:p>
          </table:table-cell>
          <table:table-cell office:value-type="string">
            <text:p>Show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sing</text:p>
          </table:table-cell>
          <table:table-cell office:value-type="string">
            <text:p>canta</text:p>
          </table:table-cell>
          <table:table-cell office:value-type="string">
            <text:p>chanter</text:p>
          </table:table-cell>
          <table:table-cell office:value-type="string">
            <text:p>cantare</text:p>
          </table:table-cell>
          <table:table-cell office:value-type="string">
            <text:p>cantabo</text:p>
          </table:table-cell>
          <table:table-cell office:value-type="string">
            <text:p>cânta</text:p>
          </table:table-cell>
          <table:table-cell office:value-type="string">
            <text:p>singen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sit</text:p>
          </table:table-cell>
          <table:table-cell office:value-type="string">
            <text:p>sentar</text:p>
          </table:table-cell>
          <table:table-cell office:value-type="string">
            <text:p>asseoir</text:p>
          </table:table-cell>
          <table:table-cell office:value-type="string">
            <text:p>sedersi</text:p>
          </table:table-cell>
          <table:table-cell office:value-type="string">
            <text:p>sit</text:p>
          </table:table-cell>
          <table:table-cell office:value-type="string">
            <text:p>sta</text:p>
          </table:table-cell>
          <table:table-cell office:value-type="string">
            <text:p>sitzen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sleep</text:p>
          </table:table-cell>
          <table:table-cell table:number-columns-repeated="2" office:value-type="string">
            <text:p>dormir</text:p>
          </table:table-cell>
          <table:table-cell office:value-type="string">
            <text:p>dormire</text:p>
          </table:table-cell>
          <table:table-cell office:value-type="string">
            <text:p>somnum</text:p>
          </table:table-cell>
          <table:table-cell office:value-type="string">
            <text:p>dormi</text:p>
          </table:table-cell>
          <table:table-cell office:value-type="string">
            <text:p>schlafen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2">
          <table:table-cell office:value-type="string">
            <text:p>franch</text:p>
          </table:table-cell>
          <table:table-cell/>
          <table:table-cell office:value-type="string">
            <text:p>parla</text:p>
          </table:table-cell>
          <table:table-cell office:value-type="string">
            <text:p>verb</text:p>
          </table:table-cell>
          <table:table-cell office:value-type="string">
            <text:p>dicu</text:p>
          </table:table-cell>
          <table:table-cell table:style-name="ce38" office:value-type="string">
            <text:p>speak/talk</text:p>
          </table:table-cell>
          <table:table-cell table:style-name="ce40" office:value-type="string">
            <text:p>hablar</text:p>
          </table:table-cell>
          <table:table-cell office:value-type="string">
            <text:p>parler</text:p>
          </table:table-cell>
          <table:table-cell office:value-type="string">
            <text:p>parlare</text:p>
          </table:table-cell>
          <table:table-cell office:value-type="string">
            <text:p>dicere</text:p>
          </table:table-cell>
          <table:table-cell office:value-type="string">
            <text:p>vorbi</text:p>
          </table:table-cell>
          <table:table-cell office:value-type="string">
            <text:p>red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start</text:p>
          </table:table-cell>
          <table:table-cell office:value-type="string">
            <text:p>comienzo</text:p>
          </table:table-cell>
          <table:table-cell office:value-type="string">
            <text:p>début</text:p>
          </table:table-cell>
          <table:table-cell office:value-type="string">
            <text:p>inizio</text:p>
          </table:table-cell>
          <table:table-cell office:value-type="string">
            <text:p>initium</text:p>
          </table:table-cell>
          <table:table-cell office:value-type="string">
            <text:p>start</text:p>
          </table:table-cell>
          <table:table-cell office:value-type="string">
            <text:p>Anfang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epeza</text:p>
          </table:table-cell>
          <table:table-cell office:value-type="string">
            <text:p>verb</text:p>
          </table:table-cell>
          <table:table-cell office:value-type="string">
            <text:p>incu</text:p>
          </table:table-cell>
          <table:table-cell table:style-name="ce38" office:value-type="string">
            <text:p>start</text:p>
          </table:table-cell>
          <table:table-cell table:style-name="ce40" office:value-type="string">
            <text:p>empezar</text:p>
          </table:table-cell>
          <table:table-cell office:value-type="string">
            <text:p>commencer</text:p>
          </table:table-cell>
          <table:table-cell office:value-type="string">
            <text:p>inizio</text:p>
          </table:table-cell>
          <table:table-cell office:value-type="string">
            <text:p>initium</text:p>
          </table:table-cell>
          <table:table-cell office:value-type="string">
            <text:p>start</text:p>
          </table:table-cell>
          <table:table-cell office:value-type="string">
            <text:p>start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mana</text:p>
          </table:table-cell>
          <table:table-cell office:value-type="string">
            <text:p>verb</text:p>
          </table:table-cell>
          <table:table-cell office:value-type="string">
            <text:p>cudu</text:p>
          </table:table-cell>
          <table:table-cell table:style-name="ce38" office:value-type="string">
            <text:p>stay</text:p>
          </table:table-cell>
          <table:table-cell table:style-name="ce40" office:value-type="string">
            <text:p>quedar</text:p>
          </table:table-cell>
          <table:table-cell office:value-type="string">
            <text:p>rester</text:p>
          </table:table-cell>
          <table:table-cell office:value-type="string">
            <text:p>rimanere</text:p>
          </table:table-cell>
          <table:table-cell office:value-type="string">
            <text:p>manere</text:p>
          </table:table-cell>
          <table:table-cell office:value-type="string">
            <text:p>ședere</text:p>
          </table:table-cell>
          <table:table-cell office:value-type="string">
            <text:p>bleib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stop</text:p>
          </table:table-cell>
          <table:table-cell office:value-type="string">
            <text:p>detener</text:p>
          </table:table-cell>
          <table:table-cell office:value-type="string">
            <text:p>Arrêtez</text:p>
          </table:table-cell>
          <table:table-cell office:value-type="string">
            <text:p>fermare</text:p>
          </table:table-cell>
          <table:table-cell office:value-type="string">
            <text:p>prohibere</text:p>
          </table:table-cell>
          <table:table-cell office:value-type="string">
            <text:p>Stop</text:p>
          </table:table-cell>
          <table:table-cell office:value-type="string">
            <text:p>halt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para</text:p>
          </table:table-cell>
          <table:table-cell office:value-type="string">
            <text:p>verb</text:p>
          </table:table-cell>
          <table:table-cell office:value-type="string">
            <text:p>paru</text:p>
          </table:table-cell>
          <table:table-cell table:style-name="ce38" office:value-type="string">
            <text:p>stop</text:p>
          </table:table-cell>
          <table:table-cell table:style-name="ce40" office:value-type="string">
            <text:p>parar</text:p>
          </table:table-cell>
          <table:table-cell office:value-type="string">
            <text:p>arrêter</text:p>
          </table:table-cell>
          <table:table-cell office:value-type="string">
            <text:p>fermarsi</text:p>
          </table:table-cell>
          <table:table-cell office:value-type="string">
            <text:p>prohibere</text:p>
          </table:table-cell>
          <table:table-cell office:value-type="string">
            <text:p>stop</text:p>
          </table:table-cell>
          <table:table-cell office:value-type="string">
            <text:p>hör auf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esperanto</text:p>
          </table:table-cell>
          <table:table-cell/>
          <table:table-cell office:value-type="string">
            <text:p>studa</text:p>
          </table:table-cell>
          <table:table-cell office:value-type="string">
            <text:p>verb</text:p>
          </table:table-cell>
          <table:table-cell office:value-type="string">
            <text:p>tudu</text:p>
          </table:table-cell>
          <table:table-cell table:style-name="ce38" office:value-type="string">
            <text:p>study</text:p>
          </table:table-cell>
          <table:table-cell table:style-name="ce40" office:value-type="string">
            <text:p>estudiar</text:p>
          </table:table-cell>
          <table:table-cell office:value-type="string">
            <text:p>étudier</text:p>
          </table:table-cell>
          <table:table-cell office:value-type="string">
            <text:p>studio</text:p>
          </table:table-cell>
          <table:table-cell office:value-type="string">
            <text:p>studium</text:p>
          </table:table-cell>
          <table:table-cell office:value-type="string">
            <text:p>studiu</text:p>
          </table:table-cell>
          <table:table-cell office:value-type="string">
            <text:p>studier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supa</text:p>
          </table:table-cell>
          <table:table-cell office:value-type="string">
            <text:p>verb</text:p>
          </table:table-cell>
          <table:table-cell office:value-type="string">
            <text:p>supu</text:p>
          </table:table-cell>
          <table:table-cell table:style-name="ce38" office:value-type="string">
            <text:p>suppose</text:p>
          </table:table-cell>
          <table:table-cell table:style-name="ce40" office:value-type="string">
            <text:p>suponer</text:p>
          </table:table-cell>
          <table:table-cell office:value-type="string">
            <text:p>assumer</text:p>
          </table:table-cell>
          <table:table-cell office:value-type="string">
            <text:p>supporre</text:p>
          </table:table-cell>
          <table:table-cell office:value-type="string">
            <text:p>putant</text:p>
          </table:table-cell>
          <table:table-cell office:value-type="string">
            <text:p>presupune</text:p>
          </table:table-cell>
          <table:table-cell office:value-type="string">
            <text:p>annehm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 office:value-type="string">
            <text:p>tomu</text:p>
          </table:table-cell>
          <table:table-cell office:value-type="string">
            <text:p>take</text:p>
          </table:table-cell>
          <table:table-cell office:value-type="string">
            <text:p>tomar</text:p>
          </table:table-cell>
          <table:table-cell office:value-type="string">
            <text:p>prendre</text:p>
          </table:table-cell>
          <table:table-cell office:value-type="string">
            <text:p>prendere</text:p>
          </table:table-cell>
          <table:table-cell office:value-type="string">
            <text:p>accipere</text:p>
          </table:table-cell>
          <table:table-cell office:value-type="string">
            <text:p>lua</text:p>
          </table:table-cell>
          <table:table-cell office:value-type="string">
            <text:p>nehme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toma</text:p>
          </table:table-cell>
          <table:table-cell office:value-type="string">
            <text:p>verb</text:p>
          </table:table-cell>
          <table:table-cell office:value-type="string">
            <text:p>tomu</text:p>
          </table:table-cell>
          <table:table-cell table:style-name="ce38" office:value-type="string">
            <text:p>take</text:p>
          </table:table-cell>
          <table:table-cell table:style-name="ce40" office:value-type="string">
            <text:p>tomar</text:p>
          </table:table-cell>
          <table:table-cell office:value-type="string">
            <text:p>prendre</text:p>
          </table:table-cell>
          <table:table-cell office:value-type="string">
            <text:p>prendere</text:p>
          </table:table-cell>
          <table:table-cell office:value-type="string">
            <text:p>accipere</text:p>
          </table:table-cell>
          <table:table-cell office:value-type="string">
            <text:p>lua</text:p>
          </table:table-cell>
          <table:table-cell office:value-type="string">
            <text:p>nehm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saca</text:p>
          </table:table-cell>
          <table:table-cell office:value-type="string">
            <text:p>verb</text:p>
          </table:table-cell>
          <table:table-cell office:value-type="string">
            <text:p>sacu</text:p>
          </table:table-cell>
          <table:table-cell table:style-name="ce38" office:value-type="string">
            <text:p>take out</text:p>
          </table:table-cell>
          <table:table-cell table:style-name="ce40" office:value-type="string">
            <text:p>sacar</text:p>
          </table:table-cell>
          <table:table-cell office:value-type="string">
            <text:p>enlever</text:p>
          </table:table-cell>
          <table:table-cell office:value-type="string">
            <text:p>portare fuori</text:p>
          </table:table-cell>
          <table:table-cell office:value-type="string">
            <text:p>accipere</text:p>
          </table:table-cell>
          <table:table-cell office:value-type="string">
            <text:p>scoate</text:p>
          </table:table-cell>
          <table:table-cell office:value-type="string">
            <text:p>herausnehm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 office:value-type="string">
            <text:p>cotu</text:p>
          </table:table-cell>
          <table:table-cell office:value-type="string">
            <text:p>tell</text:p>
          </table:table-cell>
          <table:table-cell office:value-type="string">
            <text:p>contar</text:p>
          </table:table-cell>
          <table:table-cell office:value-type="string">
            <text:p>dire</text:p>
          </table:table-cell>
          <table:table-cell office:value-type="string">
            <text:p>raccontare</text:p>
          </table:table-cell>
          <table:table-cell office:value-type="string">
            <text:p>amen dico</text:p>
          </table:table-cell>
          <table:table-cell office:value-type="string">
            <text:p>spune</text:p>
          </table:table-cell>
          <table:table-cell office:value-type="string">
            <text:p>sagen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 office:value-type="string">
            <text:p>pesu</text:p>
          </table:table-cell>
          <table:table-cell office:value-type="string">
            <text:p>think</text:p>
          </table:table-cell>
          <table:table-cell office:value-type="string">
            <text:p>pensar</text:p>
          </table:table-cell>
          <table:table-cell office:value-type="string">
            <text:p>pense</text:p>
          </table:table-cell>
          <table:table-cell office:value-type="string">
            <text:p>pensare</text:p>
          </table:table-cell>
          <table:table-cell office:value-type="string">
            <text:p>cogitare</text:p>
          </table:table-cell>
          <table:table-cell office:value-type="string">
            <text:p>gândi</text:p>
          </table:table-cell>
          <table:table-cell office:value-type="string">
            <text:p>denke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toca</text:p>
          </table:table-cell>
          <table:table-cell office:value-type="string">
            <text:p>verb</text:p>
          </table:table-cell>
          <table:table-cell office:value-type="string">
            <text:p>tocu</text:p>
          </table:table-cell>
          <table:table-cell table:style-name="ce38" office:value-type="string">
            <text:p>touch/play</text:p>
          </table:table-cell>
          <table:table-cell table:style-name="ce40" office:value-type="string">
            <text:p>tocar</text:p>
          </table:table-cell>
          <table:table-cell office:value-type="string">
            <text:p>toucher</text:p>
          </table:table-cell>
          <table:table-cell office:value-type="string">
            <text:p>toccare</text:p>
          </table:table-cell>
          <table:table-cell office:value-type="string">
            <text:p>tange</text:p>
          </table:table-cell>
          <table:table-cell office:value-type="string">
            <text:p>atinge</text:p>
          </table:table-cell>
          <table:table-cell office:value-type="string">
            <text:p>berühr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original</text:p>
          </table:table-cell>
          <table:table-cell/>
          <table:table-cell office:value-type="string">
            <text:p>tora</text:p>
          </table:table-cell>
          <table:table-cell office:value-type="string">
            <text:p>verb</text:p>
          </table:table-cell>
          <table:table-cell office:value-type="string">
            <text:p>ratu</text:p>
          </table:table-cell>
          <table:table-cell table:style-name="ce38" office:value-type="string">
            <text:p>treat</text:p>
          </table:table-cell>
          <table:table-cell table:style-name="ce40" office:value-type="string">
            <text:p>tratar</text:p>
          </table:table-cell>
          <table:table-cell office:value-type="string">
            <text:p>traiter</text:p>
          </table:table-cell>
          <table:table-cell office:value-type="string">
            <text:p>trattare</text:p>
          </table:table-cell>
          <table:table-cell office:value-type="string">
            <text:p>tractare,</text:p>
          </table:table-cell>
          <table:table-cell office:value-type="string">
            <text:p>trata</text:p>
          </table:table-cell>
          <table:table-cell office:value-type="string">
            <text:p>versuchen Sie es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romanian</text:p>
          </table:table-cell>
          <table:table-cell/>
          <table:table-cell office:value-type="string">
            <text:p>proba</text:p>
          </table:table-cell>
          <table:table-cell office:value-type="string">
            <text:p>verb</text:p>
          </table:table-cell>
          <table:table-cell office:value-type="string">
            <text:p>pobu</text:p>
          </table:table-cell>
          <table:table-cell table:style-name="ce38" office:value-type="string">
            <text:p>try</text:p>
          </table:table-cell>
          <table:table-cell table:style-name="ce40" office:value-type="string">
            <text:p>intentar</text:p>
          </table:table-cell>
          <table:table-cell office:value-type="string">
            <text:p>essayer</text:p>
          </table:table-cell>
          <table:table-cell office:value-type="string">
            <text:p>provare</text:p>
          </table:table-cell>
          <table:table-cell office:value-type="string">
            <text:p>tentant</text:p>
          </table:table-cell>
          <table:table-cell office:value-type="string">
            <text:p>încerca</text:p>
          </table:table-cell>
          <table:table-cell office:value-type="string">
            <text:p>versuchen Sie es</text:p>
          </table:table-cell>
          <table:table-cell office:value-type="string">
            <text:p>4gra</text:p>
          </table:table-cell>
          <table:table-cell table:number-columns-repeated="1009"/>
        </table:table-row>
        <table:table-row table:style-name="ro2">
          <table:table-cell office:value-type="string">
            <text:p>esperanto</text:p>
          </table:table-cell>
          <table:table-cell/>
          <table:table-cell office:value-type="string">
            <text:p>reza</text:p>
          </table:table-cell>
          <table:table-cell office:value-type="string">
            <text:p>verb</text:p>
          </table:table-cell>
          <table:table-cell office:value-type="string">
            <text:p>rezu</text:p>
          </table:table-cell>
          <table:table-cell table:style-name="ce38" office:value-type="string">
            <text:p>turn out</text:p>
          </table:table-cell>
          <table:table-cell table:style-name="ce40" office:value-type="string">
            <text:p>resultar</text:p>
          </table:table-cell>
          <table:table-cell office:value-type="string">
            <text:p>résulter</text:p>
          </table:table-cell>
          <table:table-cell office:value-type="string">
            <text:p>rivelare</text:p>
          </table:table-cell>
          <table:table-cell office:value-type="string">
            <text:p>exitum</text:p>
          </table:table-cell>
          <table:table-cell office:value-type="string">
            <text:p>se dovedesc</text:p>
          </table:table-cell>
          <table:table-cell office:value-type="string">
            <text:p>ausfall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capu</text:p>
          </table:table-cell>
          <table:table-cell office:value-type="string">
            <text:p>verb</text:p>
          </table:table-cell>
          <table:table-cell office:value-type="string">
            <text:p>capu</text:p>
          </table:table-cell>
          <table:table-cell table:style-name="ce38" office:value-type="string">
            <text:p>understand</text:p>
          </table:table-cell>
          <table:table-cell table:style-name="ce40" office:value-type="string">
            <text:p>entender</text:p>
          </table:table-cell>
          <table:table-cell office:value-type="string">
            <text:p>comprendre</text:p>
          </table:table-cell>
          <table:table-cell office:value-type="string">
            <text:p>capire</text:p>
          </table:table-cell>
          <table:table-cell office:value-type="string">
            <text:p>intellegite</text:p>
          </table:table-cell>
          <table:table-cell office:value-type="string">
            <text:p>înțelege</text:p>
          </table:table-cell>
          <table:table-cell office:value-type="string">
            <text:p>verstehen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2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usu</text:p>
          </table:table-cell>
          <table:table-cell office:value-type="string">
            <text:p>verb</text:p>
          </table:table-cell>
          <table:table-cell office:value-type="string">
            <text:p>iusu</text:p>
          </table:table-cell>
          <table:table-cell table:style-name="ce38" office:value-type="string">
            <text:p>use</text:p>
          </table:table-cell>
          <table:table-cell table:style-name="ce40" office:value-type="string">
            <text:p>utilizar</text:p>
          </table:table-cell>
          <table:table-cell office:value-type="string">
            <text:p>utiliser</text:p>
          </table:table-cell>
          <table:table-cell office:value-type="string">
            <text:p>uso</text:p>
          </table:table-cell>
          <table:table-cell office:value-type="string">
            <text:p>usus</text:p>
          </table:table-cell>
          <table:table-cell office:value-type="string">
            <text:p>utilizare</text:p>
          </table:table-cell>
          <table:table-cell office:value-type="string">
            <text:p>verwenden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2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vatu</text:p>
          </table:table-cell>
          <table:table-cell office:value-type="string">
            <text:p>verb</text:p>
          </table:table-cell>
          <table:table-cell office:value-type="string">
            <text:p>hopu</text:p>
          </table:table-cell>
          <table:table-cell table:style-name="ce38" office:value-type="string">
            <text:p>wait</text:p>
          </table:table-cell>
          <table:table-cell table:style-name="ce40" office:value-type="string">
            <text:p>esperar</text:p>
          </table:table-cell>
          <table:table-cell office:value-type="string">
            <text:p>attendre à</text:p>
          </table:table-cell>
          <table:table-cell office:value-type="string">
            <text:p>aspettare</text:p>
          </table:table-cell>
          <table:table-cell office:value-type="string">
            <text:p>expecto</text:p>
          </table:table-cell>
          <table:table-cell office:value-type="string">
            <text:p>aștepta</text:p>
          </table:table-cell>
          <table:table-cell office:value-type="string">
            <text:p>warte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maxu</text:p>
          </table:table-cell>
          <table:table-cell office:value-type="string">
            <text:p>verb</text:p>
          </table:table-cell>
          <table:table-cell/>
          <table:table-cell office:value-type="string">
            <text:p>walk</text:p>
          </table:table-cell>
          <table:table-cell office:value-type="string">
            <text:p>caminar</text:p>
          </table:table-cell>
          <table:table-cell office:value-type="string">
            <text:p>marche</text:p>
          </table:table-cell>
          <table:table-cell office:value-type="string">
            <text:p>camminare</text:p>
          </table:table-cell>
          <table:table-cell office:value-type="string">
            <text:p>ambulate</text:p>
          </table:table-cell>
          <table:table-cell office:value-type="string">
            <text:p>mers pe jos</text:p>
          </table:table-cell>
          <table:table-cell office:value-type="string">
            <text:p>gehen</text:p>
          </table:table-cell>
          <table:table-cell office:value-type="string">
            <text:p>2gra</text:p>
          </table:table-cell>
          <table:table-cell table:number-columns-repeated="1009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ola</text:p>
          </table:table-cell>
          <table:table-cell office:value-type="string">
            <text:p>verb</text:p>
          </table:table-cell>
          <table:table-cell office:value-type="string">
            <text:p>ceru</text:p>
          </table:table-cell>
          <table:table-cell office:value-type="string">
            <text:p>want</text:p>
          </table:table-cell>
          <table:table-cell office:value-type="string">
            <text:p>querer</text:p>
          </table:table-cell>
          <table:table-cell office:value-type="string">
            <text:p>vouloir</text:p>
          </table:table-cell>
          <table:table-cell office:value-type="string">
            <text:p>volere</text:p>
          </table:table-cell>
          <table:table-cell office:value-type="string">
            <text:p>cupio</text:p>
          </table:table-cell>
          <table:table-cell office:value-type="string">
            <text:p>vrea</text:p>
          </table:table-cell>
          <table:table-cell office:value-type="string">
            <text:p>wolle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was</text:p>
          </table:table-cell>
          <table:table-cell office:value-type="string">
            <text:p>estaba</text:p>
          </table:table-cell>
          <table:table-cell office:value-type="string">
            <text:p>était</text:p>
          </table:table-cell>
          <table:table-cell office:value-type="string">
            <text:p>era</text:p>
          </table:table-cell>
          <table:table-cell office:value-type="string">
            <text:p>erat</text:p>
          </table:table-cell>
          <table:table-cell office:value-type="string">
            <text:p>a fost</text:p>
          </table:table-cell>
          <table:table-cell office:value-type="string">
            <text:p>war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wash</text:p>
          </table:table-cell>
          <table:table-cell office:value-type="string">
            <text:p>lavar</text:p>
          </table:table-cell>
          <table:table-cell office:value-type="string">
            <text:p>laver</text:p>
          </table:table-cell>
          <table:table-cell office:value-type="string">
            <text:p>lavare</text:p>
          </table:table-cell>
          <table:table-cell office:value-type="string">
            <text:p>lava</text:p>
          </table:table-cell>
          <table:table-cell office:value-type="string">
            <text:p>spalare</text:p>
          </table:table-cell>
          <table:table-cell office:value-type="string">
            <text:p>waschen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garda</text:p>
          </table:table-cell>
          <table:table-cell office:value-type="string">
            <text:p>verb</text:p>
          </table:table-cell>
          <table:table-cell/>
          <table:table-cell table:style-name="ce38" office:value-type="string">
            <text:p>watch/look at</text:p>
          </table:table-cell>
          <table:table-cell table:style-name="ce40" office:value-type="string">
            <text:p>mirar</text:p>
          </table:table-cell>
          <table:table-cell office:value-type="string">
            <text:p>regarde</text:p>
          </table:table-cell>
          <table:table-cell office:value-type="string">
            <text:p>guarda</text:p>
          </table:table-cell>
          <table:table-cell office:value-type="string">
            <text:p>quaerere</text:p>
          </table:table-cell>
          <table:table-cell office:value-type="string">
            <text:p>uită-te</text:p>
          </table:table-cell>
          <table:table-cell office:value-type="string">
            <text:p>schau mal</text:p>
          </table:table-cell>
          <table:table-cell office:value-type="string">
            <text:p>6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went</text:p>
          </table:table-cell>
          <table:table-cell office:value-type="string">
            <text:p>fuimos</text:p>
          </table:table-cell>
          <table:table-cell office:value-type="string">
            <text:p>est allé</text:p>
          </table:table-cell>
          <table:table-cell office:value-type="string">
            <text:p>andato</text:p>
          </table:table-cell>
          <table:table-cell office:value-type="string">
            <text:p>abiit</text:p>
          </table:table-cell>
          <table:table-cell office:value-type="string">
            <text:p>a mers</text:p>
          </table:table-cell>
          <table:table-cell office:value-type="string">
            <text:p>ging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seru</text:p>
          </table:table-cell>
          <table:table-cell office:value-type="string">
            <text:p>verb</text:p>
          </table:table-cell>
          <table:table-cell/>
          <table:table-cell office:value-type="string">
            <text:p>will</text:p>
          </table:table-cell>
          <table:table-cell office:value-type="string">
            <text:p>será</text:p>
          </table:table-cell>
          <table:table-cell office:value-type="string">
            <text:p>volonté</text:p>
          </table:table-cell>
          <table:table-cell office:value-type="string">
            <text:p>volontà</text:p>
          </table:table-cell>
          <table:table-cell office:value-type="string">
            <text:p>autem</text:p>
          </table:table-cell>
          <table:table-cell office:value-type="string">
            <text:p>voi</text:p>
          </table:table-cell>
          <table:table-cell office:value-type="string">
            <text:p>werde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>
          <table:table-cell office:value-type="string">
            <text:p>latin</text:p>
          </table:table-cell>
          <table:table-cell/>
          <table:table-cell office:value-type="string">
            <text:p>opso</text:p>
          </table:table-cell>
          <table:table-cell office:value-type="string">
            <text:p>verb</text:p>
          </table:table-cell>
          <table:table-cell office:value-type="string">
            <text:p>tabu</text:p>
          </table:table-cell>
          <table:table-cell office:value-type="string">
            <text:p>work</text:p>
          </table:table-cell>
          <table:table-cell office:value-type="string">
            <text:p>trabajo</text:p>
          </table:table-cell>
          <table:table-cell office:value-type="string">
            <text:p>travailler</text:p>
          </table:table-cell>
          <table:table-cell office:value-type="string">
            <text:p>al lavoro</text:p>
          </table:table-cell>
          <table:table-cell office:value-type="string">
            <text:p>opus</text:p>
          </table:table-cell>
          <table:table-cell office:value-type="string">
            <text:p>a lucra</text:p>
          </table:table-cell>
          <table:table-cell office:value-type="string">
            <text:p>zu arbeiten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verb</text:p>
          </table:table-cell>
          <table:table-cell/>
          <table:table-cell office:value-type="string">
            <text:p>would</text:p>
          </table:table-cell>
          <table:table-cell office:value-type="string">
            <text:p>haría</text:p>
          </table:table-cell>
          <table:table-cell office:value-type="string">
            <text:p>aurait</text:p>
          </table:table-cell>
          <table:table-cell office:value-type="string">
            <text:p>voluto</text:p>
          </table:table-cell>
          <table:table-cell office:value-type="string">
            <text:p>esset,</text:p>
          </table:table-cell>
          <table:table-cell office:value-type="string">
            <text:p>ar</text:p>
          </table:table-cell>
          <table:table-cell office:value-type="string">
            <text:p>würde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/>
          <table:table-cell office:value-type="string">
            <text:p>scaba</text:p>
          </table:table-cell>
          <table:table-cell office:value-type="string">
            <text:p>verb</text:p>
          </table:table-cell>
          <table:table-cell office:value-type="string">
            <text:p>cibu</text:p>
          </table:table-cell>
          <table:table-cell office:value-type="string">
            <text:p>write</text:p>
          </table:table-cell>
          <table:table-cell office:value-type="string">
            <text:p>escribir</text:p>
          </table:table-cell>
          <table:table-cell office:value-type="string">
            <text:p>Écrire</text:p>
          </table:table-cell>
          <table:table-cell office:value-type="string">
            <text:p>scrivere</text:p>
          </table:table-cell>
          <table:table-cell office:value-type="string">
            <text:p>scribo</text:p>
          </table:table-cell>
          <table:table-cell office:value-type="string">
            <text:p>scrie</text:p>
          </table:table-cell>
          <table:table-cell office:value-type="string">
            <text:p>schreiben</text:p>
          </table:table-cell>
          <table:table-cell office:value-type="string">
            <text:p>3gra</text:p>
          </table:table-cell>
          <table:table-cell table:number-columns-repeated="1009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una</text:p>
          </table:table-cell>
          <table:table-cell office:value-type="string">
            <text:p>preposition</text:p>
          </table:table-cell>
          <table:table-cell/>
          <table:table-cell office:value-type="string">
            <text:p>a</text:p>
          </table:table-cell>
          <table:table-cell office:value-type="string">
            <text:p>una</text:p>
          </table:table-cell>
          <table:table-cell office:value-type="string">
            <text:p>une</text:p>
          </table:table-cell>
          <table:table-cell office:value-type="string">
            <text:p>un'</text:p>
          </table:table-cell>
          <table:table-cell office:value-type="string">
            <text:p>autem</text:p>
          </table:table-cell>
          <table:table-cell office:value-type="string">
            <text:p>un</text:p>
          </table:table-cell>
          <table:table-cell office:value-type="string">
            <text:p>ein</text:p>
          </table:table-cell>
          <table:table-cell office:value-type="string">
            <text:p>pre</text:p>
          </table:table-cell>
          <table:table-cell table:number-columns-repeated="1009"/>
        </table:table-row>
        <table:table-row table:style-name="ro1" table:number-rows-repeated="104794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colori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ructe" table:style-name="ta1" table:print="false">
        <table:table-column table:style-name="co9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romanian</text:p>
          </table:table-cell>
        </table:table-row>
        <table:table-row table:style-name="ro1">
          <table:table-cell office:value-type="string">
            <text:p>leme</text:p>
          </table:table-cell>
          <table:table-cell office:value-type="string">
            <text:p>lemon</text:p>
          </table:table-cell>
          <table:table-cell office:value-type="string">
            <text:p>limón </text:p>
          </table:table-cell>
          <table:table-cell office:value-type="string">
            <text:p>citron</text:p>
          </table:table-cell>
          <table:table-cell office:value-type="string">
            <text:p>lămâie</text:p>
          </table:table-cell>
        </table:table-row>
        <table:table-row table:style-name="ro1">
          <table:table-cell office:value-type="string">
            <text:p>mere</text:p>
          </table:table-cell>
          <table:table-cell office:value-type="string">
            <text:p>apple</text:p>
          </table:table-cell>
          <table:table-cell office:value-type="string">
            <text:p>manzana </text:p>
          </table:table-cell>
          <table:table-cell office:value-type="string">
            <text:p>pomme</text:p>
          </table:table-cell>
          <table:table-cell office:value-type="string">
            <text:p>măr</text:p>
          </table:table-cell>
        </table:table-row>
        <table:table-row table:style-name="ro1">
          <table:table-cell office:value-type="string">
            <text:p>mure</text:p>
          </table:table-cell>
          <table:table-cell office:value-type="string">
            <text:p>blackberry</text:p>
          </table:table-cell>
          <table:table-cell office:value-type="string">
            <text:p>mora </text:p>
          </table:table-cell>
          <table:table-cell office:value-type="string">
            <text:p>lamûre</text:p>
          </table:table-cell>
          <table:table-cell office:value-type="string">
            <text:p>mure</text:p>
          </table:table-cell>
        </table:table-row>
        <table:table-row table:style-name="ro1">
          <table:table-cell office:value-type="string">
            <text:p>pere</text:p>
          </table:table-cell>
          <table:table-cell office:value-type="string">
            <text:p>pear</text:p>
          </table:table-cell>
          <table:table-cell office:value-type="string">
            <text:p>pera </text:p>
          </table:table-cell>
          <table:table-cell office:value-type="string">
            <text:p>poire</text:p>
          </table:table-cell>
          <table:table-cell office:value-type="string">
            <text:p>pară</text:p>
          </table:table-cell>
        </table:table-row>
        <table:table-row table:style-name="ro1">
          <table:table-cell office:value-type="string">
            <text:p>pine</text:p>
          </table:table-cell>
          <table:table-cell office:value-type="string">
            <text:p>pineapple</text:p>
          </table:table-cell>
          <table:table-cell office:value-type="string">
            <text:p>piña </text:p>
          </table:table-cell>
          <table:table-cell table:number-columns-repeated="2" office:value-type="string">
            <text:p>ananas</text:p>
          </table:table-cell>
        </table:table-row>
        <table:table-row table:style-name="ro1">
          <table:table-cell office:value-type="string">
            <text:p>bane</text:p>
          </table:table-cell>
          <table:table-cell office:value-type="string">
            <text:p>banana</text:p>
          </table:table-cell>
          <table:table-cell office:value-type="string">
            <text:p>plátano </text:p>
          </table:table-cell>
          <table:table-cell office:value-type="string">
            <text:p>banane</text:p>
          </table:table-cell>
          <table:table-cell office:value-type="string">
            <text:p>banană</text:p>
          </table:table-cell>
        </table:table-row>
        <table:table-row table:style-name="ro1">
          <table:table-cell office:value-type="string">
            <text:p>uvas</text:p>
          </table:table-cell>
          <table:table-cell office:value-type="string">
            <text:p>grape</text:p>
          </table:table-cell>
          <table:table-cell office:value-type="string">
            <text:p>uva </text:p>
          </table:table-cell>
          <table:table-cell office:value-type="string">
            <text:p>grain</text:p>
          </table:table-cell>
          <table:table-cell office:value-type="string">
            <text:p>strugure</text:p>
          </table:table-cell>
        </table:table-row>
        <table:table-row table:style-name="ro1">
          <table:table-cell office:value-type="string">
            <text:p>frute</text:p>
          </table:table-cell>
          <table:table-cell office:value-type="string">
            <text:p>fruit</text:p>
          </table:table-cell>
          <table:table-cell office:value-type="string">
            <text:p>fruta </text:p>
          </table:table-cell>
          <table:table-cell office:value-type="string">
            <text:p>fruit</text:p>
          </table:table-cell>
          <table:table-cell office:value-type="string">
            <text:p>fruct</text:p>
          </table:table-cell>
        </table:table-row>
        <table:table-row table:style-name="ro1">
          <table:table-cell office:value-type="string">
            <text:p>arade</text:p>
          </table:table-cell>
          <table:table-cell office:value-type="string">
            <text:p>cranberry</text:p>
          </table:table-cell>
          <table:table-cell office:value-type="string">
            <text:p>arándano </text:p>
          </table:table-cell>
          <table:table-cell office:value-type="string">
            <text:p>canneberge</text:p>
          </table:table-cell>
          <table:table-cell office:value-type="string">
            <text:p>merisor</text:p>
          </table:table-cell>
        </table:table-row>
        <table:table-row table:style-name="ro1">
          <table:table-cell office:value-type="string">
            <text:p>plume</text:p>
          </table:table-cell>
          <table:table-cell office:value-type="string">
            <text:p>plum</text:p>
          </table:table-cell>
          <table:table-cell office:value-type="string">
            <text:p>ciruela </text:p>
          </table:table-cell>
          <table:table-cell office:value-type="string">
            <text:p>prune</text:p>
          </table:table-cell>
          <table:table-cell office:value-type="string">
            <text:p>prună</text:p>
          </table:table-cell>
        </table:table-row>
        <table:table-row table:style-name="ro1">
          <table:table-cell office:value-type="string">
            <text:p>secos</text:p>
          </table:table-cell>
          <table:table-cell office:value-type="string">
            <text:p>prune</text:p>
          </table:table-cell>
          <table:table-cell office:value-type="string">
            <text:p>ciruela</text:p>
          </table:table-cell>
          <table:table-cell office:value-type="string">
            <text:p>(seca) </text:p>
          </table:table-cell>
          <table:table-cell office:value-type="string">
            <text:p>prunăuscata</text:p>
          </table:table-cell>
        </table:table-row>
        <table:table-row table:style-name="ro1">
          <table:table-cell office:value-type="string">
            <text:p>cocos</text:p>
          </table:table-cell>
          <table:table-cell office:value-type="string">
            <text:p>coconut</text:p>
          </table:table-cell>
          <table:table-cell office:value-type="string">
            <text:p>coco </text:p>
          </table:table-cell>
          <table:table-cell office:value-type="string">
            <text:p>coconoix</text:p>
          </table:table-cell>
          <table:table-cell office:value-type="string">
            <text:p>nucadecocos</text:p>
          </table:table-cell>
        </table:table-row>
        <table:table-row table:style-name="ro1">
          <table:table-cell office:value-type="string">
            <text:p>piche</text:p>
          </table:table-cell>
          <table:table-cell office:value-type="string">
            <text:p>peach</text:p>
          </table:table-cell>
          <table:table-cell office:value-type="string">
            <text:p>durazno </text:p>
          </table:table-cell>
          <table:table-cell office:value-type="string">
            <text:p>pêche</text:p>
          </table:table-cell>
          <table:table-cell office:value-type="string">
            <text:p>piersică</text:p>
          </table:table-cell>
        </table:table-row>
        <table:table-row table:style-name="ro1">
          <table:table-cell office:value-type="string">
            <text:p>frese</text:p>
          </table:table-cell>
          <table:table-cell office:value-type="string">
            <text:p>strawberry</text:p>
          </table:table-cell>
          <table:table-cell office:value-type="string">
            <text:p>fresa </text:p>
          </table:table-cell>
          <table:table-cell office:value-type="string">
            <text:p>fraise</text:p>
          </table:table-cell>
          <table:table-cell office:value-type="string">
            <text:p>căpșună</text:p>
          </table:table-cell>
        </table:table-row>
        <table:table-row table:style-name="ro1">
          <table:table-cell office:value-type="string">
            <text:p>guves</text:p>
          </table:table-cell>
          <table:table-cell office:value-type="string">
            <text:p>guava</text:p>
          </table:table-cell>
          <table:table-cell office:value-type="string">
            <text:p>guayaba </text:p>
          </table:table-cell>
          <table:table-cell office:value-type="string">
            <text:p>goyave</text:p>
          </table:table-cell>
          <table:table-cell office:value-type="string">
            <text:p>guava</text:p>
          </table:table-cell>
        </table:table-row>
        <table:table-row table:style-name="ro1">
          <table:table-cell office:value-type="string">
            <text:p>figes</text:p>
          </table:table-cell>
          <table:table-cell office:value-type="string">
            <text:p>fig</text:p>
          </table:table-cell>
          <table:table-cell office:value-type="string">
            <text:p>higo </text:p>
          </table:table-cell>
          <table:table-cell table:number-columns-repeated="2" office:value-type="string">
            <text:p>fig</text:p>
          </table:table-cell>
        </table:table-row>
        <table:table-row table:style-name="ro1">
          <table:table-cell office:value-type="string">
            <text:p>citre</text:p>
          </table:table-cell>
          <table:table-cell office:value-type="string">
            <text:p>lime</text:p>
          </table:table-cell>
          <table:table-cell office:value-type="string">
            <text:p>lima </text:p>
          </table:table-cell>
          <table:table-cell office:value-type="string">
            <text:p>citronvert</text:p>
          </table:table-cell>
          <table:table-cell office:value-type="string">
            <text:p>lămâieverde</text:p>
          </table:table-cell>
        </table:table-row>
        <table:table-row table:style-name="ro1">
          <table:table-cell office:value-type="string">
            <text:p>pepes</text:p>
          </table:table-cell>
          <table:table-cell office:value-type="string">
            <text:p>melon</text:p>
          </table:table-cell>
          <table:table-cell office:value-type="string">
            <text:p>melón </text:p>
          </table:table-cell>
          <table:table-cell office:value-type="string">
            <text:p>melon</text:p>
          </table:table-cell>
          <table:table-cell office:value-type="string">
            <text:p>pepenelegalben</text:p>
          </table:table-cell>
        </table:table-row>
        <table:table-row table:style-name="ro1">
          <table:table-cell office:value-type="string">
            <text:p>orehs</text:p>
          </table:table-cell>
          <table:table-cell office:value-type="string">
            <text:p>orange</text:p>
          </table:table-cell>
          <table:table-cell office:value-type="string">
            <text:p>naranja </text:p>
          </table:table-cell>
          <table:table-cell office:value-type="string">
            <text:p>orange</text:p>
          </table:table-cell>
          <table:table-cell office:value-type="string">
            <text:p>portocale</text:p>
          </table:table-cell>
        </table:table-row>
        <table:table-row table:style-name="ro1">
          <table:table-cell office:value-type="string">
            <text:p>rasin</text:p>
          </table:table-cell>
          <table:table-cell office:value-type="string">
            <text:p>raisin</text:p>
          </table:table-cell>
          <table:table-cell office:value-type="string">
            <text:p>pasadeuva</text:p>
          </table:table-cell>
          <table:table-cell office:value-type="string">
            <text:p>raisin</text:p>
          </table:table-cell>
          <table:table-cell office:value-type="string">
            <text:p>stafidă</text:p>
          </table:table-cell>
        </table:table-row>
      </table:table>
      <table:table table:name="tari" table:style-name="ta1" table:print="false">
        <table:table-column table:style-name="co1" table:default-cell-style-name="ce33"/>
        <table:table-column table:style-name="co1" table:number-columns-repeated="9" table:default-cell-style-name="Default"/>
        <table:table-row table:style-name="ro1">
          <table:table-cell table:style-name="ce32" office:value-type="string">
            <text:p>cd</text:p>
          </table:table-cell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Italian</text:p>
          </table:table-cell>
          <table:table-cell table:style-name="ce34" office:value-type="string">
            <text:p>Latin</text:p>
          </table:table-cell>
          <table:table-cell table:style-name="ce1" office:value-type="string">
            <text:p>Romanian</text:p>
          </table:table-cell>
          <table:table-cell table:style-name="ce1" office:value-type="string">
            <text:p>German</text:p>
          </table:table-cell>
          <table:table-cell table:style-name="ce1" office:value-type="string">
            <text:p>Part</text:p>
          </table:table-cell>
        </table:table-row>
        <table:table-row table:style-name="ro1">
          <table:table-cell table:style-name="ce32" office:value-type="float" office:value="1">
            <text:p>1</text:p>
          </table:table-cell>
          <table:table-cell office:value-type="string">
            <text:p>American</text:p>
          </table:table-cell>
          <table:table-cell office:value-type="string">
            <text:p>American <text:s text:c="4"/></text:p>
          </table:table-cell>
          <table:table-cell office:value-type="string">
            <text:p>americano</text:p>
          </table:table-cell>
          <table:table-cell office:value-type="string">
            <text:p>américain</text:p>
          </table:table-cell>
          <table:table-cell office:value-type="string">
            <text:p>americano</text:p>
          </table:table-cell>
          <table:table-cell table:style-name="ce28" office:value-type="string">
            <text:p>American</text:p>
          </table:table-cell>
          <table:table-cell office:value-type="string">
            <text:p>american</text:p>
          </table:table-cell>
          <table:table-cell office:value-type="string">
            <text:p>amerikanisch</text:p>
          </table:table-cell>
          <table:table-cell office:value-type="string">
            <text:p>adjec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MERICA</text:p>
          </table:table-cell>
          <table:table-cell office:value-type="string">
            <text:p>America</text:p>
          </table:table-cell>
          <table:table-cell table:number-columns-repeated="7"/>
        </table:table-row>
        <table:table-row table:style-name="ro1" table:number-rows-repeated="104857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animale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bauturi" table:style-name="ta1" table:print="false"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italian</text:p>
          </table:table-cell>
          <table:table-cell table:style-name="ce1" office:value-type="string">
            <text:p>romanian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acua</text:p>
          </table:table-cell>
          <table:table-cell office:value-type="string">
            <text:p>water</text:p>
          </table:table-cell>
          <table:table-cell office:value-type="string">
            <text:p>agua </text:p>
          </table:table-cell>
          <table:table-cell office:value-type="string">
            <text:p>eau</text:p>
          </table:table-cell>
          <table:table-cell office:value-type="string">
            <text:p>acqua</text:p>
          </table:table-cell>
          <table:table-cell office:value-type="string">
            <text:p>apă</text:p>
          </table:table-cell>
          <table:table-cell table:number-columns-repeated="1018"/>
        </table:table-row>
        <table:table-row table:style-name="ro1">
          <table:table-cell office:value-type="string">
            <text:p>huga</text:p>
          </table:table-cell>
          <table:table-cell office:value-type="string">
            <text:p>juice</text:p>
          </table:table-cell>
          <table:table-cell office:value-type="string">
            <text:p>jugo </text:p>
          </table:table-cell>
          <table:table-cell office:value-type="string">
            <text:p>jus</text:p>
          </table:table-cell>
          <table:table-cell office:value-type="string">
            <text:p>succo</text:p>
          </table:table-cell>
          <table:table-cell office:value-type="string">
            <text:p>suc</text:p>
          </table:table-cell>
          <table:table-cell table:number-columns-repeated="1018"/>
        </table:table-row>
        <table:table-row table:style-name="ro1">
          <table:table-cell office:value-type="string">
            <text:p>lata</text:p>
          </table:table-cell>
          <table:table-cell office:value-type="string">
            <text:p>milk</text:p>
          </table:table-cell>
          <table:table-cell office:value-type="string">
            <text:p>leche </text:p>
          </table:table-cell>
          <table:table-cell office:value-type="string">
            <text:p>lait</text:p>
          </table:table-cell>
          <table:table-cell office:value-type="string">
            <text:p>latte</text:p>
          </table:table-cell>
          <table:table-cell office:value-type="string">
            <text:p>lapte</text:p>
          </table:table-cell>
          <table:table-cell table:number-columns-repeated="1018"/>
        </table:table-row>
        <table:table-row table:style-name="ro1">
          <table:table-cell office:value-type="string">
            <text:p>chia</text:p>
          </table:table-cell>
          <table:table-cell office:value-type="string">
            <text:p>tea</text:p>
          </table:table-cell>
          <table:table-cell office:value-type="string">
            <text:p>té </text:p>
          </table:table-cell>
          <table:table-cell office:value-type="string">
            <text:p>thé</text:p>
          </table:table-cell>
          <table:table-cell office:value-type="string">
            <text:p>tè</text:p>
          </table:table-cell>
          <table:table-cell office:value-type="string">
            <text:p>ceai</text:p>
          </table:table-cell>
          <table:table-cell table:number-columns-repeated="1018"/>
        </table:table-row>
        <table:table-row table:style-name="ro1">
          <table:table-cell office:value-type="string">
            <text:p>botla</text:p>
          </table:table-cell>
          <table:table-cell office:value-type="string">
            <text:p>bottle</text:p>
          </table:table-cell>
          <table:table-cell office:value-type="string">
            <text:p>botella </text:p>
          </table:table-cell>
          <table:table-cell office:value-type="string">
            <text:p>bouteille</text:p>
          </table:table-cell>
          <table:table-cell office:value-type="string">
            <text:p>bottiglia</text:p>
          </table:table-cell>
          <table:table-cell office:value-type="string">
            <text:p>sticla</text:p>
          </table:table-cell>
          <table:table-cell table:number-columns-repeated="1018"/>
        </table:table-row>
        <table:table-row table:style-name="ro1">
          <table:table-cell office:value-type="string">
            <text:p>glasa</text:p>
          </table:table-cell>
          <table:table-cell office:value-type="string">
            <text:p>ice</text:p>
          </table:table-cell>
          <table:table-cell office:value-type="string">
            <text:p>hielo </text:p>
          </table:table-cell>
          <table:table-cell office:value-type="string">
            <text:p>glace</text:p>
          </table:table-cell>
          <table:table-cell office:value-type="string">
            <text:p>ghiaccio</text:p>
          </table:table-cell>
          <table:table-cell office:value-type="string">
            <text:p>gheaţă</text:p>
          </table:table-cell>
          <table:table-cell table:number-columns-repeated="1018"/>
        </table:table-row>
        <table:table-row table:style-name="ro1">
          <table:table-cell office:value-type="string">
            <text:p>frapa</text:p>
          </table:table-cell>
          <table:table-cell office:value-type="string">
            <text:p>milkshake</text:p>
          </table:table-cell>
          <table:table-cell office:value-type="string">
            <text:p>leche batudo</text:p>
          </table:table-cell>
          <table:table-cell office:value-type="string">
            <text:p>laitfrappé</text:p>
          </table:table-cell>
          <table:table-cell office:value-type="string">
            <text:p>frappè</text:p>
          </table:table-cell>
          <table:table-cell office:value-type="string">
            <text:p>milkshake</text:p>
          </table:table-cell>
          <table:table-cell table:number-columns-repeated="1018"/>
        </table:table-row>
        <table:table-row table:style-name="ro1">
          <table:table-cell office:value-type="string">
            <text:p>cafea</text:p>
          </table:table-cell>
          <table:table-cell office:value-type="string">
            <text:p>coffee</text:p>
          </table:table-cell>
          <table:table-cell office:value-type="string">
            <text:p>café </text:p>
          </table:table-cell>
          <table:table-cell office:value-type="string">
            <text:p>café</text:p>
          </table:table-cell>
          <table:table-cell office:value-type="string">
            <text:p>caffè</text:p>
          </table:table-cell>
          <table:table-cell office:value-type="string">
            <text:p>cafea</text:p>
          </table:table-cell>
          <table:table-cell table:number-columns-repeated="1018"/>
        </table:table-row>
        <table:table-row table:style-name="ro1">
          <table:table-cell office:value-type="string">
            <text:p>shera</text:p>
          </table:table-cell>
          <table:table-cell office:value-type="string">
            <text:p>sherry</text:p>
          </table:table-cell>
          <table:table-cell office:value-type="string">
            <text:p>jerez </text:p>
          </table:table-cell>
          <table:table-cell table:number-columns-repeated="3" office:value-type="string">
            <text:p>sherry</text:p>
          </table:table-cell>
          <table:table-cell table:number-columns-repeated="1018"/>
        </table:table-row>
        <table:table-row table:style-name="ro1">
          <table:table-cell office:value-type="string">
            <text:p>fesca</text:p>
          </table:table-cell>
          <table:table-cell office:value-type="string">
            <text:p>softdrink</text:p>
          </table:table-cell>
          <table:table-cell office:value-type="string">
            <text:p>refresco </text:p>
          </table:table-cell>
          <table:table-cell office:value-type="string">
            <text:p>gazeuse</text:p>
          </table:table-cell>
          <table:table-cell office:value-type="string">
            <text:p>bibita</text:p>
          </table:table-cell>
          <table:table-cell office:value-type="string">
            <text:p>racoritoare</text:p>
          </table:table-cell>
          <table:table-cell table:number-columns-repeated="1018"/>
        </table:table-row>
        <table:table-row table:style-name="ro1">
          <table:table-cell office:value-type="string">
            <text:p>sidra</text:p>
          </table:table-cell>
          <table:table-cell office:value-type="string">
            <text:p>cider</text:p>
          </table:table-cell>
          <table:table-cell office:value-type="string">
            <text:p>sidra </text:p>
          </table:table-cell>
          <table:table-cell office:value-type="string">
            <text:p>cidre</text:p>
          </table:table-cell>
          <table:table-cell office:value-type="string">
            <text:p>sidro</text:p>
          </table:table-cell>
          <table:table-cell office:value-type="string">
            <text:p>cidru</text:p>
          </table:table-cell>
          <table:table-cell table:number-columns-repeated="1018"/>
        </table:table-row>
        <table:table-row table:style-name="ro1">
          <table:table-cell office:value-type="string">
            <text:p>alcol</text:p>
          </table:table-cell>
          <table:table-cell office:value-type="string">
            <text:p>alcohol</text:p>
          </table:table-cell>
          <table:table-cell office:value-type="string">
            <text:p>alcohol </text:p>
          </table:table-cell>
          <table:table-cell table:number-columns-repeated="3" office:value-type="string">
            <text:p>alcool</text:p>
          </table:table-cell>
          <table:table-cell table:number-columns-repeated="1018"/>
        </table:table-row>
        <table:table-row table:style-name="ro1">
          <table:table-cell office:value-type="string">
            <text:p>buzol</text:p>
          </table:table-cell>
          <table:table-cell office:value-type="string">
            <text:p>drink(buz)</text:p>
          </table:table-cell>
          <table:table-cell office:value-type="string">
            <text:p>beber </text:p>
          </table:table-cell>
          <table:table-cell office:value-type="string">
            <text:p>boisson</text:p>
          </table:table-cell>
          <table:table-cell office:value-type="string">
            <text:p>bere</text:p>
          </table:table-cell>
          <table:table-cell office:value-type="string">
            <text:p>băutură</text:p>
          </table:table-cell>
          <table:table-cell table:number-columns-repeated="1018"/>
        </table:table-row>
        <table:table-row table:style-name="ro1">
          <table:table-cell office:value-type="string">
            <text:p>berol</text:p>
          </table:table-cell>
          <table:table-cell office:value-type="string">
            <text:p>beer</text:p>
          </table:table-cell>
          <table:table-cell office:value-type="string">
            <text:p>cerveza </text:p>
          </table:table-cell>
          <table:table-cell office:value-type="string">
            <text:p>bière</text:p>
          </table:table-cell>
          <table:table-cell office:value-type="string">
            <text:p>birra</text:p>
          </table:table-cell>
          <table:table-cell office:value-type="string">
            <text:p>bere</text:p>
          </table:table-cell>
          <table:table-cell table:number-columns-repeated="1018"/>
        </table:table-row>
        <table:table-row table:style-name="ro1">
          <table:table-cell office:value-type="string">
            <text:p>braol</text:p>
          </table:table-cell>
          <table:table-cell office:value-type="string">
            <text:p>brandy</text:p>
          </table:table-cell>
          <table:table-cell office:value-type="string">
            <text:p>coñac </text:p>
          </table:table-cell>
          <table:table-cell table:number-columns-repeated="2" office:value-type="string">
            <text:p>brandy</text:p>
          </table:table-cell>
          <table:table-cell office:value-type="string">
            <text:p>coniac</text:p>
          </table:table-cell>
          <table:table-cell table:number-columns-repeated="1018"/>
        </table:table-row>
        <table:table-row table:style-name="ro1">
          <table:table-cell office:value-type="string">
            <text:p>vinol</text:p>
          </table:table-cell>
          <table:table-cell office:value-type="string">
            <text:p>wine</text:p>
          </table:table-cell>
          <table:table-cell office:value-type="string">
            <text:p>vino </text:p>
          </table:table-cell>
          <table:table-cell office:value-type="string">
            <text:p>vin</text:p>
          </table:table-cell>
          <table:table-cell office:value-type="string">
            <text:p>vino</text:p>
          </table:table-cell>
          <table:table-cell office:value-type="string">
            <text:p>vin</text:p>
          </table:table-cell>
          <table:table-cell table:number-columns-repeated="1018"/>
        </table:table-row>
        <table:table-row table:style-name="ro1">
          <table:table-cell office:value-type="string">
            <text:p>vodol</text:p>
          </table:table-cell>
          <table:table-cell office:value-type="string">
            <text:p>vodka</text:p>
          </table:table-cell>
          <table:table-cell office:value-type="string">
            <text:p>vodka </text:p>
          </table:table-cell>
          <table:table-cell table:number-columns-repeated="2" office:value-type="string">
            <text:p>vodka</text:p>
          </table:table-cell>
          <table:table-cell office:value-type="string">
            <text:p>vodcă</text:p>
          </table:table-cell>
          <table:table-cell table:number-columns-repeated="1018"/>
        </table:table-row>
      </table:table>
      <table:table table:name="mancare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egume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numere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row table:style-name="ro1">
          <table:table-cell/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Italian</text:p>
          </table:table-cell>
          <table:table-cell table:style-name="ce34" office:value-type="string">
            <text:p>Latin</text:p>
          </table:table-cell>
          <table:table-cell table:style-name="ce1" office:value-type="string">
            <text:p>Romanian</text:p>
          </table:table-cell>
          <table:table-cell table:style-name="ce1" office:value-type="string">
            <text:p>Ger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1" office:value-type="string">
            <text:p>nul</text:p>
          </table:table-cell>
          <table:table-cell table:style-name="ce1" office:value-type="string">
            <text:p>zero</text:p>
          </table:table-cell>
          <table:table-cell table:style-name="ce1" office:value-type="string">
            <text:p>cero</text:p>
          </table:table-cell>
          <table:table-cell table:style-name="ce1" office:value-type="string">
            <text:p>zéro</text:p>
          </table:table-cell>
          <table:table-cell table:style-name="ce1" office:value-type="string">
            <text:p>nulla</text:p>
          </table:table-cell>
          <table:table-cell table:style-name="ce34" office:value-type="string">
            <text:p>null</text:p>
          </table:table-cell>
          <table:table-cell table:style-name="ce1" office:value-type="string">
            <text:p>zero</text:p>
          </table:table-cell>
          <table:table-cell table:style-name="ce1" office:value-type="string">
            <text:p>nul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na</text:p>
          </table:table-cell>
          <table:table-cell office:value-type="string">
            <text:p>one</text:p>
          </table:table-cell>
          <table:table-cell office:value-type="string">
            <text:p>uno</text:p>
          </table:table-cell>
          <table:table-cell office:value-type="string">
            <text:p>un</text:p>
          </table:table-cell>
          <table:table-cell office:value-type="string">
            <text:p>uno</text:p>
          </table:table-cell>
          <table:table-cell office:value-type="string">
            <text:p>unum</text:p>
          </table:table-cell>
          <table:table-cell office:value-type="string">
            <text:p>unu</text:p>
          </table:table-cell>
          <table:table-cell office:value-type="string">
            <text:p>ei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ua</text:p>
          </table:table-cell>
          <table:table-cell office:value-type="string">
            <text:p>two</text:p>
          </table:table-cell>
          <table:table-cell office:value-type="string">
            <text:p>dos</text:p>
          </table:table-cell>
          <table:table-cell office:value-type="string">
            <text:p>deux</text:p>
          </table:table-cell>
          <table:table-cell office:value-type="string">
            <text:p>due</text:p>
          </table:table-cell>
          <table:table-cell office:value-type="string">
            <text:p>duo</text:p>
          </table:table-cell>
          <table:table-cell office:value-type="string">
            <text:p>doi</text:p>
          </table:table-cell>
          <table:table-cell office:value-type="string">
            <text:p>zwe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ea</text:p>
          </table:table-cell>
          <table:table-cell office:value-type="string">
            <text:p>three</text:p>
          </table:table-cell>
          <table:table-cell office:value-type="string">
            <text:p>tres</text:p>
          </table:table-cell>
          <table:table-cell office:value-type="string">
            <text:p>trois</text:p>
          </table:table-cell>
          <table:table-cell office:value-type="string">
            <text:p>tre</text:p>
          </table:table-cell>
          <table:table-cell office:value-type="string">
            <text:p>tribus</text:p>
          </table:table-cell>
          <table:table-cell office:value-type="string">
            <text:p>trei</text:p>
          </table:table-cell>
          <table:table-cell office:value-type="string">
            <text:p>dre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ua</text:p>
          </table:table-cell>
          <table:table-cell office:value-type="string">
            <text:p>four</text:p>
          </table:table-cell>
          <table:table-cell office:value-type="string">
            <text:p>cuatro</text:p>
          </table:table-cell>
          <table:table-cell office:value-type="string">
            <text:p>quatre</text:p>
          </table:table-cell>
          <table:table-cell office:value-type="string">
            <text:p>quattro</text:p>
          </table:table-cell>
          <table:table-cell office:value-type="string">
            <text:p>quattuor</text:p>
          </table:table-cell>
          <table:table-cell office:value-type="string">
            <text:p>patru</text:p>
          </table:table-cell>
          <table:table-cell office:value-type="string">
            <text:p>vier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ha</text:p>
          </table:table-cell>
          <table:table-cell office:value-type="string">
            <text:p>five</text:p>
          </table:table-cell>
          <table:table-cell office:value-type="string">
            <text:p>cinco</text:p>
          </table:table-cell>
          <table:table-cell office:value-type="string">
            <text:p>cinq</text:p>
          </table:table-cell>
          <table:table-cell office:value-type="string">
            <text:p>cinque</text:p>
          </table:table-cell>
          <table:table-cell office:value-type="string">
            <text:p>quinque</text:p>
          </table:table-cell>
          <table:table-cell office:value-type="string">
            <text:p>cinci</text:p>
          </table:table-cell>
          <table:table-cell office:value-type="string">
            <text:p>fünf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ia</text:p>
          </table:table-cell>
          <table:table-cell office:value-type="string">
            <text:p>six</text:p>
          </table:table-cell>
          <table:table-cell office:value-type="string">
            <text:p>seis</text:p>
          </table:table-cell>
          <table:table-cell office:value-type="string">
            <text:p>six</text:p>
          </table:table-cell>
          <table:table-cell office:value-type="string">
            <text:p>sei</text:p>
          </table:table-cell>
          <table:table-cell office:value-type="string">
            <text:p>sex</text:p>
          </table:table-cell>
          <table:table-cell office:value-type="string">
            <text:p>sase</text:p>
          </table:table-cell>
          <table:table-cell office:value-type="string">
            <text:p>sechs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ha</text:p>
          </table:table-cell>
          <table:table-cell office:value-type="string">
            <text:p>seven</text:p>
          </table:table-cell>
          <table:table-cell office:value-type="string">
            <text:p>siete</text:p>
          </table:table-cell>
          <table:table-cell office:value-type="string">
            <text:p>sept</text:p>
          </table:table-cell>
          <table:table-cell office:value-type="string">
            <text:p>sette</text:p>
          </table:table-cell>
          <table:table-cell office:value-type="string">
            <text:p>septem</text:p>
          </table:table-cell>
          <table:table-cell office:value-type="string">
            <text:p>şapte</text:p>
          </table:table-cell>
          <table:table-cell office:value-type="string">
            <text:p>siebe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oca</text:p>
          </table:table-cell>
          <table:table-cell office:value-type="string">
            <text:p>eight</text:p>
          </table:table-cell>
          <table:table-cell office:value-type="string">
            <text:p>ocho</text:p>
          </table:table-cell>
          <table:table-cell office:value-type="string">
            <text:p>huit</text:p>
          </table:table-cell>
          <table:table-cell office:value-type="string">
            <text:p>otto</text:p>
          </table:table-cell>
          <table:table-cell office:value-type="string">
            <text:p>octo</text:p>
          </table:table-cell>
          <table:table-cell office:value-type="string">
            <text:p>opta</text:p>
          </table:table-cell>
          <table:table-cell office:value-type="string">
            <text:p>ach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nia</text:p>
          </table:table-cell>
          <table:table-cell office:value-type="string">
            <text:p>nine</text:p>
          </table:table-cell>
          <table:table-cell office:value-type="string">
            <text:p>nuevo</text:p>
          </table:table-cell>
          <table:table-cell office:value-type="string">
            <text:p>nouveau</text:p>
          </table:table-cell>
          <table:table-cell office:value-type="string">
            <text:p>nuovo</text:p>
          </table:table-cell>
          <table:table-cell office:value-type="string">
            <text:p>novum</text:p>
          </table:table-cell>
          <table:table-cell office:value-type="string">
            <text:p>noua</text:p>
          </table:table-cell>
          <table:table-cell office:value-type="string">
            <text:p>neu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zen</text:p>
          </table:table-cell>
          <table:table-cell office:value-type="string">
            <text:p>ten</text:p>
          </table:table-cell>
          <table:table-cell office:value-type="string">
            <text:p>diez</text:p>
          </table:table-cell>
          <table:table-cell office:value-type="string">
            <text:p>dix</text:p>
          </table:table-cell>
          <table:table-cell office:value-type="string">
            <text:p>dieci</text:p>
          </table:table-cell>
          <table:table-cell office:value-type="string">
            <text:p>decem</text:p>
          </table:table-cell>
          <table:table-cell office:value-type="string">
            <text:p>zece</text:p>
          </table:table-cell>
          <table:table-cell office:value-type="string">
            <text:p>zehn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doa-zen</text:p>
          </table:table-cell>
          <table:table-cell office:value-type="string">
            <text:p>twentieth</text:p>
          </table:table-cell>
          <table:table-cell office:value-type="string">
            <text:p>veinte</text:p>
          </table:table-cell>
          <table:table-cell office:value-type="string">
            <text:p>vingt</text:p>
          </table:table-cell>
          <table:table-cell office:value-type="string">
            <text:p>venti</text:p>
          </table:table-cell>
          <table:table-cell office:value-type="string">
            <text:p>viginti</text:p>
          </table:table-cell>
          <table:table-cell office:value-type="string">
            <text:p>douăzeci</text:p>
          </table:table-cell>
          <table:table-cell office:value-type="string">
            <text:p>zwanzig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tea-zen</text:p>
          </table:table-cell>
          <table:table-cell office:value-type="string">
            <text:p>thirtieth</text:p>
          </table:table-cell>
          <table:table-cell office:value-type="string">
            <text:p>treinta</text:p>
          </table:table-cell>
          <table:table-cell office:value-type="string">
            <text:p>trente</text:p>
          </table:table-cell>
          <table:table-cell office:value-type="string">
            <text:p>trenta</text:p>
          </table:table-cell>
          <table:table-cell office:value-type="string">
            <text:p>triginta</text:p>
          </table:table-cell>
          <table:table-cell office:value-type="string">
            <text:p>treizeci</text:p>
          </table:table-cell>
          <table:table-cell office:value-type="string">
            <text:p>dreißig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cua-zen</text:p>
          </table:table-cell>
          <table:table-cell office:value-type="string">
            <text:p>forty</text:p>
          </table:table-cell>
          <table:table-cell office:value-type="string">
            <text:p>cuarenta</text:p>
          </table:table-cell>
          <table:table-cell office:value-type="string">
            <text:p>quarante</text:p>
          </table:table-cell>
          <table:table-cell office:value-type="string">
            <text:p>quaranta</text:p>
          </table:table-cell>
          <table:table-cell office:value-type="string">
            <text:p>quadraginta</text:p>
          </table:table-cell>
          <table:table-cell office:value-type="string">
            <text:p>patruzeci</text:p>
          </table:table-cell>
          <table:table-cell office:value-type="string">
            <text:p>vierzig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cha-zen</text:p>
          </table:table-cell>
          <table:table-cell office:value-type="string">
            <text:p>fifty</text:p>
          </table:table-cell>
          <table:table-cell office:value-type="string">
            <text:p>cincuenta</text:p>
          </table:table-cell>
          <table:table-cell office:value-type="string">
            <text:p>cinquante</text:p>
          </table:table-cell>
          <table:table-cell office:value-type="string">
            <text:p>cinquanta</text:p>
          </table:table-cell>
          <table:table-cell office:value-type="string">
            <text:p>quinquaginta</text:p>
          </table:table-cell>
          <table:table-cell office:value-type="string">
            <text:p>cincizeci</text:p>
          </table:table-cell>
          <table:table-cell office:value-type="string">
            <text:p>fünfzig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sia-zen</text:p>
          </table:table-cell>
          <table:table-cell office:value-type="string">
            <text:p>sixty</text:p>
          </table:table-cell>
          <table:table-cell office:value-type="string">
            <text:p>sesenta</text:p>
          </table:table-cell>
          <table:table-cell office:value-type="string">
            <text:p>soixante</text:p>
          </table:table-cell>
          <table:table-cell office:value-type="string">
            <text:p>sessanta</text:p>
          </table:table-cell>
          <table:table-cell office:value-type="string">
            <text:p>sexaginta</text:p>
          </table:table-cell>
          <table:table-cell office:value-type="string">
            <text:p>saizeci</text:p>
          </table:table-cell>
          <table:table-cell office:value-type="string">
            <text:p>sechzig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sha-zen</text:p>
          </table:table-cell>
          <table:table-cell office:value-type="string">
            <text:p>seventy</text:p>
          </table:table-cell>
          <table:table-cell office:value-type="string">
            <text:p>setenta</text:p>
          </table:table-cell>
          <table:table-cell office:value-type="string">
            <text:p>soixante-dix</text:p>
          </table:table-cell>
          <table:table-cell office:value-type="string">
            <text:p>settanta</text:p>
          </table:table-cell>
          <table:table-cell office:value-type="string">
            <text:p>septuaginta</text:p>
          </table:table-cell>
          <table:table-cell office:value-type="string">
            <text:p>saptezeci</text:p>
          </table:table-cell>
          <table:table-cell office:value-type="string">
            <text:p>siebzig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oca-zen</text:p>
          </table:table-cell>
          <table:table-cell office:value-type="string">
            <text:p>eighty</text:p>
          </table:table-cell>
          <table:table-cell office:value-type="string">
            <text:p>ochenta</text:p>
          </table:table-cell>
          <table:table-cell office:value-type="string">
            <text:p>quatre-vingt</text:p>
          </table:table-cell>
          <table:table-cell office:value-type="string">
            <text:p>ottanta</text:p>
          </table:table-cell>
          <table:table-cell office:value-type="string">
            <text:p>octoginta</text:p>
          </table:table-cell>
          <table:table-cell office:value-type="string">
            <text:p>optzeci</text:p>
          </table:table-cell>
          <table:table-cell office:value-type="string">
            <text:p>achtzig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nia-zen</text:p>
          </table:table-cell>
          <table:table-cell office:value-type="string">
            <text:p>ninety</text:p>
          </table:table-cell>
          <table:table-cell office:value-type="string">
            <text:p>noventa</text:p>
          </table:table-cell>
          <table:table-cell office:value-type="string">
            <text:p>quatre-vingt dix</text:p>
          </table:table-cell>
          <table:table-cell office:value-type="string">
            <text:p>novanta</text:p>
          </table:table-cell>
          <table:table-cell office:value-type="string">
            <text:p>nonaginta</text:p>
          </table:table-cell>
          <table:table-cell office:value-type="string">
            <text:p>nouazeci</text:p>
          </table:table-cell>
          <table:table-cell office:value-type="string">
            <text:p>neunzig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senta</text:p>
          </table:table-cell>
          <table:table-cell office:value-type="string">
            <text:p>hundred</text:p>
          </table:table-cell>
          <table:table-cell office:value-type="string">
            <text:p>cien</text:p>
          </table:table-cell>
          <table:table-cell office:value-type="string">
            <text:p>cent</text:p>
          </table:table-cell>
          <table:table-cell office:value-type="string">
            <text:p>cento</text:p>
          </table:table-cell>
          <table:table-cell office:value-type="string">
            <text:p>centum</text:p>
          </table:table-cell>
          <table:table-cell office:value-type="string">
            <text:p>o sută</text:p>
          </table:table-cell>
          <table:table-cell office:value-type="string">
            <text:p>einhundert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ioma</text:p>
          </table:table-cell>
          <table:table-cell office:value-type="string">
            <text:p>a thousand</text:p>
          </table:table-cell>
          <table:table-cell office:value-type="string">
            <text:p>o yo</text:p>
          </table:table-cell>
          <table:table-cell office:value-type="string">
            <text:p>o moi</text:p>
          </table:table-cell>
          <table:table-cell office:value-type="string">
            <text:p>o io</text:p>
          </table:table-cell>
          <table:table-cell office:value-type="string">
            <text:p>milia</text:p>
          </table:table-cell>
          <table:table-cell office:value-type="string">
            <text:p>o mie</text:p>
          </table:table-cell>
          <table:table-cell office:value-type="string">
            <text:p>o ich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string">
            <text:p>milea</text:p>
          </table:table-cell>
          <table:table-cell office:value-type="string">
            <text:p>million</text:p>
          </table:table-cell>
          <table:table-cell office:value-type="string">
            <text:p>un millon</text:p>
          </table:table-cell>
          <table:table-cell office:value-type="string">
            <text:p>un million</text:p>
          </table:table-cell>
          <table:table-cell office:value-type="string">
            <text:p>un milione</text:p>
          </table:table-cell>
          <table:table-cell/>
          <table:table-cell office:value-type="string">
            <text:p>un milion</text:p>
          </table:table-cell>
          <table:table-cell office:value-type="string">
            <text:p>eine Million</text:p>
          </table:table-cell>
        </table:table-row>
        <table:table-row table:style-name="ro1">
          <table:table-cell office:value-type="float" office:value="1000000000">
            <text:p>1000000000</text:p>
          </table:table-cell>
          <table:table-cell office:value-type="string">
            <text:p>bilea</text:p>
          </table:table-cell>
          <table:table-cell table:number-columns-repeated="2" office:value-type="string">
            <text:p>bilion</text:p>
          </table:table-cell>
          <table:table-cell office:value-type="string">
            <text:p>un miliard</text:p>
          </table:table-cell>
          <table:table-cell office:value-type="string">
            <text:p>bilion</text:p>
          </table:table-cell>
          <table:table-cell/>
          <table:table-cell office:value-type="string">
            <text:p>un miliard</text:p>
          </table:table-cell>
          <table:table-cell office:value-type="string">
            <text:p>Milliarden</text:p>
          </table:table-cell>
        </table:table-row>
      </table:table>
      <table:database-ranges>
        <table:database-range table:target-range-address="dict.A1:dict.M635">
          <table:sort>
            <table:sort-by table:field-number="3" table:data-type="automatic"/>
            <table:sort-by table:field-number="5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9">09/29/2019</text:date>, <text:time>08:55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1:15:35.89</meta:creation-date>
    <meta:generator>OpenOffice/4.1.3$Win32 OpenOffice.org_project/413m1$Build-9783</meta:generator>
    <dc:date>2019-09-29T08:55:41.65</dc:date>
    <meta:editing-duration>P2DT2H59M3S</meta:editing-duration>
    <meta:editing-cycles>37</meta:editing-cycles>
    <meta:document-statistic meta:table-count="10" meta:cell-count="7200" meta:object-count="0"/>
  </office:meta>
</office:document-meta>
</file>